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in"/>
    </style:style>
    <style:style style:name="co10" style:family="table-column">
      <style:table-column-properties fo:break-before="auto" style:column-width="0.9736in"/>
    </style:style>
    <style:style style:name="co11" style:family="table-column">
      <style:table-column-properties fo:break-before="auto" style:column-width="0.029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9346in"/>
    </style:style>
    <style:style style:name="co14" style:family="table-column">
      <style:table-column-properties fo:break-before="auto" style:column-width="2.322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5244in"/>
    </style:style>
    <style:style style:name="co17" style:family="table-column">
      <style:table-column-properties fo:break-before="auto" style:column-width="4.972in"/>
    </style:style>
    <style:style style:name="co19" style:family="table-column">
      <style:table-column-properties fo:break-before="auto" style:column-width="3.2472in"/>
    </style:style>
    <style:style style:name="co20" style:family="table-column">
      <style:table-column-properties fo:break-before="auto" style:column-width="0.8965in"/>
    </style:style>
    <style:style style:name="co21" style:family="table-column">
      <style:table-column-properties fo:break-before="auto" style:column-width="0.9543in"/>
    </style:style>
    <style:style style:name="co22" style:family="table-column">
      <style:table-column-properties fo:break-before="auto" style:column-width="0.9445in"/>
    </style:style>
    <style:style style:name="co23" style:family="table-column">
      <style:table-column-properties fo:break-before="auto" style:column-width="1.2528in"/>
    </style:style>
    <style:style style:name="co24" style:family="table-column">
      <style:table-column-properties fo:break-before="auto" style:column-width="0.2118in"/>
    </style:style>
    <style:style style:name="co25" style:family="table-column">
      <style:table-column-properties fo:break-before="auto" style:column-width="3.3634in"/>
    </style:style>
    <style:style style:name="co26" style:family="table-column">
      <style:table-column-properties fo:break-before="auto" style:column-width="3.3535in"/>
    </style:style>
    <style:style style:name="co27" style:family="table-column">
      <style:table-column-properties fo:break-before="auto" style:column-width="0.9252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3.999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0.6654in"/>
    </style:style>
    <style:style style:name="co32" style:family="table-column">
      <style:table-column-properties fo:break-before="auto" style:column-width="1.9953in"/>
    </style:style>
    <style:style style:name="co33" style:family="table-column">
      <style:table-column-properties fo:break-before="auto" style:column-width="1.002in"/>
    </style:style>
    <style:style style:name="co34" style:family="table-column">
      <style:table-column-properties fo:break-before="auto" style:column-width="0.85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772in" fo:break-before="auto" style:use-optimal-row-height="true"/>
    </style:style>
    <style:style style:name="ro4" style:family="table-row">
      <style:table-row-properties style:row-height="0.5118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ro6" style:family="table-row">
      <style:table-row-properties style:row-height="1.5016in" fo:break-before="auto" style:use-optimal-row-height="true"/>
    </style:style>
    <style:style style:name="ro7" style:family="table-row">
      <style:table-row-properties style:row-height="1.1717in" fo:break-before="auto" style:use-optimal-row-height="true"/>
    </style:style>
    <style:style style:name="ro8" style:family="table-row">
      <style:table-row-properties style:row-height="0.8417in" fo:break-before="auto" style:use-optimal-row-height="true"/>
    </style:style>
    <style:style style:name="ro9" style:family="table-row">
      <style:table-row-properties style:row-height="1.3366in" fo:break-before="auto" style:use-optimal-row-height="true"/>
    </style:style>
    <style:style style:name="ro10" style:family="table-row">
      <style:table-row-properties style:row-height="1.666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689in" fo:break-before="auto" style:use-optimal-row-height="true"/>
    </style:style>
    <style:style style:name="ro13" style:family="table-row">
      <style:table-row-properties style:row-height="1.0071in" fo:break-before="auto" style:use-optimal-row-height="true"/>
    </style:style>
    <style:style style:name="ro14" style:family="table-row">
      <style:table-row-properties style:row-height="2.7256in" fo:break-before="auto" style:use-optimal-row-height="true"/>
    </style:style>
    <style:style style:name="ro15" style:family="table-row">
      <style:table-row-properties style:row-height="2.5173in" fo:break-before="auto" style:use-optimal-row-height="true"/>
    </style:style>
    <style:style style:name="ro16" style:family="table-row">
      <style:table-row-properties style:row-height="2.9339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0.2098in" fo:break-before="auto" style:use-optimal-row-height="false"/>
    </style:style>
    <style:style style:name="ro19" style:family="table-row">
      <style:table-row-properties style:row-height="2.3264in" fo:break-before="auto" style:use-optimal-row-height="true"/>
    </style:style>
    <style:style style:name="ro20" style:family="table-row">
      <style:table-row-properties style:row-height="1.9965in" fo:break-before="auto" style:use-optimal-row-height="true"/>
    </style:style>
    <style:style style:name="ro21" style:family="table-row">
      <style:table-row-properties style:row-height="1.8311in" fo:break-before="auto" style:use-optimal-row-height="true"/>
    </style:style>
    <style:style style:name="ro22" style:family="table-row">
      <style:table-row-properties style:row-height="0.9201in" fo:break-before="auto" style:use-optimal-row-height="true"/>
    </style:style>
    <style:style style:name="ro23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5in" fo:break-before="auto" style:use-optimal-row-height="false"/>
    </style:style>
    <style:style style:name="ro26" style:family="table-row">
      <style:table-row-properties style:row-height="1.4583in" fo:break-before="auto" style:use-optimal-row-height="false"/>
    </style:style>
    <style:style style:name="ro27" style:family="table-row">
      <style:table-row-properties style:row-height="0.2917in" fo:break-before="auto" style:use-optimal-row-height="false"/>
    </style:style>
    <style:style style:name="ro28" style:family="table-row">
      <style:table-row-properties style:row-height="0.2398in" fo:break-before="auto" style:use-optimal-row-height="false"/>
    </style:style>
    <style:style style:name="ro29" style:family="table-row">
      <style:table-row-properties style:row-height="1.25in" fo:break-before="auto" style:use-optimal-row-height="false"/>
    </style:style>
    <style:style style:name="ro30" style:family="table-row">
      <style:table-row-properties style:row-height="0.198in" fo:break-before="auto" style:use-optimal-row-height="false"/>
    </style:style>
    <style:style style:name="ro31" style:family="table-row">
      <style:table-row-properties style:row-height="0.4689in" fo:break-before="auto" style:use-optimal-row-height="false"/>
    </style:style>
    <style:style style:name="ro32" style:family="table-row">
      <style:table-row-properties style:row-height="0.1772in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4" style:family="table" style:master-page-name="PageStyle_5f_RSEA_20_Consolidated_20_Financial_20_Pos">
      <style:table-properties table:display="true" style:writing-mode="lr-tb"/>
    </style:style>
    <style:style style:name="ta5" style:family="table" style:master-page-name="PageStyle_5f_RSEA_20_Consolidated_20_Activities">
      <style:table-properties table:display="true" style:writing-mode="lr-tb"/>
    </style:style>
    <style:style style:name="ta6" style:family="table" style:master-page-name="PageStyle_5f_RSEA_20_Consolidated_20_Cash_20_Flows">
      <style:table-properties table:display="true" style:writing-mode="lr-tb"/>
    </style:style>
    <style:style style:name="ta7" style:family="table" style:master-page-name="PageStyle_5f_RSEA_20_Consolidated_20_Functional_20_Ex">
      <style:table-properties table:display="true" style:writing-mode="lr-tb"/>
    </style:style>
    <style:style style:name="ta8" style:family="table" style:master-page-name="PageStyle_5f_Debt_20_Summari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5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0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1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1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0" style:family="table-cell" style:parent-style-name="Default" style:data-style-name="N173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2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5" style:family="table-cell" style:parent-style-name="Default" style:data-style-name="N17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6" style:family="table-cell" style:parent-style-name="Default">
      <style:text-properties style:font-name="Alegreya Sans:tnum=1" fo:font-size="12pt" fo:font-weight="normal"/>
    </style:style>
    <style:style style:name="ce427" style:family="table-cell" style:parent-style-name="Default" style:data-style-name="N17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8" style:family="table-cell" style:parent-style-name="Default" style:data-style-name="N174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9" style:family="table-cell" style:parent-style-name="Default" style:data-style-name="N17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38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4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5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6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7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9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67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0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1" style:family="table-cell" style:parent-style-name="Default" style:data-style-name="N4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2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47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6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7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78" style:family="table-cell" style:parent-style-name="Default">
      <style:table-cell-properties fo:border="none"/>
      <style:text-properties style:font-name="Alegreya Sans:tnum=1" fo:font-size="12pt" fo:font-weight="normal" style:font-size-asian="12pt" style:font-size-complex="12pt"/>
    </style:style>
    <style:style style:name="ce479" style:family="table-cell" style:parent-style-name="Default" style:data-style-name="N17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legreya Sans" fo:font-size="12pt" style:font-size-asian="12pt" style:font-size-complex="12pt"/>
    </style:style>
    <style:style style:name="ce5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1" style:family="table-cell" style:parent-style-name="Default" style:data-style-name="N173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6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8" style:family="table-cell" style:parent-style-name="Default">
      <style:text-properties style:font-name="Alegreya Sans" fo:font-size="12pt" style:font-size-asian="12pt" style:font-size-complex="12pt"/>
    </style:style>
    <style:style style:name="ce5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4" style:family="table-cell" style:parent-style-name="Default" style:data-style-name="N17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3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2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33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88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9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6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0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0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0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19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2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2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0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3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32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33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3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3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3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0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2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4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4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75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6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6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6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6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6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4" style:family="table-cell" style:parent-style-name="Default" style:data-style-name="N173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7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79" style:family="table-cell" style:parent-style-name="Default" style:data-style-name="N17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80" style:family="table-cell" style:parent-style-name="Default">
      <style:text-properties style:font-name="Alegreya Sans:tnum=1" fo:font-size="12pt" fo:font-weight="normal"/>
    </style:style>
    <style:style style:name="ce781" style:family="table-cell" style:parent-style-name="Default" style:data-style-name="N17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82" style:family="table-cell" style:parent-style-name="Default" style:data-style-name="N174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83" style:family="table-cell" style:parent-style-name="Default" style:data-style-name="N17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5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8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8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9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0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1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2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08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9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0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1" style:family="table-cell" style:parent-style-name="Default" style:data-style-name="N4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2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815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6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7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2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2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2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24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legreya Sans" fo:font-size="12pt" style:font-size-asian="12pt" style:font-size-complex="12pt"/>
    </style:style>
    <style:style style:name="ce82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2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30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32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33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3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35" style:family="table-cell" style:parent-style-name="Default">
      <style:table-cell-properties fo:border="none"/>
      <style:text-properties style:font-name="Alegreya Sans:tnum=1" fo:font-size="12pt" fo:font-weight="normal" style:font-size-asian="12pt" style:font-size-complex="12pt"/>
    </style:style>
    <style:style style:name="ce836" style:family="table-cell" style:parent-style-name="Default" style:data-style-name="N17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38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9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40" style:family="table-cell" style:parent-style-name="Default">
      <style:text-properties style:font-name="Alegreya Sans" fo:font-size="12pt" style:font-size-asian="12pt" style:font-size-complex="12pt"/>
    </style:style>
    <style:style style:name="ce8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2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5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85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5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5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0" style:family="table-cell" style:parent-style-name="Default" style:data-style-name="N173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8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6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6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7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24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26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3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7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1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2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7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8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1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2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6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4" style:family="table-cell" style:parent-style-name="Default" style:data-style-name="N17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8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0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2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2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3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104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38761d" loext:opacity="100%" style:text-outline="false" style:text-line-through-style="none" style:text-line-through-type="none" style:text-position="0% 100%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990000" loext:opacity="100%" style:text-outline="false" style:text-line-through-style="none" style:text-line-through-type="none" style:text-position="0% 100%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990000" loext:opacity="100%" style:text-outline="false" style:text-line-through-style="none" style:text-line-through-type="none" style:text-position="0% 100%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Alegreya Sans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Alegreya Sans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legreya Sans, 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Alegreya Sans, 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Roboto Mono, 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color="#000000" style:font-name="Alegreya Sans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4" style:family="text">
      <style:text-properties fo:color="#00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5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26" style:family="text">
      <style:text-properties fo:color="#000000" style:font-name="Alegreya Sans1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27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8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29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31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32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3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34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35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36" style:family="text">
      <style:text-properties fo:color="#99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7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38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705"/>
        <table:table-column table:style-name="co2" table:default-cell-style-name="Default"/>
        <table:table-column table:style-name="co3" table:default-cell-style-name="ce723"/>
        <table:table-column table:style-name="co4" table:default-cell-style-name="ce777"/>
        <table:table-column table:style-name="co5" table:default-cell-style-name="ce777"/>
        <table:table-column table:style-name="co6" table:default-cell-style-name="ce777"/>
        <table:table-column table:style-name="co7" table:default-cell-style-name="ce777"/>
        <table:table-column table:style-name="co8" table:default-cell-style-name="ce778"/>
        <table:table-column table:style-name="co9" table:default-cell-style-name="ce786"/>
        <table:table-column table:style-name="co10" table:number-columns-repeated="16375" table:default-cell-style-name="Default"/>
        <table:table-row table:style-name="ro1">
          <table:table-cell table:style-name="ce688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710"/>
          <table:table-cell table:style-name="ce754" table:number-columns-spanned="6" table:number-rows-spanned="1"/>
          <table:covered-table-cell table:number-columns-repeated="4" table:style-name="ce710"/>
          <table:covered-table-cell table:style-name="ce842"/>
          <table:table-cell table:number-columns-repeated="16375"/>
        </table:table-row>
        <table:table-row table:style-name="ro2">
          <table:table-cell table:style-name="ce689" office:value-type="string" calcext:value-type="string" table:number-columns-spanned="2" table:number-rows-spanned="1">
            <text:p>Financial Statement</text:p>
          </table:table-cell>
          <table:covered-table-cell table:style-name="ce711"/>
          <table:table-cell table:style-name="ce701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711"/>
          <table:table-cell table:style-name="ce843"/>
          <table:table-cell table:number-columns-repeated="16375"/>
        </table:table-row>
        <table:table-row table:style-name="ro2">
          <table:table-cell table:style-name="ce690" office:value-type="string" calcext:value-type="string">
            <text:p>Position</text:p>
          </table:table-cell>
          <table:table-cell table:style-name="ce712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794" table:number-columns-repeated="4"/>
          <table:table-cell table:style-name="ce844"/>
          <table:table-cell table:number-columns-repeated="16375"/>
        </table:table-row>
        <table:table-row table:style-name="ro2">
          <table:table-cell table:style-name="ce690" office:value-type="string" calcext:value-type="string">
            <text:p>Activities</text:p>
          </table:table-cell>
          <table:table-cell table:style-name="ce713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795" table:number-columns-repeated="4"/>
          <table:table-cell table:style-name="ce845"/>
          <table:table-cell table:number-columns-repeated="16375"/>
        </table:table-row>
        <table:table-row table:style-name="ro2">
          <table:table-cell table:style-name="ce690" office:value-type="string" calcext:value-type="string">
            <text:p>Cash Flow</text:p>
          </table:table-cell>
          <table:table-cell table:style-name="ce713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795" table:number-columns-repeated="4"/>
          <table:table-cell table:style-name="ce846"/>
          <table:table-cell table:number-columns-repeated="16375"/>
        </table:table-row>
        <table:table-row table:style-name="ro2">
          <table:table-cell table:style-name="ce690" office:value-type="string" calcext:value-type="string">
            <text:p>Functional Expenses</text:p>
          </table:table-cell>
          <table:table-cell table:style-name="ce712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Default"/>
          <table:table-cell table:style-name="ce690" table:number-columns-repeated="2"/>
          <table:table-cell table:style-name="ce694"/>
          <table:table-cell table:style-name="ce690"/>
          <table:table-cell table:style-name="ce847"/>
          <table:table-cell table:number-columns-repeated="16375"/>
        </table:table-row>
        <table:table-row table:style-name="ro2">
          <table:table-cell table:style-name="ce691" office:value-type="string" calcext:value-type="string" table:number-columns-spanned="2" table:number-rows-spanned="1">
            <text:p>IRS Form 990</text:p>
          </table:table-cell>
          <table:covered-table-cell table:style-name="ce714"/>
          <table:table-cell table:style-name="ce691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714"/>
          <table:table-cell table:style-name="ce807" office:value-type="string" calcext:value-type="string" table:number-columns-spanned="4" table:number-rows-spanned="1">
            <text:p>Notes</text:p>
          </table:table-cell>
          <table:covered-table-cell table:number-columns-repeated="2" table:style-name="ce714"/>
          <table:covered-table-cell table:style-name="ce848"/>
          <table:table-cell table:number-columns-repeated="16375"/>
        </table:table-row>
        <table:table-row table:style-name="ro3">
          <table:table-cell table:style-name="ce692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692" office:value-type="string" calcext:value-type="string" table:number-columns-spanned="3" table:number-rows-spanned="1">
            <text:p><text:span text:style-name="T24"> </text:span><text:span text:style-name="T25">2010 2011 2012 2013 2014 2015 2016 2017 2018 2019 2020 2021 2022</text:span></text:p>
          </table:table-cell>
          <table:covered-table-cell table:number-columns-repeated="2" table:style-name="Default"/>
          <table:table-cell table:style-name="ce808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 table:style-name="Default"/>
          <table:covered-table-cell table:style-name="ce849"/>
          <table:table-cell table:number-columns-repeated="16375"/>
        </table:table-row>
        <table:table-row table:style-name="ro2">
          <table:table-cell table:style-name="ce692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712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Default"/>
          <table:table-cell table:style-name="ce809" table:number-columns-spanned="4" table:number-rows-spanned="1"/>
          <table:covered-table-cell table:number-columns-repeated="2" table:style-name="Default"/>
          <table:covered-table-cell table:style-name="ce849"/>
          <table:table-cell table:number-columns-repeated="16375"/>
        </table:table-row>
        <table:table-row table:style-name="ro4">
          <table:table-cell table:style-name="ce693" office:value-type="string" calcext:value-type="string">
            <text:p>Debt</text:p>
          </table:table-cell>
          <table:table-cell table:style-name="ce693" office:value-type="string" calcext:value-type="string">
            <text:p>Tax year</text:p>
            <text:p>(YE 30 Jun)</text:p>
          </table:table-cell>
          <table:table-cell table:style-name="ce730" office:value-type="string" calcext:value-type="string">
            <text:p>Borrower</text:p>
          </table:table-cell>
          <table:table-cell table:style-name="ce755" office:value-type="string" calcext:value-type="string">
            <text:p>School(s)</text:p>
          </table:table-cell>
          <table:table-cell table:style-name="ce730" office:value-type="string" calcext:value-type="string">
            <text:p>Lender/Terms</text:p>
          </table:table-cell>
          <table:table-cell table:style-name="ce730" office:value-type="string" calcext:value-type="string">
            <text:p>Forgiven</text:p>
          </table:table-cell>
          <table:table-cell table:style-name="ce755" office:value-type="string" calcext:value-type="string">
            <text:p>Status</text:p>
          </table:table-cell>
          <table:table-cell table:style-name="ce755" office:value-type="string" calcext:value-type="string">
            <text:p>Location in Financial Statement</text:p>
            <text:p>[YE/page]</text:p>
          </table:table-cell>
          <table:table-cell table:style-name="ce807" office:value-type="string" calcext:value-type="string">
            <text:p>Notes</text:p>
          </table:table-cell>
          <table:table-cell table:number-columns-repeated="16375"/>
        </table:table-row>
        <table:table-row table:style-name="ro4">
          <table:table-cell table:style-name="ce694"/>
          <table:table-cell table:style-name="ce694" office:value-type="string" calcext:value-type="string">
            <text:p>2008, 2009</text:p>
          </table:table-cell>
          <table:table-cell table:style-name="ce696" office:value-type="string" calcext:value-type="string">
            <text:p>Locust LLC (LLC1)</text:p>
          </table:table-cell>
          <table:table-cell table:style-name="ce694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FI (Raza Development Fund)</text:p>
            <text:p>up to $5M @ 5.0%</text:p>
          </table:table-cell>
          <table:table-cell table:style-name="ce696"/>
          <table:table-cell table:style-name="ce696" office:value-type="string" calcext:value-type="string">
            <text:p><text:span text:style-name="T24">7 years interest-only</text:span></text:p>
            <text:p><text:span text:style-name="T24">(</text:span><text:span text:style-name="T34">then balloon?</text:span><text:span text:style-name="T35">)</text:span></text:p>
            <text:p><text:span text:style-name="T24">Paid off with Series 2015 bonds</text:span></text:p>
          </table:table-cell>
          <table:table-cell table:style-name="ce731" office:value-type="string" calcext:value-type="string">
            <text:p>2009/11, 2010/11, 2011/15, 2012/16. 2013/17, 2014/13, 2015/13</text:p>
          </table:table-cell>
          <table:table-cell table:style-name="ce850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Locust LLC (LLC1)</text:p>
          </table:table-cell>
          <table:table-cell table:style-name="ce694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FI (Raza Development Fund)</text:p>
            <text:p>up to $700K @ 5.25%</text:p>
          </table:table-cell>
          <table:table-cell table:style-name="ce696"/>
          <table:table-cell table:style-name="ce696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731" office:value-type="string" calcext:value-type="string">
            <text:p>2009/11, 2010/11, 2011/15, 2012/16, 2013/17, 2014/13, 2015/13</text:p>
          </table:table-cell>
          <table:table-cell table:style-name="ce850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Dobern LLC (LLC2)</text:p>
          </table:table-cell>
          <table:table-cell table:style-name="ce694" office:value-type="string" calcext:value-type="string">
            <text:p>RSSP</text:p>
            <text:p>Sí Se Puede</text:p>
          </table:table-cell>
          <table:table-cell table:style-name="ce696" office:value-type="string" calcext:value-type="string">
            <text:p>CDFI</text:p>
            <text:p>$6.8M @5.5%</text:p>
          </table:table-cell>
          <table:table-cell table:style-name="ce696"/>
          <table:table-cell table:style-name="ce696" office:value-type="string" calcext:value-type="string">
            <text:p>7 years</text:p>
            <text:p>Paid off Aug 2015</text:p>
          </table:table-cell>
          <table:table-cell table:style-name="ce731" office:value-type="string" calcext:value-type="string">
            <text:p>2009/11, 2010/12, 2011/115,16, 2012/17, 2013/17, 2014/13</text:p>
          </table:table-cell>
          <table:table-cell table:style-name="ce850"/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MS</text:p>
          </table:table-cell>
          <table:table-cell table:style-name="ce756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E Revolving Loan</text:p>
            <text:p>$200K @ 5%</text:p>
          </table:table-cell>
          <table:table-cell table:style-name="ce696"/>
          <table:table-cell table:style-name="ce815" office:value-type="date" office:date-value="2014-06-30" calcext:value-type="date">
            <text:p>30 Jun 2014</text:p>
          </table:table-cell>
          <table:table-cell table:style-name="ce731" office:value-type="string" calcext:value-type="string">
            <text:p>2009/12</text:p>
          </table:table-cell>
          <table:table-cell table:style-name="ce850"/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SSP</text:p>
          </table:table-cell>
          <table:table-cell table:style-name="ce756" office:value-type="string" calcext:value-type="string">
            <text:p>RSSP </text:p>
            <text:p>Sí Se Puede</text:p>
          </table:table-cell>
          <table:table-cell table:style-name="ce696" office:value-type="string" calcext:value-type="string">
            <text:p>CDE Revolving Loan</text:p>
            <text:p>$200K @ 1.47%</text:p>
          </table:table-cell>
          <table:table-cell table:style-name="ce696"/>
          <table:table-cell table:style-name="ce815" office:value-type="date" office:date-value="2015-06-30" calcext:value-type="date">
            <text:p>30 Jun 2015</text:p>
          </table:table-cell>
          <table:table-cell table:style-name="ce731" office:value-type="string" calcext:value-type="string">
            <text:p>2009/12</text:p>
          </table:table-cell>
          <table:table-cell table:style-name="ce850"/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MS</text:p>
          </table:table-cell>
          <table:table-cell table:style-name="ce756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CSA Growth Loan</text:p>
            <text:p>$325K @ 6.5%</text:p>
          </table:table-cell>
          <table:table-cell table:style-name="ce696"/>
          <table:table-cell table:style-name="ce696" office:value-type="string" calcext:value-type="string">
            <text:p>Paid off 2010</text:p>
          </table:table-cell>
          <table:table-cell table:style-name="ce731" office:value-type="string" calcext:value-type="string">
            <text:p>2009/12</text:p>
          </table:table-cell>
          <table:table-cell table:style-name="ce850"/>
          <table:table-cell table:number-columns-repeated="16375"/>
        </table:table-row>
        <table:table-row table:style-name="ro6">
          <table:table-cell table:style-name="ce690"/>
          <table:table-cell table:style-name="ce694"/>
          <table:table-cell table:style-name="ce696" office:value-type="string" calcext:value-type="string">
            <text:p>RSED, later RSN</text:p>
          </table:table-cell>
          <table:table-cell table:style-name="ce694"/>
          <table:table-cell table:style-name="ce696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696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696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731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850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ED</text:p>
          </table:table-cell>
          <table:table-cell table:style-name="ce694" office:value-type="string" calcext:value-type="string">
            <text:p>N/A</text:p>
          </table:table-cell>
          <table:table-cell table:style-name="ce696" office:value-type="string" calcext:value-type="string">
            <text:p>Commercial line of credit</text:p>
            <text:p>Up to $1M @ [varies with LIBOR or prime]</text:p>
          </table:table-cell>
          <table:table-cell table:style-name="ce696"/>
          <table:table-cell table:style-name="ce696" office:value-type="string" calcext:value-type="string">
            <text:p>ends 30 Nov 2009</text:p>
          </table:table-cell>
          <table:table-cell table:style-name="ce731" office:value-type="string" calcext:value-type="string">
            <text:p>2009/13</text:p>
          </table:table-cell>
          <table:table-cell table:style-name="ce850"/>
          <table:table-cell table:number-columns-repeated="16375"/>
        </table:table-row>
        <table:table-row table:style-name="ro5">
          <table:table-cell table:style-name="ce690"/>
          <table:table-cell table:style-name="ce715" office:value-type="float" office:value="2010" calcext:value-type="float">
            <text:p>2010</text:p>
          </table:table-cell>
          <table:table-cell table:style-name="ce696" office:value-type="string" calcext:value-type="string">
            <text:p>RSED</text:p>
          </table:table-cell>
          <table:table-cell table:style-name="ce694" office:value-type="string" calcext:value-type="string">
            <text:p>N/A</text:p>
          </table:table-cell>
          <table:table-cell table:style-name="ce696" office:value-type="string" calcext:value-type="string">
            <text:p>CDE Revolving Loan (3 loans)</text:p>
            <text:p>$458K @ 0.54%-3.94%</text:p>
          </table:table-cell>
          <table:table-cell table:style-name="ce696" table:number-columns-repeated="2"/>
          <table:table-cell table:style-name="ce731" office:value-type="string" calcext:value-type="string">
            <text:p>2010/11</text:p>
          </table:table-cell>
          <table:table-cell table:style-name="ce850"/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SED</text:p>
          </table:table-cell>
          <table:table-cell table:style-name="ce694" office:value-type="string" calcext:value-type="string">
            <text:p>N/A</text:p>
          </table:table-cell>
          <table:table-cell table:style-name="ce696" office:value-type="string" calcext:value-type="string">
            <text:p>Walton</text:p>
            <text:p>$1.5M @ 4.0%</text:p>
          </table:table-cell>
          <table:table-cell table:style-name="ce696" office:value-type="string" calcext:value-type="string">
            <text:p>$1.5M + interest</text:p>
          </table:table-cell>
          <table:table-cell table:style-name="ce696" office:value-type="string" calcext:value-type="string">
            <text:p>Paid off Jun 2013</text:p>
          </table:table-cell>
          <table:table-cell table:style-name="ce731" office:value-type="string" calcext:value-type="string">
            <text:p>2010/13, 2011/14, 2012/15, 2013/15</text:p>
          </table:table-cell>
          <table:table-cell table:style-name="ce850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LLC3</text:p>
          </table:table-cell>
          <table:table-cell table:style-name="ce694" office:value-type="string" calcext:value-type="string">
            <text:p>RLS</text:p>
            <text:p>Los Sueños</text:p>
          </table:table-cell>
          <table:table-cell table:style-name="ce696" office:value-type="string" calcext:value-type="string">
            <text:p>Self Help New Markets V</text:p>
            <text:p>$6.48M j@ 6.41%</text:p>
          </table:table-cell>
          <table:table-cell table:style-name="ce696"/>
          <table:table-cell table:style-name="ce696" office:value-type="string" calcext:value-type="string">
            <text:p>amortized over 25 years</text:p>
            <text:p>paid off by 19 Apr 2017</text:p>
          </table:table-cell>
          <table:table-cell table:style-name="ce731" office:value-type="string" calcext:value-type="string">
            <text:p>2010/13, 2011/16, 2012/17, 2013/17-18, 2014/13, 2015/13, 2016/12-13</text:p>
          </table:table-cell>
          <table:table-cell table:style-name="ce850"/>
          <table:table-cell table:number-columns-repeated="16375"/>
        </table:table-row>
        <table:table-row table:style-name="ro5">
          <table:table-cell table:style-name="ce690"/>
          <table:table-cell table:style-name="ce715" office:value-type="float" office:value="2011" calcext:value-type="float">
            <text:p>2011</text:p>
          </table:table-cell>
          <table:table-cell table:style-name="ce696" office:value-type="string" calcext:value-type="string">
            <text:p>RSED</text:p>
          </table:table-cell>
          <table:table-cell table:style-name="ce694" office:value-type="string" calcext:value-type="string">
            <text:p>N/A</text:p>
          </table:table-cell>
          <table:table-cell table:style-name="ce696" office:value-type="string" calcext:value-type="string">
            <text:p>CDE Revolving Loan</text:p>
            <text:p>$325K @ 0.38%</text:p>
          </table:table-cell>
          <table:table-cell table:style-name="ce696" table:number-columns-repeated="2"/>
          <table:table-cell table:style-name="ce731" office:value-type="string" calcext:value-type="string">
            <text:p>2011/15</text:p>
          </table:table-cell>
          <table:table-cell table:style-name="ce850"/>
          <table:table-cell table:number-columns-repeated="16375"/>
        </table:table-row>
        <table:table-row table:style-name="ro5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4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Charter School Growth Fund</text:p>
            <text:p>$3.5M @ 4.0%</text:p>
          </table:table-cell>
          <table:table-cell table:style-name="ce696"/>
          <table:table-cell table:style-name="ce816" office:value-type="date" office:date-value="2014-06-01" calcext:value-type="date">
            <text:p>June 2014</text:p>
          </table:table-cell>
          <table:table-cell table:style-name="ce827" office:value-type="string" calcext:value-type="string">
            <text:p>2011/16</text:p>
          </table:table-cell>
          <table:table-cell table:style-name="ce850"/>
          <table:table-cell table:number-columns-repeated="16375"/>
        </table:table-row>
        <table:table-row table:style-name="ro5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4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LLC4 (promissory note)</text:p>
            <text:p>$3.5M</text:p>
          </table:table-cell>
          <table:table-cell table:style-name="ce696"/>
          <table:table-cell table:style-name="ce816"/>
          <table:table-cell table:style-name="ce827" office:value-type="string" calcext:value-type="string">
            <text:p>2011/16</text:p>
          </table:table-cell>
          <table:table-cell table:style-name="ce850" office:value-type="string" calcext:value-type="string">
            <text:p>Senior note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4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LLC4 (promissory note)</text:p>
            <text:p>$3.0M</text:p>
          </table:table-cell>
          <table:table-cell table:style-name="ce696"/>
          <table:table-cell table:style-name="ce816"/>
          <table:table-cell table:style-name="ce827" office:value-type="string" calcext:value-type="string">
            <text:p>2011/17</text:p>
          </table:table-cell>
          <table:table-cell table:style-name="ce850" office:value-type="string" calcext:value-type="string">
            <text:p>Junior note</text:p>
          </table:table-cell>
          <table:table-cell table:number-columns-repeated="16375"/>
        </table:table-row>
        <table:table-row table:style-name="ro7">
          <table:table-cell table:style-name="ce690"/>
          <table:table-cell table:style-name="ce715" office:value-type="float" office:value="2012" calcext:value-type="float">
            <text:p>2012</text:p>
          </table:table-cell>
          <table:table-cell table:style-name="ce696" office:value-type="string" calcext:value-type="string">
            <text:p>Launchpad</text:p>
          </table:table-cell>
          <table:table-cell table:style-name="ce694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Series 2011A bond</text:p>
            <text:p>$9.6M @ 8.5%-9%</text:p>
          </table:table-cell>
          <table:table-cell table:style-name="ce696"/>
          <table:table-cell table:style-name="ce696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827" office:value-type="string" calcext:value-type="string">
            <text:p>2011/17, 2012/17, 2013/18, 2014/13-14, 2015/13, 2016/13, 2017/13, 2018/12, 2019/15, 2020/15, 2021/15, 2022/15</text:p>
          </table:table-cell>
          <table:table-cell table:style-name="ce850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715"/>
          <table:table-cell table:style-name="ce696" office:value-type="string" calcext:value-type="string">
            <text:p>Launchpad</text:p>
          </table:table-cell>
          <table:table-cell table:style-name="ce694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Series 2011B bond</text:p>
            <text:p>$515K @ (8.5%-9%?)</text:p>
          </table:table-cell>
          <table:table-cell table:style-name="ce696"/>
          <table:table-cell table:style-name="ce816" office:value-type="date" office:date-value="2018-12-01" calcext:value-type="date">
            <text:p>December 2018</text:p>
          </table:table-cell>
          <table:table-cell table:style-name="ce827" office:value-type="string" calcext:value-type="string">
            <text:p>2011/17, 2012/17, 2013/18, 2014/13-14, 2015/13, 2016/13, 2017/13, 2018/12, 2019/15, 2020/15, 2021/15, 2022/15</text:p>
          </table:table-cell>
          <table:table-cell table:style-name="ce850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715"/>
          <table:table-cell table:style-name="ce696" office:value-type="string" calcext:value-type="string">
            <text:p>LLC5</text:p>
          </table:table-cell>
          <table:table-cell table:style-name="ce694" office:value-type="string" calcext:value-type="string">
            <text:p>RDP</text:p>
            <text:p>Discovery Prep</text:p>
          </table:table-cell>
          <table:table-cell table:style-name="ce696" office:value-type="string" calcext:value-type="string">
            <text:p><text:span text:style-name="T24">Low Income Investment Fund Sub-CDE VIII Loan (3 loans)</text:span></text:p>
            <text:p><text:span text:style-name="T24">$9.975M @ </text:span><text:span text:style-name="T34">???%</text:span></text:p>
          </table:table-cell>
          <table:table-cell table:style-name="ce696"/>
          <table:table-cell table:style-name="ce696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731" office:value-type="string" calcext:value-type="string">
            <text:p>2011/17, 2012/18, 2013/18-19, 2014/14, 2015/14, 2016/13, 2017/13. 2018/12-13</text:p>
          </table:table-cell>
          <table:table-cell table:style-name="ce850" office:value-type="string" calcext:value-type="string">
            <text:p><text:span text:style-name="T24">New Markets Tax Credit Program;</text:span></text:p>
            <text:p><text:span text:style-name="T36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690" table:number-columns-repeated="2"/>
          <table:table-cell table:style-name="ce696" office:value-type="string" calcext:value-type="string">
            <text:p>RSN</text:p>
          </table:table-cell>
          <table:table-cell table:style-name="ce694" office:value-type="string" calcext:value-type="string">
            <text:p>N/A</text:p>
          </table:table-cell>
          <table:table-cell table:style-name="ce696" office:value-type="string" calcext:value-type="string">
            <text:p>CSGF</text:p>
            <text:p>$3.4M @ 3.25%</text:p>
          </table:table-cell>
          <table:table-cell table:style-name="ce696" office:value-type="string" calcext:value-type="string">
            <text:p>$2.35M + intersest, </text:p>
            <text:p>i.e. all but $300K.</text:p>
          </table:table-cell>
          <table:table-cell table:style-name="ce817" office:value-type="date" office:date-value="2017-06-30" calcext:value-type="date">
            <text:p>Jun 2017</text:p>
          </table:table-cell>
          <table:table-cell table:style-name="ce731" office:value-type="string" calcext:value-type="string">
            <text:p>2012/15, 2013/15, 2015/14</text:p>
          </table:table-cell>
          <table:table-cell table:style-name="ce850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715" office:value-type="string" calcext:value-type="string">
            <text:p>N/A</text:p>
          </table:table-cell>
          <table:table-cell table:style-name="ce696" office:value-type="string" calcext:value-type="string">
            <text:p>Charter School Growth Fund</text:p>
            <text:p>$1M @ 4.0%</text:p>
          </table:table-cell>
          <table:table-cell table:style-name="ce696"/>
          <table:table-cell table:style-name="ce817" office:value-type="date" office:date-value="2013-10-01" calcext:value-type="date">
            <text:p>Oct 2013</text:p>
          </table:table-cell>
          <table:table-cell table:style-name="ce731" office:value-type="string" calcext:value-type="string">
            <text:p>2012/16, 2015/14</text:p>
          </table:table-cell>
          <table:table-cell table:style-name="ce850"/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4" office:value-type="string" calcext:value-type="string">
            <text:p>N/A</text:p>
          </table:table-cell>
          <table:table-cell table:style-name="ce696" office:value-type="string" calcext:value-type="string">
            <text:p>CDE Revolving Loan (5 loans)</text:p>
            <text:p>$510K @ 0.38%-3.43%</text:p>
          </table:table-cell>
          <table:table-cell table:style-name="ce696" table:number-columns-repeated="2"/>
          <table:table-cell table:style-name="ce731" office:value-type="string" calcext:value-type="string">
            <text:p><text:s/></text:p>
          </table:table-cell>
          <table:table-cell table:style-name="ce851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4" office:value-type="string" calcext:value-type="string">
            <text:p>RBM &amp; RSA</text:p>
            <text:p>Rocketship Brilliant Minds &amp; Alma Academy</text:p>
          </table:table-cell>
          <table:table-cell table:style-name="ce696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696" office:value-type="string" calcext:value-type="string">
            <text:p>$105,540 used and turned into a grant <text:s/>in Jun 2016 </text:p>
          </table:table-cell>
          <table:table-cell table:style-name="ce696" office:value-type="string" calcext:value-type="string">
            <text:p>To be repaid when permanent financing is avaliable or by 01 Sep 2013.</text:p>
          </table:table-cell>
          <table:table-cell table:style-name="ce731" office:value-type="string" calcext:value-type="string">
            <text:p>2012/18, 2013/19, 2014/14, 2015/15, 2016/14</text:p>
          </table:table-cell>
          <table:table-cell table:style-name="ce850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4" office:value-type="string" calcext:value-type="string">
            <text:p>N/A</text:p>
          </table:table-cell>
          <table:table-cell table:style-name="ce696" office:value-type="string" calcext:value-type="string">
            <text:p>Local Initiatives Support Corp. (LISC)</text:p>
            <text:p>$625,478 @ 6%</text:p>
          </table:table-cell>
          <table:table-cell table:style-name="ce696"/>
          <table:table-cell table:style-name="ce696" office:value-type="string" calcext:value-type="string">
            <text:p>To be repaid when permanent financing is avaliable or by 01 Apr 2013.</text:p>
          </table:table-cell>
          <table:table-cell table:style-name="ce731" office:value-type="string" calcext:value-type="string">
            <text:p>2012/19, 2014/15</text:p>
          </table:table-cell>
          <table:table-cell table:style-name="ce850"/>
          <table:table-cell table:number-columns-repeated="16375"/>
        </table:table-row>
        <table:table-row table:style-name="ro2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4"/>
          <table:table-cell table:style-name="ce696" office:value-type="string" calcext:value-type="string">
            <text:p>$1.971M @ 4%</text:p>
          </table:table-cell>
          <table:table-cell table:style-name="ce696"/>
          <table:table-cell table:style-name="ce817" office:value-type="date" office:date-value="2014-03-01" calcext:value-type="date">
            <text:p>Mar 2014</text:p>
          </table:table-cell>
          <table:table-cell table:style-name="ce731" office:value-type="string" calcext:value-type="string">
            <text:p>2012/19, 2013/20</text:p>
          </table:table-cell>
          <table:table-cell table:style-name="ce850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LLC8</text:p>
          </table:table-cell>
          <table:table-cell table:style-name="ce694" office:value-type="string" calcext:value-type="string">
            <text:p>RSA</text:p>
            <text:p>Rocketship Alma Academy</text:p>
          </table:table-cell>
          <table:table-cell table:style-name="ce696" office:value-type="string" calcext:value-type="string">
            <text:p>Bank of America</text:p>
            <text:p>$6M @ LIBOR +0.290%</text:p>
          </table:table-cell>
          <table:table-cell table:style-name="ce696"/>
          <table:table-cell table:style-name="ce696" office:value-type="string" calcext:value-type="string">
            <text:p>$1.848M outstanding as of June 2012</text:p>
          </table:table-cell>
          <table:table-cell table:style-name="ce731" office:value-type="string" calcext:value-type="string">
            <text:p>2012/19, 2013/20</text:p>
          </table:table-cell>
          <table:table-cell table:style-name="ce850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 office:value-type="float" office:value="2013" calcext:value-type="float">
            <text:p>2013</text:p>
          </table:table-cell>
          <table:table-cell table:style-name="ce696" office:value-type="string" calcext:value-type="string">
            <text:p>Launchpad</text:p>
          </table:table-cell>
          <table:table-cell table:style-name="ce694" office:value-type="string" calcext:value-type="string">
            <text:p>RSA</text:p>
            <text:p>Rocketship Alma Academy</text:p>
          </table:table-cell>
          <table:table-cell table:style-name="ce696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696"/>
          <table:table-cell table:style-name="ce696" office:value-type="string" calcext:value-type="string">
            <text:p>2012A: Jun 2042</text:p>
            <text:p>2012B: Jun 2016</text:p>
          </table:table-cell>
          <table:table-cell table:style-name="ce731" office:value-type="string" calcext:value-type="string">
            <text:p>2012/19,27-28, 2013/20, 2014/15, 2015/15, 2016/14, 2017/13, 2018/13, 2019/15, 2020/15, 2021/15, 2022/15</text:p>
          </table:table-cell>
          <table:table-cell table:style-name="ce850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4"/>
          <table:table-cell table:style-name="ce796" office:value-type="string" calcext:value-type="string">
            <text:p>Charter School Growth Fund</text:p>
            <text:p>$125K @ 1.0%</text:p>
          </table:table-cell>
          <table:table-cell table:style-name="ce696"/>
          <table:table-cell table:style-name="ce817" office:value-type="date" office:date-value="2019-06-01" calcext:value-type="date">
            <text:p>Jun 2019</text:p>
          </table:table-cell>
          <table:table-cell table:style-name="ce731" office:value-type="string" calcext:value-type="string">
            <text:p>2013/15, 2014/11, 2015/12, 2016/12, 2017/12, 2018/12, 2019/14</text:p>
          </table:table-cell>
          <table:table-cell table:style-name="ce850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4" office:value-type="string" calcext:value-type="string">
            <text:p>RSA</text:p>
          </table:table-cell>
          <table:table-cell table:style-name="ce796" office:value-type="string" calcext:value-type="string">
            <text:p>$1M @ 4.0%</text:p>
          </table:table-cell>
          <table:table-cell table:style-name="ce696"/>
          <table:table-cell table:style-name="ce817" office:value-type="date" office:date-value="2013-10-01" calcext:value-type="date">
            <text:p>Oct 2013</text:p>
          </table:table-cell>
          <table:table-cell table:style-name="ce731" office:value-type="string" calcext:value-type="string">
            <text:p>2013/16</text:p>
          </table:table-cell>
          <table:table-cell table:style-name="ce850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4" office:value-type="string" calcext:value-type="string">
            <text:p>N/A</text:p>
          </table:table-cell>
          <table:table-cell table:style-name="ce696" office:value-type="string" calcext:value-type="string">
            <text:p>CDE Revolving Loan (6 loans)</text:p>
            <text:p>$987.5K @ 0.38%-3.43%</text:p>
          </table:table-cell>
          <table:table-cell table:style-name="ce696" table:number-columns-repeated="2"/>
          <table:table-cell table:style-name="ce731" office:value-type="string" calcext:value-type="string">
            <text:p>2013/16</text:p>
          </table:table-cell>
          <table:table-cell table:style-name="ce851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 office:value-type="float" office:value="2014" calcext:value-type="float">
            <text:p>2014</text:p>
          </table:table-cell>
          <table:table-cell table:style-name="ce696" office:value-type="string" calcext:value-type="string">
            <text:p>RSN</text:p>
          </table:table-cell>
          <table:table-cell table:style-name="ce694"/>
          <table:table-cell table:style-name="ce696" office:value-type="string" calcext:value-type="string">
            <text:p>CSGF</text:p>
            <text:p>$500K @ 1.0%</text:p>
          </table:table-cell>
          <table:table-cell table:style-name="ce696" office:value-type="string" calcext:value-type="string">
            <text:p>To be forgiven</text:p>
          </table:table-cell>
          <table:table-cell table:style-name="ce696"/>
          <table:table-cell table:style-name="ce731" office:value-type="string" calcext:value-type="string">
            <text:p>2014/11</text:p>
          </table:table-cell>
          <table:table-cell table:style-name="ce850"/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4" office:value-type="string" calcext:value-type="string">
            <text:p>RFZ</text:p>
            <text:p>Rocketship Fuerza</text:p>
          </table:table-cell>
          <table:table-cell table:style-name="ce696" office:value-type="string" calcext:value-type="string">
            <text:p>CSGF Revolving Facilities Loan</text:p>
            <text:p>$7M @ 3.75%</text:p>
          </table:table-cell>
          <table:table-cell table:style-name="ce696"/>
          <table:table-cell table:style-name="ce816" office:value-type="date" office:date-value="2014-07-01" calcext:value-type="date">
            <text:p>July 2014</text:p>
          </table:table-cell>
          <table:table-cell table:style-name="ce731" office:value-type="string" calcext:value-type="string">
            <text:p>2014/12</text:p>
          </table:table-cell>
          <table:table-cell table:style-name="ce850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9">
          <table:table-cell table:style-name="ce690"/>
          <table:table-cell table:style-name="ce694"/>
          <table:table-cell table:style-name="ce696" office:value-type="string" calcext:value-type="string">
            <text:p>5-7 Rocketship Schools</text:p>
          </table:table-cell>
          <table:table-cell table:style-name="ce694" office:value-type="string" calcext:value-type="string">
            <text:p>5-7 schools</text:p>
          </table:table-cell>
          <table:table-cell table:style-name="ce696" office:value-type="string" calcext:value-type="string">
            <text:p>CSFA Revolving Loan</text:p>
            <text:p> @ 0.22% - 1.47%</text:p>
          </table:table-cell>
          <table:table-cell table:style-name="ce696"/>
          <table:table-cell table:style-name="ce696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731" office:value-type="string" calcext:value-type="string">
            <text:p>2014/12, 2015/12, 2016/12. 2017/12, 2018/12, 2019/15, 2020/15, 2021/14, 2022/15</text:p>
          </table:table-cell>
          <table:table-cell table:style-name="ce850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Launchpad Development Co. (LDC)</text:p>
          </table:table-cell>
          <table:table-cell table:style-name="ce694" office:value-type="string" calcext:value-type="string">
            <text:p>RBM &amp; RFZ</text:p>
            <text:p>Rocketship Brilliant Minds &amp; Fuerza</text:p>
          </table:table-cell>
          <table:table-cell table:style-name="ce696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696"/>
          <table:table-cell table:style-name="ce696" office:value-type="string" calcext:value-type="string">
            <text:p>Series 2014A: Jun 2018, 2024, 2035</text:p>
            <text:p>Series 2014B: Jun 2016</text:p>
          </table:table-cell>
          <table:table-cell table:style-name="ce731" office:value-type="string" calcext:value-type="string">
            <text:p>2014/15, 2015/15. 2016/14, 2017/14, 2018/13, 2019/15-16, 2020/16, 2021/15, 2022/16</text:p>
          </table:table-cell>
          <table:table-cell table:style-name="ce850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690"/>
          <table:table-cell table:style-name="ce694" office:value-type="float" office:value="2015" calcext:value-type="float">
            <text:p>2015</text:p>
          </table:table-cell>
          <table:table-cell table:style-name="ce696" office:value-type="string" calcext:value-type="string">
            <text:p>RFZ, RNNE, RRWC, RUA</text:p>
          </table:table-cell>
          <table:table-cell table:style-name="ce694" office:value-type="string" calcext:value-type="string">
            <text:p>Rocketship Fuerza, Nashville Northeeast Elementary (TN), Redwood City Prep, United Academy (TN)</text:p>
          </table:table-cell>
          <table:table-cell table:style-name="ce696" office:value-type="string" calcext:value-type="string">
            <text:p>Each school $100K @ 1.0%</text:p>
          </table:table-cell>
          <table:table-cell table:style-name="ce696"/>
          <table:table-cell table:style-name="ce696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731" office:value-type="string" calcext:value-type="string">
            <text:p>2015/12, 2016/12, 2017/12, 2018/12, 2019/14, 2020/14, 2021/14, 2022/15</text:p>
          </table:table-cell>
          <table:table-cell table:style-name="ce850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 office:value-type="float" office:value="2016" calcext:value-type="float">
            <text:p>2016</text:p>
          </table:table-cell>
          <table:table-cell table:style-name="ce696" office:value-type="string" calcext:value-type="string">
            <text:p>RSN</text:p>
          </table:table-cell>
          <table:table-cell table:style-name="ce694" office:value-type="string" calcext:value-type="string">
            <text:p><text:span text:style-name="T24">RRS Rocketship Rising Stars,</text:span></text:p>
            <text:p><text:span text:style-name="T24">RFA Rocketship Futuro Academy,</text:span></text:p>
            <text:p><text:span text:style-name="T26">an unnamed new school</text:span></text:p>
          </table:table-cell>
          <table:table-cell table:style-name="ce696" office:value-type="string" calcext:value-type="string">
            <text:p>CSGF</text:p>
            <text:p>3 x $100K = $300K @1.0%</text:p>
          </table:table-cell>
          <table:table-cell table:style-name="ce696"/>
          <table:table-cell table:style-name="ce696" office:value-type="string" calcext:value-type="string">
            <text:p>Due: Jun 2021</text:p>
            <text:p>2020: Changed to: Jun 2022</text:p>
            <text:p>2022: Paid off</text:p>
          </table:table-cell>
          <table:table-cell table:style-name="ce731" office:value-type="string" calcext:value-type="string">
            <text:p>2016/12, 2017/12, 2018/12, 2019/15, 2020/15, 2021/14, 2022/15</text:p>
          </table:table-cell>
          <table:table-cell table:style-name="ce850" office:value-type="string" calcext:value-type="string">
            <text:p><text:span text:style-name="T24">2017: </text:span><text:span text:style-name="T37">unamed new school</text:span><text:span text:style-name="T38"> → RPP Rocketship Partners Community Prep (TN)</text:span>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4" office:value-type="string" calcext:value-type="string">
            <text:p>RRS Rocketship Rising Stars</text:p>
          </table:table-cell>
          <table:table-cell table:style-name="ce696" office:value-type="string" calcext:value-type="string">
            <text:p>CSGF Revolving Facilities Loan</text:p>
            <text:p>$2.7M @ 3.75%</text:p>
          </table:table-cell>
          <table:table-cell table:style-name="ce696"/>
          <table:table-cell table:style-name="ce696" office:value-type="string" calcext:value-type="string">
            <text:p>Repaid in full: Feb 2016</text:p>
          </table:table-cell>
          <table:table-cell table:style-name="ce731" office:value-type="string" calcext:value-type="string">
            <text:p>2016/12</text:p>
          </table:table-cell>
          <table:table-cell table:style-name="ce850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0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4" office:value-type="string" calcext:value-type="string">
            <text:p>RMS (LLC1)</text:p>
          </table:table-cell>
          <table:table-cell table:style-name="ce696" office:value-type="string" calcext:value-type="string">
            <text:p>Series 2015A $6.135M @ 4.25%</text:p>
            <text:p>Series 2015B    $250K @ 4.25%</text:p>
          </table:table-cell>
          <table:table-cell table:style-name="ce696"/>
          <table:table-cell table:style-name="ce696" office:value-type="string" calcext:value-type="string">
            <text:p>Series 2015A: Mar 2028</text:p>
            <text:p>Series 2015B: Jun 2016</text:p>
          </table:table-cell>
          <table:table-cell table:style-name="ce731" office:value-type="string" calcext:value-type="string">
            <text:p>2016/15, 2017/14, 2018/13, 2019/16, 2020/16, 2021/15-16, 2022/16</text:p>
          </table:table-cell>
          <table:table-cell table:style-name="ce850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9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4" office:value-type="string" calcext:value-type="string">
            <text:p>LLC1, LLC10, LLC16</text:p>
          </table:table-cell>
          <table:table-cell table:style-name="ce797" office:value-type="string" calcext:value-type="string">
            <text:p>Series 2016A $28.080M @ 4.25% </text:p>
            <text:p>Series 2016B $525K @ 4.25%</text:p>
          </table:table-cell>
          <table:table-cell table:style-name="ce696"/>
          <table:table-cell table:style-name="ce791" office:value-type="string" calcext:value-type="string">
            <text:p>Series 2016A: Mar 2046 </text:p>
            <text:p>Series 2016B: Jun 2018</text:p>
          </table:table-cell>
          <table:table-cell table:style-name="ce731" office:value-type="string" calcext:value-type="string">
            <text:p>2016/15, 2017/15, 2018/15, 2019/16, 2020/16, 2021/16</text:p>
          </table:table-cell>
          <table:table-cell table:style-name="ce852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695" office:value-type="string" calcext:value-type="string" table:number-columns-spanned="9" table:number-rows-spanned="1">
            <text:p>unused row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5">
          <table:table-cell table:style-name="ce690"/>
          <table:table-cell table:style-name="ce694" office:value-type="float" office:value="2017" calcext:value-type="float">
            <text:p>2017</text:p>
          </table:table-cell>
          <table:table-cell table:style-name="ce690" office:value-type="string" calcext:value-type="string">
            <text:p>RSN</text:p>
          </table:table-cell>
          <table:table-cell table:style-name="ce690"/>
          <table:table-cell table:style-name="ce797" office:value-type="string" calcext:value-type="string">
            <text:p>CSGF</text:p>
            <text:p>$1M @ 1.0%</text:p>
          </table:table-cell>
          <table:table-cell table:style-name="ce696" office:value-type="string" calcext:value-type="string">
            <text:p>To be forgiven if outcomes are met prior to 31 Dec 2019.</text:p>
          </table:table-cell>
          <table:table-cell table:style-name="ce815" office:value-type="date" office:date-value="2022-12-31" calcext:value-type="date">
            <text:p>31 Dec 2022</text:p>
          </table:table-cell>
          <table:table-cell table:style-name="ce731" office:value-type="string" calcext:value-type="string">
            <text:p>2017/12, 2018/12</text:p>
          </table:table-cell>
          <table:table-cell table:style-name="ce850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0" office:value-type="string" calcext:value-type="string">
            <text:p>LLC18</text:p>
          </table:table-cell>
          <table:table-cell table:style-name="ce690"/>
          <table:table-cell table:style-name="ce797" office:value-type="string" calcext:value-type="string">
            <text:p>Low Income Investment Fund (LIIF)</text:p>
            <text:p>$1.2M @ 5.50%</text:p>
          </table:table-cell>
          <table:table-cell table:style-name="ce696"/>
          <table:table-cell table:style-name="ce696" office:value-type="string" calcext:value-type="string">
            <text:p>Repayable in 36 months</text:p>
            <text:p>Repaid in Dec 2017 with Series 2017G  &amp; H proceeds</text:p>
          </table:table-cell>
          <table:table-cell table:style-name="ce731" office:value-type="string" calcext:value-type="string">
            <text:p>2017/14. 2018/13, 2019/15</text:p>
          </table:table-cell>
          <table:table-cell table:style-name="ce850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6">
          <table:table-cell table:style-name="ce690"/>
          <table:table-cell table:style-name="ce694" office:value-type="float" office:value="2018" calcext:value-type="float">
            <text:p>2018</text:p>
          </table:table-cell>
          <table:table-cell table:style-name="ce696" office:value-type="string" calcext:value-type="string">
            <text:p>LDC</text:p>
          </table:table-cell>
          <table:table-cell table:style-name="ce694" office:value-type="string" calcext:value-type="string">
            <text:p>LCC18</text:p>
          </table:table-cell>
          <table:table-cell table:style-name="ce696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696"/>
          <table:table-cell table:style-name="ce696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731" office:value-type="string" calcext:value-type="string">
            <text:p>2017/15, 2018/15, 2018/14-15, 2019/16-17, 2020/17, 2021/16, 2022/17</text:p>
          </table:table-cell>
          <table:table-cell table:style-name="ce850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/>
          <table:table-cell table:style-name="ce694"/>
          <table:table-cell table:style-name="ce696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696"/>
          <table:table-cell table:style-name="ce696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731" office:value-type="string" calcext:value-type="string">
            <text:p>2018/15, 2019/17, 2020/17, 2021/17, 2022/17</text:p>
          </table:table-cell>
          <table:table-cell table:style-name="ce853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 office:value-type="float" office:value="2019" calcext:value-type="float">
            <text:p>2019</text:p>
          </table:table-cell>
          <table:table-cell table:style-name="ce696" office:value-type="string" calcext:value-type="string">
            <text:p>MKE2 LLC</text:p>
          </table:table-cell>
          <table:table-cell table:style-name="ce694" office:value-type="string" calcext:value-type="string">
            <text:p>RTP Rocketship Transformation Prep</text:p>
          </table:table-cell>
          <table:table-cell table:style-name="ce696" office:value-type="string" calcext:value-type="string">
            <text:p>Illinois Investment Fund (IIF)</text:p>
            <text:p>$900K @ 5.875% → $2.7M @ 5.5% (2020)</text:p>
          </table:table-cell>
          <table:table-cell table:style-name="ce696"/>
          <table:table-cell table:style-name="ce696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731" office:value-type="string" calcext:value-type="string">
            <text:p>2019/17, 2020/17, 2021/17, 2022/17-18</text:p>
          </table:table-cell>
          <table:table-cell table:style-name="ce850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12">
          <table:table-cell table:style-name="ce690"/>
          <table:table-cell table:style-name="ce694"/>
          <table:table-cell table:style-name="ce696" office:value-type="string" calcext:value-type="string">
            <text:p>Nash2 LLC</text:p>
          </table:table-cell>
          <table:table-cell table:style-name="ce757" office:value-type="string" calcext:value-type="string">
            <text:p>RUA Rocketship United Academy</text:p>
          </table:table-cell>
          <table:table-cell table:style-name="ce696" office:value-type="string" calcext:value-type="string">
            <text:p>Charter Impact Fund, Inc. (CIF)</text:p>
            <text:p>$7.3M @ 4⅖%</text:p>
          </table:table-cell>
          <table:table-cell table:style-name="ce696"/>
          <table:table-cell table:style-name="ce696" office:value-type="string" calcext:value-type="string">
            <text:p>Matures 01 Jun 2049</text:p>
          </table:table-cell>
          <table:table-cell table:style-name="ce731" office:value-type="string" calcext:value-type="string">
            <text:p>2019/17, 2020/17. 2021/17, 2022/18</text:p>
          </table:table-cell>
          <table:table-cell table:style-name="ce850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690"/>
          <table:table-cell table:style-name="ce694"/>
          <table:table-cell table:style-name="ce731" office:value-type="string" calcext:value-type="string">
            <text:p>LDC</text:p>
          </table:table-cell>
          <table:table-cell table:style-name="ce758"/>
          <table:table-cell table:style-name="ce731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731"/>
          <table:table-cell table:style-name="ce731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731" office:value-type="string" calcext:value-type="string">
            <text:p>2019/17, 2020/18, 2021/17, 2022/18</text:p>
          </table:table-cell>
          <table:table-cell table:style-name="ce854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 office:value-type="float" office:value="2020" calcext:value-type="float">
            <text:p>2020</text:p>
          </table:table-cell>
          <table:table-cell table:style-name="ce696" office:value-type="string" calcext:value-type="string">
            <text:p>RSN</text:p>
          </table:table-cell>
          <table:table-cell table:style-name="ce694" office:value-type="string" calcext:value-type="string">
            <text:p>Loan one: Rocketship DC Public Charter</text:p>
            <text:p>Loan two: Rocketship Wisconsin</text:p>
          </table:table-cell>
          <table:table-cell table:style-name="ce696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696" office:value-type="string" calcext:value-type="string">
            <text:p>"RSEA intends to apply for PPP Loan forgiveness and expects both load to be fully forgiven."</text:p>
          </table:table-cell>
          <table:table-cell table:style-name="ce696" office:value-type="string" calcext:value-type="string">
            <text:p>Forgiven as of 30 Jun 2021</text:p>
          </table:table-cell>
          <table:table-cell table:style-name="ce731" office:value-type="string" calcext:value-type="string">
            <text:p>2020/18, 2021/18</text:p>
          </table:table-cell>
          <table:table-cell table:style-name="ce850"/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office:value-type="string" calcext:value-type="string">
            <text:p>RSEA</text:p>
          </table:table-cell>
          <table:table-cell table:style-name="ce694"/>
          <table:table-cell table:style-name="ce696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696" table:number-columns-repeated="2"/>
          <table:table-cell table:style-name="ce731" office:value-type="string" calcext:value-type="string">
            <text:p>2020/18, 2021/18, 2022/19</text:p>
          </table:table-cell>
          <table:table-cell table:style-name="ce850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9">
          <table:table-cell table:style-name="ce690"/>
          <table:table-cell table:style-name="ce694" office:value-type="float" office:value="2021" calcext:value-type="float">
            <text:p>2021</text:p>
          </table:table-cell>
          <table:table-cell table:style-name="ce696" office:value-type="string" calcext:value-type="string">
            <text:p>LDC</text:p>
          </table:table-cell>
          <table:table-cell table:style-name="ce694" office:value-type="string" calcext:value-type="string">
            <text:p>LLC Two DC</text:p>
          </table:table-cell>
          <table:table-cell table:style-name="ce798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696"/>
          <table:table-cell table:style-name="ce696" office:value-type="string" calcext:value-type="string">
            <text:p>Series OG2021A: Jun 2022 - 2035.</text:p>
            <text:p>Series OG2021B: Jun 2022.</text:p>
          </table:table-cell>
          <table:table-cell table:style-name="ce731" office:value-type="string" calcext:value-type="string">
            <text:p>2021/17, 2021/17, 2022/18</text:p>
          </table:table-cell>
          <table:table-cell table:style-name="ce850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696" table:number-columns-repeated="2"/>
          <table:table-cell table:number-columns-repeated="2" table:style-name="ce696" office:value-type="string" calcext:value-type="string">
            <text:p>Texas One LLC</text:p>
          </table:table-cell>
          <table:table-cell table:style-name="ce798" office:value-type="string" calcext:value-type="string">
            <text:p>Kleinheinz Family Foundation</text:p>
            <text:p>$738,673 @ 3.5%</text:p>
          </table:table-cell>
          <table:table-cell table:style-name="ce696"/>
          <table:table-cell table:style-name="ce696" office:value-type="string" calcext:value-type="string">
            <text:p>Matures 21 Jan 2023</text:p>
            <text:p>Repaid in Sep 2021</text:p>
          </table:table-cell>
          <table:table-cell table:style-name="ce731" office:value-type="string" calcext:value-type="string">
            <text:p>2021/18, 2022/19</text:p>
          </table:table-cell>
          <table:table-cell table:style-name="ce855"/>
          <table:table-cell table:number-columns-repeated="16375"/>
        </table:table-row>
        <table:table-row table:style-name="ro5">
          <table:table-cell table:style-name="ce696" table:number-columns-repeated="2"/>
          <table:table-cell table:style-name="ce696" office:value-type="string" calcext:value-type="string">
            <text:p>RFA (receivables)</text:p>
          </table:table-cell>
          <table:table-cell table:style-name="ce696" office:value-type="string" calcext:value-type="string">
            <text:p>Charter Asset Management</text:p>
          </table:table-cell>
          <table:table-cell table:style-name="ce798" office:value-type="string" calcext:value-type="string">
            <text:p>$1.645M</text:p>
          </table:table-cell>
          <table:table-cell table:style-name="ce696"/>
          <table:table-cell table:style-name="ce696" office:value-type="string" calcext:value-type="string">
            <text:p>Repaid in Sep 2021</text:p>
          </table:table-cell>
          <table:table-cell table:style-name="ce731" office:value-type="string" calcext:value-type="string">
            <text:p>2021/18. 2022/</text:p>
          </table:table-cell>
          <table:table-cell table:style-name="ce855"/>
          <table:table-cell table:number-columns-repeated="16375"/>
        </table:table-row>
        <table:table-row table:style-name="ro5">
          <table:table-cell table:style-name="ce696"/>
          <table:table-cell table:style-name="ce694" office:value-type="float" office:value="2022" calcext:value-type="float">
            <text:p>2022</text:p>
          </table:table-cell>
          <table:table-cell table:style-name="ce696" office:value-type="string" calcext:value-type="string">
            <text:p>LDC</text:p>
          </table:table-cell>
          <table:table-cell table:style-name="ce696"/>
          <table:table-cell table:style-name="ce798" office:value-type="string" calcext:value-type="string">
            <text:p>Series 2022A and OG2022B</text:p>
            <text:p>$27,990M @ 4-4.5%</text:p>
          </table:table-cell>
          <table:table-cell table:style-name="ce696"/>
          <table:table-cell table:style-name="ce696" office:value-type="string" calcext:value-type="string">
            <text:p>Mature between Jun 2022 and 2042</text:p>
          </table:table-cell>
          <table:table-cell table:style-name="ce731" office:value-type="string" calcext:value-type="string">
            <text:p>2022/19</text:p>
          </table:table-cell>
          <table:table-cell table:style-name="ce855"/>
          <table:table-cell table:number-columns-repeated="16375"/>
        </table:table-row>
        <table:table-row table:style-name="ro5">
          <table:table-cell table:style-name="ce691" office:value-type="string" calcext:value-type="string" table:number-columns-spanned="2" table:number-rows-spanned="1">
            <text:p><text:span text:style-name="T23">Debt Summary</text:span></text:p>
            <text:p><text:span text:style-name="T23">Future Maturities</text:span></text:p>
          </table:table-cell>
          <table:covered-table-cell table:style-name="ce714"/>
          <table:table-cell table:style-name="ce718" office:value-type="string" calcext:value-type="string">
            <text:p>Year</text:p>
          </table:table-cell>
          <table:table-cell table:style-name="ce691" office:value-type="string" calcext:value-type="string" table:number-columns-spanned="3" table:number-rows-spanned="1">
            <text:p>Summary</text:p>
          </table:table-cell>
          <table:covered-table-cell table:number-columns-repeated="2" table:style-name="ce714"/>
          <table:table-cell table:style-name="ce818" table:number-columns-repeated="2"/>
          <table:table-cell table:style-name="ce856"/>
          <table:table-cell table:number-columns-repeated="16375"/>
        </table:table-row>
        <table:table-row table:style-name="ro2">
          <table:table-cell table:style-name="ce697" table:number-columns-repeated="2"/>
          <table:table-cell table:style-name="ce732" office:value-type="float" office:value="2010" calcext:value-type="float">
            <text:p>2010</text:p>
          </table:table-cell>
          <table:table-cell table:style-name="ce759" office:value-type="string" calcext:value-type="string" table:number-columns-spanned="3" table:number-rows-spanned="1">
            <text:p><text:span text:style-name="T27">See p.14,  </text:span><text:span text:style-name="T28">Consolidated Financial Statement for YE June 30, 2010</text:span></text:p>
          </table:table-cell>
          <table:covered-table-cell table:number-columns-repeated="2" table:style-name="Default"/>
          <table:table-cell table:style-name="ce697"/>
          <table:table-cell table:style-name="ce822"/>
          <table:table-cell table:number-columns-repeated="16376"/>
        </table:table-row>
        <table:table-row table:style-name="ro2">
          <table:table-cell table:style-name="ce697" table:number-columns-repeated="2"/>
          <table:table-cell table:style-name="ce732" office:value-type="float" office:value="2011" calcext:value-type="float">
            <text:p>2011</text:p>
          </table:table-cell>
          <table:table-cell table:style-name="ce759" office:value-type="string" calcext:value-type="string" table:number-columns-spanned="3" table:number-rows-spanned="1">
            <text:p><text:span text:style-name="T27">See p.18,  </text:span><text:span text:style-name="T28">Consolidated Financial Statement for YE June 30, 2011</text:span></text:p>
          </table:table-cell>
          <table:covered-table-cell table:number-columns-repeated="2" table:style-name="Default"/>
          <table:table-cell table:style-name="ce697"/>
          <table:table-cell table:style-name="ce822"/>
          <table:table-cell table:number-columns-repeated="16376"/>
        </table:table-row>
        <table:table-row table:style-name="ro14">
          <table:table-cell table:style-name="ce698" table:number-columns-repeated="2"/>
          <table:table-cell table:style-name="ce733" office:value-type="float" office:value="2012" calcext:value-type="float">
            <text:p>2012</text:p>
          </table:table-cell>
          <table:table-cell table:style-name="ce760" office:value-type="string" calcext:value-type="string" table:number-columns-spanned="3" table:number-rows-spanned="1">
            <text:p><text:span text:style-name="T29">  June 3</text:span><text:span text:style-name="T30">0 </text:span><text:span text:style-name="T31">  RSED Schoo</text:span><text:span text:style-name="T30">ls   </text:span><text:span text:style-name="T31">  Launchp</text:span><text:span text:style-name="T30">ad       </text:span><text:span text:style-name="T31">  RS</text:span><text:span text:style-name="T30">EA </text:span></text:p>
            <text:p><text:span text:style-name="T32">                 </text:span><text:span text:style-name="T31">  Tot</text:span><text:span text:style-name="T30">al                     </text:span><text:span text:style-name="T31"> Tot</text:span><text:span text:style-name="T30">al </text:span></text:p>
            <text:p><text:span text:style-name="T32">---------------------------------------------------</text:span></text:p>
            <text:p><text:span text:style-name="T32">     2013      1,210,000     2,836,712    4,046,712 </text:span></text:p>
            <text:p><text:span text:style-name="T32">     2014        160,000     2,192,847    2,352,847 </text:span></text:p>
            <text:p><text:span text:style-name="T32">     2015         70,000     5,793,331    5,863,331 </text:span></text:p>
            <text:p><text:span text:style-name="T32">     2016        570,000     7,044,234    7,614,324 </text:span></text:p>
            <text:p><text:span text:style-name="T32">     2017        300,000     5,870,128    6,170,128 </text:span></text:p>
            <text:p><text:span text:style-name="T32"> Thereafter    1,300,000    19,710,000   21,010,000 </text:span></text:p>
            <text:p><text:span text:style-name="T32">  Discount             -       -11,294      -11,294 </text:span></text:p>
            <text:p><text:span text:style-name="T32">---------------------------------------------------</text:span></text:p>
            <text:p><text:span text:style-name="T32">   Total       3,610,000    43,436,048   47,046,048</text:span></text:p>
            <text:p><text:span text:style-name="T32">--------------------------------------------------- </text:span></text:p>
          </table:table-cell>
          <table:covered-table-cell table:number-columns-repeated="2" table:style-name="Default"/>
          <table:table-cell table:style-name="ce698"/>
          <table:table-cell table:style-name="ce828"/>
          <table:table-cell table:style-name="ce788"/>
          <table:table-cell table:number-columns-repeated="16375"/>
        </table:table-row>
        <table:table-row table:style-name="ro2">
          <table:table-cell table:style-name="ce698" table:number-columns-repeated="2"/>
          <table:table-cell table:style-name="ce733"/>
          <table:table-cell table:style-name="ce698" table:number-columns-repeated="4"/>
          <table:table-cell table:style-name="ce828"/>
          <table:table-cell table:style-name="ce788"/>
          <table:table-cell table:number-columns-repeated="16375"/>
        </table:table-row>
        <table:table-row table:style-name="ro15">
          <table:table-cell table:style-name="ce698" table:number-columns-repeated="2"/>
          <table:table-cell table:style-name="ce733" office:value-type="float" office:value="2013" calcext:value-type="float">
            <text:p>2013</text:p>
          </table:table-cell>
          <table:table-cell table:style-name="ce761" office:value-type="string" calcext:value-type="string" table:number-columns-spanned="3" table:number-rows-spanned="1">
            <text:p><text:span text:style-name="T33">  June 30     RSED Total     LDC Total   RSEA Total</text:span></text:p>
            <text:p><text:span text:style-name="T33">---------------------------------------------------</text:span></text:p>
            <text:p><text:span text:style-name="T33">     2014      6,385,378     1,068,297    7,453,675</text:span></text:p>
            <text:p><text:span text:style-name="T33">     2015        257,500     5,913,331    6,170,831</text:span></text:p>
            <text:p><text:span text:style-name="T33">     2016        257,500     7,169,324    7,426,824</text:span></text:p>
            <text:p><text:span text:style-name="T33">     2017        425,000     6,010,128    6,435,128</text:span></text:p>
            <text:p><text:span text:style-name="T33">     2018        550,000     7,462,669    8,012,669</text:span></text:p>
            <text:p><text:span text:style-name="T33"> Thereafter      375,000    21,212,331   21,587,331</text:span></text:p>
            <text:p><text:span text:style-name="T33">  Discount             -        -8,292       -8,292</text:span></text:p>
            <text:p><text:span text:style-name="T33">---------------------------------------------------</text:span></text:p>
            <text:p><text:span text:style-name="T33">    Total      8,250,378    48,827,788   57,078,166</text:span></text:p>
            <text:p><text:span text:style-name="T33">---------------------------------------------------</text:span></text:p>
          </table:table-cell>
          <table:covered-table-cell table:number-columns-repeated="2" table:style-name="Default"/>
          <table:table-cell table:style-name="ce698"/>
          <table:table-cell table:style-name="ce828"/>
          <table:table-cell table:style-name="ce788"/>
          <table:table-cell table:number-columns-repeated="16375"/>
        </table:table-row>
        <table:table-row table:style-name="ro2">
          <table:table-cell table:style-name="ce698" table:number-columns-repeated="2"/>
          <table:table-cell table:style-name="ce733"/>
          <table:table-cell table:style-name="ce698" table:number-columns-repeated="3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15">
          <table:table-cell table:style-name="ce698" table:number-columns-repeated="2"/>
          <table:table-cell table:style-name="ce733" office:value-type="float" office:value="2014" calcext:value-type="float">
            <text:p>2014</text:p>
          </table:table-cell>
          <table:table-cell table:style-name="ce761" office:value-type="string" calcext:value-type="string" table:number-columns-spanned="3" table:number-rows-spanned="1">
            <text:p><text:span text:style-name="T33">  June 30     RSED Total     LDC Total Eliminations    RSEA Total</text:span></text:p>
            <text:p><text:span text:style-name="T33">----------------------------------------------------------------</text:span></text:p>
            <text:p><text:span text:style-name="T33">     2015     11,977,795     9,421,859  -3,402,988    17,996,666</text:span></text:p>
            <text:p><text:span text:style-name="T33">     2016        382,500       794,325           -     1,176,825</text:span></text:p>
            <text:p><text:span text:style-name="T33">     2017        550,000     6,465,128           -     7,015,128</text:span></text:p>
            <text:p><text:span text:style-name="T33">     2018        175,000     7,952,669           -     8,127,669</text:span></text:p>
            <text:p><text:span text:style-name="T33">     2019        375,000       744,271           -     1,119,271</text:span></text:p>
            <text:p><text:span text:style-name="T33"> Thereafter    1,000,000    51,953,060           -    52,953,060</text:span></text:p>
            <text:p><text:span text:style-name="T33">  Discount             -        -5,537           -        -5,537</text:span></text:p>
            <text:p><text:span text:style-name="T33">----------------------------------------------------------------</text:span></text:p>
            <text:p><text:span text:style-name="T33">    Total      14,460,295  77,325,775   -3,402,988    88,383,082</text:span></text:p>
            <text:p><text:span text:style-name="T33">----------------------------------------------------------------</text:span></text:p>
          </table:table-cell>
          <table:covered-table-cell table:number-columns-repeated="2" table:style-name="Default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2">
          <table:table-cell table:style-name="ce698" table:number-columns-repeated="2"/>
          <table:table-cell table:style-name="ce733"/>
          <table:table-cell table:style-name="ce698" table:number-columns-repeated="3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15">
          <table:table-cell table:style-name="ce698" table:number-columns-repeated="2"/>
          <table:table-cell table:style-name="ce733" office:value-type="float" office:value="2015" calcext:value-type="float">
            <text:p>2015</text:p>
          </table:table-cell>
          <table:table-cell table:style-name="ce761" office:value-type="string" calcext:value-type="string" table:number-columns-spanned="3" table:number-rows-spanned="1">
            <text:p><text:span text:style-name="T33">  June 30      RSED Total    LDC Total   RSEA Total</text:span></text:p>
            <text:p><text:span text:style-name="T33">---------------------------------------------------</text:span></text:p>
            <text:p><text:span text:style-name="T33">   2016           402,795    6,439,457    6,842,252</text:span></text:p>
            <text:p><text:span text:style-name="T33">   2017           250,000    6,465,127    6,715,131</text:span></text:p>
            <text:p><text:span text:style-name="T33">   2018           175,008    7,952,669    8,127,677</text:span></text:p>
            <text:p><text:span text:style-name="T33">   2019           125,000    3,572,332    3,697,332</text:span></text:p>
            <text:p><text:span text:style-name="T33">   2020           200,000      855,000    1,055,000</text:span></text:p>
            <text:p><text:span text:style-name="T33"> Thereafter     1,200,000   48,269,999   49,469,999</text:span></text:p>
            <text:p><text:span text:style-name="T33">  Discount              -       -3,293       -3,293</text:span></text:p>
            <text:p><text:span text:style-name="T33">---------------------------------------------------</text:span></text:p>
            <text:p><text:span text:style-name="T33">    Total       2,352,807   73,551,291   75,904,098</text:span></text:p>
            <text:p><text:span text:style-name="T33">---------------------------------------------------</text:span></text:p>
          </table:table-cell>
          <table:covered-table-cell table:number-columns-repeated="2" table:style-name="Default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2">
          <table:table-cell table:style-name="ce698" table:number-columns-repeated="2"/>
          <table:table-cell table:style-name="ce733"/>
          <table:table-cell table:style-name="ce698" table:number-columns-repeated="3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15">
          <table:table-cell table:style-name="ce698" table:number-columns-repeated="2"/>
          <table:table-cell table:style-name="ce733" office:value-type="float" office:value="2016" calcext:value-type="float">
            <text:p>2016</text:p>
          </table:table-cell>
          <table:table-cell table:style-name="ce761" office:value-type="string" calcext:value-type="string" table:number-columns-spanned="3" table:number-rows-spanned="1">
            <text:p><text:span text:style-name="T33">   June 30     RSED Total    LDC Total   RSEA Total</text:span></text:p>
            <text:p><text:span text:style-name="T33">---------------------------------------------------</text:span></text:p>
            <text:p><text:span text:style-name="T33">    2017          312,508    7,305,128    7,617,636</text:span></text:p>
            <text:p><text:span text:style-name="T33">    2018          487,516    8,832,669    9,320,185</text:span></text:p>
            <text:p><text:span text:style-name="T33">    2019          437,500    1,774,270    2,211,770</text:span></text:p>
            <text:p><text:span text:style-name="T33">    2020          762,504    1,872,822    2,635,326</text:span></text:p>
            <text:p><text:span text:style-name="T33">    2021          500,000    1,971,606    2,471,606</text:span></text:p>
            <text:p><text:span text:style-name="T33"> Thereafter             -   80,013,633   80,013,633</text:span></text:p>
            <text:p><text:span text:style-name="T33">  Discount              -      587,540      587,540</text:span></text:p>
            <text:p><text:span text:style-name="T33">---------------------------------------------------</text:span></text:p>
            <text:p><text:span text:style-name="T33">   Total        2,500,028  102,357,668  104,857,696</text:span></text:p>
            <text:p><text:span text:style-name="T33">----------------------------------------------------</text:span></text:p>
          </table:table-cell>
          <table:covered-table-cell table:number-columns-repeated="2" table:style-name="Default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2">
          <table:table-cell table:style-name="ce698" table:number-columns-repeated="2"/>
          <table:table-cell table:style-name="ce733"/>
          <table:table-cell table:style-name="ce698" table:number-columns-repeated="3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14">
          <table:table-cell table:style-name="ce698" table:number-columns-repeated="2"/>
          <table:table-cell table:style-name="ce733" office:value-type="float" office:value="2017" calcext:value-type="float">
            <text:p>2017</text:p>
          </table:table-cell>
          <table:table-cell table:style-name="ce761" office:value-type="string" calcext:value-type="string" table:number-columns-spanned="3" table:number-rows-spanned="1">
            <text:p><text:span text:style-name="T33">   June 30     RSED Total    LDC Total   RSEA Total</text:span></text:p>
            <text:p><text:span text:style-name="T33">---------------------------------------------------</text:span></text:p>
            <text:p><text:span text:style-name="T33">    2019          612,526    9,110,000    9,722,526</text:span></text:p>
            <text:p><text:span text:style-name="T33">    2010          562,502    2,225,000    2,787,502</text:span></text:p>
            <text:p><text:span text:style-name="T33">    2021          887,500    3,545,000    4,432,500</text:span></text:p>
            <text:p><text:span text:style-name="T33">    2022          625,000    2,455,000    3,080,000</text:span></text:p>
            <text:p><text:span text:style-name="T33">    2023                -    5,405,000    5,405,000</text:span></text:p>
            <text:p><text:span text:style-name="T33"> Thereafter     1,000,000  115,085,000  116,085,000</text:span></text:p>
            <text:p><text:span text:style-name="T33">---------------------------------------------------</text:span></text:p>
            <text:p><text:span text:style-name="T33">  Subtotal     3,687,528   137,825,000  141,512,528</text:span></text:p>
            <text:p><text:span text:style-name="T33">  Costs                -    -4,859,966   -4,859,966</text:span></text:p>
            <text:p><text:span text:style-name="T33">---------------------------------------------------</text:span></text:p>
            <text:p><text:span text:style-name="T33">   Total       3,687,528   132,965,034  136,652,562</text:span></text:p>
          </table:table-cell>
          <table:covered-table-cell table:number-columns-repeated="2" table:style-name="Default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2">
          <table:table-cell table:style-name="ce698" table:number-columns-repeated="2"/>
          <table:table-cell table:style-name="ce733"/>
          <table:table-cell table:style-name="ce698" table:number-columns-repeated="3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15">
          <table:table-cell table:style-name="ce698" table:number-columns-repeated="2"/>
          <table:table-cell table:style-name="ce733" office:value-type="float" office:value="2018" calcext:value-type="float">
            <text:p>2018</text:p>
          </table:table-cell>
          <table:table-cell table:style-name="ce761" office:value-type="string" calcext:value-type="string" table:number-columns-spanned="3" table:number-rows-spanned="1">
            <text:p><text:span text:style-name="T33">  June 30     RSED Total     LDC Total   RSEA Total</text:span></text:p>
            <text:p><text:span text:style-name="T33">---------------------------------------------------</text:span></text:p>
            <text:p><text:span text:style-name="T33">   2019          491,668     2,225,000    2,716,668</text:span></text:p>
            <text:p><text:span text:style-name="T33">   2020          987,512     3,545,000    4,532,512</text:span></text:p>
            <text:p><text:span text:style-name="T33">   2021          712,500     2,455,000    3,167,500</text:span></text:p>
            <text:p><text:span text:style-name="T33">   2022           62,500     2,650,000    2,712,500</text:span></text:p>
            <text:p><text:span text:style-name="T33">   2023                -     2,995,000    2,995,000</text:span></text:p>
            <text:p><text:span text:style-name="T33"> Thereafter            -   117,756,675  117,756,675</text:span></text:p>
            <text:p><text:span text:style-name="T33">  Discount             -    -4,488,958   -4,488,958</text:span></text:p>
            <text:p><text:span text:style-name="T33">---------------------------------------------------</text:span></text:p>
            <text:p><text:span text:style-name="T33">Total          2,254,180   127,137,717  129,391,897</text:span></text:p>
            <text:p><text:span text:style-name="T33">---------------------------------------------------</text:span></text:p>
          </table:table-cell>
          <table:covered-table-cell table:number-columns-repeated="2" table:style-name="Default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2">
          <table:table-cell table:style-name="ce698" table:number-columns-repeated="2"/>
          <table:table-cell table:style-name="ce733"/>
          <table:table-cell table:style-name="ce698" table:number-columns-repeated="3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16">
          <table:table-cell table:style-name="ce698" table:number-columns-repeated="2"/>
          <table:table-cell table:style-name="ce733" office:value-type="float" office:value="2019" calcext:value-type="float">
            <text:p>2019</text:p>
          </table:table-cell>
          <table:table-cell table:style-name="ce761" office:value-type="string" calcext:value-type="string" table:number-columns-spanned="3" table:number-rows-spanned="1">
            <text:p><text:span text:style-name="T33">  June 30     RSED Total     LDC Total   RSEA Total</text:span></text:p>
            <text:p><text:span text:style-name="T33">---------------------------------------------------</text:span></text:p>
            <text:p><text:span text:style-name="T33">   2020          775,000     2,915,122    3,690,122</text:span></text:p>
            <text:p><text:span text:style-name="T33">   2021          887,500     3,304,934    4,192,434</text:span></text:p>
            <text:p><text:span text:style-name="T33">   2022          562,500     3,083,571    3,646,071</text:span></text:p>
            <text:p><text:span text:style-name="T33">   2023          112,500     3,449,143    3,561,643</text:span></text:p>
            <text:p><text:span text:style-name="T33">   2024                -     3,609,956    3,609,956</text:span></text:p>
            <text:p><text:span text:style-name="T33"> Thereafter            -   149,650,238  149,650,238</text:span></text:p>
            <text:p><text:span text:style-name="T33">---------------------------------------------------</text:span></text:p>
            <text:p><text:span text:style-name="T33">  Subtotal     2,337,500   166,012,964  168,350,464</text:span></text:p>
            <text:p><text:span text:style-name="T33">   Costs               -    -4,751,620   -4,751,620</text:span></text:p>
            <text:p><text:span text:style-name="T33">---------------------------------------------------</text:span></text:p>
            <text:p><text:span text:style-name="T33">  Total        2,337,500   161,261,344  163,598,844</text:span></text:p>
            <text:p><text:span text:style-name="T33">---------------------------------------------------</text:span></text:p>
          </table:table-cell>
          <table:covered-table-cell table:number-columns-repeated="2" table:style-name="Default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2">
          <table:table-cell table:style-name="ce698" table:number-columns-repeated="2"/>
          <table:table-cell table:style-name="ce733"/>
          <table:table-cell table:style-name="ce698" table:number-columns-repeated="3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14">
          <table:table-cell table:style-name="ce698" table:number-columns-repeated="2"/>
          <table:table-cell table:style-name="ce733" office:value-type="float" office:value="2020" calcext:value-type="float">
            <text:p>2020</text:p>
          </table:table-cell>
          <table:table-cell table:style-name="ce761" office:value-type="string" calcext:value-type="string" table:number-columns-spanned="3" table:number-rows-spanned="1">
            <text:p><text:span text:style-name="T33">  June 30     RSED Total     LDC Total   RSEA Total</text:span></text:p>
            <text:p><text:span text:style-name="T33">---------------------------------------------------</text:span></text:p>
            <text:p><text:span text:style-name="T33">   2021        1,498,180     2,508,117    4,006,297</text:span></text:p>
            <text:p><text:span text:style-name="T33">   2022        2,586,793     5,408,669    7,995,462</text:span></text:p>
            <text:p><text:span text:style-name="T33">   2023        1,551,030     3,034,462    4,585,492</text:span></text:p>
            <text:p><text:span text:style-name="T33">   2024        1,086,919     3,180,506    4,267,425</text:span></text:p>
            <text:p><text:span text:style-name="T33">   2025          927,211     3,471,812    4,399,023</text:span></text:p>
            <text:p><text:span text:style-name="T33"> Thereafter            -   147,927,462  147,927,462</text:span></text:p>
            <text:p><text:span text:style-name="T33">---------------------------------------------------</text:span></text:p>
            <text:p><text:span text:style-name="T33">  Subtotal     7,650,133   165,531,028  173,181,161</text:span></text:p>
            <text:p><text:span text:style-name="T33">   Costs               -    -4,480,037   -4,480,037</text:span></text:p>
            <text:p><text:span text:style-name="T33">---------------------------------------------------</text:span></text:p>
            <text:p><text:span text:style-name="T33">   Total       7,650,133   161,050,991  168,701,124</text:span></text:p>
          </table:table-cell>
          <table:covered-table-cell table:number-columns-repeated="2" table:style-name="Default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2">
          <table:table-cell table:style-name="ce698" table:number-columns-repeated="2"/>
          <table:table-cell table:style-name="ce733"/>
          <table:table-cell table:style-name="ce698" table:number-columns-repeated="3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14">
          <table:table-cell table:style-name="ce698" table:number-columns-repeated="2"/>
          <table:table-cell table:style-name="ce733" office:value-type="float" office:value="2021" calcext:value-type="float">
            <text:p>2021</text:p>
          </table:table-cell>
          <table:table-cell table:style-name="ce761" office:value-type="string" calcext:value-type="string" table:number-columns-spanned="3" table:number-rows-spanned="1">
            <text:p><text:span text:style-name="T33">  June 30     RSED Total     LDC Total   RSEA Total</text:span></text:p>
            <text:p><text:span text:style-name="T33">---------------------------------------------------</text:span></text:p>
            <text:p><text:span text:style-name="T33">     2022      2,890,204     5,408,669    8,298,873</text:span></text:p>
            <text:p><text:span text:style-name="T33">     2023      1,548,026     4,028,136    5,576,162</text:span></text:p>
            <text:p><text:span text:style-name="T33">     2024      1,083,731     3,445,507    4,529,238</text:span></text:p>
            <text:p><text:span text:style-name="T33">     2025        884,892     3,746,812    4,631,704</text:span></text:p>
            <text:p><text:span text:style-name="T33">     2026        160,989     4,123,391    4,284,380</text:span></text:p>
            <text:p><text:span text:style-name="T33">  Thereafter           -    71,184,066  171,184,066</text:span></text:p>
            <text:p><text:span text:style-name="T33">---------------------------------------------------</text:span></text:p>
            <text:p><text:span text:style-name="T33">   Subtotal    6,567,842   191,936,581  198,504,423</text:span></text:p>
            <text:p><text:span text:style-name="T33">    Costs              -    -2,088,378   -2,088,378</text:span></text:p>
            <text:p><text:span text:style-name="T33">---------------------------------------------------</text:span></text:p>
            <text:p><text:span text:style-name="T33">    Total       ,567,842   189,848,203  196,416,045  </text:span></text:p>
          </table:table-cell>
          <table:covered-table-cell table:number-columns-repeated="2" table:style-name="Default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2">
          <table:table-cell table:style-name="ce698" table:number-columns-repeated="2"/>
          <table:table-cell table:style-name="ce733"/>
          <table:table-cell table:style-name="ce698" table:number-columns-repeated="3"/>
          <table:table-cell table:style-name="ce819"/>
          <table:table-cell table:style-name="ce829"/>
          <table:table-cell table:style-name="ce788"/>
          <table:table-cell table:number-columns-repeated="16375"/>
        </table:table-row>
        <table:table-row table:style-name="ro14">
          <table:table-cell table:style-name="ce699" table:number-columns-repeated="2"/>
          <table:table-cell table:style-name="ce734" office:value-type="float" office:value="2022" calcext:value-type="float">
            <text:p>2022</text:p>
          </table:table-cell>
          <table:table-cell table:style-name="ce762" office:value-type="string" calcext:value-type="string" table:number-columns-spanned="3" table:number-rows-spanned="1">
            <text:p><text:span text:style-name="T33">  June 30     RSED Total      LDC Total   RSEA Total</text:span></text:p>
            <text:p><text:span text:style-name="T33">----------------------------------------------------</text:span></text:p>
            <text:p><text:span text:style-name="T33">     2023        367,408      4,179,462    4,546,870</text:span></text:p>
            <text:p><text:span text:style-name="T33">     2024        675,198      7,055,507    7,730,705</text:span></text:p>
            <text:p><text:span text:style-name="T33">     2025        393,029      4,656,812    5,049,841</text:span></text:p>
            <text:p><text:span text:style-name="T33">     2026         14,661      5,033,392    5,048,053</text:span></text:p>
            <text:p><text:span text:style-name="T33">     2027              -      5,235,256    5,235,256</text:span></text:p>
            <text:p><text:span text:style-name="T33">  Thereafter           -    158,463,810  158,463,810</text:span></text:p>
            <text:p><text:span text:style-name="T33">----------------------------------------------------</text:span></text:p>
            <text:p><text:span text:style-name="T33">   Subtotal    1,450,296    184,624,239  186,074,535</text:span></text:p>
            <text:p><text:span text:style-name="T33">    Costs              -        476,031      476,031</text:span></text:p>
            <text:p><text:span text:style-name="T33">----------------------------------------------------</text:span></text:p>
            <text:p><text:span text:style-name="T33">    Total      1,450,296    185,100,270  186,550,566</text:span></text:p>
          </table:table-cell>
          <table:covered-table-cell table:number-columns-repeated="2" table:style-name="ce711"/>
          <table:table-cell table:style-name="ce820"/>
          <table:table-cell table:style-name="ce830"/>
          <table:table-cell table:style-name="ce788"/>
          <table:table-cell table:number-columns-repeated="16375"/>
        </table:table-row>
        <table:table-row table:style-name="ro2">
          <table:table-cell table:style-name="ce691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714"/>
          <table:table-cell table:style-name="ce763" table:number-columns-spanned="3" table:number-rows-spanned="1"/>
          <table:covered-table-cell table:number-columns-repeated="2" table:style-name="ce714"/>
          <table:table-cell table:style-name="ce821" table:number-columns-repeated="2"/>
          <table:table-cell table:style-name="ce763"/>
          <table:table-cell table:number-columns-repeated="16375"/>
        </table:table-row>
        <table:table-row table:style-name="ro17">
          <table:table-cell table:style-name="ce700" table:number-columns-repeated="3"/>
          <table:table-cell table:style-name="ce764" table:number-columns-spanned="3" table:number-rows-spanned="1"/>
          <table:covered-table-cell table:number-columns-repeated="2" table:style-name="ce711"/>
          <table:table-cell table:style-name="ce700" table:number-columns-repeated="2"/>
          <table:table-cell table:style-name="ce857"/>
          <table:table-cell table:number-columns-repeated="16375"/>
        </table:table-row>
        <table:table-row table:style-name="ro2">
          <table:table-cell table:style-name="ce701" office:value-type="string" calcext:value-type="string" table:number-columns-spanned="2" table:number-rows-spanned="1">
            <text:p>Private Donations &amp; Grants</text:p>
          </table:table-cell>
          <table:covered-table-cell table:style-name="ce711"/>
          <table:table-cell table:style-name="ce735"/>
          <table:table-cell table:style-name="ce765" table:number-columns-spanned="3" table:number-rows-spanned="1"/>
          <table:covered-table-cell table:number-columns-repeated="2" table:style-name="ce711"/>
          <table:table-cell table:style-name="ce735" table:number-columns-repeated="2"/>
          <table:table-cell table:style-name="ce858"/>
          <table:table-cell table:number-columns-repeated="16375"/>
        </table:table-row>
        <table:table-row table:style-name="ro17">
          <table:table-cell table:style-name="ce700" table:number-columns-repeated="3"/>
          <table:table-cell table:style-name="ce764" table:number-columns-spanned="3" table:number-rows-spanned="1"/>
          <table:covered-table-cell table:number-columns-repeated="2" table:style-name="ce711"/>
          <table:table-cell table:style-name="ce700" table:number-columns-repeated="2"/>
          <table:table-cell table:style-name="ce857"/>
          <table:table-cell table:number-columns-repeated="16375"/>
        </table:table-row>
        <table:table-row table:style-name="ro2">
          <table:table-cell table:style-name="ce701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711"/>
          <table:table-cell table:style-name="ce735" table:number-columns-repeated="5"/>
          <table:table-cell table:style-name="ce765"/>
          <table:table-cell table:number-columns-repeated="16375"/>
        </table:table-row>
        <table:table-row table:style-name="ro2">
          <table:table-cell table:style-name="ce702" office:value-type="string" calcext:value-type="string">
            <text:p>RMS</text:p>
          </table:table-cell>
          <table:table-cell table:style-name="ce694" office:value-type="string" calcext:value-type="string">
            <text:p>LLC1</text:p>
          </table:table-cell>
          <table:table-cell table:style-name="ce690" office:value-type="string" calcext:value-type="string">
            <text:p>Mateo Sheedy</text:p>
          </table:table-cell>
          <table:table-cell table:style-name="ce766" office:value-type="string" calcext:value-type="string">
            <text:p>Assessed valuation</text:p>
          </table:table-cell>
          <table:table-cell table:style-name="ce766" office:value-type="string" calcext:value-type="string">
            <text:p>Plat map</text:p>
          </table:table-cell>
          <table:table-cell table:style-name="ce766" office:value-type="string" calcext:value-type="string">
            <text:p>Aerial photo</text:p>
          </table:table-cell>
          <table:table-cell table:style-name="ce694" office:value-type="string" calcext:value-type="string">
            <text:p>Opened 2007</text:p>
          </table:table-cell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SSP</text:p>
          </table:table-cell>
          <table:table-cell table:style-name="ce694" office:value-type="string" calcext:value-type="string">
            <text:p>LLC2</text:p>
          </table:table-cell>
          <table:table-cell table:style-name="ce690" office:value-type="string" calcext:value-type="string">
            <text:p>Sí Se Puede</text:p>
          </table:table-cell>
          <table:table-cell table:style-name="ce766" office:value-type="string" calcext:value-type="string">
            <text:p>Assessed valuation</text:p>
          </table:table-cell>
          <table:table-cell table:style-name="ce766" office:value-type="string" calcext:value-type="string">
            <text:p>Plat map</text:p>
          </table:table-cell>
          <table:table-cell table:style-name="ce766" office:value-type="string" calcext:value-type="string">
            <text:p>Aerial photo</text:p>
          </table:table-cell>
          <table:table-cell table:style-name="ce694" office:value-type="string" calcext:value-type="string">
            <text:p>Opened 2009</text:p>
          </table:table-cell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LS</text:p>
          </table:table-cell>
          <table:table-cell table:style-name="ce694" office:value-type="string" calcext:value-type="string">
            <text:p>LLC3</text:p>
          </table:table-cell>
          <table:table-cell table:style-name="ce690" office:value-type="string" calcext:value-type="string">
            <text:p>Los Sueños</text:p>
          </table:table-cell>
          <table:table-cell table:style-name="ce766" office:value-type="string" calcext:value-type="string">
            <text:p>Assessed valuation</text:p>
          </table:table-cell>
          <table:table-cell table:style-name="ce766" office:value-type="string" calcext:value-type="string">
            <text:p>Plat map</text:p>
          </table:table-cell>
          <table:table-cell table:style-name="ce766" office:value-type="string" calcext:value-type="string">
            <text:p>Aerial photo</text:p>
          </table:table-cell>
          <table:table-cell table:style-name="ce694" office:value-type="string" calcext:value-type="string">
            <text:p>Opened 2010</text:p>
          </table:table-cell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OMO</text:p>
          </table:table-cell>
          <table:table-cell table:style-name="ce694" office:value-type="string" calcext:value-type="string">
            <text:p>LLC4</text:p>
          </table:table-cell>
          <table:table-cell table:style-name="ce690" office:value-type="string" calcext:value-type="string">
            <text:p>Mosaic Elementary</text:p>
          </table:table-cell>
          <table:table-cell table:style-name="ce766" office:value-type="string" calcext:value-type="string">
            <text:p>Assessed valuation</text:p>
          </table:table-cell>
          <table:table-cell table:style-name="ce766" office:value-type="string" calcext:value-type="string">
            <text:p>Plat map</text:p>
          </table:table-cell>
          <table:table-cell table:style-name="ce766" office:value-type="string" calcext:value-type="string">
            <text:p>Aerial photo</text:p>
          </table:table-cell>
          <table:table-cell table:style-name="ce694" office:value-type="string" calcext:value-type="string">
            <text:p>Opened 2011</text:p>
          </table:table-cell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DP</text:p>
          </table:table-cell>
          <table:table-cell table:style-name="ce694" office:value-type="string" calcext:value-type="string">
            <text:p>LLC5</text:p>
          </table:table-cell>
          <table:table-cell table:style-name="ce690" office:value-type="string" calcext:value-type="string">
            <text:p>Discovery Prep</text:p>
          </table:table-cell>
          <table:table-cell table:style-name="ce766" office:value-type="string" calcext:value-type="string">
            <text:p>Assessed valuation</text:p>
          </table:table-cell>
          <table:table-cell table:style-name="ce766" office:value-type="string" calcext:value-type="string">
            <text:p>Plat map</text:p>
          </table:table-cell>
          <table:table-cell table:style-name="ce766" office:value-type="string" calcext:value-type="string">
            <text:p>Aerial photo</text:p>
          </table:table-cell>
          <table:table-cell table:style-name="ce694" office:value-type="string" calcext:value-type="string">
            <text:p>Opened 2011</text:p>
          </table:table-cell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BM</text:p>
          </table:table-cell>
          <table:table-cell table:style-name="ce694" office:value-type="string" calcext:value-type="string">
            <text:p>LLC11</text:p>
          </table:table-cell>
          <table:table-cell table:style-name="ce690" office:value-type="string" calcext:value-type="string">
            <text:p>Brilliant Minds</text:p>
          </table:table-cell>
          <table:table-cell table:style-name="ce766" office:value-type="string" calcext:value-type="string">
            <text:p>Assessed valuation</text:p>
          </table:table-cell>
          <table:table-cell table:style-name="ce766" office:value-type="string" calcext:value-type="string">
            <text:p>Plat map</text:p>
          </table:table-cell>
          <table:table-cell table:style-name="ce766" office:value-type="string" calcext:value-type="string">
            <text:p>Aerial photo</text:p>
          </table:table-cell>
          <table:table-cell table:style-name="ce694" office:value-type="string" calcext:value-type="string">
            <text:p>Opened 2012</text:p>
          </table:table-cell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SA</text:p>
          </table:table-cell>
          <table:table-cell table:style-name="ce694" office:value-type="string" calcext:value-type="string">
            <text:p>LLC8</text:p>
          </table:table-cell>
          <table:table-cell table:style-name="ce690" office:value-type="string" calcext:value-type="string">
            <text:p>Alma Academy</text:p>
          </table:table-cell>
          <table:table-cell table:style-name="ce766" office:value-type="string" calcext:value-type="string">
            <text:p>Assessed valuation</text:p>
          </table:table-cell>
          <table:table-cell table:style-name="ce766" office:value-type="string" calcext:value-type="string">
            <text:p>Plat map</text:p>
          </table:table-cell>
          <table:table-cell table:style-name="ce766" office:value-type="string" calcext:value-type="string">
            <text:p>Aerial photo</text:p>
          </table:table-cell>
          <table:table-cell table:style-name="ce694" office:value-type="string" calcext:value-type="string">
            <text:p>Opened 2012</text:p>
          </table:table-cell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SK</text:p>
          </table:table-cell>
          <table:table-cell table:style-name="ce694" office:value-type="string" calcext:value-type="string">
            <text:p>LLC10</text:p>
          </table:table-cell>
          <table:table-cell table:style-name="ce690" office:value-type="string" calcext:value-type="string">
            <text:p>Spark Academy</text:p>
          </table:table-cell>
          <table:table-cell table:style-name="ce766" office:value-type="string" calcext:value-type="string">
            <text:p>[Leased]</text:p>
          </table:table-cell>
          <table:table-cell table:style-name="ce766" office:value-type="string" calcext:value-type="string">
            <text:p>Plat map</text:p>
          </table:table-cell>
          <table:table-cell table:style-name="ce766" office:value-type="string" calcext:value-type="string">
            <text:p>Aerial photo</text:p>
          </table:table-cell>
          <table:table-cell table:style-name="ce694" office:value-type="string" calcext:value-type="string">
            <text:p>Opened 2013</text:p>
          </table:table-cell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FZ</text:p>
          </table:table-cell>
          <table:table-cell table:style-name="ce694" office:value-type="string" calcext:value-type="string">
            <text:p>LLC12</text:p>
          </table:table-cell>
          <table:table-cell table:style-name="ce690" office:value-type="string" calcext:value-type="string">
            <text:p>Fuerza</text:p>
          </table:table-cell>
          <table:table-cell table:style-name="ce766" office:value-type="string" calcext:value-type="string">
            <text:p>Assessed valuation</text:p>
          </table:table-cell>
          <table:table-cell table:style-name="ce766" office:value-type="string" calcext:value-type="string">
            <text:p>Plat map</text:p>
          </table:table-cell>
          <table:table-cell table:style-name="ce766" office:value-type="string" calcext:value-type="string">
            <text:p>Aerial photo</text:p>
          </table:table-cell>
          <table:table-cell table:style-name="ce694" office:value-type="string" calcext:value-type="string">
            <text:p>Opened 2014</text:p>
          </table:table-cell>
          <table:table-cell table:style-name="ce697"/>
          <table:table-cell table:number-columns-repeated="16376"/>
        </table:table-row>
        <table:table-row table:style-name="ro2">
          <table:table-cell table:style-name="ce703" office:value-type="string" calcext:value-type="string">
            <text:p>RRS</text:p>
          </table:table-cell>
          <table:table-cell table:style-name="ce716" office:value-type="string" calcext:value-type="string">
            <text:p>LLC16</text:p>
          </table:table-cell>
          <table:table-cell table:style-name="ce736" office:value-type="string" calcext:value-type="string">
            <text:p>Rising Stars</text:p>
          </table:table-cell>
          <table:table-cell table:style-name="ce767" office:value-type="string" calcext:value-type="string">
            <text:p>Assessed valuation</text:p>
          </table:table-cell>
          <table:table-cell table:style-name="ce767" office:value-type="string" calcext:value-type="string">
            <text:p>Plat map</text:p>
          </table:table-cell>
          <table:table-cell table:style-name="ce767" office:value-type="string" calcext:value-type="string">
            <text:p>Aerial photo</text:p>
          </table:table-cell>
          <table:table-cell table:style-name="ce716" office:value-type="string" calcext:value-type="string">
            <text:p>Opened 2016</text:p>
          </table:table-cell>
          <table:table-cell table:style-name="ce700"/>
          <table:table-cell table:number-columns-repeated="16376"/>
        </table:table-row>
        <table:table-row table:style-name="ro2">
          <table:table-cell table:style-name="ce701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711"/>
          <table:table-cell table:style-name="ce768" office:value-type="string" calcext:value-type="string">
            <text:p>Initial</text:p>
          </table:table-cell>
          <table:table-cell table:style-name="ce768" office:value-type="string" calcext:value-type="string">
            <text:p>Renewal</text:p>
          </table:table-cell>
          <table:table-cell table:style-name="ce768" office:value-type="string" calcext:value-type="string" table:number-columns-spanned="3" table:number-rows-spanned="1">
            <text:p>Renewal</text:p>
          </table:table-cell>
          <table:covered-table-cell table:number-columns-repeated="2" table:style-name="ce711"/>
          <table:table-cell table:style-name="ce858" office:value-type="string" calcext:value-type="string">
            <text:p>submitted ≠ opened</text:p>
          </table:table-cell>
          <table:table-cell table:number-columns-repeated="16375"/>
        </table:table-row>
        <table:table-row table:style-name="ro2">
          <table:table-cell table:style-name="ce704" office:value-type="string" calcext:value-type="string">
            <text:p>RMS</text:p>
          </table:table-cell>
          <table:table-cell table:style-name="ce717" office:value-type="string" calcext:value-type="string">
            <text:p>LLC1</text:p>
          </table:table-cell>
          <table:table-cell table:style-name="ce737" office:value-type="string" calcext:value-type="string">
            <text:p>Mateo Sheedy</text:p>
          </table:table-cell>
          <table:table-cell table:style-name="ce769" office:value-type="string" calcext:value-type="string">
            <text:p>2006</text:p>
          </table:table-cell>
          <table:table-cell table:style-name="ce769" office:value-type="string" calcext:value-type="string">
            <text:p>2009</text:p>
          </table:table-cell>
          <table:table-cell table:style-name="ce769" office:value-type="string" calcext:value-type="string">
            <text:p>2015</text:p>
          </table:table-cell>
          <table:table-cell table:style-name="ce769" office:value-type="string" calcext:value-type="string">
            <text:p>2019</text:p>
          </table:table-cell>
          <table:table-cell table:style-name="ce831"/>
          <table:table-cell table:number-columns-repeated="16376"/>
        </table:table-row>
        <table:table-row table:style-name="ro2">
          <table:table-cell table:style-name="ce702" office:value-type="string" calcext:value-type="string">
            <text:p>RSSP</text:p>
          </table:table-cell>
          <table:table-cell table:style-name="ce694" office:value-type="string" calcext:value-type="string">
            <text:p>LLC2</text:p>
          </table:table-cell>
          <table:table-cell table:style-name="ce690" office:value-type="string" calcext:value-type="string">
            <text:p>Sí Se Puede</text:p>
          </table:table-cell>
          <table:table-cell table:style-name="ce770" office:value-type="string" calcext:value-type="string">
            <text:p>2008</text:p>
          </table:table-cell>
          <table:table-cell table:style-name="ce770" office:value-type="string" calcext:value-type="string">
            <text:p>2011</text:p>
          </table:table-cell>
          <table:table-cell table:style-name="ce770" office:value-type="string" calcext:value-type="string">
            <text:p>2016</text:p>
          </table:table-cell>
          <table:table-cell table:style-name="ce758" office:value-type="string" calcext:value-type="string">
            <text:p>(est.2023)</text:p>
          </table:table-cell>
          <table:table-cell table:style-name="ce697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702" office:value-type="string" calcext:value-type="string">
            <text:p>RLS</text:p>
          </table:table-cell>
          <table:table-cell table:style-name="ce694" office:value-type="string" calcext:value-type="string">
            <text:p>LLC3</text:p>
          </table:table-cell>
          <table:table-cell table:style-name="ce690" office:value-type="string" calcext:value-type="string">
            <text:p>Los Sueños</text:p>
          </table:table-cell>
          <table:table-cell table:style-name="ce770" office:value-type="string" calcext:value-type="string">
            <text:p>2009</text:p>
          </table:table-cell>
          <table:table-cell table:style-name="ce770" office:value-type="string" calcext:value-type="string">
            <text:p>2015</text:p>
          </table:table-cell>
          <table:table-cell table:style-name="ce770" office:value-type="string" calcext:value-type="string">
            <text:p>2020</text:p>
          </table:table-cell>
          <table:table-cell table:style-name="ce758" office:value-type="string" calcext:value-type="string">
            <text:p>(est. 2027)</text:p>
          </table:table-cell>
          <table:table-cell table:style-name="ce697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702" office:value-type="string" calcext:value-type="string">
            <text:p>ROMO</text:p>
          </table:table-cell>
          <table:table-cell table:style-name="ce694" office:value-type="string" calcext:value-type="string">
            <text:p>LLC4</text:p>
          </table:table-cell>
          <table:table-cell table:style-name="ce690" office:value-type="string" calcext:value-type="string">
            <text:p>Mosaic Elementary</text:p>
          </table:table-cell>
          <table:table-cell table:style-name="ce771" office:value-type="string" calcext:value-type="string">
            <text:p>2011</text:p>
          </table:table-cell>
          <table:table-cell table:style-name="ce771" office:value-type="string" calcext:value-type="string">
            <text:p>2016</text:p>
          </table:table-cell>
          <table:table-cell table:style-name="ce771"/>
          <table:table-cell table:style-name="ce822"/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DP</text:p>
          </table:table-cell>
          <table:table-cell table:style-name="ce694" office:value-type="string" calcext:value-type="string">
            <text:p>LLC5</text:p>
          </table:table-cell>
          <table:table-cell table:style-name="ce690" office:value-type="string" calcext:value-type="string">
            <text:p>Discovery Prep</text:p>
          </table:table-cell>
          <table:table-cell table:style-name="ce771" office:value-type="string" calcext:value-type="string">
            <text:p>2011</text:p>
          </table:table-cell>
          <table:table-cell table:style-name="ce771" office:value-type="string" calcext:value-type="string">
            <text:p>2016</text:p>
          </table:table-cell>
          <table:table-cell table:style-name="ce771"/>
          <table:table-cell table:style-name="ce822"/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BM</text:p>
          </table:table-cell>
          <table:table-cell table:style-name="ce694" office:value-type="string" calcext:value-type="string">
            <text:p>LLC11</text:p>
          </table:table-cell>
          <table:table-cell table:style-name="ce690" office:value-type="string" calcext:value-type="string">
            <text:p>Brilliant Minds</text:p>
          </table:table-cell>
          <table:table-cell table:style-name="ce771" office:value-type="string" calcext:value-type="string">
            <text:p>2012</text:p>
          </table:table-cell>
          <table:table-cell table:style-name="ce771" office:value-type="string" calcext:value-type="string">
            <text:p>2017</text:p>
          </table:table-cell>
          <table:table-cell table:style-name="ce771"/>
          <table:table-cell table:style-name="ce822"/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SA</text:p>
          </table:table-cell>
          <table:table-cell table:style-name="ce694" office:value-type="string" calcext:value-type="string">
            <text:p>LLC8</text:p>
          </table:table-cell>
          <table:table-cell table:style-name="ce690" office:value-type="string" calcext:value-type="string">
            <text:p>Alma Academy</text:p>
          </table:table-cell>
          <table:table-cell table:style-name="ce771" office:value-type="string" calcext:value-type="string">
            <text:p>2012</text:p>
          </table:table-cell>
          <table:table-cell table:style-name="ce771" office:value-type="string" calcext:value-type="string">
            <text:p>2017</text:p>
          </table:table-cell>
          <table:table-cell table:style-name="ce771"/>
          <table:table-cell table:style-name="ce822"/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SK</text:p>
          </table:table-cell>
          <table:table-cell table:style-name="ce694" office:value-type="string" calcext:value-type="string">
            <text:p>LLC10</text:p>
          </table:table-cell>
          <table:table-cell table:style-name="ce690" office:value-type="string" calcext:value-type="string">
            <text:p>Spark Academy</text:p>
          </table:table-cell>
          <table:table-cell table:style-name="ce771" office:value-type="string" calcext:value-type="string">
            <text:p>2013</text:p>
          </table:table-cell>
          <table:table-cell table:style-name="ce771" office:value-type="string" calcext:value-type="string">
            <text:p>2018</text:p>
          </table:table-cell>
          <table:table-cell table:style-name="ce771"/>
          <table:table-cell table:style-name="ce822"/>
          <table:table-cell table:style-name="ce697"/>
          <table:table-cell table:number-columns-repeated="16376"/>
        </table:table-row>
        <table:table-row table:style-name="ro2">
          <table:table-cell table:style-name="ce702" office:value-type="string" calcext:value-type="string">
            <text:p>RFZ</text:p>
          </table:table-cell>
          <table:table-cell table:style-name="ce694" office:value-type="string" calcext:value-type="string">
            <text:p>LLC12</text:p>
          </table:table-cell>
          <table:table-cell table:style-name="ce690" office:value-type="string" calcext:value-type="string">
            <text:p>Fuerza</text:p>
          </table:table-cell>
          <table:table-cell table:style-name="ce771" office:value-type="string" calcext:value-type="string">
            <text:p>2014</text:p>
          </table:table-cell>
          <table:table-cell table:style-name="ce771" office:value-type="string" calcext:value-type="string">
            <text:p>2018</text:p>
          </table:table-cell>
          <table:table-cell table:style-name="ce771"/>
          <table:table-cell table:style-name="ce822"/>
          <table:table-cell table:style-name="ce697"/>
          <table:table-cell table:number-columns-repeated="16376"/>
        </table:table-row>
        <table:table-row table:style-name="ro2">
          <table:table-cell table:style-name="ce703" office:value-type="string" calcext:value-type="string">
            <text:p>RRS</text:p>
          </table:table-cell>
          <table:table-cell table:style-name="ce716" office:value-type="string" calcext:value-type="string">
            <text:p>LLC16</text:p>
          </table:table-cell>
          <table:table-cell table:style-name="ce736" office:value-type="string" calcext:value-type="string">
            <text:p>Rising Stars</text:p>
          </table:table-cell>
          <table:table-cell table:style-name="ce772" office:value-type="string" calcext:value-type="string">
            <text:p>2016</text:p>
          </table:table-cell>
          <table:table-cell table:style-name="ce772" office:value-type="string" calcext:value-type="string">
            <text:p>2021</text:p>
          </table:table-cell>
          <table:table-cell table:style-name="ce772"/>
          <table:table-cell table:style-name="ce823"/>
          <table:table-cell table:style-name="ce700"/>
          <table:table-cell table:number-columns-repeated="16376"/>
        </table:table-row>
        <table:table-row table:style-name="ro5">
          <table:table-cell table:style-name="ce691" office:value-type="string" calcext:value-type="string">
            <text:p>SB740 lease payments</text:p>
          </table:table-cell>
          <table:table-cell table:style-name="ce718" office:value-type="string" calcext:value-type="string">
            <text:p>Year</text:p>
          </table:table-cell>
          <table:table-cell table:style-name="ce722" office:value-type="string" calcext:value-type="string">
            <text:p>Charter School</text:p>
          </table:table-cell>
          <table:table-cell table:style-name="ce773" office:value-type="string" calcext:value-type="string">
            <text:p>Initial Apportionment</text:p>
          </table:table-cell>
          <table:table-cell table:style-name="ce773" office:value-type="string" calcext:value-type="string">
            <text:p>Second Apportionment</text:p>
          </table:table-cell>
          <table:table-cell table:style-name="ce773" office:value-type="string" calcext:value-type="string">
            <text:p>True-up Disbursement or</text:p>
            <text:p>Third Apportionment</text:p>
          </table:table-cell>
          <table:table-cell table:style-name="ce773" office:value-type="string" calcext:value-type="string">
            <text:p>Total Awarded</text:p>
          </table:table-cell>
          <table:table-cell table:style-name="ce773" office:value-type="string" calcext:value-type="string">
            <text:p>Annual Total</text:p>
          </table:table-cell>
          <table:table-cell table:style-name="ce773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/>
          <table:table-cell table:style-name="ce719" office:value-type="string" calcext:value-type="string" table:number-columns-spanned="1" table:number-rows-spanned="9">
            <text:p>2012-13</text:p>
          </table:table-cell>
          <table:table-cell table:style-name="ce738" office:value-type="string" calcext:value-type="string">
            <text:p>Rocketship Alma Academy</text:p>
          </table:table-cell>
          <table:table-cell table:style-name="ce774" office:value-type="currency" office:currency="USD" office:value="342285" calcext:value-type="currency">
            <text:p>$342,285</text:p>
          </table:table-cell>
          <table:table-cell table:style-name="ce799" table:number-columns-repeated="2"/>
          <table:table-cell table:style-name="ce774" office:value-type="currency" office:currency="USD" office:value="342285" calcext:value-type="currency">
            <text:p>$342,285</text:p>
          </table:table-cell>
          <table:table-cell table:style-name="ce832"/>
          <table:table-cell table:style-name="ce859"/>
          <table:table-cell table:number-columns-repeated="16375"/>
        </table:table-row>
        <table:table-row table:style-name="ro2">
          <table:table-cell/>
          <table:covered-table-cell/>
          <table:table-cell table:style-name="ce738" office:value-type="string" calcext:value-type="string">
            <text:p>Rocketship Brilliant Minds</text:p>
          </table:table-cell>
          <table:table-cell table:style-name="ce774" office:value-type="currency" office:currency="USD" office:value="114208" calcext:value-type="currency">
            <text:p>$114,208</text:p>
          </table:table-cell>
          <table:table-cell table:style-name="ce799" table:number-columns-repeated="2"/>
          <table:table-cell table:style-name="ce774" office:value-type="currency" office:currency="USD" office:value="114208" calcext:value-type="currency">
            <text:p>$114,208</text:p>
          </table:table-cell>
          <table:table-cell table:style-name="ce832"/>
          <table:table-cell table:style-name="ce859"/>
          <table:table-cell table:number-columns-repeated="16375"/>
        </table:table-row>
        <table:table-row table:style-name="ro2">
          <table:table-cell/>
          <table:covered-table-cell/>
          <table:table-cell table:style-name="ce738" office:value-type="string" calcext:value-type="string">
            <text:p>Rocketship Discovery Prep</text:p>
          </table:table-cell>
          <table:table-cell table:style-name="ce774" office:value-type="currency" office:currency="USD" office:value="228253" calcext:value-type="currency">
            <text:p>$228,253</text:p>
          </table:table-cell>
          <table:table-cell table:style-name="ce799" table:number-columns-repeated="2"/>
          <table:table-cell table:style-name="ce774" office:value-type="currency" office:currency="USD" office:value="228253" calcext:value-type="currency">
            <text:p>$228,253</text:p>
          </table:table-cell>
          <table:table-cell table:style-name="ce832"/>
          <table:table-cell table:style-name="ce859"/>
          <table:table-cell table:number-columns-repeated="16375"/>
        </table:table-row>
        <table:table-row table:style-name="ro2">
          <table:table-cell/>
          <table:covered-table-cell/>
          <table:table-cell table:style-name="ce739" office:value-type="string" calcext:value-type="string">
            <text:p>Rocketship Fuerza Community Prep</text:p>
          </table:table-cell>
          <table:table-cell table:style-name="ce775" table:number-columns-repeated="4"/>
          <table:table-cell table:style-name="ce833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table:style-name="ce738" office:value-type="string" calcext:value-type="string">
            <text:p>Rocketship Los Sueños</text:p>
          </table:table-cell>
          <table:table-cell table:style-name="ce774" office:value-type="currency" office:currency="USD" office:value="187024" calcext:value-type="currency">
            <text:p>$187,024</text:p>
          </table:table-cell>
          <table:table-cell table:style-name="ce799" table:number-columns-repeated="2"/>
          <table:table-cell table:style-name="ce774" office:value-type="currency" office:currency="USD" office:value="187024" calcext:value-type="currency">
            <text:p>$187,024</text:p>
          </table:table-cell>
          <table:table-cell table:style-name="ce832"/>
          <table:table-cell table:style-name="ce859"/>
          <table:table-cell table:number-columns-repeated="16375"/>
        </table:table-row>
        <table:table-row table:style-name="ro2">
          <table:table-cell/>
          <table:covered-table-cell/>
          <table:table-cell table:style-name="ce738" office:value-type="string" calcext:value-type="string">
            <text:p>Rocketship Mateo Sheedy Elementary</text:p>
          </table:table-cell>
          <table:table-cell table:style-name="ce774" office:value-type="currency" office:currency="USD" office:value="160304" calcext:value-type="currency">
            <text:p>$160,304</text:p>
          </table:table-cell>
          <table:table-cell table:style-name="ce799" table:number-columns-repeated="2"/>
          <table:table-cell table:style-name="ce774" office:value-type="currency" office:currency="USD" office:value="160304" calcext:value-type="currency">
            <text:p>$160,304</text:p>
          </table:table-cell>
          <table:table-cell table:style-name="ce832"/>
          <table:table-cell table:style-name="ce859"/>
          <table:table-cell table:number-columns-repeated="16375"/>
        </table:table-row>
        <table:table-row table:style-name="ro2">
          <table:table-cell/>
          <table:covered-table-cell/>
          <table:table-cell table:style-name="ce738" office:value-type="string" calcext:value-type="string">
            <text:p>Rocketship Mosaic Elementary</text:p>
          </table:table-cell>
          <table:table-cell table:style-name="ce774" office:value-type="currency" office:currency="USD" office:value="227325" calcext:value-type="currency">
            <text:p>$227,325</text:p>
          </table:table-cell>
          <table:table-cell table:style-name="ce799" table:number-columns-repeated="2"/>
          <table:table-cell table:style-name="ce774" office:value-type="currency" office:currency="USD" office:value="227325" calcext:value-type="currency">
            <text:p>$227,325</text:p>
          </table:table-cell>
          <table:table-cell table:style-name="ce832"/>
          <table:table-cell table:style-name="ce859"/>
          <table:table-cell table:number-columns-repeated="16375"/>
        </table:table-row>
        <table:table-row table:style-name="ro2">
          <table:table-cell/>
          <table:covered-table-cell/>
          <table:table-cell table:style-name="ce740" office:value-type="string" calcext:value-type="string">
            <text:p>Rocketship Rising Stars</text:p>
          </table:table-cell>
          <table:table-cell table:style-name="ce775" table:number-columns-repeated="4"/>
          <table:table-cell table:style-name="ce834"/>
          <table:table-cell table:number-columns-repeated="16376"/>
        </table:table-row>
        <table:table-row table:style-name="ro2">
          <table:table-cell/>
          <table:covered-table-cell/>
          <table:table-cell table:style-name="ce738" office:value-type="string" calcext:value-type="string">
            <text:p>Rocketship Sí Se Puede Academy</text:p>
          </table:table-cell>
          <table:table-cell table:style-name="ce774" office:value-type="currency" office:currency="USD" office:value="213997" calcext:value-type="currency">
            <text:p>$213,997</text:p>
          </table:table-cell>
          <table:table-cell table:style-name="ce799" table:number-columns-repeated="2"/>
          <table:table-cell table:style-name="ce774" office:value-type="currency" office:currency="USD" office:value="213997" calcext:value-type="currency">
            <text:p>$213,997</text:p>
          </table:table-cell>
          <table:table-cell table:style-name="ce835"/>
          <table:table-cell table:style-name="ce859"/>
          <table:table-cell table:number-columns-repeated="16375"/>
        </table:table-row>
        <table:table-row table:style-name="ro2">
          <table:table-cell table:number-columns-repeated="2"/>
          <table:table-cell table:style-name="ce739" office:value-type="string" calcext:value-type="string">
            <text:p>Rocketship Spark Academy</text:p>
          </table:table-cell>
          <table:table-cell table:style-name="ce774" table:number-columns-repeated="4"/>
          <table:table-cell table:style-name="ce835"/>
          <table:table-cell table:style-name="ce859"/>
          <table:table-cell table:number-columns-repeated="16375"/>
        </table:table-row>
        <table:table-row table:style-name="ro2">
          <table:table-cell/>
          <table:table-cell table:style-name="ce720"/>
          <table:table-cell/>
          <table:table-cell table:style-name="ce776" table:number-columns-repeated="4"/>
          <table:table-cell table:style-name="ce836" table:formula="of:=SUM([.G114:.G123])" office:value-type="currency" office:currency="USD" office:value="1473396" calcext:value-type="currency">
            <text:p>$1,473,396</text:p>
          </table:table-cell>
          <table:table-cell table:style-name="ce860"/>
          <table:table-cell table:number-columns-repeated="16375"/>
        </table:table-row>
        <table:table-row table:style-name="ro2">
          <table:table-cell/>
          <table:table-cell table:style-name="ce720"/>
          <table:table-cell/>
          <table:table-cell table:style-name="ce776" table:number-columns-repeated="4"/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table-cell table:style-name="ce721" office:value-type="string" calcext:value-type="string" table:number-columns-spanned="1" table:number-rows-spanned="10">
            <text:p>2013-14</text:p>
          </table:table-cell>
          <table:table-cell office:value-type="string" calcext:value-type="string">
            <text:p>Rocketship Alma Academy</text:p>
          </table:table-cell>
          <table:table-cell table:style-name="ce776" office:value-type="currency" office:currency="USD" office:value="171143" calcext:value-type="currency">
            <text:p>$171,143</text:p>
          </table:table-cell>
          <table:table-cell table:style-name="ce776" office:value-type="currency" office:currency="USD" office:value="85571" calcext:value-type="currency">
            <text:p>$85,571</text:p>
          </table:table-cell>
          <table:table-cell table:style-name="ce776" office:value-type="currency" office:currency="USD" office:value="153123.5" calcext:value-type="currency">
            <text:p>$153,124</text:p>
          </table:table-cell>
          <table:table-cell table:style-name="ce776" office:value-type="currency" office:currency="USD" office:value="409837.5" calcext:value-type="currency">
            <text:p>$409,838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table:style-name="ce776" office:value-type="currency" office:currency="USD" office:value="25762" calcext:value-type="currency">
            <text:p>$25,762</text:p>
          </table:table-cell>
          <table:table-cell table:style-name="ce776" office:value-type="currency" office:currency="USD" office:value="12881" calcext:value-type="currency">
            <text:p>$12,881</text:p>
          </table:table-cell>
          <table:table-cell table:style-name="ce776" office:value-type="currency" office:currency="USD" office:value="72525.51" calcext:value-type="currency">
            <text:p>$72,526</text:p>
          </table:table-cell>
          <table:table-cell table:style-name="ce776" office:value-type="currency" office:currency="USD" office:value="111168.51" calcext:value-type="currency">
            <text:p>$111,169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776" office:value-type="currency" office:currency="USD" office:value="226800" calcext:value-type="currency">
            <text:p>$226,800</text:p>
          </table:table-cell>
          <table:table-cell table:style-name="ce776" office:value-type="currency" office:currency="USD" office:value="113400" calcext:value-type="currency">
            <text:p>$113,400</text:p>
          </table:table-cell>
          <table:table-cell table:style-name="ce776" office:value-type="currency" office:currency="USD" office:value="122370" calcext:value-type="currency">
            <text:p>$122,370</text:p>
          </table:table-cell>
          <table:table-cell table:style-name="ce776" office:value-type="currency" office:currency="USD" office:value="462570" calcext:value-type="currency">
            <text:p>$462,570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table:style-name="ce741" office:value-type="string" calcext:value-type="string">
            <text:p>Rocketship Fuerza Community Prep</text:p>
          </table:table-cell>
          <table:table-cell table:number-columns-repeated="4"/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table:style-name="ce776" office:value-type="currency" office:currency="USD" office:value="229290" calcext:value-type="currency">
            <text:p>$229,290</text:p>
          </table:table-cell>
          <table:table-cell table:style-name="ce776" office:value-type="currency" office:currency="USD" office:value="114645" calcext:value-type="currency">
            <text:p>$114,645</text:p>
          </table:table-cell>
          <table:table-cell table:style-name="ce776" office:value-type="currency" office:currency="USD" office:value="104947.5" calcext:value-type="currency">
            <text:p>$104,948</text:p>
          </table:table-cell>
          <table:table-cell table:style-name="ce776" office:value-type="currency" office:currency="USD" office:value="448882.5" calcext:value-type="currency">
            <text:p>$448,883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table:style-name="ce776" office:value-type="currency" office:currency="USD" office:value="215857" calcext:value-type="currency">
            <text:p>$215,857</text:p>
          </table:table-cell>
          <table:table-cell table:style-name="ce776" office:value-type="currency" office:currency="USD" office:value="107928" calcext:value-type="currency">
            <text:p>$107,928</text:p>
          </table:table-cell>
          <table:table-cell table:style-name="ce776" office:value-type="currency" office:currency="USD" office:value="120830" calcext:value-type="currency">
            <text:p>$120,830</text:p>
          </table:table-cell>
          <table:table-cell table:style-name="ce776" office:value-type="currency" office:currency="USD" office:value="444615" calcext:value-type="currency">
            <text:p>$444,615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776" office:value-type="currency" office:currency="USD" office:value="227977" calcext:value-type="currency">
            <text:p>$227,977</text:p>
          </table:table-cell>
          <table:table-cell table:style-name="ce776" office:value-type="currency" office:currency="USD" office:value="113988" calcext:value-type="currency">
            <text:p>$113,988</text:p>
          </table:table-cell>
          <table:table-cell table:style-name="ce776" office:value-type="currency" office:currency="USD" office:value="106077.5" calcext:value-type="currency">
            <text:p>$106,078</text:p>
          </table:table-cell>
          <table:table-cell table:style-name="ce776" office:value-type="currency" office:currency="USD" office:value="448042.5" calcext:value-type="currency">
            <text:p>$448,043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table:style-name="ce742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776" office:value-type="currency" office:currency="USD" office:value="194861" calcext:value-type="currency">
            <text:p>$194,861</text:p>
          </table:table-cell>
          <table:table-cell table:style-name="ce776" office:value-type="currency" office:currency="USD" office:value="97430" calcext:value-type="currency">
            <text:p>$97,430</text:p>
          </table:table-cell>
          <table:table-cell table:style-name="ce776" office:value-type="currency" office:currency="USD" office:value="162486.5" calcext:value-type="currency">
            <text:p>$162,487</text:p>
          </table:table-cell>
          <table:table-cell table:style-name="ce776" office:value-type="currency" office:currency="USD" office:value="454777.5" calcext:value-type="currency">
            <text:p>$454,778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776" office:value-type="currency" office:currency="USD" office:value="201000" calcext:value-type="currency">
            <text:p>$201,000</text:p>
          </table:table-cell>
          <table:table-cell table:style-name="ce776" office:value-type="currency" office:currency="USD" office:value="100500" calcext:value-type="currency">
            <text:p>$100,500</text:p>
          </table:table-cell>
          <table:table-cell table:style-name="ce776" office:value-type="currency" office:currency="USD" office:value="90120" calcext:value-type="currency">
            <text:p>$90,120</text:p>
          </table:table-cell>
          <table:table-cell table:style-name="ce776" office:value-type="currency" office:currency="USD" office:value="391620" calcext:value-type="currency">
            <text:p>$391,620</text:p>
          </table:table-cell>
          <table:table-cell table:style-name="ce780"/>
          <table:table-cell table:style-name="ce859"/>
          <table:table-cell table:number-columns-repeated="16375"/>
        </table:table-row>
        <table:table-row table:style-name="ro2">
          <table:table-cell/>
          <table:table-cell table:style-name="ce717"/>
          <table:table-cell table:number-columns-repeated="5"/>
          <table:table-cell table:style-name="ce836" table:formula="of:=SUM([.G126:.G135])" office:value-type="currency" office:currency="USD" office:value="3171513.51" calcext:value-type="currency">
            <text:p>$3,171,514</text:p>
          </table:table-cell>
          <table:table-cell table:style-name="ce784"/>
          <table:table-cell table:number-columns-repeated="16375"/>
        </table:table-row>
        <table:table-row table:style-name="ro2">
          <table:table-cell/>
          <table:table-cell table:style-name="ce717"/>
          <table:table-cell table:number-columns-repeated="5"/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table-cell table:style-name="ce719" office:value-type="string" calcext:value-type="string" table:number-columns-spanned="1" table:number-rows-spanned="10">
            <text:p>2014-15</text:p>
          </table:table-cell>
          <table:table-cell office:value-type="string" calcext:value-type="string">
            <text:p>Rocketship Alma Academy</text:p>
          </table:table-cell>
          <table:table-cell office:value-type="float" office:value="204918" calcext:value-type="float">
            <text:p>$204,918</text:p>
          </table:table-cell>
          <table:table-cell office:value-type="float" office:value="102459" calcext:value-type="float">
            <text:p>$102,459</text:p>
          </table:table-cell>
          <table:table-cell office:value-type="float" office:value="135423" calcext:value-type="float">
            <text:p>$135,423</text:p>
          </table:table-cell>
          <table:table-cell office:value-type="float" office:value="442800" calcext:value-type="float">
            <text:p>$442,800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53378" calcext:value-type="float">
            <text:p>$153,378</text:p>
          </table:table-cell>
          <table:table-cell office:value-type="float" office:value="76689" calcext:value-type="float">
            <text:p>$76,689</text:p>
          </table:table-cell>
          <table:table-cell office:value-type="float" office:value="123055.5" calcext:value-type="float">
            <text:p>$123,056</text:p>
          </table:table-cell>
          <table:table-cell office:value-type="float" office:value="353122.5" calcext:value-type="float">
            <text:p>$353,123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26019" calcext:value-type="float">
            <text:p>$226,019</text:p>
          </table:table-cell>
          <table:table-cell office:value-type="float" office:value="113009" calcext:value-type="float">
            <text:p>$113,009</text:p>
          </table:table-cell>
          <table:table-cell office:value-type="float" office:value="26904.5" calcext:value-type="float">
            <text:p>$26,905</text:p>
          </table:table-cell>
          <table:table-cell office:value-type="float" office:value="365932.5" calcext:value-type="float">
            <text:p>$365,933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7056" calcext:value-type="float">
            <text:p>$177,056</text:p>
          </table:table-cell>
          <table:table-cell office:value-type="float" office:value="88528" calcext:value-type="float">
            <text:p>$88,528</text:p>
          </table:table-cell>
          <table:table-cell office:value-type="float" office:value="93853.5" calcext:value-type="float">
            <text:p>$93,854</text:p>
          </table:table-cell>
          <table:table-cell office:value-type="float" office:value="359437.5" calcext:value-type="float">
            <text:p>$359,438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224441" calcext:value-type="float">
            <text:p>$224,441</text:p>
          </table:table-cell>
          <table:table-cell office:value-type="float" office:value="112220" calcext:value-type="float">
            <text:p>$112,220</text:p>
          </table:table-cell>
          <table:table-cell office:value-type="float" office:value="92174" calcext:value-type="float">
            <text:p>$92,174</text:p>
          </table:table-cell>
          <table:table-cell office:value-type="float" office:value="428835" calcext:value-type="float">
            <text:p>$428,835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222307" calcext:value-type="float">
            <text:p>$222,307</text:p>
          </table:table-cell>
          <table:table-cell office:value-type="float" office:value="111153" calcext:value-type="float">
            <text:p>$111,153</text:p>
          </table:table-cell>
          <table:table-cell office:value-type="float" office:value="109362.5" calcext:value-type="float">
            <text:p>$109,363</text:p>
          </table:table-cell>
          <table:table-cell office:value-type="float" office:value="442822.5" calcext:value-type="float">
            <text:p>$442,823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24021" calcext:value-type="float">
            <text:p>$224,021</text:p>
          </table:table-cell>
          <table:table-cell office:value-type="float" office:value="112010" calcext:value-type="float">
            <text:p>$112,010</text:p>
          </table:table-cell>
          <table:table-cell office:value-type="float" office:value="78981.5" calcext:value-type="float">
            <text:p>$78,982</text:p>
          </table:table-cell>
          <table:table-cell office:value-type="float" office:value="415012.5" calcext:value-type="float">
            <text:p>$415,013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table:style-name="ce742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388" calcext:value-type="float">
            <text:p>$227,388</text:p>
          </table:table-cell>
          <table:table-cell office:value-type="float" office:value="113694" calcext:value-type="float">
            <text:p>$113,694</text:p>
          </table:table-cell>
          <table:table-cell office:value-type="float" office:value="74178" calcext:value-type="float">
            <text:p>$74,178</text:p>
          </table:table-cell>
          <table:table-cell office:value-type="float" office:value="415260" calcext:value-type="float">
            <text:p>$415,260</text:p>
          </table:table-cell>
          <table:table-cell table:style-name="ce837"/>
          <table:table-cell table:style-name="ce737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05142.5" calcext:value-type="float">
            <text:p>$405,143</text:p>
          </table:table-cell>
          <table:table-cell table:number-columns-repeated="2" table:style-name="ce800" office:value-type="string" calcext:value-type="string">
            <text:p>-</text:p>
          </table:table-cell>
          <table:table-cell office:value-type="float" office:value="405142.5" calcext:value-type="float">
            <text:p>$405,143</text:p>
          </table:table-cell>
          <table:table-cell table:style-name="ce780"/>
          <table:table-cell table:style-name="ce859"/>
          <table:table-cell table:number-columns-repeated="16375"/>
        </table:table-row>
        <table:table-row table:style-name="ro2">
          <table:table-cell/>
          <table:table-cell table:style-name="ce717"/>
          <table:table-cell table:number-columns-repeated="5"/>
          <table:table-cell table:style-name="ce824" table:formula="of:=SUM([.G138:.G147])" office:value-type="float" office:value="3628365" calcext:value-type="float">
            <text:p>$3,628,365</text:p>
          </table:table-cell>
          <table:table-cell table:number-columns-repeated="16376"/>
        </table:table-row>
        <table:table-row table:style-name="ro2">
          <table:table-cell/>
          <table:table-cell table:style-name="ce717"/>
          <table:table-cell table:number-columns-repeated="16382"/>
        </table:table-row>
        <table:table-row table:style-name="ro2">
          <table:table-cell/>
          <table:table-cell table:style-name="ce719" office:value-type="string" calcext:value-type="string" table:number-columns-spanned="1" table:number-rows-spanned="10">
            <text:p>2015-16</text:p>
          </table:table-cell>
          <table:table-cell office:value-type="string" calcext:value-type="string">
            <text:p>Rocketship Alma Academy</text:p>
          </table:table-cell>
          <table:table-cell office:value-type="float" office:value="221400" calcext:value-type="float">
            <text:p>$221,400</text:p>
          </table:table-cell>
          <table:table-cell office:value-type="float" office:value="110700" calcext:value-type="float">
            <text:p>$110,700</text:p>
          </table:table-cell>
          <table:table-cell office:value-type="float" office:value="66457.5" calcext:value-type="float">
            <text:p>$66,458</text:p>
          </table:table-cell>
          <table:table-cell office:value-type="float" office:value="398557.5" calcext:value-type="float">
            <text:p>$398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76561" calcext:value-type="float">
            <text:p>$176,561</text:p>
          </table:table-cell>
          <table:table-cell office:value-type="float" office:value="88280" calcext:value-type="float">
            <text:p>$88,280</text:p>
          </table:table-cell>
          <table:table-cell office:value-type="float" office:value="149871.5" calcext:value-type="float">
            <text:p>$149,872</text:p>
          </table:table-cell>
          <table:table-cell office:value-type="float" office:value="414712.5" calcext:value-type="float">
            <text:p>$414,7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357037.5" calcext:value-type="float">
            <text:p>$357,038</text:p>
          </table:table-cell>
          <table:table-cell table:style-name="ce801" table:number-columns-repeated="2"/>
          <table:table-cell office:value-type="float" office:value="357037.5" calcext:value-type="float">
            <text:p>$357,03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9718" calcext:value-type="float">
            <text:p>$179,718</text:p>
          </table:table-cell>
          <table:table-cell office:value-type="float" office:value="89859" calcext:value-type="float">
            <text:p>$89,859</text:p>
          </table:table-cell>
          <table:table-cell office:value-type="float" office:value="153138" calcext:value-type="float">
            <text:p>$153,138</text:p>
          </table:table-cell>
          <table:table-cell office:value-type="float" office:value="422715" calcext:value-type="float">
            <text:p>$422,71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416175" calcext:value-type="float">
            <text:p>$416,175</text:p>
          </table:table-cell>
          <table:table-cell table:style-name="ce801" table:number-columns-repeated="2"/>
          <table:table-cell office:value-type="float" office:value="416175" calcext:value-type="float">
            <text:p>$416,17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444900" calcext:value-type="float">
            <text:p>$444,900</text:p>
          </table:table-cell>
          <table:table-cell table:style-name="ce801" table:number-columns-repeated="2"/>
          <table:table-cell office:value-type="float" office:value="444900" calcext:value-type="float">
            <text:p>$444,90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07506" calcext:value-type="float">
            <text:p>$207,506</text:p>
          </table:table-cell>
          <table:table-cell office:value-type="float" office:value="103753" calcext:value-type="float">
            <text:p>$103,753</text:p>
          </table:table-cell>
          <table:table-cell office:value-type="float" office:value="116811" calcext:value-type="float">
            <text:p>$116,811</text:p>
          </table:table-cell>
          <table:table-cell office:value-type="float" office:value="428070" calcext:value-type="float">
            <text:p>$428,07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2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07630" calcext:value-type="float">
            <text:p>$207,630</text:p>
          </table:table-cell>
          <table:table-cell office:value-type="float" office:value="103815" calcext:value-type="float">
            <text:p>$103,815</text:p>
          </table:table-cell>
          <table:table-cell office:value-type="float" office:value="101077.5" calcext:value-type="float">
            <text:p>$101,078</text:p>
          </table:table-cell>
          <table:table-cell office:value-type="float" office:value="412522.5" calcext:value-type="float">
            <text:p>$412,52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37422.5" calcext:value-type="float">
            <text:p>$437,423</text:p>
          </table:table-cell>
          <table:table-cell table:style-name="ce801" table:number-columns-repeated="2"/>
          <table:table-cell office:value-type="float" office:value="437422.5" calcext:value-type="float">
            <text:p>$437,423</text:p>
          </table:table-cell>
          <table:table-cell table:style-name="ce780"/>
          <table:table-cell table:style-name="ce859"/>
          <table:table-cell table:number-columns-repeated="16375"/>
        </table:table-row>
        <table:table-row table:style-name="ro2">
          <table:table-cell/>
          <table:table-cell table:style-name="ce717"/>
          <table:table-cell table:style-name="ce743"/>
          <table:table-cell table:number-columns-repeated="4"/>
          <table:table-cell table:style-name="ce824" table:formula="of:=SUM([.G150:.G159])" office:value-type="float" office:value="3732112.5" calcext:value-type="float">
            <text:p>$3,732,113</text:p>
          </table:table-cell>
          <table:table-cell table:number-columns-repeated="16376"/>
        </table:table-row>
        <table:table-row table:style-name="ro2">
          <table:table-cell/>
          <table:table-cell table:style-name="ce717"/>
          <table:table-cell table:style-name="ce743"/>
          <table:table-cell table:number-columns-repeated="16381"/>
        </table:table-row>
        <table:table-row table:style-name="ro2">
          <table:table-cell/>
          <table:table-cell table:style-name="ce719" office:value-type="string" calcext:value-type="string" table:number-columns-spanned="1" table:number-rows-spanned="10">
            <text:p>2016-17</text:p>
          </table:table-cell>
          <table:table-cell table:style-name="ce743" office:value-type="string" calcext:value-type="string">
            <text:p>Rocketship Alma Academy</text:p>
          </table:table-cell>
          <table:table-cell office:value-type="float" office:value="199278" calcext:value-type="float">
            <text:p>$199,278</text:p>
          </table:table-cell>
          <table:table-cell office:value-type="float" office:value="99639" calcext:value-type="float">
            <text:p>$99,639</text:p>
          </table:table-cell>
          <table:table-cell office:value-type="float" office:value="77155.5" calcext:value-type="float">
            <text:p>$77,156</text:p>
          </table:table-cell>
          <table:table-cell office:value-type="float" office:value="376073" calcext:value-type="float">
            <text:p>$376,07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Brilliant Minds</text:p>
          </table:table-cell>
          <table:table-cell office:value-type="float" office:value="207356" calcext:value-type="float">
            <text:p>$207,356</text:p>
          </table:table-cell>
          <table:table-cell office:value-type="float" office:value="103678" calcext:value-type="float">
            <text:p>$103,678</text:p>
          </table:table-cell>
          <table:table-cell office:value-type="float" office:value="120201" calcext:value-type="float">
            <text:p>$120,201</text:p>
          </table:table-cell>
          <table:table-cell office:value-type="float" office:value="431235" calcext:value-type="float">
            <text:p>$431,23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Discovery Prep</text:p>
          </table:table-cell>
          <table:table-cell office:value-type="float" office:value="178518" calcext:value-type="float">
            <text:p>$178,518</text:p>
          </table:table-cell>
          <table:table-cell office:value-type="float" office:value="89259" calcext:value-type="float">
            <text:p>$89,259</text:p>
          </table:table-cell>
          <table:table-cell office:value-type="float" office:value="71343" calcext:value-type="float">
            <text:p>$71,343</text:p>
          </table:table-cell>
          <table:table-cell office:value-type="float" office:value="339120" calcext:value-type="float">
            <text:p>$339,12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Fuerza Community Prep</text:p>
          </table:table-cell>
          <table:table-cell office:value-type="float" office:value="211357" calcext:value-type="float">
            <text:p>$211,357</text:p>
          </table:table-cell>
          <table:table-cell office:value-type="float" office:value="105678" calcext:value-type="float">
            <text:p>$105,678</text:p>
          </table:table-cell>
          <table:table-cell office:value-type="float" office:value="130820" calcext:value-type="float">
            <text:p>$130,820</text:p>
          </table:table-cell>
          <table:table-cell office:value-type="float" office:value="447855" calcext:value-type="float">
            <text:p>$447,85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Los Sueños</text:p>
          </table:table-cell>
          <table:table-cell office:value-type="float" office:value="208087" calcext:value-type="float">
            <text:p>$208,087</text:p>
          </table:table-cell>
          <table:table-cell office:value-type="float" office:value="104043" calcext:value-type="float">
            <text:p>$104,043</text:p>
          </table:table-cell>
          <table:table-cell office:value-type="float" office:value="37302.5" calcext:value-type="float">
            <text:p>$37,303</text:p>
          </table:table-cell>
          <table:table-cell office:value-type="float" office:value="349432.5" calcext:value-type="float">
            <text:p>$349,43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Mateo Sheedy</text:p>
          </table:table-cell>
          <table:table-cell office:value-type="float" office:value="222450" calcext:value-type="float">
            <text:p>$222,450</text:p>
          </table:table-cell>
          <table:table-cell office:value-type="float" office:value="111225" calcext:value-type="float">
            <text:p>$111,225</text:p>
          </table:table-cell>
          <table:table-cell office:value-type="float" office:value="87585" calcext:value-type="float">
            <text:p>$87,585</text:p>
          </table:table-cell>
          <table:table-cell office:value-type="float" office:value="421260" calcext:value-type="float">
            <text:p>$421,26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Mosaic Elementary</text:p>
          </table:table-cell>
          <table:table-cell office:value-type="float" office:value="214035" calcext:value-type="float">
            <text:p>$214,035</text:p>
          </table:table-cell>
          <table:table-cell office:value-type="float" office:value="107017" calcext:value-type="float">
            <text:p>$107,017</text:p>
          </table:table-cell>
          <table:table-cell office:value-type="float" office:value="93443" calcext:value-type="float">
            <text:p>$93,443</text:p>
          </table:table-cell>
          <table:table-cell office:value-type="float" office:value="414495" calcext:value-type="float">
            <text:p>$414,49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Rising Stars</text:p>
          </table:table-cell>
          <table:table-cell office:value-type="float" office:value="142273" calcext:value-type="float">
            <text:p>$142,273</text:p>
          </table:table-cell>
          <table:table-cell office:value-type="float" office:value="71136" calcext:value-type="float">
            <text:p>$71,136</text:p>
          </table:table-cell>
          <table:table-cell office:value-type="float" office:value="117993.5" calcext:value-type="float">
            <text:p>$117,994</text:p>
          </table:table-cell>
          <table:table-cell office:value-type="float" office:value="331402.5" calcext:value-type="float">
            <text:p>$331,40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Sí Se Puede Academy</text:p>
          </table:table-cell>
          <table:table-cell office:value-type="float" office:value="206261" calcext:value-type="float">
            <text:p>$206,261</text:p>
          </table:table-cell>
          <table:table-cell office:value-type="float" office:value="103130" calcext:value-type="float">
            <text:p>$103,130</text:p>
          </table:table-cell>
          <table:table-cell office:value-type="float" office:value="48254" calcext:value-type="float">
            <text:p>$48,254</text:p>
          </table:table-cell>
          <table:table-cell office:value-type="float" office:value="357645" calcext:value-type="float">
            <text:p>$357,6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Spark Academy</text:p>
          </table:table-cell>
          <table:table-cell office:value-type="float" office:value="218711" calcext:value-type="float">
            <text:p>$218,711</text:p>
          </table:table-cell>
          <table:table-cell office:value-type="float" office:value="109355" calcext:value-type="float">
            <text:p>$109,355</text:p>
          </table:table-cell>
          <table:table-cell office:value-type="float" office:value="91769" calcext:value-type="float">
            <text:p>$91,769</text:p>
          </table:table-cell>
          <table:table-cell office:value-type="float" office:value="419835" calcext:value-type="float">
            <text:p>$419,835</text:p>
          </table:table-cell>
          <table:table-cell table:style-name="ce780"/>
          <table:table-cell table:style-name="ce859"/>
          <table:table-cell table:number-columns-repeated="16375"/>
        </table:table-row>
        <table:table-row table:style-name="ro2">
          <table:table-cell/>
          <table:table-cell table:style-name="ce717" table:number-columns-repeated="2"/>
          <table:table-cell table:style-name="ce778" table:number-columns-repeated="3"/>
          <table:table-cell table:style-name="ce824"/>
          <table:table-cell table:style-name="ce824" table:formula="of:=SUM([.G162:.G171])" office:value-type="float" office:value="3888353" calcext:value-type="float">
            <text:p>$3,888,353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717" table:number-columns-repeated="2"/>
          <table:table-cell table:style-name="ce778" table:number-columns-repeated="4"/>
          <table:table-cell table:number-columns-repeated="16377"/>
        </table:table-row>
        <table:table-row table:style-name="ro2">
          <table:table-cell/>
          <table:table-cell table:style-name="ce719" office:value-type="string" calcext:value-type="string" table:number-columns-spanned="1" table:number-rows-spanned="10">
            <text:p>2017-18</text:p>
          </table:table-cell>
          <table:table-cell table:style-name="ce743" office:value-type="string" calcext:value-type="string">
            <text:p>Rocketship Alma Academy</text:p>
          </table:table-cell>
          <table:table-cell office:value-type="float" office:value="178897" calcext:value-type="float">
            <text:p>$178,897</text:p>
          </table:table-cell>
          <table:table-cell office:value-type="float" office:value="89448" calcext:value-type="float">
            <text:p>$89,448</text:p>
          </table:table-cell>
          <table:table-cell office:value-type="float" office:value="260639.36" calcext:value-type="float">
            <text:p>$260,639</text:p>
          </table:table-cell>
          <table:table-cell office:value-type="float" office:value="528984" calcext:value-type="float">
            <text:p>$528,9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Brilliant Minds</text:p>
          </table:table-cell>
          <table:table-cell office:value-type="float" office:value="217203" calcext:value-type="float">
            <text:p>$217,203</text:p>
          </table:table-cell>
          <table:table-cell office:value-type="float" office:value="108601" calcext:value-type="float">
            <text:p>$108,601</text:p>
          </table:table-cell>
          <table:table-cell office:value-type="float" office:value="277040.9" calcext:value-type="float">
            <text:p>$277,041</text:p>
          </table:table-cell>
          <table:table-cell office:value-type="float" office:value="602845" calcext:value-type="float">
            <text:p>$602,8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Discovery Prep</text:p>
          </table:table-cell>
          <table:table-cell office:value-type="float" office:value="152706" calcext:value-type="float">
            <text:p>$152,706</text:p>
          </table:table-cell>
          <table:table-cell office:value-type="float" office:value="76353" calcext:value-type="float">
            <text:p>$76,353</text:p>
          </table:table-cell>
          <table:table-cell office:value-type="float" office:value="218101.86" calcext:value-type="float">
            <text:p>$218,102</text:p>
          </table:table-cell>
          <table:table-cell office:value-type="float" office:value="447161" calcext:value-type="float">
            <text:p>$447,16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Fuerza Community Prep</text:p>
          </table:table-cell>
          <table:table-cell office:value-type="float" office:value="225574" calcext:value-type="float">
            <text:p>$225,574</text:p>
          </table:table-cell>
          <table:table-cell office:value-type="float" office:value="112787" calcext:value-type="float">
            <text:p>$112,787</text:p>
          </table:table-cell>
          <table:table-cell office:value-type="float" office:value="315642.5" calcext:value-type="float">
            <text:p>$315,643</text:p>
          </table:table-cell>
          <table:table-cell office:value-type="float" office:value="654004" calcext:value-type="float">
            <text:p>$654,00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Los Sueños</text:p>
          </table:table-cell>
          <table:table-cell office:value-type="float" office:value="176001" calcext:value-type="float">
            <text:p>$176,001</text:p>
          </table:table-cell>
          <table:table-cell office:value-type="float" office:value="88000" calcext:value-type="float">
            <text:p>$88,000</text:p>
          </table:table-cell>
          <table:table-cell office:value-type="float" office:value="184511.69" calcext:value-type="float">
            <text:p>$184,512</text:p>
          </table:table-cell>
          <table:table-cell office:value-type="float" office:value="448513" calcext:value-type="float">
            <text:p>$448,5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Mateo Sheedy</text:p>
          </table:table-cell>
          <table:table-cell office:value-type="float" office:value="212179" calcext:value-type="float">
            <text:p>$212,179</text:p>
          </table:table-cell>
          <table:table-cell office:value-type="float" office:value="106089" calcext:value-type="float">
            <text:p>$106,089</text:p>
          </table:table-cell>
          <table:table-cell office:value-type="float" office:value="287916.73" calcext:value-type="float">
            <text:p>$287,917</text:p>
          </table:table-cell>
          <table:table-cell office:value-type="float" office:value="606185" calcext:value-type="float">
            <text:p>$606,1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Mosaic Elementary</text:p>
          </table:table-cell>
          <table:table-cell office:value-type="float" office:value="208771" calcext:value-type="float">
            <text:p>$208,771</text:p>
          </table:table-cell>
          <table:table-cell office:value-type="float" office:value="104385" calcext:value-type="float">
            <text:p>$104,385</text:p>
          </table:table-cell>
          <table:table-cell office:value-type="float" office:value="301841.86" calcext:value-type="float">
            <text:p>$301,842</text:p>
          </table:table-cell>
          <table:table-cell office:value-type="float" office:value="614998" calcext:value-type="float">
            <text:p>$614,9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Rising Stars</text:p>
          </table:table-cell>
          <table:table-cell office:value-type="float" office:value="166919" calcext:value-type="float">
            <text:p>$166,919</text:p>
          </table:table-cell>
          <table:table-cell office:value-type="float" office:value="83459" calcext:value-type="float">
            <text:p>$83,459</text:p>
          </table:table-cell>
          <table:table-cell office:value-type="float" office:value="255726.86" calcext:value-type="float">
            <text:p>$255,727</text:p>
          </table:table-cell>
          <table:table-cell office:value-type="float" office:value="506105" calcext:value-type="float">
            <text:p>$506,10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Sí Se Puede Academy</text:p>
          </table:table-cell>
          <table:table-cell office:value-type="float" office:value="180137" calcext:value-type="float">
            <text:p>$180,137</text:p>
          </table:table-cell>
          <table:table-cell office:value-type="float" office:value="90068" calcext:value-type="float">
            <text:p>$90,068</text:p>
          </table:table-cell>
          <table:table-cell office:value-type="float" office:value="194053.71" calcext:value-type="float">
            <text:p>$194,054</text:p>
          </table:table-cell>
          <table:table-cell office:value-type="float" office:value="464259" calcext:value-type="float">
            <text:p>$464,25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43" office:value-type="string" calcext:value-type="string">
            <text:p>Rocketship Spark Academy</text:p>
          </table:table-cell>
          <table:table-cell office:value-type="float" office:value="196687" calcext:value-type="float">
            <text:p>$196,687</text:p>
          </table:table-cell>
          <table:table-cell office:value-type="float" office:value="98343" calcext:value-type="float">
            <text:p>$98,343</text:p>
          </table:table-cell>
          <table:table-cell office:value-type="float" office:value="340073.86" calcext:value-type="float">
            <text:p>$340,074</text:p>
          </table:table-cell>
          <table:table-cell office:value-type="float" office:value="635104" calcext:value-type="float">
            <text:p>$635,104</text:p>
          </table:table-cell>
          <table:table-cell table:style-name="ce780"/>
          <table:table-cell table:style-name="ce859"/>
          <table:table-cell table:number-columns-repeated="16375"/>
        </table:table-row>
        <table:table-row table:style-name="ro2">
          <table:table-cell/>
          <table:table-cell table:style-name="ce717"/>
          <table:table-cell table:style-name="ce706"/>
          <table:table-cell table:style-name="ce779" table:number-columns-repeated="3"/>
          <table:table-cell table:style-name="ce824"/>
          <table:table-cell table:style-name="ce824" table:formula="of:=SUM([.G174:.G183])" office:value-type="float" office:value="5508158" calcext:value-type="float">
            <text:p>$5,508,158</text:p>
          </table:table-cell>
          <table:table-cell table:number-columns-repeated="16376"/>
        </table:table-row>
        <table:table-row table:style-name="ro2">
          <table:table-cell/>
          <table:table-cell table:style-name="ce717"/>
          <table:table-cell table:style-name="ce706"/>
          <table:table-cell table:style-name="ce779" table:number-columns-repeated="4"/>
          <table:table-cell table:number-columns-repeated="16377"/>
        </table:table-row>
        <table:table-row table:style-name="ro2">
          <table:table-cell table:style-name="Default"/>
          <table:table-cell/>
          <table:table-cell table:style-name="Default"/>
          <table:table-cell table:style-name="ce780" table:number-columns-repeated="5"/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719" office:value-type="string" calcext:value-type="string" table:number-columns-spanned="1" table:number-rows-spanned="10">
            <text:p>2018-19</text:p>
          </table:table-cell>
          <table:table-cell table:style-name="ce706" office:value-type="string" calcext:value-type="string">
            <text:p>Rocketship Alma Academy</text:p>
          </table:table-cell>
          <table:table-cell table:style-name="ce781" office:value-type="float" office:value="264844" calcext:value-type="float">
            <text:p>$264,844</text:p>
          </table:table-cell>
          <table:table-cell table:style-name="ce781" office:value-type="float" office:value="132422" calcext:value-type="float">
            <text:p>$132,422</text:p>
          </table:table-cell>
          <table:table-cell table:style-name="ce781" office:value-type="float" office:value="143940.9" calcext:value-type="float">
            <text:p>$143,941</text:p>
          </table:table-cell>
          <table:table-cell table:style-name="ce781" office:value-type="float" office:value="541207" calcext:value-type="float">
            <text:p>$54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Brilliant Minds</text:p>
          </table:table-cell>
          <table:table-cell table:style-name="ce781" office:value-type="float" office:value="309518" calcext:value-type="float">
            <text:p>$309,518</text:p>
          </table:table-cell>
          <table:table-cell table:style-name="ce781" office:value-type="float" office:value="154759" calcext:value-type="float">
            <text:p>$154,759</text:p>
          </table:table-cell>
          <table:table-cell table:style-name="ce781" office:value-type="float" office:value="180635.22" calcext:value-type="float">
            <text:p>$180,635</text:p>
          </table:table-cell>
          <table:table-cell table:style-name="ce781" office:value-type="float" office:value="644912" calcext:value-type="float">
            <text:p>$644,91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Discovery Prep</text:p>
          </table:table-cell>
          <table:table-cell table:style-name="ce781" office:value-type="float" office:value="229639" calcext:value-type="float">
            <text:p>$229,639</text:p>
          </table:table-cell>
          <table:table-cell table:style-name="ce781" office:value-type="float" office:value="114820" calcext:value-type="float">
            <text:p>$114,820</text:p>
          </table:table-cell>
          <table:table-cell table:style-name="ce781" office:value-type="float" office:value="133042.53" calcext:value-type="float">
            <text:p>$133,043</text:p>
          </table:table-cell>
          <table:table-cell table:style-name="ce781" office:value-type="float" office:value="477502" calcext:value-type="float">
            <text:p>$477,5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Fuerza Community Prep</text:p>
          </table:table-cell>
          <table:table-cell table:style-name="ce781" office:value-type="float" office:value="335784" calcext:value-type="float">
            <text:p>$335,784</text:p>
          </table:table-cell>
          <table:table-cell table:style-name="ce781" office:value-type="float" office:value="167892" calcext:value-type="float">
            <text:p>$167,892</text:p>
          </table:table-cell>
          <table:table-cell table:style-name="ce781" office:value-type="float" office:value="183789.92" calcext:value-type="float">
            <text:p>$183,790</text:p>
          </table:table-cell>
          <table:table-cell table:style-name="ce781" office:value-type="float" office:value="687466" calcext:value-type="float">
            <text:p>$687,46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Los Sueños</text:p>
          </table:table-cell>
          <table:table-cell table:style-name="ce781" office:value-type="float" office:value="230334" calcext:value-type="float">
            <text:p>$230,334</text:p>
          </table:table-cell>
          <table:table-cell table:style-name="ce781" office:value-type="float" office:value="115167" calcext:value-type="float">
            <text:p>$115,167</text:p>
          </table:table-cell>
          <table:table-cell table:style-name="ce781" office:value-type="float" office:value="125629.73" calcext:value-type="float">
            <text:p>$125,630</text:p>
          </table:table-cell>
          <table:table-cell table:style-name="ce781" office:value-type="float" office:value="471131" calcext:value-type="float">
            <text:p>$471,13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Mateo Sheedy</text:p>
          </table:table-cell>
          <table:table-cell table:style-name="ce781" office:value-type="float" office:value="311233" calcext:value-type="float">
            <text:p>$311,233</text:p>
          </table:table-cell>
          <table:table-cell table:style-name="ce781" office:value-type="float" office:value="155616" calcext:value-type="float">
            <text:p>$155,616</text:p>
          </table:table-cell>
          <table:table-cell table:style-name="ce781" office:value-type="float" office:value="130726.53" calcext:value-type="float">
            <text:p>$130,727</text:p>
          </table:table-cell>
          <table:table-cell table:style-name="ce781" office:value-type="float" office:value="597576" calcext:value-type="float">
            <text:p>$597,57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Mosaic Elementary</text:p>
          </table:table-cell>
          <table:table-cell table:style-name="ce781" office:value-type="float" office:value="315758" calcext:value-type="float">
            <text:p>$315,758</text:p>
          </table:table-cell>
          <table:table-cell table:style-name="ce781" office:value-type="float" office:value="157879" calcext:value-type="float">
            <text:p>$157,879</text:p>
          </table:table-cell>
          <table:table-cell table:style-name="ce781" office:value-type="float" office:value="167581.88" calcext:value-type="float">
            <text:p>$167,582</text:p>
          </table:table-cell>
          <table:table-cell table:style-name="ce781" office:value-type="float" office:value="641219" calcext:value-type="float">
            <text:p>$641,21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Rising Stars</text:p>
          </table:table-cell>
          <table:table-cell table:style-name="ce781" office:value-type="float" office:value="259910" calcext:value-type="float">
            <text:p>$259,910</text:p>
          </table:table-cell>
          <table:table-cell table:style-name="ce781" office:value-type="float" office:value="129955" calcext:value-type="float">
            <text:p>$129,955</text:p>
          </table:table-cell>
          <table:table-cell table:style-name="ce781" office:value-type="float" office:value="132692.78" calcext:value-type="float">
            <text:p>$132,693</text:p>
          </table:table-cell>
          <table:table-cell table:style-name="ce781" office:value-type="float" office:value="522558" calcext:value-type="float">
            <text:p>$522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Sí Se Puede Academy</text:p>
          </table:table-cell>
          <table:table-cell table:style-name="ce781" office:value-type="float" office:value="238364" calcext:value-type="float">
            <text:p>$238,364</text:p>
          </table:table-cell>
          <table:table-cell table:style-name="ce781" office:value-type="float" office:value="119182" calcext:value-type="float">
            <text:p>$119,182</text:p>
          </table:table-cell>
          <table:table-cell table:style-name="ce781" office:value-type="float" office:value="93660.86" calcext:value-type="float">
            <text:p>$93,661</text:p>
          </table:table-cell>
          <table:table-cell table:style-name="ce781" office:value-type="float" office:value="451207" calcext:value-type="float">
            <text:p>$45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Spark Academy</text:p>
          </table:table-cell>
          <table:table-cell table:style-name="ce781" office:value-type="float" office:value="326081" calcext:value-type="float">
            <text:p>$326,081</text:p>
          </table:table-cell>
          <table:table-cell table:style-name="ce781" office:value-type="float" office:value="163040" calcext:value-type="float">
            <text:p>$163,040</text:p>
          </table:table-cell>
          <table:table-cell table:style-name="ce781" office:value-type="float" office:value="172112.06" calcext:value-type="float">
            <text:p>$172,112</text:p>
          </table:table-cell>
          <table:table-cell table:style-name="ce781" office:value-type="float" office:value="661233" calcext:value-type="float">
            <text:p>$661,233</text:p>
          </table:table-cell>
          <table:table-cell table:style-name="ce780"/>
          <table:table-cell table:style-name="ce859"/>
          <table:table-cell table:number-columns-repeated="16375"/>
        </table:table-row>
        <table:table-row table:style-name="ro2">
          <table:table-cell/>
          <table:table-cell table:style-name="ce717" table:number-columns-repeated="2"/>
          <table:table-cell table:style-name="ce778" table:number-columns-repeated="3"/>
          <table:table-cell table:style-name="ce824"/>
          <table:table-cell table:style-name="ce824" table:formula="of:=SUM([.G187:.G196])" office:value-type="float" office:value="5696011" calcext:value-type="float">
            <text:p>$5,696,011</text:p>
          </table:table-cell>
          <table:table-cell table:number-columns-repeated="16376"/>
        </table:table-row>
        <table:table-row table:style-name="ro2">
          <table:table-cell/>
          <table:table-cell table:style-name="ce717" table:number-columns-repeated="2"/>
          <table:table-cell table:style-name="ce778" table:number-columns-repeated="4"/>
          <table:table-cell table:number-columns-repeated="16377"/>
        </table:table-row>
        <table:table-row table:style-name="ro2">
          <table:table-cell table:number-columns-repeated="2"/>
          <table:table-cell table:style-name="ce706" office:value-type="string" calcext:value-type="string">
            <text:p>Rocketship Alma Academy</text:p>
          </table:table-cell>
          <table:table-cell table:style-name="ce782" office:value-type="float" office:value="264951" calcext:value-type="float">
            <text:p>$264,951</text:p>
          </table:table-cell>
          <table:table-cell table:style-name="ce782" office:value-type="float" office:value="132475" calcext:value-type="float">
            <text:p>$132,475</text:p>
          </table:table-cell>
          <table:table-cell table:style-name="ce782" office:value-type="float" office:value="118055.52" calcext:value-type="float">
            <text:p>$118,056</text:p>
          </table:table-cell>
          <table:table-cell table:style-name="ce782" office:value-type="float" office:value="515481.52" calcext:value-type="float">
            <text:p>$515,482</text:p>
          </table:table-cell>
          <table:table-cell table:number-columns-repeated="16377"/>
        </table:table-row>
        <table:table-row table:style-name="ro2">
          <table:table-cell/>
          <table:table-cell table:style-name="ce719" office:value-type="string" calcext:value-type="string" table:number-columns-spanned="1" table:number-rows-spanned="9">
            <text:p>2019-20</text:p>
          </table:table-cell>
          <table:table-cell table:style-name="ce706" office:value-type="string" calcext:value-type="string">
            <text:p>Rocketship Brilliant Minds</text:p>
          </table:table-cell>
          <table:table-cell table:style-name="ce782" office:value-type="float" office:value="332857" calcext:value-type="float">
            <text:p>$332,857</text:p>
          </table:table-cell>
          <table:table-cell table:style-name="ce782" office:value-type="float" office:value="166428" calcext:value-type="float">
            <text:p>$166,428</text:p>
          </table:table-cell>
          <table:table-cell table:style-name="ce782" office:value-type="float" office:value="181840.15" calcext:value-type="float">
            <text:p>$181,840</text:p>
          </table:table-cell>
          <table:table-cell table:style-name="ce782" office:value-type="float" office:value="681125.15" calcext:value-type="float">
            <text:p>$681,12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Discovery Prep</text:p>
          </table:table-cell>
          <table:table-cell table:style-name="ce782" office:value-type="float" office:value="237125" calcext:value-type="float">
            <text:p>$237,125</text:p>
          </table:table-cell>
          <table:table-cell table:style-name="ce782" office:value-type="float" office:value="118562" calcext:value-type="float">
            <text:p>$118,562</text:p>
          </table:table-cell>
          <table:table-cell table:style-name="ce782" office:value-type="float" office:value="105641.06" calcext:value-type="float">
            <text:p>$105,641</text:p>
          </table:table-cell>
          <table:table-cell table:style-name="ce782" office:value-type="float" office:value="461328.06" calcext:value-type="float">
            <text:p>$461,32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Fuerza Community Prep</text:p>
          </table:table-cell>
          <table:table-cell table:style-name="ce782" office:value-type="float" office:value="354821" calcext:value-type="float">
            <text:p>$354,821</text:p>
          </table:table-cell>
          <table:table-cell table:style-name="ce782" office:value-type="float" office:value="177410" calcext:value-type="float">
            <text:p>$177,410</text:p>
          </table:table-cell>
          <table:table-cell table:style-name="ce782" office:value-type="float" office:value="152637.3" calcext:value-type="float">
            <text:p>$152,637</text:p>
          </table:table-cell>
          <table:table-cell table:style-name="ce782" office:value-type="float" office:value="684868.3" calcext:value-type="float">
            <text:p>$684,86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Los Sueños Academy</text:p>
          </table:table-cell>
          <table:table-cell table:style-name="ce782" office:value-type="float" office:value="237842" calcext:value-type="float">
            <text:p>$237,842</text:p>
          </table:table-cell>
          <table:table-cell table:style-name="ce782" office:value-type="float" office:value="118921" calcext:value-type="float">
            <text:p>$118,921</text:p>
          </table:table-cell>
          <table:table-cell table:style-name="ce782" office:value-type="float" office:value="105959.72" calcext:value-type="float">
            <text:p>$105,960</text:p>
          </table:table-cell>
          <table:table-cell table:style-name="ce782" office:value-type="float" office:value="462722.72" calcext:value-type="float">
            <text:p>$462,723</text:p>
          </table:table-cell>
          <table:table-cell table:number-columns-repeated="16377"/>
        </table:table-row>
        <table:table-row table:style-name="ro18">
          <table:table-cell/>
          <table:covered-table-cell/>
          <table:table-cell table:style-name="ce706" office:value-type="string" calcext:value-type="string">
            <text:p>Rocketship Mateo Sheedy</text:p>
          </table:table-cell>
          <table:table-cell table:style-name="ce782" office:value-type="float" office:value="308426" calcext:value-type="float">
            <text:p>$308,426</text:p>
          </table:table-cell>
          <table:table-cell table:style-name="ce782" office:value-type="float" office:value="154213" calcext:value-type="float">
            <text:p>$154,213</text:p>
          </table:table-cell>
          <table:table-cell table:style-name="ce782" office:value-type="float" office:value="110626.08" calcext:value-type="float">
            <text:p>$110,626</text:p>
          </table:table-cell>
          <table:table-cell table:style-name="ce782" office:value-type="float" office:value="573265.08" calcext:value-type="float">
            <text:p>$573,26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Mosaic Elementary</text:p>
          </table:table-cell>
          <table:table-cell table:style-name="ce782" office:value-type="float" office:value="330951" calcext:value-type="float">
            <text:p>$330,951</text:p>
          </table:table-cell>
          <table:table-cell table:style-name="ce782" office:value-type="float" office:value="165475" calcext:value-type="float">
            <text:p>$165,475</text:p>
          </table:table-cell>
          <table:table-cell table:style-name="ce782" office:value-type="float" office:value="149697.9" calcext:value-type="float">
            <text:p>$149,698</text:p>
          </table:table-cell>
          <table:table-cell table:style-name="ce782" office:value-type="float" office:value="646123.9" calcext:value-type="float">
            <text:p>$646,12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Rising Stars</text:p>
          </table:table-cell>
          <table:table-cell table:style-name="ce782" office:value-type="float" office:value="268383" calcext:value-type="float">
            <text:p>$268,383</text:p>
          </table:table-cell>
          <table:table-cell table:style-name="ce782" office:value-type="float" office:value="134191" calcext:value-type="float">
            <text:p>$134,191</text:p>
          </table:table-cell>
          <table:table-cell table:style-name="ce782" office:value-type="float" office:value="119565.56" calcext:value-type="float">
            <text:p>$119,566</text:p>
          </table:table-cell>
          <table:table-cell table:style-name="ce782" office:value-type="float" office:value="522139.56" calcext:value-type="float">
            <text:p>$522,14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Sí Se Puede Academy</text:p>
          </table:table-cell>
          <table:table-cell table:style-name="ce782" office:value-type="float" office:value="232880" calcext:value-type="float">
            <text:p>$232,880</text:p>
          </table:table-cell>
          <table:table-cell table:style-name="ce782" office:value-type="float" office:value="116440" calcext:value-type="float">
            <text:p>$116,440</text:p>
          </table:table-cell>
          <table:table-cell table:style-name="ce782" office:value-type="float" office:value="76925.98" calcext:value-type="float">
            <text:p>$76,926</text:p>
          </table:table-cell>
          <table:table-cell table:style-name="ce782" office:value-type="float" office:value="426245.98" calcext:value-type="float">
            <text:p>$426,24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706" office:value-type="string" calcext:value-type="string">
            <text:p>Rocketship Spark Academy</text:p>
          </table:table-cell>
          <table:table-cell table:style-name="ce782" office:value-type="float" office:value="328742" calcext:value-type="float">
            <text:p>$328,742</text:p>
          </table:table-cell>
          <table:table-cell table:style-name="ce782" office:value-type="float" office:value="164371" calcext:value-type="float">
            <text:p>$164,371</text:p>
          </table:table-cell>
          <table:table-cell table:style-name="ce782" office:value-type="float" office:value="146454.93" calcext:value-type="float">
            <text:p>$146,455</text:p>
          </table:table-cell>
          <table:table-cell table:style-name="ce782" office:value-type="float" office:value="639567.93" calcext:value-type="float">
            <text:p>$639,568</text:p>
          </table:table-cell>
          <table:table-cell table:style-name="ce780"/>
          <table:table-cell table:style-name="ce859"/>
          <table:table-cell table:number-columns-repeated="16375"/>
        </table:table-row>
        <table:table-row table:style-name="ro2">
          <table:table-cell/>
          <table:table-cell table:style-name="ce717" table:number-columns-repeated="2"/>
          <table:table-cell table:style-name="ce778" table:number-columns-repeated="3"/>
          <table:table-cell table:style-name="ce824"/>
          <table:table-cell table:style-name="ce824" table:formula="of:=SUM([.G199:.G208])" office:value-type="float" office:value="5612868.2" calcext:value-type="float">
            <text:p>$5,612,868</text:p>
          </table:table-cell>
          <table:table-cell table:number-columns-repeated="16376"/>
        </table:table-row>
        <table:table-row table:style-name="ro2">
          <table:table-cell/>
          <table:table-cell table:style-name="ce717" table:number-columns-repeated="2"/>
          <table:table-cell table:style-name="ce778"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table:style-name="ce783" office:value-type="float" office:value="264843.77" calcext:value-type="float">
            <text:p>$264,843.77</text:p>
          </table:table-cell>
          <table:table-cell table:style-name="ce783" office:value-type="float" office:value="132421.88" calcext:value-type="float">
            <text:p>$132,421.88</text:p>
          </table:table-cell>
          <table:table-cell table:style-name="ce783" office:value-type="float" office:value="93425.81" calcext:value-type="float">
            <text:p>$93,425.81</text:p>
          </table:table-cell>
          <table:table-cell office:value-type="float" office:value="490691.46" calcext:value-type="float">
            <text:p>$490,691</text:p>
          </table:table-cell>
          <table:table-cell table:number-columns-repeated="16377"/>
        </table:table-row>
        <table:table-row table:style-name="ro2">
          <table:table-cell/>
          <table:table-cell table:style-name="ce719" office:value-type="string" calcext:value-type="string" table:number-columns-spanned="1" table:number-rows-spanned="9">
            <text:p>2020-21</text:p>
          </table:table-cell>
          <table:table-cell office:value-type="string" calcext:value-type="string">
            <text:p>Rocketship Brilliant Minds</text:p>
          </table:table-cell>
          <table:table-cell table:style-name="ce783" office:value-type="float" office:value="358086.65" calcext:value-type="float">
            <text:p>$358,086.65</text:p>
          </table:table-cell>
          <table:table-cell table:style-name="ce783" office:value-type="float" office:value="179043.32" calcext:value-type="float">
            <text:p>$179,043.32</text:p>
          </table:table-cell>
          <table:table-cell table:style-name="ce783" office:value-type="float" office:value="126318" calcext:value-type="float">
            <text:p>$126,318.00</text:p>
          </table:table-cell>
          <table:table-cell office:value-type="float" office:value="663447.97" calcext:value-type="float">
            <text:p>$663,44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783" office:value-type="float" office:value="242603.31" calcext:value-type="float">
            <text:p>$242,603.31</text:p>
          </table:table-cell>
          <table:table-cell table:style-name="ce783" office:value-type="float" office:value="118562.85" calcext:value-type="float">
            <text:p>$118,562.85</text:p>
          </table:table-cell>
          <table:table-cell table:style-name="ce783" office:value-type="float" office:value="88319.11" calcext:value-type="float">
            <text:p>$88,319.11</text:p>
          </table:table-cell>
          <table:table-cell office:value-type="float" office:value="449485.27" calcext:value-type="float">
            <text:p>$449,4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table:style-name="ce783" office:value-type="float" office:value="360054.52" calcext:value-type="float">
            <text:p>$360,054.52</text:p>
          </table:table-cell>
          <table:table-cell table:style-name="ce783" office:value-type="float" office:value="180027.26" calcext:value-type="float">
            <text:p>$180,027.26</text:p>
          </table:table-cell>
          <table:table-cell table:style-name="ce783" office:value-type="float" office:value="127012.18" calcext:value-type="float">
            <text:p>$127,012.18</text:p>
          </table:table-cell>
          <table:table-cell office:value-type="float" office:value="667093.96" calcext:value-type="float">
            <text:p>$667,09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table:style-name="ce783" office:value-type="float" office:value="243336.73" calcext:value-type="float">
            <text:p>$243,336.73</text:p>
          </table:table-cell>
          <table:table-cell table:style-name="ce783" office:value-type="float" office:value="118921.28" calcext:value-type="float">
            <text:p>$118,921.28</text:p>
          </table:table-cell>
          <table:table-cell table:style-name="ce783" office:value-type="float" office:value="88586.11" calcext:value-type="float">
            <text:p>$88,586.11</text:p>
          </table:table-cell>
          <table:table-cell office:value-type="float" office:value="450844.12" calcext:value-type="float">
            <text:p>$450,84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table:style-name="ce783" office:value-type="float" office:value="301381.57" calcext:value-type="float">
            <text:p>$301,381.57</text:p>
          </table:table-cell>
          <table:table-cell table:style-name="ce783" office:value-type="float" office:value="150690.79" calcext:value-type="float">
            <text:p>$150,690.79</text:p>
          </table:table-cell>
          <table:table-cell table:style-name="ce783" office:value-type="float" office:value="106314.82" calcext:value-type="float">
            <text:p>$106,314.82</text:p>
          </table:table-cell>
          <table:table-cell office:value-type="float" office:value="558387.18" calcext:value-type="float">
            <text:p>$558,38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783" office:value-type="float" office:value="339685.5" calcext:value-type="float">
            <text:p>$339,685.50</text:p>
          </table:table-cell>
          <table:table-cell table:style-name="ce783" office:value-type="float" office:value="169842.75" calcext:value-type="float">
            <text:p>$169,842.75</text:p>
          </table:table-cell>
          <table:table-cell table:style-name="ce783" office:value-type="float" office:value="147650.9" calcext:value-type="float">
            <text:p>$147,650.90</text:p>
          </table:table-cell>
          <table:table-cell office:value-type="float" office:value="657179.15" calcext:value-type="float">
            <text:p>$657,17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table:style-name="ce783" office:value-type="float" office:value="274582.88" calcext:value-type="float">
            <text:p>$274,582.88</text:p>
          </table:table-cell>
          <table:table-cell table:style-name="ce783" office:value-type="float" office:value="134191.61" calcext:value-type="float">
            <text:p>$134,191.61</text:p>
          </table:table-cell>
          <table:table-cell table:style-name="ce783" office:value-type="float" office:value="99961.19" calcext:value-type="float">
            <text:p>$99,961.19</text:p>
          </table:table-cell>
          <table:table-cell office:value-type="float" office:value="508735.68" calcext:value-type="float">
            <text:p>$508,73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783" office:value-type="float" office:value="224089.5" calcext:value-type="float">
            <text:p>$224,089.50</text:p>
          </table:table-cell>
          <table:table-cell table:style-name="ce783" office:value-type="float" office:value="112044.75" calcext:value-type="float">
            <text:p>$112,044.75</text:p>
          </table:table-cell>
          <table:table-cell table:style-name="ce783" office:value-type="float" office:value="79049.41" calcext:value-type="float">
            <text:p>$79,049.41</text:p>
          </table:table-cell>
          <table:table-cell office:value-type="float" office:value="415183.66" calcext:value-type="float">
            <text:p>$415,1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783" office:value-type="float" office:value="328903.43" calcext:value-type="float">
            <text:p>$328,903.43</text:p>
          </table:table-cell>
          <table:table-cell table:style-name="ce783" office:value-type="float" office:value="164371.1" calcext:value-type="float">
            <text:p>$164,371.10</text:p>
          </table:table-cell>
          <table:table-cell table:style-name="ce783" office:value-type="float" office:value="116104" calcext:value-type="float">
            <text:p>$116,104.00</text:p>
          </table:table-cell>
          <table:table-cell office:value-type="float" office:value="609378.53" calcext:value-type="float">
            <text:p>$609,379</text:p>
          </table:table-cell>
          <table:table-cell table:style-name="ce780"/>
          <table:table-cell table:number-columns-repeated="16376"/>
        </table:table-row>
        <table:table-row table:style-name="ro2">
          <table:table-cell/>
          <table:table-cell table:style-name="ce717" table:number-columns-repeated="2"/>
          <table:table-cell table:style-name="ce778" table:number-columns-repeated="3"/>
          <table:table-cell table:style-name="ce824"/>
          <table:table-cell table:style-name="ce824" table:formula="of:=SUM([.G211:.G220])" office:value-type="float" office:value="5470426.98" calcext:value-type="float">
            <text:p>$5,470,427</text:p>
          </table:table-cell>
          <table:table-cell table:number-columns-repeated="16376"/>
        </table:table-row>
        <table:table-row table:style-name="ro2">
          <table:table-cell/>
          <table:table-cell table:style-name="ce717"/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office:value-type="float" office:value="264599.6" calcext:value-type="float">
            <text:p>$264,600</text:p>
          </table:table-cell>
          <table:table-cell office:value-type="float" office:value="132299.8" calcext:value-type="float">
            <text:p>$132,300</text:p>
          </table:table-cell>
          <table:table-cell office:value-type="float" office:value="118177.03" calcext:value-type="float">
            <text:p>$118,177</text:p>
          </table:table-cell>
          <table:table-cell office:value-type="float" office:value="515076.43" calcext:value-type="float">
            <text:p>$515,076</text:p>
          </table:table-cell>
          <table:table-cell table:number-columns-repeated="16377"/>
        </table:table-row>
        <table:table-row table:style-name="ro2">
          <table:table-cell/>
          <table:table-cell table:style-name="ce719" office:value-type="string" calcext:value-type="string" table:number-columns-spanned="1" table:number-rows-spanned="9">
            <text:p>2021-22</text:p>
          </table:table-cell>
          <table:table-cell office:value-type="string" calcext:value-type="string">
            <text:p>Rocketship Brilliant Minds</text:p>
          </table:table-cell>
          <table:table-cell office:value-type="float" office:value="364296.24" calcext:value-type="float">
            <text:p>$364,296</text:p>
          </table:table-cell>
          <table:table-cell office:value-type="float" office:value="182148.12" calcext:value-type="float">
            <text:p>$182,148</text:p>
          </table:table-cell>
          <table:table-cell office:value-type="float" office:value="-3946.59" calcext:value-type="float">
            <text:p>-$3,947</text:p>
          </table:table-cell>
          <table:table-cell office:value-type="float" office:value="542497.77" calcext:value-type="float">
            <text:p>$542,4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46727.57" calcext:value-type="float">
            <text:p>$246,728</text:p>
          </table:table-cell>
          <table:table-cell office:value-type="float" office:value="123363.78" calcext:value-type="float">
            <text:p>$123,364</text:p>
          </table:table-cell>
          <table:table-cell office:value-type="float" office:value="88710.94" calcext:value-type="float">
            <text:p>$88,711</text:p>
          </table:table-cell>
          <table:table-cell office:value-type="float" office:value="458802.29" calcext:value-type="float">
            <text:p>$458,8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366298.24" calcext:value-type="float">
            <text:p>$366,298</text:p>
          </table:table-cell>
          <table:table-cell office:value-type="float" office:value="183149.12" calcext:value-type="float">
            <text:p>$183,149</text:p>
          </table:table-cell>
          <table:table-cell office:value-type="float" office:value="50033.02" calcext:value-type="float">
            <text:p>$50,033</text:p>
          </table:table-cell>
          <table:table-cell office:value-type="float" office:value="599480.38" calcext:value-type="float">
            <text:p>$599,48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office:value-type="float" office:value="247473.46" calcext:value-type="float">
            <text:p>$247,473</text:p>
          </table:table-cell>
          <table:table-cell office:value-type="float" office:value="123736.72" calcext:value-type="float">
            <text:p>$123,737</text:p>
          </table:table-cell>
          <table:table-cell office:value-type="float" office:value="22789.25" calcext:value-type="float">
            <text:p>$22,789</text:p>
          </table:table-cell>
          <table:table-cell office:value-type="float" office:value="393999.43" calcext:value-type="float">
            <text:p>$393,99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office:value-type="float" office:value="306607.84" calcext:value-type="float">
            <text:p>$306,608</text:p>
          </table:table-cell>
          <table:table-cell office:value-type="float" office:value="153303.92" calcext:value-type="float">
            <text:p>$153,304</text:p>
          </table:table-cell>
          <table:table-cell office:value-type="float" office:value="38201.7" calcext:value-type="float">
            <text:p>$38,202</text:p>
          </table:table-cell>
          <table:table-cell office:value-type="float" office:value="498113.46" calcext:value-type="float">
            <text:p>$498,1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355328.92" calcext:value-type="float">
            <text:p>$355,329</text:p>
          </table:table-cell>
          <table:table-cell office:value-type="float" office:value="177664.46" calcext:value-type="float">
            <text:p>$177,664</text:p>
          </table:table-cell>
          <table:table-cell office:value-type="float" office:value="63895.85" calcext:value-type="float">
            <text:p>$63,896</text:p>
          </table:table-cell>
          <table:table-cell office:value-type="float" office:value="596889.23" calcext:value-type="float">
            <text:p>$596,88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office:value-type="float" office:value="279250.78" calcext:value-type="float">
            <text:p>$279,251</text:p>
          </table:table-cell>
          <table:table-cell office:value-type="float" office:value="139625.4" calcext:value-type="float">
            <text:p>$139,625</text:p>
          </table:table-cell>
          <table:table-cell office:value-type="float" office:value="124941.4" calcext:value-type="float">
            <text:p>$124,941</text:p>
          </table:table-cell>
          <table:table-cell office:value-type="float" office:value="543817.58" calcext:value-type="float">
            <text:p>$543,81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975.44" calcext:value-type="float">
            <text:p>$227,975</text:p>
          </table:table-cell>
          <table:table-cell office:value-type="float" office:value="113987.72" calcext:value-type="float">
            <text:p>$113,988</text:p>
          </table:table-cell>
          <table:table-cell office:value-type="float" office:value="-7082.59" calcext:value-type="float">
            <text:p>-$7,083</text:p>
          </table:table-cell>
          <table:table-cell office:value-type="float" office:value="334880.57" calcext:value-type="float">
            <text:p>$334,88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288928.34" calcext:value-type="float">
            <text:p>$288,928</text:p>
          </table:table-cell>
          <table:table-cell office:value-type="float" office:value="144464.16" calcext:value-type="float">
            <text:p>$144,464</text:p>
          </table:table-cell>
          <table:table-cell office:value-type="float" office:value="176008.65" calcext:value-type="float">
            <text:p>$176,009</text:p>
          </table:table-cell>
          <table:table-cell office:value-type="float" office:value="609401.15" calcext:value-type="float">
            <text:p>$609,401</text:p>
          </table:table-cell>
          <table:table-cell table:style-name="ce780"/>
          <table:table-cell table:number-columns-repeated="16376"/>
        </table:table-row>
        <table:table-row table:style-name="ro2">
          <table:table-cell/>
          <table:table-cell table:style-name="ce717" table:number-columns-repeated="2"/>
          <table:table-cell table:style-name="ce778" table:number-columns-repeated="3"/>
          <table:table-cell table:style-name="ce824"/>
          <table:table-cell table:style-name="ce824" table:formula="of:=SUM([.G223:.G232])" office:value-type="float" office:value="5092958.29" calcext:value-type="float">
            <text:p>$5,092,958</text:p>
          </table:table-cell>
          <table:table-cell table:number-columns-repeated="16376"/>
        </table:table-row>
        <table:table-row table:style-name="ro2">
          <table:table-cell/>
          <table:table-cell table:style-name="ce717"/>
          <table:table-cell table:style-name="Default"/>
          <table:table-cell table:style-name="ce780"/>
          <table:table-cell table:style-name="ce778" table:number-columns-repeated="2"/>
          <table:table-cell table:style-name="ce825" office:value-type="string" calcext:value-type="string">
            <text:p>Total 2011-2022</text:p>
          </table:table-cell>
          <table:table-cell table:style-name="ce838" table:formula="of:=SUM([.H124];[.H136];[.H148];[.H160];[.H172];[.H184];[.E244];[.H197];[.H209];[.H221];[.H233])" office:value-type="currency" office:currency="USD" office:value="43274162.48" calcext:value-type="currency">
            <text:p>$43,274,162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717"/>
          <table:table-cell table:style-name="ce744"/>
          <table:table-cell table:style-name="ce784"/>
          <table:table-cell table:style-name="ce786" table:number-columns-repeated="3"/>
          <table:table-cell table:style-name="ce839"/>
          <table:table-cell table:number-columns-repeated="16376"/>
        </table:table-row>
        <table:table-row table:style-name="ro2">
          <table:table-cell table:style-name="ce691" office:value-type="string" calcext:value-type="string">
            <text:p>Leases (by school)</text:p>
          </table:table-cell>
          <table:table-cell table:style-name="ce722" office:value-type="string" calcext:value-type="string">
            <text:p>Charter School</text:p>
          </table:table-cell>
          <table:table-cell table:style-name="ce745" office:value-type="string" calcext:value-type="string">
            <text:p>APN</text:p>
          </table:table-cell>
          <table:table-cell table:style-name="ce722" office:value-type="string" calcext:value-type="string">
            <text:p>Lease Totals <text:s/>2011-2022</text:p>
          </table:table-cell>
          <table:table-cell table:style-name="ce773" office:value-type="string" calcext:value-type="string">
            <text:p>Purchased Price or Earliest Value</text:p>
          </table:table-cell>
          <table:table-cell table:style-name="ce773" office:value-type="string" calcext:value-type="string">
            <text:p>Purchase Date</text:p>
          </table:table-cell>
          <table:table-cell table:style-name="ce722" office:value-type="string" calcext:value-type="string" table:number-columns-spanned="3" table:number-rows-spanned="1">
            <text:p>Notes </text:p>
          </table:table-cell>
          <table:covered-table-cell table:number-columns-repeated="2" table:style-name="ce722"/>
          <table:table-cell table:number-columns-repeated="16375"/>
        </table:table-row>
        <table:table-row table:style-name="ro2">
          <table:table-cell/>
          <table:table-cell table:style-name="ce723" office:value-type="string" calcext:value-type="string" table:number-columns-spanned="2" table:number-rows-spanned="1">
            <text:p>Rocketship Alma Academy <text:s text:c="52"/>434-22-97…</text:p>
          </table:table-cell>
          <table:covered-table-cell table:style-name="ce704"/>
          <table:table-cell table:formula="of:=SUM([.G114];[.G126];[.G138];[.G150];[.G162];[.G174];[.G187];[.G199];[.G211];[.G223])" office:value-type="float" office:value="4560993.41" calcext:value-type="float">
            <text:p>$4,560,993</text:p>
          </table:table-cell>
          <table:table-cell table:style-name="Default" table:number-columns-repeated="2"/>
          <table:table-cell table:style-name="ce826" office:value-type="string" calcext:value-type="string" table:number-columns-spanned="3" table:number-rows-spanned="1">
            <text:p>Multiple parcels; </text:p>
          </table:table-cell>
          <table:covered-table-cell table:number-columns-repeated="2" table:style-name="ce840"/>
          <table:table-cell table:number-columns-repeated="16375"/>
        </table:table-row>
        <table:table-row table:style-name="ro2">
          <table:table-cell/>
          <table:table-cell table:style-name="ce720" office:value-type="string" calcext:value-type="string" table:number-columns-spanned="2" table:number-rows-spanned="1">
            <text:p>Rocketship Brilliant Minds <text:s text:c="52"/>488-03-003</text:p>
          </table:table-cell>
          <table:covered-table-cell table:style-name="ce704"/>
          <table:table-cell table:formula="of:=SUM([.G115];[.G127];[.G139];[.G151];[.G163];[.G175];[.G188];[.G200];[.G212];[.G224])" office:value-type="float" office:value="4559274.4" calcext:value-type="float">
            <text:p>$4,559,274</text:p>
          </table:table-cell>
          <table:table-cell table:style-name="ce802"/>
          <table:table-cell table:style-name="ce810"/>
          <table:table-cell table:style-name="ce826" table:number-columns-spanned="3" table:number-rows-spanned="1"/>
          <table:covered-table-cell table:number-columns-repeated="2" table:style-name="ce840"/>
          <table:table-cell table:number-columns-repeated="16375"/>
        </table:table-row>
        <table:table-row table:style-name="ro2">
          <table:table-cell/>
          <table:table-cell table:style-name="ce723" office:value-type="string" calcext:value-type="string" table:number-columns-spanned="2" table:number-rows-spanned="1">
            <text:p>Rocketship Discovery Prep <text:s text:c="53"/>249-65-079</text:p>
          </table:table-cell>
          <table:covered-table-cell table:style-name="ce704"/>
          <table:table-cell table:formula="of:=SUM([.G116];[.G128];[.G140];[.G152];[.G164];[.G176];[.G189];[.G201];[.G213];[.G225])" office:value-type="float" office:value="4047191.62" calcext:value-type="float">
            <text:p>$4,047,192</text:p>
          </table:table-cell>
          <table:table-cell table:style-name="ce802"/>
          <table:table-cell table:style-name="ce810"/>
          <table:table-cell table:style-name="ce826" table:number-columns-spanned="3" table:number-rows-spanned="1"/>
          <table:covered-table-cell table:number-columns-repeated="2" table:style-name="ce840"/>
          <table:table-cell table:number-columns-repeated="16375"/>
        </table:table-row>
        <table:table-row table:style-name="ro2">
          <table:table-cell/>
          <table:table-cell table:style-name="ce723" office:value-type="string" calcext:value-type="string" table:number-columns-spanned="2" table:number-rows-spanned="1">
            <text:p>Rocketship Fuerza Community Prep <text:s text:c="30"/>484-41-162</text:p>
          </table:table-cell>
          <table:covered-table-cell table:style-name="ce704"/>
          <table:table-cell table:formula="of:=SUM([.G141];[.G153];[.G165];[.G177];[.G190];[.G202];[.G214];[.G226])" office:value-type="float" office:value="4522920.14" calcext:value-type="float">
            <text:p>$4,522,920</text:p>
          </table:table-cell>
          <table:table-cell table:style-name="ce802"/>
          <table:table-cell table:style-name="ce810"/>
          <table:table-cell table:style-name="ce826" table:number-columns-spanned="3" table:number-rows-spanned="1"/>
          <table:covered-table-cell table:number-columns-repeated="2" table:style-name="ce840"/>
          <table:table-cell table:number-columns-repeated="16375"/>
        </table:table-row>
        <table:table-row table:style-name="ro2">
          <table:table-cell/>
          <table:table-cell table:style-name="ce723" office:value-type="string" calcext:value-type="string" table:number-columns-spanned="2" table:number-rows-spanned="1">
            <text:p>Rocketship Los Sueños Academy <text:s text:c="29"/>481-45-001/039</text:p>
          </table:table-cell>
          <table:covered-table-cell table:style-name="ce704"/>
          <table:table-cell table:formula="of:=SUM([.G227];[.G215];[.G203];[.G191];[.G178];[.G166];[.G154];[.G142];[.G130];[.G118])" office:value-type="float" office:value="4057559.27" calcext:value-type="float">
            <text:p>$4,057,559</text:p>
          </table:table-cell>
          <table:table-cell table:style-name="ce802"/>
          <table:table-cell table:style-name="ce810"/>
          <table:table-cell table:style-name="ce826" table:number-columns-spanned="3" table:number-rows-spanned="1"/>
          <table:covered-table-cell table:number-columns-repeated="2" table:style-name="ce840"/>
          <table:table-cell table:number-columns-repeated="16375"/>
        </table:table-row>
        <table:table-row table:style-name="ro2">
          <table:table-cell/>
          <table:table-cell table:style-name="ce723" office:value-type="string" calcext:value-type="string" table:number-columns-spanned="2" table:number-rows-spanned="1">
            <text:p>Rocketship Mateo Sheedy Elementary <text:s text:c="25"/>264-34-076</text:p>
          </table:table-cell>
          <table:covered-table-cell table:style-name="ce704"/>
          <table:table-cell table:formula="of:=SUM([.G228];[.G216];[.G204];[.G192];[.G179];[.GA167];[.G155];[.G143];[.G131];[.G119];[.G167])" office:value-type="float" office:value="4747428.22" calcext:value-type="float">
            <text:p>$4,747,428</text:p>
          </table:table-cell>
          <table:table-cell table:style-name="ce802" office:value-type="float" office:value="630000" calcext:value-type="float">
            <text:p>$630,000</text:p>
          </table:table-cell>
          <table:table-cell table:style-name="ce810" office:value-type="float" office:value="2005" calcext:value-type="float">
            <text:p>2005</text:p>
          </table:table-cell>
          <table:table-cell table:style-name="ce826" office:value-type="string" calcext:value-type="string" table:number-columns-spanned="3" table:number-rows-spanned="1">
            <text:p>Purchase date is clearly wrong b/c RSED didn’t exist untiil 2006; Assessor has </text:p>
          </table:table-cell>
          <table:covered-table-cell table:number-columns-repeated="2" table:style-name="ce840"/>
          <table:table-cell table:number-columns-repeated="16375"/>
        </table:table-row>
        <table:table-row table:style-name="ro2">
          <table:table-cell/>
          <table:table-cell table:style-name="ce723" office:value-type="string" calcext:value-type="string" table:number-columns-spanned="2" table:number-rows-spanned="1">
            <text:p>Rocketship Mosaic Elementary <text:s text:c="43"/>477-34-088</text:p>
          </table:table-cell>
          <table:covered-table-cell table:style-name="ce704"/>
          <table:table-cell table:formula="of:=SUM([.G229];[.G217];[.G205];[.G193];[.G180];[.G168];[.G156];[.G144];[.G132];[.G120])" office:value-type="float" office:value="5089354.28" calcext:value-type="float">
            <text:p>$5,089,354</text:p>
          </table:table-cell>
          <table:table-cell table:style-name="ce802"/>
          <table:table-cell table:style-name="ce810"/>
          <table:table-cell table:style-name="ce826" table:number-columns-spanned="3" table:number-rows-spanned="1"/>
          <table:covered-table-cell table:number-columns-repeated="2" table:style-name="ce840"/>
          <table:table-cell table:number-columns-repeated="16375"/>
        </table:table-row>
        <table:table-row table:style-name="ro2">
          <table:table-cell/>
          <table:table-cell table:style-name="ce723" office:value-type="string" calcext:value-type="string" table:number-columns-spanned="2" table:number-rows-spanned="1">
            <text:p>Rocketship Rising Stars <text:s text:c="61"/>494-01-027</text:p>
          </table:table-cell>
          <table:covered-table-cell table:style-name="ce704"/>
          <table:table-cell table:formula="of:=SUM([.G230];[.G218];[.G206];[.G194];[.G181];[.G169])" office:value-type="float" office:value="2934758.32" calcext:value-type="float">
            <text:p>$2,934,758</text:p>
          </table:table-cell>
          <table:table-cell table:style-name="ce802"/>
          <table:table-cell table:style-name="ce810"/>
          <table:table-cell table:style-name="ce826" table:number-columns-spanned="3" table:number-rows-spanned="1"/>
          <table:covered-table-cell table:number-columns-repeated="2" table:style-name="ce840"/>
          <table:table-cell table:number-columns-repeated="16375"/>
        </table:table-row>
        <table:table-row table:style-name="ro2">
          <table:table-cell/>
          <table:table-cell table:style-name="ce723" office:value-type="string" calcext:value-type="string" table:number-columns-spanned="2" table:number-rows-spanned="1">
            <text:p>Rocketship Sí Se Puede Academy <text:s text:c="38"/>481-32-059</text:p>
          </table:table-cell>
          <table:covered-table-cell table:style-name="ce704"/>
          <table:table-cell table:formula="of:=SUM([.G231];[.G219];[.G207];[.G195];[.G182];[.G170];[.G158];[.G146];[.G134];[.G122])" office:value-type="float" office:value="3945978.21" calcext:value-type="float">
            <text:p>$3,945,978</text:p>
          </table:table-cell>
          <table:table-cell table:style-name="ce802" office:value-type="float" office:value="7091639" calcext:value-type="float">
            <text:p>$7,091,639</text:p>
          </table:table-cell>
          <table:table-cell table:style-name="ce811" office:value-type="date" office:date-value="2009-03-16" calcext:value-type="date">
            <text:p>2009-03-16</text:p>
          </table:table-cell>
          <table:table-cell table:style-name="ce826" table:number-columns-spanned="3" table:number-rows-spanned="1"/>
          <table:covered-table-cell table:number-columns-repeated="2" table:style-name="ce840"/>
          <table:table-cell table:number-columns-repeated="16375"/>
        </table:table-row>
        <table:table-row table:style-name="ro2">
          <table:table-cell/>
          <table:table-cell table:style-name="ce723" office:value-type="string" calcext:value-type="string" table:number-columns-spanned="2" table:number-rows-spanned="1">
            <text:p>Rocketship Spark Academy <text:s text:c="51"/>494-72-001</text:p>
          </table:table-cell>
          <table:covered-table-cell table:style-name="ce704"/>
          <table:table-cell table:formula="of:=SUM([.G232];[.G220];[.G208];[.G196];[.G183];[.G171];[.G159];[.G147];[.G135])" office:value-type="float" office:value="4808704.61" calcext:value-type="float">
            <text:p>$4,808,705</text:p>
          </table:table-cell>
          <table:table-cell table:style-name="ce802" office:value-type="float" office:value="500000" calcext:value-type="float">
            <text:p>$500,000</text:p>
          </table:table-cell>
          <table:table-cell table:style-name="ce811" office:value-type="date" office:date-value="2010-04-19" calcext:value-type="date">
            <text:p>2010-04-19</text:p>
          </table:table-cell>
          <table:table-cell table:style-name="ce826" table:number-columns-spanned="3" table:number-rows-spanned="1"/>
          <table:covered-table-cell table:number-columns-repeated="2" table:style-name="ce840"/>
          <table:table-cell table:number-columns-repeated="16375"/>
        </table:table-row>
        <table:table-row table:style-name="ro2">
          <table:table-cell table:number-columns-repeated="2"/>
          <table:table-cell table:style-name="ce746" office:value-type="string" calcext:value-type="string">
            <text:p>Total</text:p>
          </table:table-cell>
          <table:table-cell table:style-name="ce785" table:formula="of:=SUM([.D237:.D246])" office:value-type="float" office:value="43274162.48" calcext:value-type="float">
            <text:p>$43,274,162</text:p>
          </table:table-cell>
          <table:table-cell table:style-name="ce802"/>
          <table:table-cell table:style-name="ce810"/>
          <table:table-cell table:style-name="ce826" table:number-columns-spanned="3" table:number-rows-spanned="1"/>
          <table:covered-table-cell table:number-columns-repeated="2" table:style-name="ce840"/>
          <table:table-cell table:number-columns-repeated="16375"/>
        </table:table-row>
        <table:table-row table:style-name="ro2">
          <table:table-cell table:style-name="ce706" office:value-type="string" calcext:value-type="string" table:number-columns-spanned="3" table:number-rows-spanned="1">
            <text:p>Source: Santa Clara County Assessor’s Office, Property records</text:p>
          </table:table-cell>
          <table:covered-table-cell/>
          <table:covered-table-cell table:style-name="ce717"/>
          <table:table-cell table:style-name="ce786" table:number-columns-repeated="2"/>
          <table:table-cell/>
          <table:table-cell table:style-name="ce826" table:number-columns-spanned="3" table:number-rows-spanned="1"/>
          <table:covered-table-cell table:number-columns-repeated="2" table:style-name="ce840"/>
          <table:table-cell table:number-columns-repeated="16375"/>
        </table:table-row>
        <table:table-row table:style-name="ro2">
          <table:table-cell table:style-name="ce691" office:value-type="string" calcext:value-type="string">
            <text:p>Federal Grants</text:p>
          </table:table-cell>
          <table:table-cell table:style-name="ce718" office:value-type="string" calcext:value-type="string">
            <text:p>Year</text:p>
          </table:table-cell>
          <table:table-cell table:style-name="ce747" office:value-type="string" calcext:value-type="string">
            <text:p>Grantee</text:p>
          </table:table-cell>
          <table:table-cell table:style-name="ce747" office:value-type="string" calcext:value-type="string">
            <text:p>Project Title</text:p>
          </table:table-cell>
          <table:table-cell table:style-name="ce803" office:value-type="string" calcext:value-type="string">
            <text:p>Duration (Years)</text:p>
          </table:table-cell>
          <table:table-cell table:style-name="ce803" office:value-type="string" calcext:value-type="string">
            <text:p>Year 1</text:p>
          </table:table-cell>
          <table:table-cell table:style-name="ce803" office:value-type="string" calcext:value-type="string">
            <text:p>Total Expected Funding</text:p>
          </table:table-cell>
          <table:table-cell table:style-name="ce803" office:value-type="string" calcext:value-type="string">
            <text:p>City</text:p>
          </table:table-cell>
          <table:table-cell table:style-name="ce747" office:value-type="string" calcext:value-type="string">
            <text:p>State</text:p>
          </table:table-cell>
          <table:table-cell table:number-columns-repeated="16375"/>
        </table:table-row>
        <table:table-row table:style-name="ro2">
          <table:table-cell/>
          <table:table-cell table:style-name="ce724" office:value-type="float" office:value="2011" calcext:value-type="float">
            <text:p>2011</text:p>
          </table:table-cell>
          <table:table-cell table:number-columns-repeated="2" table:style-name="ce724" office:value-type="string" calcext:value-type="string">
            <text:p>Rocketship Education</text:p>
          </table:table-cell>
          <table:table-cell table:style-name="ce804" office:value-type="float" office:value="5" calcext:value-type="float">
            <text:p>5</text:p>
          </table:table-cell>
          <table:table-cell table:style-name="ce812" office:value-type="float" office:value="823079" calcext:value-type="float">
            <text:p>$823,079</text:p>
          </table:table-cell>
          <table:table-cell table:style-name="ce812" office:value-type="float" office:value="6259757" calcext:value-type="float">
            <text:p>$6,259,757</text:p>
          </table:table-cell>
          <table:table-cell table:style-name="ce804" office:value-type="string" calcext:value-type="string">
            <text:p>Redwood City</text:p>
          </table:table-cell>
          <table:table-cell table:style-name="ce724" office:value-type="string" calcext:value-type="string">
            <text:p>CA</text:p>
          </table:table-cell>
          <table:table-cell table:number-columns-repeated="16375"/>
        </table:table-row>
        <table:table-row table:style-name="ro5">
          <table:table-cell table:style-name="ce707"/>
          <table:table-cell table:style-name="ce725" office:value-type="float" office:value="2017" calcext:value-type="float">
            <text:p>2017</text:p>
          </table:table-cell>
          <table:table-cell table:style-name="ce748" office:value-type="string" calcext:value-type="string">
            <text:p>Rocketship Education</text:p>
          </table:table-cell>
          <table:table-cell table:style-name="ce787" office:value-type="string" calcext:value-type="string">
            <text:p>Rocketship Education CSP Replication</text:p>
          </table:table-cell>
          <table:table-cell table:style-name="ce805" office:value-type="float" office:value="5" calcext:value-type="float">
            <text:p>5</text:p>
          </table:table-cell>
          <table:table-cell table:style-name="ce813" office:value-type="float" office:value="5090134" calcext:value-type="float">
            <text:p>$5,090,134</text:p>
          </table:table-cell>
          <table:table-cell table:style-name="ce813" office:value-type="float" office:value="12582678" calcext:value-type="float">
            <text:p>$12,582,678</text:p>
          </table:table-cell>
          <table:table-cell table:style-name="ce841" office:value-type="string" calcext:value-type="string">
            <text:p>Redwood City</text:p>
          </table:table-cell>
          <table:table-cell table:style-name="ce725" office:value-type="string" calcext:value-type="string">
            <text:p>CA</text:p>
          </table:table-cell>
          <table:table-cell table:number-columns-repeated="16375"/>
        </table:table-row>
        <table:table-row table:style-name="ro2">
          <table:table-cell/>
          <table:table-cell table:style-name="ce717"/>
          <table:table-cell table:style-name="ce749"/>
          <table:table-cell table:style-name="ce788" table:number-columns-repeated="6"/>
          <table:table-cell table:number-columns-repeated="16375"/>
        </table:table-row>
        <table:table-row table:style-name="ro2">
          <table:table-cell table:style-name="ce691" office:value-type="string" calcext:value-type="string">
            <text:p>Sources</text:p>
          </table:table-cell>
          <table:table-cell table:style-name="ce726"/>
          <table:table-cell table:style-name="ce747" table:number-columns-repeated="2"/>
          <table:table-cell table:style-name="ce803" table:number-columns-repeated="4"/>
          <table:table-cell table:style-name="ce747"/>
          <table:table-cell table:number-columns-repeated="16375"/>
        </table:table-row>
        <table:table-row table:style-name="ro2">
          <table:table-cell/>
          <table:table-cell table:style-name="ce727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Default"/>
          <table:table-cell table:style-name="ce788" table:number-columns-repeated="3"/>
          <table:table-cell table:number-columns-repeated="16375"/>
        </table:table-row>
        <table:table-row table:style-name="ro2">
          <table:table-cell/>
          <table:table-cell table:style-name="ce727" office:value-type="string" calcext:value-type="string">
            <text:p><text:a xlink:href="https://www.treasurer.ca.gov/csfa/csfgp/awardees.asp" xlink:type="simple">CSFA Charter School Facility Grant Program (Senate Bill (SB) 740 Program)</text:a></text:p>
          </table:table-cell>
          <table:table-cell table:style-name="Default"/>
          <table:table-cell table:style-name="ce705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/>
          <table:table-cell table:style-name="ce717" table:number-columns-repeated="2"/>
          <table:table-cell table:style-name="ce788" table:number-columns-repeated="6"/>
          <table:table-cell table:number-columns-repeated="16375"/>
        </table:table-row>
        <table:table-row table:style-name="ro2">
          <table:table-cell table:style-name="ce691" office:value-type="string" calcext:value-type="string" table:number-columns-spanned="2" table:number-rows-spanned="1">
            <text:p>2022–23 Authorizers &amp; SELPAs</text:p>
          </table:table-cell>
          <table:covered-table-cell table:style-name="ce714"/>
          <table:table-cell table:style-name="ce750" office:value-type="string" calcext:value-type="string">
            <text:p>School</text:p>
          </table:table-cell>
          <table:table-cell table:style-name="ce789" office:value-type="string" calcext:value-type="string">
            <text:p>Aurhorizer</text:p>
          </table:table-cell>
          <table:table-cell table:style-name="ce806" office:value-type="string" calcext:value-type="string">
            <text:p>SELPA</text:p>
          </table:table-cell>
          <table:table-cell table:style-name="ce806" table:number-columns-repeated="2"/>
          <table:table-cell table:style-name="ce789"/>
          <table:table-cell table:style-name="ce858"/>
          <table:table-cell table:number-columns-repeated="16375"/>
        </table:table-row>
        <table:table-row table:style-name="ro5">
          <table:table-cell/>
          <table:table-cell table:style-name="ce717"/>
          <table:table-cell table:style-name="ce751" office:value-type="string" calcext:value-type="string">
            <text:p>Rocketship Academy Brilliant Minds</text:p>
          </table:table-cell>
          <table:table-cell table:style-name="ce790" office:value-type="string" calcext:value-type="string">
            <text:p>Santa Clara County Office of Education</text:p>
          </table:table-cell>
          <table:table-cell table:style-name="ce751" office:value-type="string" calcext:value-type="string">
            <text:p>El Dorado County Charter (0951)</text:p>
          </table:table-cell>
          <table:table-cell table:style-name="ce788" table:number-columns-repeated="4"/>
          <table:table-cell table:number-columns-repeated="16375"/>
        </table:table-row>
        <table:table-row table:style-name="ro5">
          <table:table-cell/>
          <table:table-cell table:style-name="ce717"/>
          <table:table-cell table:style-name="ce751" office:value-type="string" calcext:value-type="string">
            <text:p>Rocketship Alma Academy</text:p>
          </table:table-cell>
          <table:table-cell table:style-name="ce791" office:value-type="string" calcext:value-type="string">
            <text:p>Santa Clara County Office of Education</text:p>
          </table:table-cell>
          <table:table-cell table:style-name="ce751" office:value-type="string" calcext:value-type="string">
            <text:p>El Dorado County Charter (0951)</text:p>
          </table:table-cell>
          <table:table-cell table:style-name="ce786" table:number-columns-repeated="3"/>
          <table:table-cell table:number-columns-repeated="16376"/>
        </table:table-row>
        <table:table-row table:style-name="ro5">
          <table:table-cell/>
          <table:table-cell table:style-name="ce717"/>
          <table:table-cell table:style-name="ce751" office:value-type="string" calcext:value-type="string">
            <text:p>Rocketship Discovery Prep</text:p>
          </table:table-cell>
          <table:table-cell table:style-name="ce791" office:value-type="string" calcext:value-type="string">
            <text:p>Santa Clara County Office of Education</text:p>
          </table:table-cell>
          <table:table-cell table:style-name="ce751" office:value-type="string" calcext:value-type="string">
            <text:p>El Dorado County Charter (0951)</text:p>
          </table:table-cell>
          <table:table-cell table:style-name="ce786" table:number-columns-repeated="3"/>
          <table:table-cell table:number-columns-repeated="16376"/>
        </table:table-row>
        <table:table-row table:style-name="ro5">
          <table:table-cell/>
          <table:table-cell table:style-name="ce717"/>
          <table:table-cell table:style-name="ce751" office:value-type="string" calcext:value-type="string">
            <text:p>Rocketship Fuerza Community Prep</text:p>
          </table:table-cell>
          <table:table-cell table:style-name="ce791" office:value-type="string" calcext:value-type="string">
            <text:p>Santa Clara County Office of Education</text:p>
          </table:table-cell>
          <table:table-cell table:style-name="ce751" office:value-type="string" calcext:value-type="string">
            <text:p>El Dorado County Charter (0951)</text:p>
          </table:table-cell>
          <table:table-cell table:style-name="ce786" table:number-columns-repeated="3"/>
          <table:table-cell table:number-columns-repeated="16376"/>
        </table:table-row>
        <table:table-row table:style-name="ro5">
          <table:table-cell/>
          <table:table-cell table:style-name="ce717"/>
          <table:table-cell table:style-name="ce751" office:value-type="string" calcext:value-type="string">
            <text:p>Rocketship Los Sueños Academy</text:p>
          </table:table-cell>
          <table:table-cell table:style-name="ce791" office:value-type="string" calcext:value-type="string">
            <text:p>Santa Clara County Office of Education</text:p>
          </table:table-cell>
          <table:table-cell table:style-name="ce751" office:value-type="string" calcext:value-type="string">
            <text:p>El Dorado County Charter (0951)</text:p>
          </table:table-cell>
          <table:table-cell table:style-name="ce786" table:number-columns-repeated="3"/>
          <table:table-cell table:number-columns-repeated="16376"/>
        </table:table-row>
        <table:table-row table:style-name="ro5">
          <table:table-cell/>
          <table:table-cell table:style-name="ce717"/>
          <table:table-cell table:style-name="ce751" office:value-type="string" calcext:value-type="string">
            <text:p>Rocketship Mateo Sheedy Elementary</text:p>
          </table:table-cell>
          <table:table-cell table:style-name="ce791" office:value-type="string" calcext:value-type="string">
            <text:p>Santa Clara County Office of Education</text:p>
          </table:table-cell>
          <table:table-cell table:style-name="ce751" office:value-type="string" calcext:value-type="string">
            <text:p>El Dorado County (0901)</text:p>
          </table:table-cell>
          <table:table-cell table:style-name="ce786" table:number-columns-repeated="3"/>
          <table:table-cell table:number-columns-repeated="16376"/>
        </table:table-row>
        <table:table-row table:style-name="ro5">
          <table:table-cell/>
          <table:table-cell table:style-name="ce717"/>
          <table:table-cell table:style-name="ce751" office:value-type="string" calcext:value-type="string">
            <text:p>Rocketship Mosaic Elementary</text:p>
          </table:table-cell>
          <table:table-cell table:style-name="ce791" office:value-type="string" calcext:value-type="string">
            <text:p>Franklin-McKinley Elementary</text:p>
          </table:table-cell>
          <table:table-cell table:style-name="ce751" office:value-type="string" calcext:value-type="string">
            <text:p>El Dorado County Charter (0951)</text:p>
          </table:table-cell>
          <table:table-cell table:style-name="ce786" table:number-columns-repeated="3"/>
          <table:table-cell table:number-columns-repeated="16376"/>
        </table:table-row>
        <table:table-row table:style-name="ro5">
          <table:table-cell/>
          <table:table-cell table:style-name="ce717"/>
          <table:table-cell table:style-name="ce751" office:value-type="string" calcext:value-type="string">
            <text:p>Rocketship Rising Stars</text:p>
          </table:table-cell>
          <table:table-cell table:style-name="ce791" office:value-type="string" calcext:value-type="string">
            <text:p>Santa Clara County Office of Education</text:p>
          </table:table-cell>
          <table:table-cell table:style-name="ce751" office:value-type="string" calcext:value-type="string">
            <text:p>El Dorado County Charter (0951)</text:p>
          </table:table-cell>
          <table:table-cell table:style-name="ce786" table:number-columns-repeated="3"/>
          <table:table-cell table:number-columns-repeated="16376"/>
        </table:table-row>
        <table:table-row table:style-name="ro5">
          <table:table-cell/>
          <table:table-cell table:style-name="ce717"/>
          <table:table-cell table:style-name="ce751" office:value-type="string" calcext:value-type="string">
            <text:p>Rocketship Sí Se Puede Academy</text:p>
          </table:table-cell>
          <table:table-cell table:style-name="ce791" office:value-type="string" calcext:value-type="string">
            <text:p>Santa Clara County Office of Education</text:p>
          </table:table-cell>
          <table:table-cell table:style-name="ce751" office:value-type="string" calcext:value-type="string">
            <text:p>El Dorado County Charter (0951)</text:p>
          </table:table-cell>
          <table:table-cell table:style-name="ce786" table:number-columns-repeated="3"/>
          <table:table-cell table:number-columns-repeated="16376"/>
        </table:table-row>
        <table:table-row table:style-name="ro5">
          <table:table-cell/>
          <table:table-cell table:style-name="ce717"/>
          <table:table-cell table:style-name="ce751" office:value-type="string" calcext:value-type="string">
            <text:p>Rocketship Spark Academy</text:p>
          </table:table-cell>
          <table:table-cell table:style-name="ce791" office:value-type="string" calcext:value-type="string">
            <text:p>Franklin-McKinley Elementary</text:p>
          </table:table-cell>
          <table:table-cell table:style-name="ce751" office:value-type="string" calcext:value-type="string">
            <text:p>El Dorado County Charter (0951)</text:p>
          </table:table-cell>
          <table:table-cell table:style-name="ce786" table:number-columns-repeated="3"/>
          <table:table-cell table:number-columns-repeated="16376"/>
        </table:table-row>
        <table:table-row table:style-name="ro2">
          <table:table-cell/>
          <table:table-cell table:style-name="ce717" table:number-columns-repeated="2"/>
          <table:table-cell table:style-name="ce788" table:number-columns-repeated="6"/>
          <table:table-cell table:number-columns-repeated="16375"/>
        </table:table-row>
        <table:table-row table:style-name="ro2">
          <table:table-cell table:style-name="ce708" office:value-type="string" calcext:value-type="string">
            <text:p>ADA</text:p>
          </table:table-cell>
          <table:table-cell table:style-name="ce728" office:value-type="string" calcext:value-type="string">
            <text:p>YE</text:p>
          </table:table-cell>
          <table:table-cell table:style-name="ce752" office:value-type="string" calcext:value-type="string">
            <text:p>Number of students</text:p>
          </table:table-cell>
          <table:table-cell table:style-name="ce792" office:value-type="string" calcext:value-type="string">
            <text:p>For California Rocketship Schools Only</text:p>
          </table:table-cell>
          <table:table-cell table:style-name="ce752"/>
          <table:table-cell table:style-name="ce814" table:number-columns-repeated="3"/>
          <table:table-cell table:style-name="ce861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08" calcext:value-type="float">
            <text:p>2008</text:p>
          </table:table-cell>
          <table:table-cell table:style-name="ce753" office:value-type="float" office:value="155" calcext:value-type="float">
            <text:p>155</text:p>
          </table:table-cell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09" calcext:value-type="float">
            <text:p>2009</text:p>
          </table:table-cell>
          <table:table-cell table:style-name="ce709"/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10" calcext:value-type="float">
            <text:p>2010</text:p>
          </table:table-cell>
          <table:table-cell table:style-name="ce709"/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11" calcext:value-type="float">
            <text:p>2011</text:p>
          </table:table-cell>
          <table:table-cell table:style-name="ce753" office:value-type="float" office:value="1297" calcext:value-type="float">
            <text:p>1297</text:p>
          </table:table-cell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12" calcext:value-type="float">
            <text:p>2012</text:p>
          </table:table-cell>
          <table:table-cell table:style-name="ce753" office:value-type="float" office:value="2329" calcext:value-type="float">
            <text:p>2329</text:p>
          </table:table-cell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13" calcext:value-type="float">
            <text:p>2013</text:p>
          </table:table-cell>
          <table:table-cell table:style-name="ce753" office:value-type="float" office:value="3658" calcext:value-type="float">
            <text:p>3658</text:p>
          </table:table-cell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14" calcext:value-type="float">
            <text:p>2014</text:p>
          </table:table-cell>
          <table:table-cell table:style-name="ce753" office:value-type="float" office:value="4477" calcext:value-type="float">
            <text:p>4477</text:p>
          </table:table-cell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15" calcext:value-type="float">
            <text:p>2015</text:p>
          </table:table-cell>
          <table:table-cell table:style-name="ce753" office:value-type="float" office:value="4832" calcext:value-type="float">
            <text:p>4832</text:p>
          </table:table-cell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16" calcext:value-type="float">
            <text:p>2016</text:p>
          </table:table-cell>
          <table:table-cell table:style-name="ce753" office:value-type="float" office:value="5191" calcext:value-type="float">
            <text:p>5191</text:p>
          </table:table-cell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17" calcext:value-type="float">
            <text:p>2017</text:p>
          </table:table-cell>
          <table:table-cell table:style-name="ce753" office:value-type="float" office:value="5551" calcext:value-type="float">
            <text:p>5551</text:p>
          </table:table-cell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18" calcext:value-type="float">
            <text:p>2018</text:p>
          </table:table-cell>
          <table:table-cell table:style-name="ce753" office:value-type="float" office:value="5669" calcext:value-type="float">
            <text:p>5669</text:p>
          </table:table-cell>
          <table:table-cell table:style-name="ce793" table:number-columns-repeated="2"/>
          <table:table-cell table:style-name="ce788" table:number-columns-repeated="3"/>
          <table:table-cell table:style-name="ce753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19" calcext:value-type="float">
            <text:p>2019</text:p>
          </table:table-cell>
          <table:table-cell table:style-name="ce753" office:value-type="float" office:value="6243" calcext:value-type="float">
            <text:p>6243</text:p>
          </table:table-cell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20" calcext:value-type="float">
            <text:p>2020</text:p>
          </table:table-cell>
          <table:table-cell table:style-name="ce753" office:value-type="float" office:value="6363" calcext:value-type="float">
            <text:p>6363</text:p>
          </table:table-cell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>
          <table:table-cell table:style-name="ce709"/>
          <table:table-cell table:style-name="ce729" office:value-type="float" office:value="2021" calcext:value-type="float">
            <text:p>2021</text:p>
          </table:table-cell>
          <table:table-cell table:style-name="ce753" office:value-type="float" office:value="6887" calcext:value-type="float">
            <text:p>6887</text:p>
          </table:table-cell>
          <table:table-cell table:style-name="ce793" table:number-columns-repeated="2"/>
          <table:table-cell table:style-name="ce788" table:number-columns-repeated="4"/>
          <table:table-cell table:number-columns-repeated="16375"/>
        </table:table-row>
        <table:table-row table:style-name="ro2" table:number-rows-repeated="9">
          <table:table-cell/>
          <table:table-cell table:style-name="ce717" table:number-columns-repeated="2"/>
          <table:table-cell table:style-name="ce788" table:number-columns-repeated="6"/>
          <table:table-cell table:number-columns-repeated="16375"/>
        </table:table-row>
        <table:table-row table:style-name="ro2">
          <table:table-cell/>
          <table:table-cell table:style-name="ce717" table:number-columns-repeated="2"/>
          <table:table-cell table:style-name="ce788" table:number-columns-repeated="6"/>
          <table:table-cell table:number-columns-repeated="16375"/>
        </table:table-row>
      </table:table>
      <table:table table:name="RSEA Debt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6375" table:default-cell-style-name="Default"/>
        <table:table-row table:style-name="ro3">
          <table:table-cell table:style-name="ce693"/>
          <table:table-cell table:style-name="ce693" office:value-type="string" calcext:value-type="string">
            <text:p>Tax year</text:p>
            <text:p>(YE 30 Jun)</text:p>
          </table:table-cell>
          <table:table-cell table:style-name="ce730" office:value-type="string" calcext:value-type="string">
            <text:p>Borrower</text:p>
          </table:table-cell>
          <table:table-cell table:style-name="ce730" office:value-type="string" calcext:value-type="string">
            <text:p>School(s)</text:p>
          </table:table-cell>
          <table:table-cell table:style-name="ce730" office:value-type="string" calcext:value-type="string">
            <text:p>Lender/Terms</text:p>
          </table:table-cell>
          <table:table-cell table:style-name="ce730" office:value-type="string" calcext:value-type="string">
            <text:p>Forgiven</text:p>
          </table:table-cell>
          <table:table-cell table:style-name="ce755" office:value-type="string" calcext:value-type="string">
            <text:p>Status</text:p>
          </table:table-cell>
          <table:table-cell table:style-name="ce730" office:value-type="string" calcext:value-type="string">
            <text:p>Location in Financial Statement</text:p>
            <text:p>[YE/page]</text:p>
          </table:table-cell>
          <table:table-cell table:style-name="ce864" office:value-type="string" calcext:value-type="string">
            <text:p>Notes</text:p>
          </table:table-cell>
          <table:table-cell table:number-columns-repeated="16375"/>
        </table:table-row>
        <table:table-row table:style-name="ro7">
          <table:table-cell table:style-name="ce694"/>
          <table:table-cell table:style-name="ce694" office:value-type="string" calcext:value-type="string">
            <text:p>2008, 2009</text:p>
          </table:table-cell>
          <table:table-cell table:style-name="ce696" office:value-type="string" calcext:value-type="string">
            <text:p>Locust LLC (LLC1)</text:p>
          </table:table-cell>
          <table:table-cell table:style-name="ce696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FI (Raza Development Fund)</text:p>
            <text:p>up to $5M @ 5.0%</text:p>
          </table:table-cell>
          <table:table-cell table:style-name="ce696"/>
          <table:table-cell table:style-name="ce696" office:value-type="string" calcext:value-type="string">
            <text:p><text:span text:style-name="T24">7 years interest-only</text:span></text:p>
            <text:p><text:span text:style-name="T24">(</text:span><text:span text:style-name="T34">then balloon?</text:span><text:span text:style-name="T35">)</text:span></text:p>
            <text:p><text:span text:style-name="T24">Paid off with Series 2015 bonds</text:span></text:p>
          </table:table-cell>
          <table:table-cell table:style-name="ce731" office:value-type="string" calcext:value-type="string">
            <text:p>2009/11, 2010/11, 2011/15, 2012/16. 2013/17, 2014/13, 2015/13</text:p>
          </table:table-cell>
          <table:table-cell table:style-name="ce737"/>
          <table:table-cell table:number-columns-repeated="16375"/>
        </table:table-row>
        <table:table-row table:style-name="ro7">
          <table:table-cell table:style-name="ce690"/>
          <table:table-cell table:style-name="ce694"/>
          <table:table-cell table:style-name="ce696" office:value-type="string" calcext:value-type="string">
            <text:p>Locust LLC (LLC1)</text:p>
          </table:table-cell>
          <table:table-cell table:style-name="ce696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FI (Raza Development Fund)</text:p>
            <text:p>up to $700K @ 5.25%</text:p>
          </table:table-cell>
          <table:table-cell table:style-name="ce696"/>
          <table:table-cell table:style-name="ce696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731" office:value-type="string" calcext:value-type="string">
            <text:p>2009/11, 2010/11, 2011/15, 2012/16, 2013/17, 2014/13, 2015/13</text:p>
          </table:table-cell>
          <table:table-cell table:style-name="ce737"/>
          <table:table-cell table:number-columns-repeated="16375"/>
        </table:table-row>
        <table:table-row table:style-name="ro13">
          <table:table-cell table:style-name="ce690"/>
          <table:table-cell table:style-name="ce694"/>
          <table:table-cell table:style-name="ce696" office:value-type="string" calcext:value-type="string">
            <text:p>Dobern LLC (LLC2)</text:p>
          </table:table-cell>
          <table:table-cell table:style-name="ce696" office:value-type="string" calcext:value-type="string">
            <text:p>RSSP</text:p>
            <text:p>Sí Se Puede</text:p>
          </table:table-cell>
          <table:table-cell table:style-name="ce696" office:value-type="string" calcext:value-type="string">
            <text:p>CDFI</text:p>
            <text:p>$6.8M @5.5%</text:p>
          </table:table-cell>
          <table:table-cell table:style-name="ce696"/>
          <table:table-cell table:style-name="ce696" office:value-type="string" calcext:value-type="string">
            <text:p>7 years</text:p>
            <text:p>Paid off Aug 2015</text:p>
          </table:table-cell>
          <table:table-cell table:style-name="ce731" office:value-type="string" calcext:value-type="string">
            <text:p>2009/11, 2010/12, 2011/115,16, 2012/17, 2013/17, 2014/13</text:p>
          </table:table-cell>
          <table:table-cell table:style-name="ce737"/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MS</text:p>
          </table:table-cell>
          <table:table-cell table:style-name="ce790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E Revolving Loan</text:p>
            <text:p>$200K @ 5%</text:p>
          </table:table-cell>
          <table:table-cell table:style-name="ce696"/>
          <table:table-cell table:style-name="ce815" office:value-type="date" office:date-value="2014-06-30" calcext:value-type="date">
            <text:p>30 Jun 2014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SSP</text:p>
          </table:table-cell>
          <table:table-cell table:style-name="ce790" office:value-type="string" calcext:value-type="string">
            <text:p>RSSP </text:p>
            <text:p>Sí Se Puede</text:p>
          </table:table-cell>
          <table:table-cell table:style-name="ce696" office:value-type="string" calcext:value-type="string">
            <text:p>CDE Revolving Loan</text:p>
            <text:p>$200K @ 1.47%</text:p>
          </table:table-cell>
          <table:table-cell table:style-name="ce696"/>
          <table:table-cell table:style-name="ce815" office:value-type="date" office:date-value="2015-06-30" calcext:value-type="date">
            <text:p>30 Jun 2015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MS</text:p>
          </table:table-cell>
          <table:table-cell table:style-name="ce790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CSA Growth Loan</text:p>
            <text:p>$325K @ 6.5%</text:p>
          </table:table-cell>
          <table:table-cell table:style-name="ce696"/>
          <table:table-cell table:style-name="ce696" office:value-type="string" calcext:value-type="string">
            <text:p>Paid off 2010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19">
          <table:table-cell table:style-name="ce690"/>
          <table:table-cell table:style-name="ce694"/>
          <table:table-cell table:style-name="ce696" office:value-type="string" calcext:value-type="string">
            <text:p>RSED, later RSN</text:p>
          </table:table-cell>
          <table:table-cell table:style-name="ce696"/>
          <table:table-cell table:style-name="ce696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696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696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731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737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ommercial line of credit</text:p>
            <text:p>Up to $1M @ [varies with LIBOR or prime]</text:p>
          </table:table-cell>
          <table:table-cell table:style-name="ce696"/>
          <table:table-cell table:style-name="ce696" office:value-type="string" calcext:value-type="string">
            <text:p>ends 30 Nov 2009</text:p>
          </table:table-cell>
          <table:table-cell table:style-name="ce731" office:value-type="string" calcext:value-type="string">
            <text:p>2009/13</text:p>
          </table:table-cell>
          <table:table-cell table:style-name="ce737"/>
          <table:table-cell table:number-columns-repeated="16375"/>
        </table:table-row>
        <table:table-row table:style-name="ro5">
          <table:table-cell table:style-name="ce690"/>
          <table:table-cell table:style-name="ce715" office:value-type="float" office:value="2010" calcext:value-type="float">
            <text:p>2010</text:p>
          </table:table-cell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3 loans)</text:p>
            <text:p>$458K @ 0.54%-3.94%</text:p>
          </table:table-cell>
          <table:table-cell table:style-name="ce696" table:number-columns-repeated="2"/>
          <table:table-cell table:style-name="ce731" office:value-type="string" calcext:value-type="string">
            <text:p>2010/11</text:p>
          </table:table-cell>
          <table:table-cell table:style-name="ce737"/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Walton</text:p>
            <text:p>$1.5M @ 4.0%</text:p>
          </table:table-cell>
          <table:table-cell table:style-name="ce696" office:value-type="string" calcext:value-type="string">
            <text:p>$1.5M + interest</text:p>
          </table:table-cell>
          <table:table-cell table:style-name="ce696" office:value-type="string" calcext:value-type="string">
            <text:p>Paid off Jun 2013</text:p>
          </table:table-cell>
          <table:table-cell table:style-name="ce731" office:value-type="string" calcext:value-type="string">
            <text:p>2010/13, 2011/14, 2012/15, 2013/15</text:p>
          </table:table-cell>
          <table:table-cell table:style-name="ce737"/>
          <table:table-cell table:number-columns-repeated="16375"/>
        </table:table-row>
        <table:table-row table:style-name="ro7">
          <table:table-cell table:style-name="ce690"/>
          <table:table-cell table:style-name="ce694"/>
          <table:table-cell table:style-name="ce696" office:value-type="string" calcext:value-type="string">
            <text:p>LLC3</text:p>
          </table:table-cell>
          <table:table-cell table:style-name="ce696" office:value-type="string" calcext:value-type="string">
            <text:p>RLS</text:p>
            <text:p>Los Sueños</text:p>
          </table:table-cell>
          <table:table-cell table:style-name="ce696" office:value-type="string" calcext:value-type="string">
            <text:p>Self Help New Markets V</text:p>
            <text:p>$6.48M j@ 6.41%</text:p>
          </table:table-cell>
          <table:table-cell table:style-name="ce696"/>
          <table:table-cell table:style-name="ce696" office:value-type="string" calcext:value-type="string">
            <text:p>amortized over 25 years</text:p>
            <text:p>paid off by 19 Apr 2017</text:p>
          </table:table-cell>
          <table:table-cell table:style-name="ce731" office:value-type="string" calcext:value-type="string">
            <text:p>2010/13, 2011/16, 2012/17, 2013/17-18, 2014/13, 2015/13, 2016/12-13</text:p>
          </table:table-cell>
          <table:table-cell table:style-name="ce737"/>
          <table:table-cell table:number-columns-repeated="16375"/>
        </table:table-row>
        <table:table-row table:style-name="ro5">
          <table:table-cell table:style-name="ce690"/>
          <table:table-cell table:style-name="ce715" office:value-type="float" office:value="2011" calcext:value-type="float">
            <text:p>2011</text:p>
          </table:table-cell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</text:p>
            <text:p>$325K @ 0.38%</text:p>
          </table:table-cell>
          <table:table-cell table:style-name="ce696" table:number-columns-repeated="2"/>
          <table:table-cell table:style-name="ce731" office:value-type="string" calcext:value-type="string">
            <text:p>2011/15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Charter School Growth Fund</text:p>
            <text:p>$3.5M @ 4.0%</text:p>
          </table:table-cell>
          <table:table-cell table:style-name="ce696"/>
          <table:table-cell table:style-name="ce816" office:value-type="date" office:date-value="2014-06-01" calcext:value-type="date">
            <text:p>June 2014</text:p>
          </table:table-cell>
          <table:table-cell table:style-name="ce827" office:value-type="string" calcext:value-type="string">
            <text:p>2011/16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LLC4 (promissory note)</text:p>
            <text:p>$3.5M</text:p>
          </table:table-cell>
          <table:table-cell table:style-name="ce696"/>
          <table:table-cell table:style-name="ce816"/>
          <table:table-cell table:style-name="ce827" office:value-type="string" calcext:value-type="string">
            <text:p>2011/16</text:p>
          </table:table-cell>
          <table:table-cell table:style-name="ce737" office:value-type="string" calcext:value-type="string">
            <text:p>Senior note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LLC4 (promissory note)</text:p>
            <text:p>$3.0M</text:p>
          </table:table-cell>
          <table:table-cell table:style-name="ce696"/>
          <table:table-cell table:style-name="ce816"/>
          <table:table-cell table:style-name="ce827" office:value-type="string" calcext:value-type="string">
            <text:p>2011/17</text:p>
          </table:table-cell>
          <table:table-cell table:style-name="ce737" office:value-type="string" calcext:value-type="string">
            <text:p>Junior note</text:p>
          </table:table-cell>
          <table:table-cell table:number-columns-repeated="16375"/>
        </table:table-row>
        <table:table-row table:style-name="ro20">
          <table:table-cell table:style-name="ce690"/>
          <table:table-cell table:style-name="ce715" office:value-type="float" office:value="2012" calcext:value-type="float">
            <text:p>2012</text:p>
          </table:table-cell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Series 2011A bond</text:p>
            <text:p>$9.6M @ 8.5%-9%</text:p>
          </table:table-cell>
          <table:table-cell table:style-name="ce696"/>
          <table:table-cell table:style-name="ce696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827" office:value-type="string" calcext:value-type="string">
            <text:p>2011/17, 2012/17, 2013/18, 2014/13-14, 2015/13, 2016/13, 2017/13, 2018/12, 2019/15, 2020/15, 2021/15, 2022/15</text:p>
          </table:table-cell>
          <table:table-cell table:style-name="ce737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20">
          <table:table-cell table:style-name="ce690"/>
          <table:table-cell table:style-name="ce715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Series 2011B bond</text:p>
            <text:p>$515K @ (8.5%-9%?)</text:p>
          </table:table-cell>
          <table:table-cell table:style-name="ce696"/>
          <table:table-cell table:style-name="ce816" office:value-type="date" office:date-value="2018-12-01" calcext:value-type="date">
            <text:p>December 2018</text:p>
          </table:table-cell>
          <table:table-cell table:style-name="ce827" office:value-type="string" calcext:value-type="string">
            <text:p>2011/17, 2012/17, 2013/18, 2014/13-14, 2015/13, 2016/13, 2017/13, 2018/12, 2019/15, 2020/15, 2021/15, 2022/15</text:p>
          </table:table-cell>
          <table:table-cell table:style-name="ce737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9">
          <table:table-cell table:style-name="ce690"/>
          <table:table-cell table:style-name="ce715"/>
          <table:table-cell table:style-name="ce696" office:value-type="string" calcext:value-type="string">
            <text:p>LLC5</text:p>
          </table:table-cell>
          <table:table-cell table:style-name="ce696" office:value-type="string" calcext:value-type="string">
            <text:p>RDP</text:p>
            <text:p>Discovery Prep</text:p>
          </table:table-cell>
          <table:table-cell table:style-name="ce696" office:value-type="string" calcext:value-type="string">
            <text:p><text:span text:style-name="T24">Low Income Investment Fund Sub-CDE VIII Loan (3 loans)</text:span></text:p>
            <text:p><text:span text:style-name="T24">$9.975M @ </text:span><text:span text:style-name="T34">???%</text:span></text:p>
          </table:table-cell>
          <table:table-cell table:style-name="ce696"/>
          <table:table-cell table:style-name="ce696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731" office:value-type="string" calcext:value-type="string">
            <text:p>2011/17, 2012/18, 2013/18-19, 2014/14, 2015/14, 2016/13, 2017/13. 2018/12-13</text:p>
          </table:table-cell>
          <table:table-cell table:style-name="ce737" office:value-type="string" calcext:value-type="string">
            <text:p><text:span text:style-name="T24">New Markets Tax Credit Program;</text:span></text:p>
            <text:p><text:span text:style-name="T36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690" table:number-columns-repeated="2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SGF</text:p>
            <text:p>$3.4M @ 3.25%</text:p>
          </table:table-cell>
          <table:table-cell table:style-name="ce696" office:value-type="string" calcext:value-type="string">
            <text:p>$2.35M + intersest, </text:p>
            <text:p>i.e. all but $300K.</text:p>
          </table:table-cell>
          <table:table-cell table:style-name="ce817" office:value-type="date" office:date-value="2017-06-30" calcext:value-type="date">
            <text:p>Jun 2017</text:p>
          </table:table-cell>
          <table:table-cell table:style-name="ce731" office:value-type="string" calcext:value-type="string">
            <text:p>2012/15, 2013/15, 2015/14</text:p>
          </table:table-cell>
          <table:table-cell table:style-name="ce737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791" office:value-type="string" calcext:value-type="string">
            <text:p>N/A</text:p>
          </table:table-cell>
          <table:table-cell table:style-name="ce696" office:value-type="string" calcext:value-type="string">
            <text:p>Charter School Growth Fund</text:p>
            <text:p>$1M @ 4.0%</text:p>
          </table:table-cell>
          <table:table-cell table:style-name="ce696"/>
          <table:table-cell table:style-name="ce817" office:value-type="date" office:date-value="2013-10-01" calcext:value-type="date">
            <text:p>Oct 2013</text:p>
          </table:table-cell>
          <table:table-cell table:style-name="ce731" office:value-type="string" calcext:value-type="string">
            <text:p>2012/16, 2015/14</text:p>
          </table:table-cell>
          <table:table-cell table:style-name="ce737"/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5 loans)</text:p>
            <text:p>$510K @ 0.38%-3.43%</text:p>
          </table:table-cell>
          <table:table-cell table:style-name="ce696" table:number-columns-repeated="2"/>
          <table:table-cell table:style-name="ce731" office:value-type="string" calcext:value-type="string">
            <text:p><text:s/></text:p>
          </table:table-cell>
          <table:table-cell table:style-name="ce865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BM &amp; RSA</text:p>
            <text:p>Rocketship Brilliant Minds &amp; Alma Academy</text:p>
          </table:table-cell>
          <table:table-cell table:style-name="ce696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696" office:value-type="string" calcext:value-type="string">
            <text:p>$105,540 used and turned into a grant <text:s/>in Jun 2016 </text:p>
          </table:table-cell>
          <table:table-cell table:style-name="ce696" office:value-type="string" calcext:value-type="string">
            <text:p>To be repaid when permanent financing is avaliable or by 01 Sep 2013.</text:p>
          </table:table-cell>
          <table:table-cell table:style-name="ce731" office:value-type="string" calcext:value-type="string">
            <text:p>2012/18, 2013/19, 2014/14, 2015/15, 2016/14</text:p>
          </table:table-cell>
          <table:table-cell table:style-name="ce737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Local Initiatives Support Corp. (LISC)</text:p>
            <text:p>$625,478 @ 6%</text:p>
          </table:table-cell>
          <table:table-cell table:style-name="ce696"/>
          <table:table-cell table:style-name="ce696" office:value-type="string" calcext:value-type="string">
            <text:p>To be repaid when permanent financing is avaliable or by 01 Apr 2013.</text:p>
          </table:table-cell>
          <table:table-cell table:style-name="ce731" office:value-type="string" calcext:value-type="string">
            <text:p>2012/19, 2014/15</text:p>
          </table:table-cell>
          <table:table-cell table:style-name="ce737"/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/>
          <table:table-cell table:style-name="ce696" office:value-type="string" calcext:value-type="string">
            <text:p>$1.971M @ 4%</text:p>
          </table:table-cell>
          <table:table-cell table:style-name="ce696"/>
          <table:table-cell table:style-name="ce817" office:value-type="date" office:date-value="2014-03-01" calcext:value-type="date">
            <text:p>Mar 2014</text:p>
          </table:table-cell>
          <table:table-cell table:style-name="ce731" office:value-type="string" calcext:value-type="string">
            <text:p>2012/19, 2013/20</text:p>
          </table:table-cell>
          <table:table-cell table:style-name="ce737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LLC8</text:p>
          </table:table-cell>
          <table:table-cell table:style-name="ce696" office:value-type="string" calcext:value-type="string">
            <text:p>RSA</text:p>
            <text:p>Rocketship Alma Academy</text:p>
          </table:table-cell>
          <table:table-cell table:style-name="ce696" office:value-type="string" calcext:value-type="string">
            <text:p>Bank of America</text:p>
            <text:p>$6M @ LIBOR +0.290%</text:p>
          </table:table-cell>
          <table:table-cell table:style-name="ce696"/>
          <table:table-cell table:style-name="ce696" office:value-type="string" calcext:value-type="string">
            <text:p>$1.848M outstanding as of June 2012</text:p>
          </table:table-cell>
          <table:table-cell table:style-name="ce731" office:value-type="string" calcext:value-type="string">
            <text:p>2012/19, 2013/20</text:p>
          </table:table-cell>
          <table:table-cell table:style-name="ce737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21">
          <table:table-cell table:style-name="ce690"/>
          <table:table-cell table:style-name="ce694" office:value-type="float" office:value="2013" calcext:value-type="float">
            <text:p>2013</text:p>
          </table:table-cell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SA</text:p>
            <text:p>Rocketship Alma Academy</text:p>
          </table:table-cell>
          <table:table-cell table:style-name="ce696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696"/>
          <table:table-cell table:style-name="ce696" office:value-type="string" calcext:value-type="string">
            <text:p>2012A: Jun 2042</text:p>
            <text:p>2012B: Jun 2016</text:p>
          </table:table-cell>
          <table:table-cell table:style-name="ce731" office:value-type="string" calcext:value-type="string">
            <text:p>2012/19,27-28, 2013/20, 2014/15, 2015/15, 2016/14, 2017/13, 2018/13, 2019/15, 2020/15, 2021/15, 2022/15</text:p>
          </table:table-cell>
          <table:table-cell table:style-name="ce737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7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/>
          <table:table-cell table:style-name="ce796" office:value-type="string" calcext:value-type="string">
            <text:p>Charter School Growth Fund</text:p>
            <text:p>$125K @ 1.0%</text:p>
          </table:table-cell>
          <table:table-cell table:style-name="ce696"/>
          <table:table-cell table:style-name="ce817" office:value-type="date" office:date-value="2019-06-01" calcext:value-type="date">
            <text:p>Jun 2019</text:p>
          </table:table-cell>
          <table:table-cell table:style-name="ce731" office:value-type="string" calcext:value-type="string">
            <text:p>2013/15, 2014/11, 2015/12, 2016/12, 2017/12, 2018/12, 2019/14</text:p>
          </table:table-cell>
          <table:table-cell table:style-name="ce737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SA</text:p>
          </table:table-cell>
          <table:table-cell table:style-name="ce796" office:value-type="string" calcext:value-type="string">
            <text:p>$1M @ 4.0%</text:p>
          </table:table-cell>
          <table:table-cell table:style-name="ce696"/>
          <table:table-cell table:style-name="ce817" office:value-type="date" office:date-value="2013-10-01" calcext:value-type="date">
            <text:p>Oct 2013</text:p>
          </table:table-cell>
          <table:table-cell table:style-name="ce731" office:value-type="string" calcext:value-type="string">
            <text:p>2013/16</text:p>
          </table:table-cell>
          <table:table-cell table:style-name="ce737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6 loans)</text:p>
            <text:p>$987.5K @ 0.38%-3.43%</text:p>
          </table:table-cell>
          <table:table-cell table:style-name="ce696" table:number-columns-repeated="2"/>
          <table:table-cell table:style-name="ce731" office:value-type="string" calcext:value-type="string">
            <text:p>2013/16</text:p>
          </table:table-cell>
          <table:table-cell table:style-name="ce865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 office:value-type="float" office:value="2014" calcext:value-type="float">
            <text:p>2014</text:p>
          </table:table-cell>
          <table:table-cell table:style-name="ce696" office:value-type="string" calcext:value-type="string">
            <text:p>RSN</text:p>
          </table:table-cell>
          <table:table-cell table:style-name="ce696"/>
          <table:table-cell table:style-name="ce696" office:value-type="string" calcext:value-type="string">
            <text:p>CSGF</text:p>
            <text:p>$500K @ 1.0%</text:p>
          </table:table-cell>
          <table:table-cell table:style-name="ce696" office:value-type="string" calcext:value-type="string">
            <text:p>To be forgiven</text:p>
          </table:table-cell>
          <table:table-cell table:style-name="ce696"/>
          <table:table-cell table:style-name="ce731" office:value-type="string" calcext:value-type="string">
            <text:p>2014/11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FZ</text:p>
            <text:p>Rocketship Fuerza</text:p>
          </table:table-cell>
          <table:table-cell table:style-name="ce696" office:value-type="string" calcext:value-type="string">
            <text:p>CSGF Revolving Facilities Loan</text:p>
            <text:p>$7M @ 3.75%</text:p>
          </table:table-cell>
          <table:table-cell table:style-name="ce696"/>
          <table:table-cell table:style-name="ce816" office:value-type="date" office:date-value="2014-07-01" calcext:value-type="date">
            <text:p>July 2014</text:p>
          </table:table-cell>
          <table:table-cell table:style-name="ce731" office:value-type="string" calcext:value-type="string">
            <text:p>2014/12</text:p>
          </table:table-cell>
          <table:table-cell table:style-name="ce737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6">
          <table:table-cell table:style-name="ce690"/>
          <table:table-cell table:style-name="ce694"/>
          <table:table-cell table:style-name="ce696" office:value-type="string" calcext:value-type="string">
            <text:p>5-7 Rocketship Schools</text:p>
          </table:table-cell>
          <table:table-cell table:style-name="ce696" office:value-type="string" calcext:value-type="string">
            <text:p>5-7 schools</text:p>
          </table:table-cell>
          <table:table-cell table:style-name="ce696" office:value-type="string" calcext:value-type="string">
            <text:p>CSFA Revolving Loan</text:p>
            <text:p> @ 0.22% - 1.47%</text:p>
          </table:table-cell>
          <table:table-cell table:style-name="ce696"/>
          <table:table-cell table:style-name="ce696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731" office:value-type="string" calcext:value-type="string">
            <text:p>2014/12, 2015/12, 2016/12. 2017/12, 2018/12, 2019/15, 2020/15, 2021/14, 2022/15</text:p>
          </table:table-cell>
          <table:table-cell table:style-name="ce737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6">
          <table:table-cell table:style-name="ce690"/>
          <table:table-cell table:style-name="ce694"/>
          <table:table-cell table:style-name="ce696" office:value-type="string" calcext:value-type="string">
            <text:p>Launchpad Development Co. (LDC)</text:p>
          </table:table-cell>
          <table:table-cell table:style-name="ce696" office:value-type="string" calcext:value-type="string">
            <text:p>RBM &amp; RFZ</text:p>
            <text:p>Rocketship Brilliant Minds &amp; Fuerza</text:p>
          </table:table-cell>
          <table:table-cell table:style-name="ce696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696"/>
          <table:table-cell table:style-name="ce696" office:value-type="string" calcext:value-type="string">
            <text:p>Series 2014A: Jun 2018, 2024, 2035</text:p>
            <text:p>Series 2014B: Jun 2016</text:p>
          </table:table-cell>
          <table:table-cell table:style-name="ce731" office:value-type="string" calcext:value-type="string">
            <text:p>2014/15, 2015/15. 2016/14, 2017/14, 2018/13, 2019/15-16, 2020/16, 2021/15, 2022/16</text:p>
          </table:table-cell>
          <table:table-cell table:style-name="ce737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690"/>
          <table:table-cell table:style-name="ce694" office:value-type="float" office:value="2015" calcext:value-type="float">
            <text:p>2015</text:p>
          </table:table-cell>
          <table:table-cell table:style-name="ce696" office:value-type="string" calcext:value-type="string">
            <text:p>RFZ, RNNE, RRWC, RUA</text:p>
          </table:table-cell>
          <table:table-cell table:style-name="ce696" office:value-type="string" calcext:value-type="string">
            <text:p>Rocketship Fuerza, Nashville Northeeast Elementary (TN), Redwood City Prep, United Academy (TN)</text:p>
          </table:table-cell>
          <table:table-cell table:style-name="ce696" office:value-type="string" calcext:value-type="string">
            <text:p>Each school $100K @ 1.0%</text:p>
          </table:table-cell>
          <table:table-cell table:style-name="ce696"/>
          <table:table-cell table:style-name="ce696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731" office:value-type="string" calcext:value-type="string">
            <text:p>2015/12, 2016/12, 2017/12, 2018/12, 2019/14, 2020/14, 2021/14, 2022/15</text:p>
          </table:table-cell>
          <table:table-cell table:style-name="ce737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6">
          <table:table-cell table:style-name="ce690"/>
          <table:table-cell table:style-name="ce694" office:value-type="float" office:value="2016" calcext:value-type="float">
            <text:p>2016</text:p>
          </table:table-cell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<text:span text:style-name="T24">RRS Rocketship Rising Stars,</text:span></text:p>
            <text:p><text:span text:style-name="T24">RFA Rocketship Futuro Academy,</text:span></text:p>
            <text:p><text:span text:style-name="T26">an unnamed new school</text:span></text:p>
          </table:table-cell>
          <table:table-cell table:style-name="ce696" office:value-type="string" calcext:value-type="string">
            <text:p>CSGF</text:p>
            <text:p>3 x $100K = $300K @1.0%</text:p>
          </table:table-cell>
          <table:table-cell table:style-name="ce696"/>
          <table:table-cell table:style-name="ce696" office:value-type="string" calcext:value-type="string">
            <text:p>Due: Jun 2021</text:p>
            <text:p>2020: Changed to: Jun 2022</text:p>
            <text:p>2022: Paid off</text:p>
          </table:table-cell>
          <table:table-cell table:style-name="ce731" office:value-type="string" calcext:value-type="string">
            <text:p>2016/12, 2017/12, 2018/12, 2019/15, 2020/15, 2021/14, 2022/15</text:p>
          </table:table-cell>
          <table:table-cell table:style-name="ce737" office:value-type="string" calcext:value-type="string">
            <text:p><text:span text:style-name="T24">2017: </text:span><text:span text:style-name="T37">unamed new school</text:span><text:span text:style-name="T38"> → RPP Rocketship Partners Community Prep (TN)</text:span>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RS Rocketship Rising Stars</text:p>
          </table:table-cell>
          <table:table-cell table:style-name="ce696" office:value-type="string" calcext:value-type="string">
            <text:p>CSGF Revolving Facilities Loan</text:p>
            <text:p>$2.7M @ 3.75%</text:p>
          </table:table-cell>
          <table:table-cell table:style-name="ce696"/>
          <table:table-cell table:style-name="ce696" office:value-type="string" calcext:value-type="string">
            <text:p>Repaid in full: Feb 2016</text:p>
          </table:table-cell>
          <table:table-cell table:style-name="ce731" office:value-type="string" calcext:value-type="string">
            <text:p>2016/12</text:p>
          </table:table-cell>
          <table:table-cell table:style-name="ce737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7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MS (LLC1)</text:p>
          </table:table-cell>
          <table:table-cell table:style-name="ce696" office:value-type="string" calcext:value-type="string">
            <text:p>Series 2015A $6.135M @ 4.25%</text:p>
            <text:p>Series 2015B    $250K @ 4.25%</text:p>
          </table:table-cell>
          <table:table-cell table:style-name="ce696"/>
          <table:table-cell table:style-name="ce696" office:value-type="string" calcext:value-type="string">
            <text:p>Series 2015A: Mar 2028</text:p>
            <text:p>Series 2015B: Jun 2016</text:p>
          </table:table-cell>
          <table:table-cell table:style-name="ce731" office:value-type="string" calcext:value-type="string">
            <text:p>2016/15, 2017/14, 2018/13, 2019/16, 2020/16, 2021/15-16, 2022/16</text:p>
          </table:table-cell>
          <table:table-cell table:style-name="ce737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2">
          <table:table-cell table:style-name="ce690"/>
          <table:table-cell table:style-name="ce694"/>
          <table:table-cell table:style-name="ce696" table:number-columns-repeated="2"/>
          <table:table-cell table:style-name="ce797"/>
          <table:table-cell table:style-name="ce696"/>
          <table:table-cell table:style-name="ce791"/>
          <table:table-cell table:style-name="ce731"/>
          <table:table-cell table:style-name="ce866"/>
          <table:table-cell table:number-columns-repeated="16375"/>
        </table:table-row>
        <table:table-row table:style-name="ro13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LLC1, LLC10, LLC16</text:p>
          </table:table-cell>
          <table:table-cell table:style-name="ce797" office:value-type="string" calcext:value-type="string">
            <text:p>Series 2016A $28.080M @ 4.25% </text:p>
            <text:p>Series 2016B $525K @ 4.25%</text:p>
          </table:table-cell>
          <table:table-cell table:style-name="ce696"/>
          <table:table-cell table:style-name="ce791" office:value-type="string" calcext:value-type="string">
            <text:p>Series 2016A: Mar 2046 </text:p>
            <text:p>Series 2016B: Jun 2018</text:p>
          </table:table-cell>
          <table:table-cell table:style-name="ce731" office:value-type="string" calcext:value-type="string">
            <text:p>2016/15, 2017/15, 2018/15, 2019/16, 2020/16, 2021/16</text:p>
          </table:table-cell>
          <table:table-cell table:style-name="ce86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695" table:number-columns-spanned="9" table:number-rows-spanned="1"/>
          <table:covered-table-cell table:number-columns-repeated="8"/>
          <table:table-cell table:number-columns-repeated="16375"/>
        </table:table-row>
        <table:table-row table:style-name="ro3">
          <table:table-cell table:style-name="ce690"/>
          <table:table-cell table:style-name="ce694" office:value-type="float" office:value="2017" calcext:value-type="float">
            <text:p>2017</text:p>
          </table:table-cell>
          <table:table-cell table:style-name="ce690" office:value-type="string" calcext:value-type="string">
            <text:p>RSN</text:p>
          </table:table-cell>
          <table:table-cell table:style-name="ce696"/>
          <table:table-cell table:style-name="ce797" office:value-type="string" calcext:value-type="string">
            <text:p>CSGF</text:p>
            <text:p>$1M @ 1.0%</text:p>
          </table:table-cell>
          <table:table-cell table:style-name="ce696" office:value-type="string" calcext:value-type="string">
            <text:p>To be forgiven if outcomes are met prior to 31 Dec 2019.</text:p>
          </table:table-cell>
          <table:table-cell table:style-name="ce815" office:value-type="date" office:date-value="2022-12-31" calcext:value-type="date">
            <text:p>31 Dec 2022</text:p>
          </table:table-cell>
          <table:table-cell table:style-name="ce731" office:value-type="string" calcext:value-type="string">
            <text:p>2017/12, 2018/12</text:p>
          </table:table-cell>
          <table:table-cell table:style-name="ce737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0" office:value-type="string" calcext:value-type="string">
            <text:p>LLC18</text:p>
          </table:table-cell>
          <table:table-cell table:style-name="ce696"/>
          <table:table-cell table:style-name="ce797" office:value-type="string" calcext:value-type="string">
            <text:p>Low Income Investment Fund (LIIF)</text:p>
            <text:p>$1.2M @ 5.50%</text:p>
          </table:table-cell>
          <table:table-cell table:style-name="ce696"/>
          <table:table-cell table:style-name="ce696" office:value-type="string" calcext:value-type="string">
            <text:p>Repayable in 36 months</text:p>
            <text:p>Repaid in Dec 2017 with Series 2017G  &amp; H proceeds</text:p>
          </table:table-cell>
          <table:table-cell table:style-name="ce731" office:value-type="string" calcext:value-type="string">
            <text:p>2017/14. 2018/13, 2019/15</text:p>
          </table:table-cell>
          <table:table-cell table:style-name="ce737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10">
          <table:table-cell table:style-name="ce690"/>
          <table:table-cell table:style-name="ce694" office:value-type="float" office:value="2018" calcext:value-type="float">
            <text:p>2018</text:p>
          </table:table-cell>
          <table:table-cell table:style-name="ce696" office:value-type="string" calcext:value-type="string">
            <text:p>LDC</text:p>
          </table:table-cell>
          <table:table-cell table:style-name="ce696" office:value-type="string" calcext:value-type="string">
            <text:p>LCC18</text:p>
          </table:table-cell>
          <table:table-cell table:style-name="ce696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696"/>
          <table:table-cell table:style-name="ce696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731" office:value-type="string" calcext:value-type="string">
            <text:p>2017/15, 2018/15, 2018/14-15, 2019/16-17, 2020/17, 2021/16, 2022/17</text:p>
          </table:table-cell>
          <table:table-cell table:style-name="ce737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table:number-columns-repeated="2"/>
          <table:table-cell table:style-name="ce696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696"/>
          <table:table-cell table:style-name="ce696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731" office:value-type="string" calcext:value-type="string">
            <text:p>2018/15, 2019/17, 2020/17, 2021/17, 2022/17</text:p>
          </table:table-cell>
          <table:table-cell table:style-name="ce867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 office:value-type="float" office:value="2019" calcext:value-type="float">
            <text:p>2019</text:p>
          </table:table-cell>
          <table:table-cell table:style-name="ce696" office:value-type="string" calcext:value-type="string">
            <text:p>MKE2 LLC</text:p>
          </table:table-cell>
          <table:table-cell table:style-name="ce696" office:value-type="string" calcext:value-type="string">
            <text:p>RTP Rocketship Transformation Prep</text:p>
          </table:table-cell>
          <table:table-cell table:style-name="ce696" office:value-type="string" calcext:value-type="string">
            <text:p>Illinois Investment Fund (IIF)</text:p>
            <text:p>$900K @ 5.875% → $2.7M @ 5.5% (2020)</text:p>
          </table:table-cell>
          <table:table-cell table:style-name="ce696"/>
          <table:table-cell table:style-name="ce696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731" office:value-type="string" calcext:value-type="string">
            <text:p>2019/17, 2020/17, 2021/17, 2022/17-18</text:p>
          </table:table-cell>
          <table:table-cell table:style-name="ce737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22">
          <table:table-cell table:style-name="ce690"/>
          <table:table-cell table:style-name="ce694"/>
          <table:table-cell table:style-name="ce696" office:value-type="string" calcext:value-type="string">
            <text:p>Nash2 LLC</text:p>
          </table:table-cell>
          <table:table-cell table:style-name="ce862" office:value-type="string" calcext:value-type="string">
            <text:p>RUA Rocketship United Academy</text:p>
          </table:table-cell>
          <table:table-cell table:style-name="ce696" office:value-type="string" calcext:value-type="string">
            <text:p>Charter Impact Fund, Inc. (CIF)</text:p>
            <text:p>$7.3M @ 4⅖%</text:p>
          </table:table-cell>
          <table:table-cell table:style-name="ce696"/>
          <table:table-cell table:style-name="ce696" office:value-type="string" calcext:value-type="string">
            <text:p>Matures 01 Jun 2049</text:p>
          </table:table-cell>
          <table:table-cell table:style-name="ce731" office:value-type="string" calcext:value-type="string">
            <text:p>2019/17, 2020/17. 2021/17, 2022/18</text:p>
          </table:table-cell>
          <table:table-cell table:style-name="ce737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731" office:value-type="string" calcext:value-type="string">
            <text:p>LDC</text:p>
          </table:table-cell>
          <table:table-cell table:style-name="ce731"/>
          <table:table-cell table:style-name="ce731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731"/>
          <table:table-cell table:style-name="ce731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731" office:value-type="string" calcext:value-type="string">
            <text:p>2019/17, 2020/18, 2021/17, 2022/18</text:p>
          </table:table-cell>
          <table:table-cell table:style-name="ce868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690"/>
          <table:table-cell table:style-name="ce694" office:value-type="float" office:value="2020" calcext:value-type="float">
            <text:p>2020</text:p>
          </table:table-cell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Loan one: Rocketship DC Public Charter</text:p>
            <text:p>Loan two: Rocketship Wisconsin</text:p>
          </table:table-cell>
          <table:table-cell table:style-name="ce696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696" office:value-type="string" calcext:value-type="string">
            <text:p>"RSEA intends to apply for PPP Loan forgiveness and expects both load to be fully forgiven."</text:p>
          </table:table-cell>
          <table:table-cell table:style-name="ce696" office:value-type="string" calcext:value-type="string">
            <text:p>Forgiven as of 30 Jun 2021</text:p>
          </table:table-cell>
          <table:table-cell table:style-name="ce731" office:value-type="string" calcext:value-type="string">
            <text:p>2020/18, 2021/18</text:p>
          </table:table-cell>
          <table:table-cell table:style-name="ce737"/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office:value-type="string" calcext:value-type="string">
            <text:p>RSEA</text:p>
          </table:table-cell>
          <table:table-cell table:style-name="ce696"/>
          <table:table-cell table:style-name="ce696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696" table:number-columns-repeated="2"/>
          <table:table-cell table:style-name="ce731" office:value-type="string" calcext:value-type="string">
            <text:p>2020/18, 2021/18, 2022/19</text:p>
          </table:table-cell>
          <table:table-cell table:style-name="ce737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13">
          <table:table-cell table:style-name="ce690"/>
          <table:table-cell table:style-name="ce694" office:value-type="float" office:value="2021" calcext:value-type="float">
            <text:p>2021</text:p>
          </table:table-cell>
          <table:table-cell table:style-name="ce696" office:value-type="string" calcext:value-type="string">
            <text:p>LDC</text:p>
          </table:table-cell>
          <table:table-cell table:style-name="ce696" office:value-type="string" calcext:value-type="string">
            <text:p>LLC Two DC</text:p>
          </table:table-cell>
          <table:table-cell table:style-name="ce798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696"/>
          <table:table-cell table:style-name="ce696" office:value-type="string" calcext:value-type="string">
            <text:p>Series OG2021A: Jun 2022 - 2035.</text:p>
            <text:p>Series OG2021B: Jun 2022.</text:p>
          </table:table-cell>
          <table:table-cell table:style-name="ce731" office:value-type="string" calcext:value-type="string">
            <text:p>2021/17, 2021/17, 2022/18</text:p>
          </table:table-cell>
          <table:table-cell table:style-name="ce737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696" table:number-columns-repeated="2"/>
          <table:table-cell table:number-columns-repeated="2" table:style-name="ce696" office:value-type="string" calcext:value-type="string">
            <text:p>Texas One LLC</text:p>
          </table:table-cell>
          <table:table-cell table:style-name="ce798" office:value-type="string" calcext:value-type="string">
            <text:p>Kleinheinz Family Foundation</text:p>
            <text:p>$738,673 @ 3.5%</text:p>
          </table:table-cell>
          <table:table-cell table:style-name="ce696"/>
          <table:table-cell table:style-name="ce696" office:value-type="string" calcext:value-type="string">
            <text:p>Matures 21 Jan 2023</text:p>
            <text:p>Repaid in Sep 2021</text:p>
          </table:table-cell>
          <table:table-cell table:style-name="ce731" office:value-type="string" calcext:value-type="string">
            <text:p>2021/18, 2022/19</text:p>
          </table:table-cell>
          <table:table-cell table:style-name="ce706"/>
          <table:table-cell table:number-columns-repeated="16375"/>
        </table:table-row>
        <table:table-row table:style-name="ro5">
          <table:table-cell table:style-name="ce696" table:number-columns-repeated="2"/>
          <table:table-cell table:style-name="ce696" office:value-type="string" calcext:value-type="string">
            <text:p>RFA (receivables)</text:p>
          </table:table-cell>
          <table:table-cell table:style-name="ce696" office:value-type="string" calcext:value-type="string">
            <text:p>Charter Asset Management</text:p>
          </table:table-cell>
          <table:table-cell table:style-name="ce798" office:value-type="string" calcext:value-type="string">
            <text:p>$1.645M</text:p>
          </table:table-cell>
          <table:table-cell table:style-name="ce696"/>
          <table:table-cell table:style-name="ce696" office:value-type="string" calcext:value-type="string">
            <text:p>Repaid in Sep 2021</text:p>
          </table:table-cell>
          <table:table-cell table:style-name="ce731" office:value-type="string" calcext:value-type="string">
            <text:p>2021/18. 2022/</text:p>
          </table:table-cell>
          <table:table-cell table:style-name="ce706"/>
          <table:table-cell table:number-columns-repeated="16375"/>
        </table:table-row>
        <table:table-row table:style-name="ro5">
          <table:table-cell table:style-name="ce696"/>
          <table:table-cell table:style-name="ce694" office:value-type="float" office:value="2022" calcext:value-type="float">
            <text:p>2022</text:p>
          </table:table-cell>
          <table:table-cell table:style-name="ce696" office:value-type="string" calcext:value-type="string">
            <text:p>LDC</text:p>
          </table:table-cell>
          <table:table-cell table:style-name="ce696"/>
          <table:table-cell table:style-name="ce798" office:value-type="string" calcext:value-type="string">
            <text:p>Series 2022A and OG2022B</text:p>
            <text:p>$27,990M @ 4-4.5%</text:p>
          </table:table-cell>
          <table:table-cell table:style-name="ce696"/>
          <table:table-cell table:style-name="ce696" office:value-type="string" calcext:value-type="string">
            <text:p>Mature between Jun 2022 and 2042</text:p>
          </table:table-cell>
          <table:table-cell table:style-name="ce731" office:value-type="string" calcext:value-type="string">
            <text:p>2022/19</text:p>
          </table:table-cell>
          <table:table-cell table:style-name="ce706"/>
          <table:table-cell table:number-columns-repeated="16375"/>
        </table:table-row>
        <table:table-row table:style-name="ro23" table:number-rows-repeated="947">
          <table:table-cell table:number-columns-repeated="3"/>
          <table:table-cell table:style-name="ce863"/>
          <table:table-cell table:number-columns-repeated="3"/>
          <table:table-cell table:style-name="ce863"/>
          <table:table-cell table:number-columns-repeated="16376"/>
        </table:table-row>
        <table:table-row table:style-name="ro24" table:number-rows-repeated="1047574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Debt Summaries" table:style-name="ta8">
        <table:table-column table:style-name="co10" table:number-columns-repeated="9" table:default-cell-style-name="Default"/>
        <table:table-column table:style-name="co34" table:number-columns-repeated="2" table:default-cell-style-name="Default"/>
        <table:table-column table:style-name="co10" table:number-columns-repeated="16373" table:default-cell-style-name="Default"/>
        <table:table-row table:style-name="ro2">
          <table:table-cell table:style-name="ce869" office:value-type="float" office:value="2012" calcext:value-type="float">
            <text:p>2012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1" office:value-type="string" calcext:value-type="string" table:number-columns-spanned="1" table:number-rows-spanned="2">
            <text:p>Year</text:p>
          </table:table-cell>
          <table:table-cell table:style-name="ce201" office:value-type="string" calcext:value-type="string" table:number-columns-spanned="1" table:number-rows-spanned="2">
            <text:p>Total Debt</text:p>
          </table:table-cell>
          <table:table-cell table:style-name="ce205" office:value-type="string" calcext:value-type="string" table:number-columns-spanned="1" table:number-rows-spanned="2">
            <text:p>Annual % increase</text:p>
          </table:table-cell>
          <table:table-cell table:style-name="ce205" office:value-type="string" calcext:value-type="string" table:number-columns-spanned="1" table:number-rows-spanned="2">
            <text:p>Overall % increase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3" calcext:value-type="float">
            <text:p>2013</text:p>
          </table:table-cell>
          <table:table-cell table:style-name="ce182" office:value-type="float" office:value="1210000" calcext:value-type="float">
            <text:p>1,210,000</text:p>
          </table:table-cell>
          <table:table-cell table:style-name="ce182" office:value-type="float" office:value="2836712" calcext:value-type="float">
            <text:p>2,836,712</text:p>
          </table:table-cell>
          <table:table-cell table:style-name="ce182" table:formula="of:=SUM([.C2:.D2])" office:value-type="float" office:value="4046712" calcext:value-type="float">
            <text:p>4,046,712</text:p>
          </table:table-cell>
          <table:table-cell table:style-name="ce198" table:number-columns-repeated="2"/>
          <table:covered-table-cell table:number-columns-repeated="4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160000" calcext:value-type="float">
            <text:p>160,000</text:p>
          </table:table-cell>
          <table:table-cell table:style-name="ce182" office:value-type="float" office:value="2192847" calcext:value-type="float">
            <text:p>2,192,847</text:p>
          </table:table-cell>
          <table:table-cell table:style-name="ce182" table:formula="of:=SUM([.C3:.D3])" office:value-type="float" office:value="2352847" calcext:value-type="float">
            <text:p>2,352,847</text:p>
          </table:table-cell>
          <table:table-cell table:style-name="ce198" table:number-columns-repeated="2"/>
          <table:table-cell table:style-name="ce202" office:value-type="float" office:value="2012" calcext:value-type="float">
            <text:p>2012</text:p>
          </table:table-cell>
          <table:table-cell table:style-name="ce203" table:formula="of:=SUM([.E2:.E8])" office:value-type="float" office:value="47046048" calcext:value-type="float">
            <text:p>$47,046,048</text:p>
          </table:table-cell>
          <table:table-cell table:style-name="ce202" table:number-columns-repeated="2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70000" calcext:value-type="float">
            <text:p>70,000</text:p>
          </table:table-cell>
          <table:table-cell table:style-name="ce182" office:value-type="float" office:value="5793331" calcext:value-type="float">
            <text:p>5,793,331</text:p>
          </table:table-cell>
          <table:table-cell table:style-name="ce182" table:formula="of:=SUM([.C4:.D4])" office:value-type="float" office:value="5863331" calcext:value-type="float">
            <text:p>5,863,331</text:p>
          </table:table-cell>
          <table:table-cell table:style-name="ce198" table:number-columns-repeated="2"/>
          <table:table-cell table:style-name="ce202" office:value-type="float" office:value="2013" calcext:value-type="float">
            <text:p>2013</text:p>
          </table:table-cell>
          <table:table-cell table:style-name="ce203" table:formula="of:=SUM([.E13:.E19])" office:value-type="float" office:value="57078166" calcext:value-type="float">
            <text:p>$57,078,166</text:p>
          </table:table-cell>
          <table:table-cell table:style-name="ce206" table:formula="of:=minus(divide([.I4];[.I3]);1)" office:value-type="string" office:string-value="" calcext:value-type="error">
            <text:p>#NAME?</text:p>
          </table:table-cell>
          <table:table-cell table:style-name="ce207" table:formula="of:=minus(divide([.I4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570000" calcext:value-type="float">
            <text:p>570,000</text:p>
          </table:table-cell>
          <table:table-cell table:style-name="ce182" office:value-type="float" office:value="7044324" calcext:value-type="float">
            <text:p>7,044,324</text:p>
          </table:table-cell>
          <table:table-cell table:style-name="ce182" table:formula="of:=SUM([.C5:.D5])" office:value-type="float" office:value="7614324" calcext:value-type="float">
            <text:p>7,614,324</text:p>
          </table:table-cell>
          <table:table-cell table:style-name="ce198" table:number-columns-repeated="2"/>
          <table:table-cell table:style-name="ce202" office:value-type="float" office:value="2014" calcext:value-type="float">
            <text:p>2014</text:p>
          </table:table-cell>
          <table:table-cell table:style-name="ce203" table:formula="of:=SUM([.F24:.F30])" office:value-type="float" office:value="88383082" calcext:value-type="float">
            <text:p>$88,383,082</text:p>
          </table:table-cell>
          <table:table-cell table:style-name="ce206" table:formula="of:=minus(divide([.I5];[.I4]);1)" office:value-type="string" office:string-value="" calcext:value-type="error">
            <text:p>#NAME?</text:p>
          </table:table-cell>
          <table:table-cell table:style-name="ce207" table:formula="of:=minus(divide([.I5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300000" calcext:value-type="float">
            <text:p>300,000</text:p>
          </table:table-cell>
          <table:table-cell table:style-name="ce182" office:value-type="float" office:value="5870128" calcext:value-type="float">
            <text:p>5,870,128</text:p>
          </table:table-cell>
          <table:table-cell table:style-name="ce182" table:formula="of:=SUM([.C6:.D6])" office:value-type="float" office:value="6170128" calcext:value-type="float">
            <text:p>6,170,128</text:p>
          </table:table-cell>
          <table:table-cell table:style-name="ce198" table:number-columns-repeated="2"/>
          <table:table-cell table:style-name="ce202" office:value-type="float" office:value="2015" calcext:value-type="float">
            <text:p>2015</text:p>
          </table:table-cell>
          <table:table-cell table:style-name="ce203" table:formula="of:=SUM([.E34:.E40])" office:value-type="float" office:value="75904098" calcext:value-type="float">
            <text:p>$75,904,098</text:p>
          </table:table-cell>
          <table:table-cell table:style-name="ce206" table:formula="of:=minus(divide([.I6];[.I5]);1)" office:value-type="string" office:string-value="" calcext:value-type="error">
            <text:p>#NAME?</text:p>
          </table:table-cell>
          <table:table-cell table:style-name="ce207" table:formula="of:=minus(divide([.I6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1300000" calcext:value-type="float">
            <text:p>1,300,000</text:p>
          </table:table-cell>
          <table:table-cell table:style-name="ce182" office:value-type="float" office:value="19710000" calcext:value-type="float">
            <text:p>19,710,000</text:p>
          </table:table-cell>
          <table:table-cell table:style-name="ce182" table:formula="of:=SUM([.C7:.D7])" office:value-type="float" office:value="21010000" calcext:value-type="float">
            <text:p>21,010,000</text:p>
          </table:table-cell>
          <table:table-cell table:style-name="ce198" table:number-columns-repeated="2"/>
          <table:table-cell table:style-name="ce202" office:value-type="float" office:value="2016" calcext:value-type="float">
            <text:p>2016</text:p>
          </table:table-cell>
          <table:table-cell table:style-name="ce203" table:formula="of:=SUM([.E44:.E50])" office:value-type="float" office:value="104857696" calcext:value-type="float">
            <text:p>$104,857,696</text:p>
          </table:table-cell>
          <table:table-cell table:style-name="ce206" table:formula="of:=minus(divide([.I7];[.I6]);1)" office:value-type="string" office:string-value="" calcext:value-type="error">
            <text:p>#NAME?</text:p>
          </table:table-cell>
          <table:table-cell table:style-name="ce207" table:formula="of:=minus(divide([.I7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11294" calcext:value-type="float">
            <text:p>-11,294</text:p>
          </table:table-cell>
          <table:table-cell table:style-name="ce182" table:formula="of:=SUM([.C8:.D8])" office:value-type="float" office:value="-11294" calcext:value-type="float">
            <text:p>-11,294</text:p>
          </table:table-cell>
          <table:table-cell table:style-name="ce198" table:number-columns-repeated="2"/>
          <table:table-cell table:style-name="ce202" office:value-type="float" office:value="2017" calcext:value-type="float">
            <text:p>2017</text:p>
          </table:table-cell>
          <table:table-cell table:style-name="ce203" table:formula="of:=(SUM([.E60:.E61]))" office:value-type="float" office:value="136652562" calcext:value-type="float">
            <text:p>$136,652,562</text:p>
          </table:table-cell>
          <table:table-cell table:style-name="ce206" table:formula="of:=minus(divide([.I8];[.I7]);1)" office:value-type="string" office:string-value="" calcext:value-type="error">
            <text:p>#NAME?</text:p>
          </table:table-cell>
          <table:table-cell table:style-name="ce207" table:formula="of:=minus(divide([.I8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2:.C8])" office:value-type="float" office:value="3610000" calcext:value-type="float">
            <text:p>3,610,000</text:p>
          </table:table-cell>
          <table:table-cell table:style-name="ce183" table:formula="of:=SUM([.D2:.D8])" office:value-type="float" office:value="43436048" calcext:value-type="float">
            <text:p>43,436,048</text:p>
          </table:table-cell>
          <table:table-cell table:style-name="ce183" table:formula="of:=SUM([.E2:.E8])" office:value-type="float" office:value="47046048" calcext:value-type="float">
            <text:p>47,046,048</text:p>
          </table:table-cell>
          <table:table-cell table:style-name="ce198" table:number-columns-repeated="2"/>
          <table:table-cell table:style-name="ce202" office:value-type="float" office:value="2018" calcext:value-type="float">
            <text:p>2018</text:p>
          </table:table-cell>
          <table:table-cell table:style-name="ce203" table:formula="of:=SUM([.E71:.E72])" office:value-type="float" office:value="129391897" calcext:value-type="float">
            <text:p>$129,391,897</text:p>
          </table:table-cell>
          <table:table-cell table:style-name="ce206" table:formula="of:=minus(divide([.I9];[.I8]);1)" office:value-type="string" office:string-value="" calcext:value-type="error">
            <text:p>#NAME?</text:p>
          </table:table-cell>
          <table:table-cell table:style-name="ce207" table:formula="of:=minus(divide([.I9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3"/>
          <table:table-cell table:style-name="ce202" office:value-type="float" office:value="2019" calcext:value-type="float">
            <text:p>2019</text:p>
          </table:table-cell>
          <table:table-cell table:style-name="ce203" table:formula="of:=SUM([.E82:.E83])" office:value-type="float" office:value="163598844" calcext:value-type="float">
            <text:p>$163,598,844</text:p>
          </table:table-cell>
          <table:table-cell table:style-name="ce206" table:formula="of:=minus(divide([.I10];[.I9]);1)" office:value-type="string" office:string-value="" calcext:value-type="error">
            <text:p>#NAME?</text:p>
          </table:table-cell>
          <table:table-cell table:style-name="ce207" table:formula="of:=minus(divide([.I10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869"/>
          <table:table-cell table:style-name="ce166" table:number-columns-repeated="3"/>
          <table:table-cell table:style-name="ce198" table:number-columns-repeated="3"/>
          <table:table-cell table:style-name="ce202" office:value-type="float" office:value="2020" calcext:value-type="float">
            <text:p>2020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1];[.I10]);1)" office:value-type="string" office:string-value="" calcext:value-type="error">
            <text:p>#NAME?</text:p>
          </table:table-cell>
          <table:table-cell table:style-name="ce207" table:formula="of:=minus(divide([.I11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869" office:value-type="float" office:value="2013" calcext:value-type="float">
            <text:p>2013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2" office:value-type="float" office:value="2021" calcext:value-type="float">
            <text:p>2021</text:p>
          </table:table-cell>
          <table:table-cell table:style-name="ce204" office:value-type="float" office:value="196416045" calcext:value-type="float">
            <text:p>$196,416,045</text:p>
          </table:table-cell>
          <table:table-cell table:style-name="ce206" table:formula="of:=minus(divide([.I12];[.I11]);1)" office:value-type="string" office:string-value="" calcext:value-type="error">
            <text:p>#NAME?</text:p>
          </table:table-cell>
          <table:table-cell table:style-name="ce207" table:formula="of:=minus(divide([.I12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6385378" calcext:value-type="float">
            <text:p>6,385,378</text:p>
          </table:table-cell>
          <table:table-cell table:style-name="ce182" office:value-type="float" office:value="1068297" calcext:value-type="float">
            <text:p>1,068,297</text:p>
          </table:table-cell>
          <table:table-cell table:style-name="ce182" table:formula="of:=SUM([.C13:.D13])" office:value-type="float" office:value="7453675" calcext:value-type="float">
            <text:p>7,453,675</text:p>
          </table:table-cell>
          <table:table-cell table:style-name="ce198" table:number-columns-repeated="2"/>
          <table:table-cell table:style-name="ce202" office:value-type="float" office:value="2022" calcext:value-type="float">
            <text:p>2022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3];[.I12]);1)" office:value-type="string" office:string-value="" calcext:value-type="error">
            <text:p>#NAME?</text:p>
          </table:table-cell>
          <table:table-cell table:style-name="ce206" table:formula="of:=minus(divide([.I13];[.I3]);1)" office:value-type="percentage" office:value="2.585872378" calcext:value-type="percentage">
            <text:p>259%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5913331" calcext:value-type="float">
            <text:p>5,913,331</text:p>
          </table:table-cell>
          <table:table-cell table:style-name="ce182" table:formula="of:=SUM([.C14:.D14])" office:value-type="float" office:value="6170831" calcext:value-type="float">
            <text:p>6,170,831</text:p>
          </table:table-cell>
          <table:table-cell table:style-name="ce198" table:number-columns-repeated="2"/>
          <table:table-cell table:style-name="ce198">
            <draw:frame draw:z-index="0" draw:name="Chart 1" draw:style-name="gr1" draw:text-style-name="P1" svg:width="7.1453in" svg:height="4.4268in" svg:x="0.0575in" svg:y="0.2083in">
              <draw:object draw:notify-on-update-of-ranges="'Debt Summaries'.H3:'Debt Summaries'.H14 'Debt Summaries'.I3:'Debt Summaries'.I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7169324" calcext:value-type="float">
            <text:p>7,169,324</text:p>
          </table:table-cell>
          <table:table-cell table:style-name="ce182" table:formula="of:=SUM([.C15:.D15])" office:value-type="float" office:value="7426824" calcext:value-type="float">
            <text:p>7,426,8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425000" calcext:value-type="float">
            <text:p>425,000</text:p>
          </table:table-cell>
          <table:table-cell table:style-name="ce182" office:value-type="float" office:value="6010128" calcext:value-type="float">
            <text:p>6,010,128</text:p>
          </table:table-cell>
          <table:table-cell table:style-name="ce182" table:formula="of:=SUM([.C16:.D16])" office:value-type="float" office:value="6435128" calcext:value-type="float">
            <text:p>6,435,12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8" calcext:value-type="float">
            <text:p>2018</text:p>
          </table:table-cell>
          <table:table-cell table:style-name="ce182" office:value-type="float" office:value="550000" calcext:value-type="float">
            <text:p>550,000</text:p>
          </table:table-cell>
          <table:table-cell table:style-name="ce182" office:value-type="float" office:value="7462669" calcext:value-type="float">
            <text:p>7,462,669</text:p>
          </table:table-cell>
          <table:table-cell table:style-name="ce182" table:formula="of:=SUM([.C17:.D17])" office:value-type="float" office:value="8012669" calcext:value-type="float">
            <text:p>8,012,66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375000" calcext:value-type="float">
            <text:p>375,000</text:p>
          </table:table-cell>
          <table:table-cell table:style-name="ce182" office:value-type="float" office:value="21212331" calcext:value-type="float">
            <text:p>21,212,331</text:p>
          </table:table-cell>
          <table:table-cell table:style-name="ce182" table:formula="of:=SUM([.C18:.D18])" office:value-type="float" office:value="21587331" calcext:value-type="float">
            <text:p>21,587,3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number-columns-repeated="2" table:style-name="ce182" office:value-type="float" office:value="-8292" calcext:value-type="float">
            <text:p>-8,2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13:.C19])" office:value-type="float" office:value="8250378" calcext:value-type="float">
            <text:p>8,250,378</text:p>
          </table:table-cell>
          <table:table-cell table:style-name="ce183" table:formula="of:=SUM([.D13:.D19])" office:value-type="float" office:value="48827788" calcext:value-type="float">
            <text:p>48,827,788</text:p>
          </table:table-cell>
          <table:table-cell table:style-name="ce183" table:formula="of:=SUM([.E13:.E19])" office:value-type="float" office:value="57078166" calcext:value-type="float">
            <text:p>57,078,1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86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869" office:value-type="float" office:value="2014" calcext:value-type="float">
            <text:p>2014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Eliminations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5" calcext:value-type="float">
            <text:p>2015</text:p>
          </table:table-cell>
          <table:table-cell table:style-name="ce185" office:value-type="float" office:value="11977795" calcext:value-type="float">
            <text:p>11,977,795</text:p>
          </table:table-cell>
          <table:table-cell table:style-name="ce185" office:value-type="float" office:value="9421859" calcext:value-type="float">
            <text:p>9,421,859</text:p>
          </table:table-cell>
          <table:table-cell table:style-name="ce185" office:value-type="float" office:value="-3402988" calcext:value-type="float">
            <text:p>-3,402,988</text:p>
          </table:table-cell>
          <table:table-cell table:style-name="ce185" table:formula="of:=SUM([.C24:.E24])" office:value-type="float" office:value="17996666" calcext:value-type="float">
            <text:p>17,996,666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382500" calcext:value-type="float">
            <text:p>382,500</text:p>
          </table:table-cell>
          <table:table-cell table:style-name="ce185" office:value-type="float" office:value="794325" calcext:value-type="float">
            <text:p>794,325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5:.E25])" office:value-type="float" office:value="1176825" calcext:value-type="float">
            <text:p>1,176,825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550000" calcext:value-type="float">
            <text:p>550,000</text:p>
          </table:table-cell>
          <table:table-cell table:style-name="ce185" office:value-type="float" office:value="6465128" calcext:value-type="float">
            <text:p>6,465,128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6:.E26])" office:value-type="float" office:value="7015128" calcext:value-type="float">
            <text:p>7,015,128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0" calcext:value-type="float">
            <text:p>175,000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7:.E27])" office:value-type="float" office:value="8127669" calcext:value-type="float">
            <text:p>8,127,669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375000" calcext:value-type="float">
            <text:p>375,000</text:p>
          </table:table-cell>
          <table:table-cell table:style-name="ce185" office:value-type="float" office:value="744271" calcext:value-type="float">
            <text:p>744,271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8:.E28])" office:value-type="float" office:value="1119271" calcext:value-type="float">
            <text:p>1,119,271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after</text:p>
          </table:table-cell>
          <table:table-cell table:style-name="ce185" office:value-type="float" office:value="1000000" calcext:value-type="float">
            <text:p>1,000,000</text:p>
          </table:table-cell>
          <table:table-cell table:style-name="ce185" office:value-type="float" office:value="51953060" calcext:value-type="float">
            <text:p>51,953,060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9:.E29])" office:value-type="float" office:value="52953060" calcext:value-type="float">
            <text:p>52,953,060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/>
          <table:table-cell table:style-name="ce185" office:value-type="float" office:value="-5537" calcext:value-type="float">
            <text:p>-5,537</text:p>
          </table:table-cell>
          <table:table-cell table:style-name="ce185"/>
          <table:table-cell table:style-name="ce185" table:formula="of:=SUM([.C30:.E30])" office:value-type="float" office:value="-5537" calcext:value-type="float">
            <text:p>-5,537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70" office:value-type="string" calcext:value-type="string">
            <text:p>Total</text:p>
          </table:table-cell>
          <table:table-cell table:style-name="ce186" table:formula="of:=SUM([.C24:.C30])" office:value-type="float" office:value="14460295" calcext:value-type="float">
            <text:p>14,460,295</text:p>
          </table:table-cell>
          <table:table-cell table:style-name="ce186" table:formula="of:=SUM([.D24:.D30])" office:value-type="float" office:value="77325775" calcext:value-type="float">
            <text:p>77,325,775</text:p>
          </table:table-cell>
          <table:table-cell table:style-name="ce186" table:formula="of:=SUM([.E24:.E30])" office:value-type="float" office:value="-3402988" calcext:value-type="float">
            <text:p>-3,402,988</text:p>
          </table:table-cell>
          <table:table-cell table:style-name="ce186" table:formula="of:=SUM([.F24:.F30])" office:value-type="float" office:value="88383082" calcext:value-type="float">
            <text:p>88,383,082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869" office:value-type="float" office:value="2015" calcext:value-type="float">
            <text:p>2015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402795" calcext:value-type="float">
            <text:p>402,795</text:p>
          </table:table-cell>
          <table:table-cell table:style-name="ce185" office:value-type="float" office:value="6439457" calcext:value-type="float">
            <text:p>6,439,457</text:p>
          </table:table-cell>
          <table:table-cell table:style-name="ce185" table:formula="of:=SUM([.C34:.D34])" office:value-type="float" office:value="6842252" calcext:value-type="float">
            <text:p>6,842,252</text:p>
          </table:table-cell>
          <table:table-cell table:style-name="ce198" table:number-columns-repeated="2"/>
          <table:table-cell table:style-name="ce198">
            <draw:frame draw:z-index="1" draw:name="Chart 2" draw:style-name="gr1" draw:text-style-name="P1" svg:width="7.1453in" svg:height="3.8642in" svg:x="0.0575in" svg:y="0.0102in">
              <draw:object draw:notify-on-update-of-ranges="'Debt Summaries'.H2:'Debt Summaries'.H14 'Debt Summaries'.J1:'Debt Summaries'.J1 'Debt Summaries'.J2:'Debt Summaries'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250004" calcext:value-type="float">
            <text:p>250,004</text:p>
          </table:table-cell>
          <table:table-cell table:style-name="ce185" office:value-type="float" office:value="6465127" calcext:value-type="float">
            <text:p>6,465,127</text:p>
          </table:table-cell>
          <table:table-cell table:style-name="ce185" table:formula="of:=SUM([.C35:.D35])" office:value-type="float" office:value="6715131" calcext:value-type="float">
            <text:p>6,715,1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8" calcext:value-type="float">
            <text:p>175,008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table:formula="of:=SUM([.C36:.D36])" office:value-type="float" office:value="8127677" calcext:value-type="float">
            <text:p>8,127,67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125000" calcext:value-type="float">
            <text:p>125,000</text:p>
          </table:table-cell>
          <table:table-cell table:style-name="ce185" office:value-type="float" office:value="3572332" calcext:value-type="float">
            <text:p>3,572,332</text:p>
          </table:table-cell>
          <table:table-cell table:style-name="ce185" table:formula="of:=SUM([.C37:.D37])" office:value-type="float" office:value="3697332" calcext:value-type="float">
            <text:p>3,697,33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200000" calcext:value-type="float">
            <text:p>200,000</text:p>
          </table:table-cell>
          <table:table-cell table:style-name="ce185" office:value-type="float" office:value="855000" calcext:value-type="float">
            <text:p>855,000</text:p>
          </table:table-cell>
          <table:table-cell table:style-name="ce185" table:formula="of:=SUM([.C38:.D38])" office:value-type="float" office:value="1055000" calcext:value-type="float">
            <text:p>1,05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fter</text:p>
          </table:table-cell>
          <table:table-cell table:style-name="ce185" office:value-type="float" office:value="1200000" calcext:value-type="float">
            <text:p>1,200,000</text:p>
          </table:table-cell>
          <table:table-cell table:style-name="ce185" office:value-type="float" office:value="48269999" calcext:value-type="float">
            <text:p>48,269,999</text:p>
          </table:table-cell>
          <table:table-cell table:style-name="ce185" table:formula="of:=SUM([.C39:.D39])" office:value-type="float" office:value="49469999" calcext:value-type="float">
            <text:p>49,469,99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-3293" calcext:value-type="float">
            <text:p>-3,293</text:p>
          </table:table-cell>
          <table:table-cell table:style-name="ce185" table:formula="of:=SUM([.C40:.D40])" office:value-type="float" office:value="-3293" calcext:value-type="float">
            <text:p>-3,29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71" office:value-type="string" calcext:value-type="string">
            <text:p>Total</text:p>
          </table:table-cell>
          <table:table-cell table:style-name="ce187" table:formula="of:=SUM([.C34:.C40])" office:value-type="float" office:value="2352807" calcext:value-type="float">
            <text:p>2,352,807</text:p>
          </table:table-cell>
          <table:table-cell table:style-name="ce187" table:formula="of:=SUM([.D34:.D40])" office:value-type="float" office:value="73551291" calcext:value-type="float">
            <text:p>73,551,291</text:p>
          </table:table-cell>
          <table:table-cell table:style-name="ce187" table:formula="of:=SUM([.E34:.E40])" office:value-type="float" office:value="75904098" calcext:value-type="float">
            <text:p>75,904,09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869" office:value-type="float" office:value="2016" calcext:value-type="float">
            <text:p>2016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312508" calcext:value-type="float">
            <text:p>312,508</text:p>
          </table:table-cell>
          <table:table-cell table:style-name="ce185" office:value-type="float" office:value="7305128" calcext:value-type="float">
            <text:p>7,305,128</text:p>
          </table:table-cell>
          <table:table-cell table:style-name="ce185" table:formula="of:=SUM([.C44:.D44])" office:value-type="float" office:value="7617636" calcext:value-type="float">
            <text:p>7,617,63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487516" calcext:value-type="float">
            <text:p>487,516</text:p>
          </table:table-cell>
          <table:table-cell table:style-name="ce185" office:value-type="float" office:value="8832669" calcext:value-type="float">
            <text:p>8,832,669</text:p>
          </table:table-cell>
          <table:table-cell table:style-name="ce185" table:formula="of:=SUM([.C45:.D45])" office:value-type="float" office:value="9320185" calcext:value-type="float">
            <text:p>9,320,18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37500" calcext:value-type="float">
            <text:p>437,500</text:p>
          </table:table-cell>
          <table:table-cell table:style-name="ce185" office:value-type="float" office:value="1774270" calcext:value-type="float">
            <text:p>1,774,270</text:p>
          </table:table-cell>
          <table:table-cell table:style-name="ce185" table:formula="of:=SUM([.C46:.D46])" office:value-type="float" office:value="2211770" calcext:value-type="float">
            <text:p>2,211,770</text:p>
          </table:table-cell>
          <table:table-cell table:style-name="ce198" table:number-columns-repeated="5"/>
          <table:table-cell table:style-name="ce198" office:value-type="string" calcext:value-type="string">
            <text:p><text:s/>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62504" calcext:value-type="float">
            <text:p>762,504</text:p>
          </table:table-cell>
          <table:table-cell table:style-name="ce185" office:value-type="float" office:value="1872822" calcext:value-type="float">
            <text:p>1,872,822</text:p>
          </table:table-cell>
          <table:table-cell table:style-name="ce185" table:formula="of:=SUM([.C47:.D47])" office:value-type="float" office:value="2635326" calcext:value-type="float">
            <text:p>2,635,3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500000" calcext:value-type="float">
            <text:p>500,000</text:p>
          </table:table-cell>
          <table:table-cell table:style-name="ce185" office:value-type="float" office:value="1971606" calcext:value-type="float">
            <text:p>1,971,606</text:p>
          </table:table-cell>
          <table:table-cell table:style-name="ce185" table:formula="of:=SUM([.C48:.D48])" office:value-type="float" office:value="2471606" calcext:value-type="float">
            <text:p>2,471,60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80013633" calcext:value-type="float">
            <text:p>80,013,633</text:p>
          </table:table-cell>
          <table:table-cell table:style-name="ce185" table:formula="of:=SUM([.C49:.D49])" office:value-type="float" office:value="80013633" calcext:value-type="float">
            <text:p>80,013,63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string" calcext:value-type="string">
            <text:p>Premium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587540" calcext:value-type="float">
            <text:p>587,540</text:p>
          </table:table-cell>
          <table:table-cell table:style-name="ce185" table:formula="of:=SUM([.C50:.D50])" office:value-type="float" office:value="587540" calcext:value-type="float">
            <text:p>587,54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1" office:value-type="string" calcext:value-type="string">
            <text:p>Total</text:p>
          </table:table-cell>
          <table:table-cell table:style-name="ce187" table:formula="of:=SUM([.C44:.C50])" office:value-type="float" office:value="2500028" calcext:value-type="float">
            <text:p>2,500,028</text:p>
          </table:table-cell>
          <table:table-cell table:style-name="ce187" table:formula="of:=SUM([.D44:.D50])" office:value-type="float" office:value="102357668" calcext:value-type="float">
            <text:p>102,357,668</text:p>
          </table:table-cell>
          <table:table-cell table:style-name="ce187" table:formula="of:=SUM([.E44:.E50])" office:value-type="float" office:value="104857696" calcext:value-type="float">
            <text:p>104,857,696</text:p>
          </table:table-cell>
          <table:table-cell table:style-name="ce198" table:number-columns-repeated="2"/>
          <table:table-cell table:style-name="ce198">
            <draw:frame draw:z-index="2" draw:name="Chart 3" draw:style-name="gr1" draw:text-style-name="P1" svg:width="7.1453in" svg:height="3.8642in" svg:x="0.0575in" svg:y="0.0626in">
              <draw:object draw:notify-on-update-of-ranges="'Debt Summaries'.H2:'Debt Summaries'.H14 'Debt Summaries'.K1:'Debt Summaries'.K1 'Debt Summaries'.K2:'Debt Summaries'.K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869" office:value-type="float" office:value="2017" calcext:value-type="float">
            <text:p>2017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18" calcext:value-type="float">
            <text:p>2018</text:p>
          </table:table-cell>
          <table:table-cell table:style-name="ce189" office:value-type="float" office:value="612526" calcext:value-type="float">
            <text:p>612,526</text:p>
          </table:table-cell>
          <table:table-cell table:style-name="ce189" office:value-type="float" office:value="9110000" calcext:value-type="float">
            <text:p>9,110,000</text:p>
          </table:table-cell>
          <table:table-cell table:style-name="ce189" table:formula="of:=SUM([.C54:.D54])" office:value-type="float" office:value="9722526" calcext:value-type="float">
            <text:p>9,722,5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19" calcext:value-type="float">
            <text:p>2019</text:p>
          </table:table-cell>
          <table:table-cell table:style-name="ce189" office:value-type="float" office:value="562502" calcext:value-type="float">
            <text:p>562,502</text:p>
          </table:table-cell>
          <table:table-cell table:style-name="ce189" office:value-type="float" office:value="2225000" calcext:value-type="float">
            <text:p>2,225,000</text:p>
          </table:table-cell>
          <table:table-cell table:style-name="ce189" table:formula="of:=SUM([.C55:.D55])" office:value-type="float" office:value="2787502" calcext:value-type="float">
            <text:p>2,787,50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0" calcext:value-type="float">
            <text:p>2020</text:p>
          </table:table-cell>
          <table:table-cell table:style-name="ce189" office:value-type="float" office:value="887500" calcext:value-type="float">
            <text:p>887,500</text:p>
          </table:table-cell>
          <table:table-cell table:style-name="ce189" office:value-type="float" office:value="3545000" calcext:value-type="float">
            <text:p>3,545,000</text:p>
          </table:table-cell>
          <table:table-cell table:style-name="ce189" table:formula="of:=SUM([.C56:.D56])" office:value-type="float" office:value="4432500" calcext:value-type="float">
            <text:p>4,43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625000" calcext:value-type="float">
            <text:p>625,000</text:p>
          </table:table-cell>
          <table:table-cell table:style-name="ce189" office:value-type="float" office:value="2455000" calcext:value-type="float">
            <text:p>2,455,000</text:p>
          </table:table-cell>
          <table:table-cell table:style-name="ce189" table:formula="of:=SUM([.C57:.D57])" office:value-type="float" office:value="3080000" calcext:value-type="float">
            <text:p>3,080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405000" calcext:value-type="float">
            <text:p>5,405,000</text:p>
          </table:table-cell>
          <table:table-cell table:style-name="ce189" table:formula="of:=SUM([.C58:.D58])" office:value-type="float" office:value="5405000" calcext:value-type="float">
            <text:p>5,40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float" office:value="1000000" calcext:value-type="float">
            <text:p>1,000,000</text:p>
          </table:table-cell>
          <table:table-cell table:style-name="ce189" office:value-type="float" office:value="115085000" calcext:value-type="float">
            <text:p>115,085,000</text:p>
          </table:table-cell>
          <table:table-cell table:style-name="ce189" table:formula="of:=SUM([.C59:.D59])" office:value-type="float" office:value="116085000" calcext:value-type="float">
            <text:p>116,085,000</text:p>
          </table:table-cell>
          <table:table-cell table:style-name="ce198" table:number-columns-repeated="21"/>
          <table:table-cell table:number-columns-repeated="16358"/>
        </table:table-row>
        <table:table-row table:style-name="ro17">
          <table:table-cell table:style-name="ce161"/>
          <table:table-cell table:style-name="ce174" office:value-type="string" calcext:value-type="string">
            <text:p>Subtotal</text:p>
          </table:table-cell>
          <table:table-cell table:style-name="ce190" table:formula="of:=SUM([.C54:.C59])" office:value-type="float" office:value="3687528" calcext:value-type="float">
            <text:p>3,687,528</text:p>
          </table:table-cell>
          <table:table-cell table:style-name="ce190" table:formula="of:=SUM([.D54:.D59])" office:value-type="float" office:value="137825000" calcext:value-type="float">
            <text:p>137,825,000</text:p>
          </table:table-cell>
          <table:table-cell table:style-name="ce190" table:formula="of:=SUM([.E54:.E59])" office:value-type="float" office:value="141512528" calcext:value-type="float">
            <text:p>141,512,528</text:p>
          </table:table-cell>
          <table:table-cell table:style-name="ce161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1" office:value-type="string" calcext:value-type="string">
            <text:p>-</text:p>
          </table:table-cell>
          <table:table-cell table:style-name="ce197" office:value-type="float" office:value="-4859966" calcext:value-type="float">
            <text:p>-4,859,966</text:p>
          </table:table-cell>
          <table:table-cell table:style-name="ce197" table:formula="of:=SUM([.C61:.D61])" office:value-type="float" office:value="-4859966" calcext:value-type="float">
            <text:p>-4,859,9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6" office:value-type="string" calcext:value-type="string">
            <text:p>Total</text:p>
          </table:table-cell>
          <table:table-cell table:style-name="ce192" table:formula="of:=SUM([.C60:.C61])" office:value-type="float" office:value="3687528" calcext:value-type="float">
            <text:p>3,687,528</text:p>
          </table:table-cell>
          <table:table-cell table:style-name="ce192" table:formula="of:=SUM([.D60:.D61])" office:value-type="float" office:value="132965034" calcext:value-type="float">
            <text:p>132,965,034</text:p>
          </table:table-cell>
          <table:table-cell table:style-name="ce192" table:formula="of:=(SUM([.E60:.E61]))" office:value-type="float" office:value="136652562" calcext:value-type="float">
            <text:p>136,652,5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2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869" office:value-type="float" office:value="2018" calcext:value-type="float">
            <text:p>2018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91668" calcext:value-type="float">
            <text:p>491,668</text:p>
          </table:table-cell>
          <table:table-cell table:style-name="ce185" office:value-type="float" office:value="2225000" calcext:value-type="float">
            <text:p>2,225,000</text:p>
          </table:table-cell>
          <table:table-cell table:style-name="ce185" table:formula="of:=SUM([.C65:.D65])" office:value-type="float" office:value="2716668" calcext:value-type="float">
            <text:p>2,716,66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987512" calcext:value-type="float">
            <text:p>987,512</text:p>
          </table:table-cell>
          <table:table-cell table:style-name="ce185" office:value-type="float" office:value="3545000" calcext:value-type="float">
            <text:p>3,545,000</text:p>
          </table:table-cell>
          <table:table-cell table:style-name="ce185" table:formula="of:=SUM([.C66:.D66])" office:value-type="float" office:value="4532512" calcext:value-type="float">
            <text:p>4,532,51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712500" calcext:value-type="float">
            <text:p>712,500</text:p>
          </table:table-cell>
          <table:table-cell table:style-name="ce185" office:value-type="float" office:value="2455000" calcext:value-type="float">
            <text:p>2,455,000</text:p>
          </table:table-cell>
          <table:table-cell table:style-name="ce185" table:formula="of:=SUM([.C67:.D67])" office:value-type="float" office:value="3167500" calcext:value-type="float">
            <text:p>3,167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62500" calcext:value-type="float">
            <text:p>62,500</text:p>
          </table:table-cell>
          <table:table-cell table:style-name="ce185" office:value-type="float" office:value="2650000" calcext:value-type="float">
            <text:p>2,650,000</text:p>
          </table:table-cell>
          <table:table-cell table:style-name="ce185" table:formula="of:=SUM([.C68:.D68])" office:value-type="float" office:value="2712500" calcext:value-type="float">
            <text:p>2,71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23" calcext:value-type="float">
            <text:p>2023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2995000" calcext:value-type="float">
            <text:p>2,995,000</text:p>
          </table:table-cell>
          <table:table-cell table:style-name="ce185" table:formula="of:=SUM([.C69:.D69])-[.F73]" office:value-type="float" office:value="2995000" calcext:value-type="float">
            <text:p>2,99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17756675" calcext:value-type="float">
            <text:p>117,756,675</text:p>
          </table:table-cell>
          <table:table-cell table:style-name="ce185" table:formula="of:=SUM([.C70:.D70])" office:value-type="float" office:value="117756675" calcext:value-type="float">
            <text:p>117,756,67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0" office:value-type="string" calcext:value-type="string">
            <text:p>Subtotal</text:p>
          </table:table-cell>
          <table:table-cell table:style-name="ce186" table:formula="of:=SUM([.C65:.C70])" office:value-type="float" office:value="2254180" calcext:value-type="float">
            <text:p>2,254,180</text:p>
          </table:table-cell>
          <table:table-cell table:style-name="ce186" table:formula="of:=SUM([.D65:.D70])" office:value-type="float" office:value="131626675" calcext:value-type="float">
            <text:p>131,626,675</text:p>
          </table:table-cell>
          <table:table-cell table:style-name="ce186" table:formula="of:=SUM([.E65:.E70])" office:value-type="float" office:value="133880855" calcext:value-type="float">
            <text:p>133,880,85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7" office:value-type="string" calcext:value-type="string">
            <text:p>Costs</text:p>
          </table:table-cell>
          <table:table-cell table:style-name="ce193"/>
          <table:table-cell table:style-name="ce193" office:value-type="float" office:value="-4488958" calcext:value-type="float">
            <text:p>-4,488,958</text:p>
          </table:table-cell>
          <table:table-cell table:style-name="ce193" table:formula="of:=SUM([.C72:.D72])" office:value-type="float" office:value="-4488958" calcext:value-type="float">
            <text:p>-4,488,95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1" office:value-type="string" calcext:value-type="string">
            <text:p>Total</text:p>
          </table:table-cell>
          <table:table-cell table:style-name="ce187" table:formula="of:=SUM([.C71:.C72])" office:value-type="float" office:value="2254180" calcext:value-type="float">
            <text:p>2,254,180</text:p>
          </table:table-cell>
          <table:table-cell table:style-name="ce187" table:formula="of:=SUM([.D71:.D72])" office:value-type="float" office:value="127137717" calcext:value-type="float">
            <text:p>127,137,717</text:p>
          </table:table-cell>
          <table:table-cell table:style-name="ce187" table:formula="of:=SUM([.E71:.E72])" office:value-type="float" office:value="129391897" calcext:value-type="float">
            <text:p>129,391,8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869" office:value-type="float" office:value="2019" calcext:value-type="float">
            <text:p>2019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75000" calcext:value-type="float">
            <text:p>775,000</text:p>
          </table:table-cell>
          <table:table-cell table:style-name="ce185" office:value-type="float" office:value="2915122" calcext:value-type="float">
            <text:p>2,915,122</text:p>
          </table:table-cell>
          <table:table-cell table:style-name="ce185" table:formula="of:=SUM([.C76:.D76])" office:value-type="float" office:value="3690122" calcext:value-type="float">
            <text:p>3,690,12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887500" calcext:value-type="float">
            <text:p>887,500</text:p>
          </table:table-cell>
          <table:table-cell table:style-name="ce185" office:value-type="float" office:value="3304934" calcext:value-type="float">
            <text:p>3,304,934</text:p>
          </table:table-cell>
          <table:table-cell table:style-name="ce185" table:formula="of:=SUM([.C77:.D77])" office:value-type="float" office:value="4192434" calcext:value-type="float">
            <text:p>4,192,43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562500" calcext:value-type="float">
            <text:p>562,500</text:p>
          </table:table-cell>
          <table:table-cell table:style-name="ce185" office:value-type="float" office:value="3083571" calcext:value-type="float">
            <text:p>3,083,571</text:p>
          </table:table-cell>
          <table:table-cell table:style-name="ce185" table:formula="of:=SUM([.C78:.D78])" office:value-type="float" office:value="3646071" calcext:value-type="float">
            <text:p>3,646,07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23" calcext:value-type="float">
            <text:p>2023</text:p>
          </table:table-cell>
          <table:table-cell table:style-name="ce185" office:value-type="float" office:value="112500" calcext:value-type="float">
            <text:p>112,500</text:p>
          </table:table-cell>
          <table:table-cell table:style-name="ce185" office:value-type="float" office:value="3449143" calcext:value-type="float">
            <text:p>3,449,143</text:p>
          </table:table-cell>
          <table:table-cell table:style-name="ce185" table:formula="of:=SUM([.C79:.D79])" office:value-type="float" office:value="3561643" calcext:value-type="float">
            <text:p>3,561,64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float" office:value="2024" calcext:value-type="float">
            <text:p>2024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3609956" calcext:value-type="float">
            <text:p>3,609,956</text:p>
          </table:table-cell>
          <table:table-cell table:style-name="ce185" table:formula="of:=SUM([.C80:.D80])" office:value-type="float" office:value="3609956" calcext:value-type="float">
            <text:p>3,609,9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49650238" calcext:value-type="float">
            <text:p>149,650,238</text:p>
          </table:table-cell>
          <table:table-cell table:style-name="ce185" table:formula="of:=SUM([.C81:.D81])" office:value-type="float" office:value="149650238" calcext:value-type="float">
            <text:p>149,650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0" office:value-type="string" calcext:value-type="string">
            <text:p>Subtotal</text:p>
          </table:table-cell>
          <table:table-cell table:style-name="ce186" table:formula="of:=SUM([.C76:.C81])" office:value-type="float" office:value="2337500" calcext:value-type="float">
            <text:p>2,337,500</text:p>
          </table:table-cell>
          <table:table-cell table:style-name="ce186" table:formula="of:=SUM([.D76:.D81])" office:value-type="float" office:value="166012964" calcext:value-type="float">
            <text:p>166,012,964</text:p>
          </table:table-cell>
          <table:table-cell table:style-name="ce186" table:formula="of:=SUM([.E76:.E81])" office:value-type="float" office:value="168350464" calcext:value-type="float">
            <text:p>168,350,46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7" office:value-type="string" calcext:value-type="string">
            <text:p>Costs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-4751620" calcext:value-type="float">
            <text:p>-4,751,620</text:p>
          </table:table-cell>
          <table:table-cell table:style-name="ce193" table:formula="of:=SUM([.C83:.D83])" office:value-type="float" office:value="-4751620" calcext:value-type="float">
            <text:p>-4,751,62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8" office:value-type="string" calcext:value-type="string">
            <text:p>Total</text:p>
          </table:table-cell>
          <table:table-cell table:style-name="ce194" table:formula="of:=SUM([.C82:.C83])" office:value-type="float" office:value="2337500" calcext:value-type="float">
            <text:p>2,337,500</text:p>
          </table:table-cell>
          <table:table-cell table:style-name="ce194" table:formula="of:=SUM([.D82:.D83])" office:value-type="float" office:value="161261344" calcext:value-type="float">
            <text:p>161,261,344</text:p>
          </table:table-cell>
          <table:table-cell table:style-name="ce199" table:formula="of:=SUM([.E82:.E83])" office:value-type="float" office:value="163598844" calcext:value-type="float">
            <text:p>163,598,84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 office:value-type="float" office:value="2020" calcext:value-type="float">
            <text:p>2020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1498180" calcext:value-type="float">
            <text:p>1,498,180</text:p>
          </table:table-cell>
          <table:table-cell table:style-name="ce189" office:value-type="float" office:value="2508117" calcext:value-type="float">
            <text:p>2,508,117</text:p>
          </table:table-cell>
          <table:table-cell table:style-name="ce189" table:formula="of:=SUM([.C87:.D87])" office:value-type="float" office:value="4006297" calcext:value-type="float">
            <text:p>4,006,2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586793" calcext:value-type="float">
            <text:p>2,586,793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88:.D88])" office:value-type="float" office:value="7995462" calcext:value-type="float">
            <text:p>7,995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51030" calcext:value-type="float">
            <text:p>1,551,030</text:p>
          </table:table-cell>
          <table:table-cell table:style-name="ce189" office:value-type="float" office:value="3034462" calcext:value-type="float">
            <text:p>3,034,462</text:p>
          </table:table-cell>
          <table:table-cell table:style-name="ce189" table:formula="of:=SUM([.C89:.D89])" office:value-type="float" office:value="4585492" calcext:value-type="float">
            <text:p>4,585,4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6919" calcext:value-type="float">
            <text:p>1,086,919</text:p>
          </table:table-cell>
          <table:table-cell table:style-name="ce189" office:value-type="float" office:value="3180506" calcext:value-type="float">
            <text:p>3,180,506</text:p>
          </table:table-cell>
          <table:table-cell table:style-name="ce189" table:formula="of:=SUM([.C90:.D90])" office:value-type="float" office:value="4267425" calcext:value-type="float">
            <text:p>4,267,42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927211" calcext:value-type="float">
            <text:p>927,211</text:p>
          </table:table-cell>
          <table:table-cell table:style-name="ce189" office:value-type="float" office:value="3471812" calcext:value-type="float">
            <text:p>3,471,812</text:p>
          </table:table-cell>
          <table:table-cell table:style-name="ce189" table:formula="of:=SUM([.C91:.D91])" office:value-type="float" office:value="4399023" calcext:value-type="float">
            <text:p>4,399,0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47927462" calcext:value-type="float">
            <text:p>147,927,462</text:p>
          </table:table-cell>
          <table:table-cell table:style-name="ce189" table:formula="of:=SUM([.C92:.D92])" office:value-type="float" office:value="147927462" calcext:value-type="float">
            <text:p>147,927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87:.C92])" office:value-type="float" office:value="7650133" calcext:value-type="float">
            <text:p>7,650,133</text:p>
          </table:table-cell>
          <table:table-cell table:style-name="ce196" table:formula="of:=SUM([.D87:.D92])" office:value-type="float" office:value="165531028" calcext:value-type="float">
            <text:p>165,531,028</text:p>
          </table:table-cell>
          <table:table-cell table:style-name="ce196" table:formula="of:=SUM([.E87:.E92])" office:value-type="float" office:value="173181161" calcext:value-type="float">
            <text:p>173,181,16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4480037" calcext:value-type="float">
            <text:p>-4,480,037</text:p>
          </table:table-cell>
          <table:table-cell table:style-name="ce197" table:formula="of:=SUM([.C94:.D94])" office:value-type="float" office:value="-4480037" calcext:value-type="float">
            <text:p>-4,480,03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93:.C94])" office:value-type="float" office:value="7650133" calcext:value-type="float">
            <text:p>7,650,133</text:p>
          </table:table-cell>
          <table:table-cell table:style-name="ce197" table:formula="of:=SUM([.D93:.D94])" office:value-type="float" office:value="161050991" calcext:value-type="float">
            <text:p>161,050,991</text:p>
          </table:table-cell>
          <table:table-cell table:style-name="ce200" table:formula="of:=SUM([.E93:.E94])" office:value-type="float" office:value="168701124" calcext:value-type="float">
            <text:p>168,701,1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 office:value-type="float" office:value="2021" calcext:value-type="float">
            <text:p>2021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890204" calcext:value-type="float">
            <text:p>2,890,204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98:.D98])" office:value-type="float" office:value="8298873" calcext:value-type="float">
            <text:p>8,298,87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48026" calcext:value-type="float">
            <text:p>1,548,026</text:p>
          </table:table-cell>
          <table:table-cell table:style-name="ce189" office:value-type="float" office:value="4028136" calcext:value-type="float">
            <text:p>4,028,136</text:p>
          </table:table-cell>
          <table:table-cell table:style-name="ce189" table:formula="of:=SUM([.C99:.D99])" office:value-type="float" office:value="5576162" calcext:value-type="float">
            <text:p>5,576,1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3731" calcext:value-type="float">
            <text:p>1,083,731</text:p>
          </table:table-cell>
          <table:table-cell table:style-name="ce189" office:value-type="float" office:value="3445507" calcext:value-type="float">
            <text:p>3,445,507</text:p>
          </table:table-cell>
          <table:table-cell table:style-name="ce189" table:formula="of:=SUM([.C100:.D100])" office:value-type="float" office:value="4529238" calcext:value-type="float">
            <text:p>4,529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884892" calcext:value-type="float">
            <text:p>884,892</text:p>
          </table:table-cell>
          <table:table-cell table:style-name="ce189" office:value-type="float" office:value="3746812" calcext:value-type="float">
            <text:p>3,746,812</text:p>
          </table:table-cell>
          <table:table-cell table:style-name="ce189" table:formula="of:=SUM([.C101:.D101])" office:value-type="float" office:value="4631704" calcext:value-type="float">
            <text:p>4,631,70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60989" calcext:value-type="float">
            <text:p>160,989</text:p>
          </table:table-cell>
          <table:table-cell table:style-name="ce189" office:value-type="float" office:value="4123391" calcext:value-type="float">
            <text:p>4,123,391</text:p>
          </table:table-cell>
          <table:table-cell table:style-name="ce189" table:formula="of:=SUM([.C102:.D102])" office:value-type="float" office:value="4284380" calcext:value-type="float">
            <text:p>4,284,38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71184066" calcext:value-type="float">
            <text:p>171,184,066</text:p>
          </table:table-cell>
          <table:table-cell table:style-name="ce189" table:formula="of:=SUM([.C103:.D103])" office:value-type="float" office:value="171184066" calcext:value-type="float">
            <text:p>171,184,0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98:.C103])" office:value-type="float" office:value="6567842" calcext:value-type="float">
            <text:p>6,567,842</text:p>
          </table:table-cell>
          <table:table-cell table:style-name="ce196" table:formula="of:=SUM([.D98:.D103])" office:value-type="float" office:value="191936581" calcext:value-type="float">
            <text:p>191,936,581</text:p>
          </table:table-cell>
          <table:table-cell table:style-name="ce196" table:formula="of:=SUM([.E98:.E103])" office:value-type="float" office:value="198504423" calcext:value-type="float">
            <text:p>198,504,4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2088378" calcext:value-type="float">
            <text:p>-2,088,378</text:p>
          </table:table-cell>
          <table:table-cell table:style-name="ce197" table:formula="of:=SUM([.C105:.D105])" office:value-type="float" office:value="-2088378" calcext:value-type="float">
            <text:p>-2,088,37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104:.C105])" office:value-type="float" office:value="6567842" calcext:value-type="float">
            <text:p>6,567,842</text:p>
          </table:table-cell>
          <table:table-cell table:style-name="ce197" table:formula="of:=SUM([.D104:.D105])" office:value-type="float" office:value="189848203" calcext:value-type="float">
            <text:p>189,848,203</text:p>
          </table:table-cell>
          <table:table-cell table:style-name="ce200" table:formula="of:=SUM([.E104:.E105])" office:value-type="float" office:value="196416045" calcext:value-type="float">
            <text:p>196,416,04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 office:value-type="float" office:value="2022" calcext:value-type="float">
            <text:p>2022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367408" calcext:value-type="float">
            <text:p>367,408</text:p>
          </table:table-cell>
          <table:table-cell table:style-name="ce189" office:value-type="float" office:value="4179462" calcext:value-type="float">
            <text:p>4,179,462</text:p>
          </table:table-cell>
          <table:table-cell table:style-name="ce189" table:formula="of:=SUM([.C109:.D109])" office:value-type="float" office:value="4546870" calcext:value-type="float">
            <text:p>4,546,87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675198" calcext:value-type="float">
            <text:p>675,198</text:p>
          </table:table-cell>
          <table:table-cell table:style-name="ce189" office:value-type="float" office:value="7055507" calcext:value-type="float">
            <text:p>7,055,507</text:p>
          </table:table-cell>
          <table:table-cell table:style-name="ce189" table:formula="of:=SUM([.C110:.D110])" office:value-type="float" office:value="7730705" calcext:value-type="float">
            <text:p>7,730,70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393029" calcext:value-type="float">
            <text:p>393,029</text:p>
          </table:table-cell>
          <table:table-cell table:style-name="ce189" office:value-type="float" office:value="4656812" calcext:value-type="float">
            <text:p>4,656,812</text:p>
          </table:table-cell>
          <table:table-cell table:style-name="ce189" table:formula="of:=SUM([.C111:.D111])" office:value-type="float" office:value="5049841" calcext:value-type="float">
            <text:p>5,049,84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4661" calcext:value-type="float">
            <text:p>14,661</text:p>
          </table:table-cell>
          <table:table-cell table:style-name="ce189" office:value-type="float" office:value="5033392" calcext:value-type="float">
            <text:p>5,033,392</text:p>
          </table:table-cell>
          <table:table-cell table:style-name="ce189" table:formula="of:=SUM([.C112:.D112])" office:value-type="float" office:value="5048053" calcext:value-type="float">
            <text:p>5,048,05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float" office:value="2027" calcext:value-type="float">
            <text:p>2027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235256" calcext:value-type="float">
            <text:p>5,235,256</text:p>
          </table:table-cell>
          <table:table-cell table:style-name="ce189" table:formula="of:=SUM([.C113:.D113])" office:value-type="float" office:value="5235256" calcext:value-type="float">
            <text:p>5,235,2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58463810" calcext:value-type="float">
            <text:p>158,463,810</text:p>
          </table:table-cell>
          <table:table-cell table:style-name="ce189" table:formula="of:=SUM([.C114:.D114])" office:value-type="float" office:value="158463810" calcext:value-type="float">
            <text:p>158,463,81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109:.C114])" office:value-type="float" office:value="1450296" calcext:value-type="float">
            <text:p>1,450,296</text:p>
          </table:table-cell>
          <table:table-cell table:style-name="ce196" table:formula="of:=SUM([.D109:.D114])" office:value-type="float" office:value="184624239" calcext:value-type="float">
            <text:p>184,624,239</text:p>
          </table:table-cell>
          <table:table-cell table:style-name="ce196" table:formula="of:=SUM([.E109:.E114])" office:value-type="float" office:value="186074535" calcext:value-type="float">
            <text:p>186,074,53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476031" calcext:value-type="float">
            <text:p>476,031</text:p>
          </table:table-cell>
          <table:table-cell table:style-name="ce197" table:formula="of:=SUM([.C116:.D116])" office:value-type="float" office:value="476031" calcext:value-type="float">
            <text:p>476,0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115:.C116])" office:value-type="float" office:value="1450296" calcext:value-type="float">
            <text:p>1,450,296</text:p>
          </table:table-cell>
          <table:table-cell table:style-name="ce197" table:formula="of:=SUM([.D115:.D116])" office:value-type="float" office:value="185100270" calcext:value-type="float">
            <text:p>185,100,270</text:p>
          </table:table-cell>
          <table:table-cell table:style-name="ce200" table:formula="of:=SUM([.E115:.E116])" office:value-type="float" office:value="186550566" calcext:value-type="float">
            <text:p>186,550,566</text:p>
          </table:table-cell>
          <table:table-cell table:style-name="ce198" table:number-columns-repeated="21"/>
          <table:table-cell table:number-columns-repeated="16358"/>
        </table:table-row>
        <table:table-row table:style-name="ro23" table:number-rows-repeated="929">
          <table:table-cell table:style-name="ce86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4" table:number-rows-repeated="104752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inancial Pos" table:style-name="ta4"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6" table:default-cell-style-name="Default"/>
        <table:table-column table:style-name="co23" table:number-columns-repeated="13" table:default-cell-style-name="Default"/>
        <table:table-column table:style-name="co24" table:default-cell-style-name="Default"/>
        <table:table-column table:style-name="co10" table:number-columns-repeated="16355" table:default-cell-style-name="Default"/>
        <table:table-row table:style-name="ro25">
          <table:table-cell table:style-name="ce918" office:value-type="string" calcext:value-type="string">
            <text:p>Year ending, June 30</text:p>
          </table:table-cell>
          <table:table-cell table:style-name="ce923" office:value-type="float" office:value="2010" calcext:value-type="float">
            <text:p>2010</text:p>
          </table:table-cell>
          <table:table-cell table:style-name="ce923" office:value-type="float" office:value="2011" calcext:value-type="float">
            <text:p>2011</text:p>
          </table:table-cell>
          <table:table-cell table:style-name="ce933" office:value-type="float" office:value="2012" calcext:value-type="float">
            <text:p>2012</text:p>
          </table:table-cell>
          <table:table-cell table:style-name="ce933" office:value-type="float" office:value="2013" calcext:value-type="float">
            <text:p>2013</text:p>
          </table:table-cell>
          <table:table-cell table:style-name="ce933" office:value-type="float" office:value="2014" calcext:value-type="float">
            <text:p>2014</text:p>
          </table:table-cell>
          <table:table-cell table:style-name="ce933" office:value-type="float" office:value="2015" calcext:value-type="float">
            <text:p>2015</text:p>
          </table:table-cell>
          <table:table-cell table:style-name="ce933" office:value-type="float" office:value="2016" calcext:value-type="float">
            <text:p>2016</text:p>
          </table:table-cell>
          <table:table-cell table:style-name="ce918" office:value-type="string" calcext:value-type="string">
            <text:p>Year ending, June 30</text:p>
          </table:table-cell>
          <table:table-cell table:style-name="ce940" office:value-type="float" office:value="2017" calcext:value-type="float">
            <text:p>2017</text:p>
          </table:table-cell>
          <table:table-cell table:style-name="ce933" office:value-type="float" office:value="2018" calcext:value-type="float">
            <text:p>2018</text:p>
          </table:table-cell>
          <table:table-cell table:style-name="ce933" office:value-type="float" office:value="2019" calcext:value-type="float">
            <text:p>2019</text:p>
          </table:table-cell>
          <table:table-cell table:style-name="ce933" office:value-type="float" office:value="2020" calcext:value-type="float">
            <text:p>2020</text:p>
          </table:table-cell>
          <table:table-cell table:style-name="ce933" office:value-type="float" office:value="2021" calcext:value-type="float">
            <text:p>2021</text:p>
          </table:table-cell>
          <table:table-cell table:style-name="ce943" office:value-type="float" office:value="2022" calcext:value-type="float">
            <text:p>2022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19" office:value-type="string" calcext:value-type="string">
            <text:p>Assets</text:p>
          </table:table-cell>
          <table:table-cell table:style-name="ce924" table:number-columns-repeated="5"/>
          <table:table-cell table:style-name="ce919" table:number-columns-repeated="2"/>
          <table:table-cell table:style-name="ce919" office:value-type="string" calcext:value-type="string">
            <text:p>Assets</text:p>
          </table:table-cell>
          <table:table-cell table:style-name="ce919"/>
          <table:table-cell table:style-name="ce941" table:number-columns-repeated="4"/>
          <table:table-cell table:style-name="ce919"/>
          <table:table-cell table:number-columns-repeated="13"/>
          <table:table-cell table:style-name="ce945"/>
          <table:table-cell table:number-columns-repeated="16355"/>
        </table:table-row>
        <table:table-row table:style-name="ro25">
          <table:table-cell table:style-name="ce920" office:value-type="string" calcext:value-type="string">
            <text:p>Current Assets</text:p>
          </table:table-cell>
          <table:table-cell table:style-name="ce925"/>
          <table:table-cell table:style-name="ce932" table:number-columns-repeated="2"/>
          <table:table-cell table:style-name="ce927" table:number-columns-repeated="2"/>
          <table:table-cell table:style-name="ce920" table:number-columns-repeated="2"/>
          <table:table-cell table:style-name="ce920" office:value-type="string" calcext:value-type="string">
            <text:p>Current Assets</text:p>
          </table:table-cell>
          <table:table-cell table:style-name="ce920"/>
          <table:table-cell table:style-name="ce942" table:number-columns-repeated="4"/>
          <table:table-cell table:style-name="ce920"/>
          <table:table-cell table:number-columns-repeated="13"/>
          <table:table-cell table:style-name="ce946"/>
          <table:table-cell table:number-columns-repeated="16355"/>
        </table:table-row>
        <table:table-row table:style-name="ro25">
          <table:table-cell table:style-name="ce921" office:value-type="string" calcext:value-type="string">
            <text:p>Cash and cash equivalents</text:p>
          </table:table-cell>
          <table:table-cell table:style-name="ce926" office:value-type="currency" office:currency="USD" office:value="7001097" calcext:value-type="currency">
            <text:p>$7,001,097</text:p>
          </table:table-cell>
          <table:table-cell table:style-name="ce926" office:value-type="currency" office:currency="USD" office:value="9369115" calcext:value-type="currency">
            <text:p>$9,369,115</text:p>
          </table:table-cell>
          <table:table-cell table:style-name="ce926" office:value-type="currency" office:currency="USD" office:value="9172882" calcext:value-type="currency">
            <text:p>$9,172,882</text:p>
          </table:table-cell>
          <table:table-cell table:style-name="ce926" office:value-type="currency" office:currency="USD" office:value="14317955" calcext:value-type="currency">
            <text:p>$14,317,955</text:p>
          </table:table-cell>
          <table:table-cell table:style-name="ce930" office:value-type="currency" office:currency="USD" office:value="33058905" calcext:value-type="currency">
            <text:p>$33,058,905</text:p>
          </table:table-cell>
          <table:table-cell table:style-name="ce926" office:value-type="currency" office:currency="USD" office:value="16072631" calcext:value-type="currency">
            <text:p>$16,072,631</text:p>
          </table:table-cell>
          <table:table-cell table:style-name="ce926" office:value-type="currency" office:currency="USD" office:value="24573632" calcext:value-type="currency">
            <text:p>$24,573,632</text:p>
          </table:table-cell>
          <table:table-cell table:style-name="ce921" office:value-type="string" calcext:value-type="string">
            <text:p>Cash and cash equivalents</text:p>
          </table:table-cell>
          <table:table-cell table:style-name="ce926" office:value-type="currency" office:currency="USD" office:value="43265177" calcext:value-type="currency">
            <text:p>$43,265,177</text:p>
          </table:table-cell>
          <table:table-cell table:style-name="ce926" office:value-type="currency" office:currency="USD" office:value="38634976" calcext:value-type="currency">
            <text:p>$38,634,976</text:p>
          </table:table-cell>
          <table:table-cell table:style-name="ce926" office:value-type="currency" office:currency="USD" office:value="34519662" calcext:value-type="currency">
            <text:p>$34,519,662</text:p>
          </table:table-cell>
          <table:table-cell table:style-name="ce926" office:value-type="currency" office:currency="USD" office:value="36215753" calcext:value-type="currency">
            <text:p>$36,215,753</text:p>
          </table:table-cell>
          <table:table-cell table:style-name="ce926" office:value-type="currency" office:currency="USD" office:value="47620276" calcext:value-type="currency">
            <text:p>$47,620,276</text:p>
          </table:table-cell>
          <table:table-cell table:style-name="ce926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Restricted cash</text:p>
          </table:table-cell>
          <table:table-cell table:style-name="ce926" office:value-type="currency" office:currency="USD" office:value="40019" calcext:value-type="currency">
            <text:p>$40,019</text:p>
          </table:table-cell>
          <table:table-cell table:style-name="ce926" office:value-type="currency" office:currency="USD" office:value="909959" calcext:value-type="currency">
            <text:p>$909,959</text:p>
          </table:table-cell>
          <table:table-cell table:style-name="ce926" office:value-type="currency" office:currency="USD" office:value="1927649" calcext:value-type="currency">
            <text:p>$1,927,649</text:p>
          </table:table-cell>
          <table:table-cell table:style-name="ce926" office:value-type="currency" office:currency="USD" office:value="5014729" calcext:value-type="currency">
            <text:p>$5,014,729</text:p>
          </table:table-cell>
          <table:table-cell table:style-name="ce930" office:value-type="currency" office:currency="USD" office:value="5149879" calcext:value-type="currency">
            <text:p>$5,149,879</text:p>
          </table:table-cell>
          <table:table-cell table:style-name="ce926" office:value-type="currency" office:currency="USD" office:value="5136357" calcext:value-type="currency">
            <text:p>$5,136,357</text:p>
          </table:table-cell>
          <table:table-cell table:style-name="ce926" office:value-type="currency" office:currency="USD" office:value="7624930" calcext:value-type="currency">
            <text:p>$7,624,930</text:p>
          </table:table-cell>
          <table:table-cell table:style-name="ce921" office:value-type="string" calcext:value-type="string">
            <text:p>Restricted cash</text:p>
          </table:table-cell>
          <table:table-cell table:style-name="ce926" office:value-type="currency" office:currency="USD" office:value="10634074" calcext:value-type="currency">
            <text:p>$10,634,074</text:p>
          </table:table-cell>
          <table:table-cell table:style-name="ce926" office:value-type="currency" office:currency="USD" office:value="11363000" calcext:value-type="currency">
            <text:p>$11,363,000</text:p>
          </table:table-cell>
          <table:table-cell table:style-name="ce926" office:value-type="currency" office:currency="USD" office:value="12497822" calcext:value-type="currency">
            <text:p>$12,497,822</text:p>
          </table:table-cell>
          <table:table-cell table:style-name="ce926" office:value-type="currency" office:currency="USD" office:value="12547596" calcext:value-type="currency">
            <text:p>$12,547,596</text:p>
          </table:table-cell>
          <table:table-cell table:style-name="ce926" office:value-type="currency" office:currency="USD" office:value="14098510" calcext:value-type="currency">
            <text:p>$14,098,510</text:p>
          </table:table-cell>
          <table:table-cell table:style-name="ce926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Investments</text:p>
          </table:table-cell>
          <table:table-cell table:style-name="ce926" table:number-columns-repeated="4"/>
          <table:table-cell table:style-name="ce930"/>
          <table:table-cell table:style-name="ce926" office:value-type="currency" office:currency="USD" office:value="249350" calcext:value-type="currency">
            <text:p>$249,350</text:p>
          </table:table-cell>
          <table:table-cell table:style-name="ce926"/>
          <table:table-cell table:style-name="ce921" office:value-type="string" calcext:value-type="string">
            <text:p>Investments</text:p>
          </table:table-cell>
          <table:table-cell table:style-name="ce926" table:number-columns-repeated="2"/>
          <table:table-cell table:style-name="ce930"/>
          <table:table-cell table:style-name="ce926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Accounts receivable</text:p>
          </table:table-cell>
          <table:table-cell table:style-name="ce926" office:value-type="currency" office:currency="USD" office:value="1732866" calcext:value-type="currency">
            <text:p>$1,732,866</text:p>
          </table:table-cell>
          <table:table-cell table:style-name="ce926" office:value-type="currency" office:currency="USD" office:value="4154307" calcext:value-type="currency">
            <text:p>$4,154,307</text:p>
          </table:table-cell>
          <table:table-cell table:style-name="ce926" office:value-type="currency" office:currency="USD" office:value="7927381" calcext:value-type="currency">
            <text:p>$7,927,381</text:p>
          </table:table-cell>
          <table:table-cell table:style-name="ce926" office:value-type="currency" office:currency="USD" office:value="9880618" calcext:value-type="currency">
            <text:p>$9,880,618</text:p>
          </table:table-cell>
          <table:table-cell table:style-name="ce926" office:value-type="currency" office:currency="USD" office:value="9513318" calcext:value-type="currency">
            <text:p>$9,513,318</text:p>
          </table:table-cell>
          <table:table-cell table:style-name="ce926" office:value-type="currency" office:currency="USD" office:value="5838881" calcext:value-type="currency">
            <text:p>$5,838,881</text:p>
          </table:table-cell>
          <table:table-cell table:style-name="ce926" office:value-type="currency" office:currency="USD" office:value="7889515" calcext:value-type="currency">
            <text:p>$7,889,515</text:p>
          </table:table-cell>
          <table:table-cell table:style-name="ce921" office:value-type="string" calcext:value-type="string">
            <text:p>Accounts receivable</text:p>
          </table:table-cell>
          <table:table-cell table:style-name="ce926" office:value-type="currency" office:currency="USD" office:value="8203486" calcext:value-type="currency">
            <text:p>$8,203,486</text:p>
          </table:table-cell>
          <table:table-cell table:style-name="ce926" office:value-type="currency" office:currency="USD" office:value="9533421" calcext:value-type="currency">
            <text:p>$9,533,421</text:p>
          </table:table-cell>
          <table:table-cell table:style-name="ce926" office:value-type="currency" office:currency="USD" office:value="13242884" calcext:value-type="currency">
            <text:p>$13,242,884</text:p>
          </table:table-cell>
          <table:table-cell table:style-name="ce926" office:value-type="currency" office:currency="USD" office:value="18555403" calcext:value-type="currency">
            <text:p>$18,555,403</text:p>
          </table:table-cell>
          <table:table-cell table:style-name="ce926" office:value-type="currency" office:currency="USD" office:value="26926079" calcext:value-type="currency">
            <text:p>$26,926,079</text:p>
          </table:table-cell>
          <table:table-cell table:style-name="ce926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Deferred rent asset</text:p>
          </table:table-cell>
          <table:table-cell table:style-name="ce926" table:number-columns-repeated="7"/>
          <table:table-cell table:style-name="ce921" office:value-type="string" calcext:value-type="string">
            <text:p>Deferred rent asset</text:p>
          </table:table-cell>
          <table:table-cell table:style-name="ce926" table:number-columns-repeated="2"/>
          <table:table-cell table:style-name="ce926" office:value-type="currency" office:currency="USD" office:value="175000" calcext:value-type="currency">
            <text:p>$175,000</text:p>
          </table:table-cell>
          <table:table-cell table:style-name="ce930"/>
          <table:table-cell table:style-name="ce926" office:value-type="string" calcext:value-type="string">
            <text:p>-</text:p>
          </table:table-cell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Grants receivable</text:p>
          </table:table-cell>
          <table:table-cell table:style-name="ce926"/>
          <table:table-cell table:style-name="ce926" office:value-type="currency" office:currency="USD" office:value="1083000" calcext:value-type="currency">
            <text:p>$1,083,000</text:p>
          </table:table-cell>
          <table:table-cell table:style-name="ce926" office:value-type="currency" office:currency="USD" office:value="333598" calcext:value-type="currency">
            <text:p>$333,598</text:p>
          </table:table-cell>
          <table:table-cell table:style-name="ce926" office:value-type="currency" office:currency="USD" office:value="593008" calcext:value-type="currency">
            <text:p>$593,008</text:p>
          </table:table-cell>
          <table:table-cell table:style-name="ce926" office:value-type="currency" office:currency="USD" office:value="873694" calcext:value-type="currency">
            <text:p>$873,694</text:p>
          </table:table-cell>
          <table:table-cell table:style-name="ce926" office:value-type="currency" office:currency="USD" office:value="588050" calcext:value-type="currency">
            <text:p>$588,050</text:p>
          </table:table-cell>
          <table:table-cell table:style-name="ce926" office:value-type="currency" office:currency="USD" office:value="503160" calcext:value-type="currency">
            <text:p>$503,160</text:p>
          </table:table-cell>
          <table:table-cell table:style-name="ce921" office:value-type="string" calcext:value-type="string">
            <text:p>Grants receivable</text:p>
          </table:table-cell>
          <table:table-cell table:style-name="ce926" office:value-type="currency" office:currency="USD" office:value="476241" calcext:value-type="currency">
            <text:p>$476,241</text:p>
          </table:table-cell>
          <table:table-cell table:style-name="ce926" office:value-type="currency" office:currency="USD" office:value="1404283" calcext:value-type="currency">
            <text:p>$1,404,283</text:p>
          </table:table-cell>
          <table:table-cell table:style-name="ce926"/>
          <table:table-cell table:style-name="ce926" office:value-type="currency" office:currency="USD" office:value="900000" calcext:value-type="currency">
            <text:p>$900,000</text:p>
          </table:table-cell>
          <table:table-cell table:style-name="ce926" office:value-type="currency" office:currency="USD" office:value="17000" calcext:value-type="currency">
            <text:p>$17,000</text:p>
          </table:table-cell>
          <table:table-cell table:style-name="ce926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Note receivable</text:p>
          </table:table-cell>
          <table:table-cell table:style-name="ce926" table:number-columns-repeated="7"/>
          <table:table-cell table:style-name="ce921" office:value-type="string" calcext:value-type="string">
            <text:p>Note receivable</text:p>
          </table:table-cell>
          <table:table-cell table:style-name="ce926" office:value-type="currency" office:currency="USD" office:value="560000" calcext:value-type="currency">
            <text:p>$560,000</text:p>
          </table:table-cell>
          <table:table-cell table:style-name="ce926" table:number-columns-repeated="3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Prepaid expenses and deposits</text:p>
          </table:table-cell>
          <table:table-cell table:style-name="ce926" office:value-type="currency" office:currency="USD" office:value="218858" calcext:value-type="currency">
            <text:p>$218,858</text:p>
          </table:table-cell>
          <table:table-cell table:style-name="ce926" office:value-type="currency" office:currency="USD" office:value="145658" calcext:value-type="currency">
            <text:p>$145,658</text:p>
          </table:table-cell>
          <table:table-cell table:style-name="ce926" office:value-type="currency" office:currency="USD" office:value="407045" calcext:value-type="currency">
            <text:p>$407,045</text:p>
          </table:table-cell>
          <table:table-cell table:style-name="ce926" office:value-type="currency" office:currency="USD" office:value="1583894" calcext:value-type="currency">
            <text:p>$1,583,894</text:p>
          </table:table-cell>
          <table:table-cell table:style-name="ce926" office:value-type="currency" office:currency="USD" office:value="1736015" calcext:value-type="currency">
            <text:p>$1,736,015</text:p>
          </table:table-cell>
          <table:table-cell table:style-name="ce926" office:value-type="currency" office:currency="USD" office:value="1265685" calcext:value-type="currency">
            <text:p>$1,265,685</text:p>
          </table:table-cell>
          <table:table-cell table:style-name="ce926" office:value-type="currency" office:currency="USD" office:value="2497514" calcext:value-type="currency">
            <text:p>$2,497,514</text:p>
          </table:table-cell>
          <table:table-cell table:style-name="ce921" office:value-type="string" calcext:value-type="string">
            <text:p>Prepaid expenses and deposits</text:p>
          </table:table-cell>
          <table:table-cell table:style-name="ce926" office:value-type="currency" office:currency="USD" office:value="1368099" calcext:value-type="currency">
            <text:p>$1,368,099</text:p>
          </table:table-cell>
          <table:table-cell table:style-name="ce930" office:value-type="currency" office:currency="USD" office:value="3347455" calcext:value-type="currency">
            <text:p>$3,347,455</text:p>
          </table:table-cell>
          <table:table-cell table:style-name="ce930" office:value-type="currency" office:currency="USD" office:value="3612640" calcext:value-type="currency">
            <text:p>$3,612,640</text:p>
          </table:table-cell>
          <table:table-cell table:style-name="ce926" office:value-type="currency" office:currency="USD" office:value="4024684" calcext:value-type="currency">
            <text:p>$4,024,684</text:p>
          </table:table-cell>
          <table:table-cell table:style-name="ce926" office:value-type="currency" office:currency="USD" office:value="6021009" calcext:value-type="currency">
            <text:p>$6,021,009</text:p>
          </table:table-cell>
          <table:table-cell table:style-name="ce926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current assets</text:p>
          </table:table-cell>
          <table:table-cell table:style-name="ce926" office:value-type="currency" office:currency="USD" office:value="8992840" calcext:value-type="currency">
            <text:p>$8,992,840</text:p>
          </table:table-cell>
          <table:table-cell table:style-name="ce926" office:value-type="currency" office:currency="USD" office:value="15662039" calcext:value-type="currency">
            <text:p>$15,662,039</text:p>
          </table:table-cell>
          <table:table-cell table:style-name="ce926" office:value-type="currency" office:currency="USD" office:value="19768555" calcext:value-type="currency">
            <text:p>$19,768,555</text:p>
          </table:table-cell>
          <table:table-cell table:style-name="ce926" office:value-type="currency" office:currency="USD" office:value="31390204" calcext:value-type="currency">
            <text:p>$31,390,204</text:p>
          </table:table-cell>
          <table:table-cell table:style-name="ce926" office:value-type="currency" office:currency="USD" office:value="50331811" calcext:value-type="currency">
            <text:p>$50,331,811</text:p>
          </table:table-cell>
          <table:table-cell table:style-name="ce926" office:value-type="currency" office:currency="USD" office:value="29150954" calcext:value-type="currency">
            <text:p>$29,150,954</text:p>
          </table:table-cell>
          <table:table-cell table:style-name="ce926" office:value-type="currency" office:currency="USD" office:value="43088751" calcext:value-type="currency">
            <text:p>$43,088,751</text:p>
          </table:table-cell>
          <table:table-cell table:style-name="ce921" office:value-type="string" calcext:value-type="string">
            <text:p>Total current assets</text:p>
          </table:table-cell>
          <table:table-cell table:style-name="ce926" office:value-type="currency" office:currency="USD" office:value="64507077" calcext:value-type="currency">
            <text:p>$64,507,077</text:p>
          </table:table-cell>
          <table:table-cell table:style-name="ce930" office:value-type="currency" office:currency="USD" office:value="64283135" calcext:value-type="currency">
            <text:p>$64,283,135</text:p>
          </table:table-cell>
          <table:table-cell table:style-name="ce926" office:value-type="currency" office:currency="USD" office:value="64048008" calcext:value-type="currency">
            <text:p>$64,048,008</text:p>
          </table:table-cell>
          <table:table-cell table:style-name="ce926" office:value-type="currency" office:currency="USD" office:value="72243436" calcext:value-type="currency">
            <text:p>$72,243,436</text:p>
          </table:table-cell>
          <table:table-cell table:style-name="ce926" office:value-type="currency" office:currency="USD" office:value="94682874" calcext:value-type="currency">
            <text:p>$94,682,874</text:p>
          </table:table-cell>
          <table:table-cell table:style-name="ce926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21"/>
          <table:table-cell table:style-name="ce926" table:number-columns-repeated="14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0" office:value-type="string" calcext:value-type="string">
            <text:p>Long-Term Liabilities</text:p>
          </table:table-cell>
          <table:table-cell table:style-name="ce927" table:number-columns-repeated="3"/>
          <table:table-cell table:style-name="ce932"/>
          <table:table-cell table:style-name="ce927"/>
          <table:table-cell table:style-name="ce938"/>
          <table:table-cell table:style-name="ce927"/>
          <table:table-cell table:style-name="ce938" office:value-type="string" calcext:value-type="string">
            <text:p>Long-Term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5">
          <table:table-cell table:style-name="ce921" office:value-type="string" calcext:value-type="string">
            <text:p>Grants receivable</text:p>
          </table:table-cell>
          <table:table-cell table:style-name="ce926" table:number-columns-repeated="2"/>
          <table:table-cell table:style-name="ce926" office:value-type="currency" office:currency="USD" office:value="582367" calcext:value-type="currency">
            <text:p>$582,367</text:p>
          </table:table-cell>
          <table:table-cell table:style-name="ce930" office:value-type="currency" office:currency="USD" office:value="703443" calcext:value-type="currency">
            <text:p>$703,443</text:p>
          </table:table-cell>
          <table:table-cell table:style-name="ce926" office:value-type="currency" office:currency="USD" office:value="420022" calcext:value-type="currency">
            <text:p>$420,022</text:p>
          </table:table-cell>
          <table:table-cell table:style-name="ce926" office:value-type="currency" office:currency="USD" office:value="163714" calcext:value-type="currency">
            <text:p>$163,714</text:p>
          </table:table-cell>
          <table:table-cell table:style-name="ce926" office:value-type="currency" office:currency="USD" office:value="235474" calcext:value-type="currency">
            <text:p>$235,474</text:p>
          </table:table-cell>
          <table:table-cell table:style-name="ce921" office:value-type="string" calcext:value-type="string">
            <text:p>Grants receivable</text:p>
          </table:table-cell>
          <table:table-cell table:style-name="ce926" office:value-type="currency" office:currency="USD" office:value="96325" calcext:value-type="currency">
            <text:p>$96,325</text:p>
          </table:table-cell>
          <table:table-cell table:style-name="ce926" office:value-type="currency" office:currency="USD" office:value="75000" calcext:value-type="currency">
            <text:p>$75,000</text:p>
          </table:table-cell>
          <table:table-cell table:style-name="ce926" table:number-columns-repeated="4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Intracompany receivable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Intracompany receiv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Security deposits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Security deposits</text:p>
          </table:table-cell>
          <table:table-cell table:style-name="ce926"/>
          <table:table-cell table:style-name="ce926" office:value-type="currency" office:currency="USD" office:value="35795" calcext:value-type="currency">
            <text:p>$35,795</text:p>
          </table:table-cell>
          <table:table-cell table:style-name="ce926" office:value-type="currency" office:currency="USD" office:value="26830" calcext:value-type="currency">
            <text:p>$26,830</text:p>
          </table:table-cell>
          <table:table-cell table:style-name="ce926" office:value-type="currency" office:currency="USD" office:value="28330" calcext:value-type="currency">
            <text:p>$28,330</text:p>
          </table:table-cell>
          <table:table-cell table:style-name="ce926" office:value-type="currency" office:currency="USD" office:value="49709" calcext:value-type="currency">
            <text:p>$49,709</text:p>
          </table:table-cell>
          <table:table-cell table:style-name="ce926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Accounts receivable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Accounts receivable</text:p>
          </table:table-cell>
          <table:table-cell table:style-name="ce926" table:number-columns-repeated="4"/>
          <table:table-cell table:style-name="ce926" office:value-type="currency" office:currency="USD" office:value="19723" calcext:value-type="currency">
            <text:p>$19,723</text:p>
          </table:table-cell>
          <table:table-cell table:style-name="ce926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Prepaid expenses and deposits</text:p>
          </table:table-cell>
          <table:table-cell table:style-name="ce926" table:number-columns-repeated="3"/>
          <table:table-cell table:style-name="ce930" office:value-type="currency" office:currency="USD" office:value="64034" calcext:value-type="currency">
            <text:p>$64,034</text:p>
          </table:table-cell>
          <table:table-cell table:style-name="ce926" table:number-columns-repeated="3"/>
          <table:table-cell table:style-name="ce921" office:value-type="string" calcext:value-type="string">
            <text:p>Prepaid expenses and deposits</text:p>
          </table:table-cell>
          <table:table-cell table:style-name="ce926" table:number-columns-repeated="4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Note receivable</text:p>
          </table:table-cell>
          <table:table-cell table:style-name="ce926" table:number-columns-repeated="3"/>
          <table:table-cell table:style-name="ce930" office:value-type="currency" office:currency="USD" office:value="560000" calcext:value-type="currency">
            <text:p>$560,000</text:p>
          </table:table-cell>
          <table:table-cell table:number-columns-repeated="3" table:style-name="ce926" office:value-type="currency" office:currency="USD" office:value="560000" calcext:value-type="currency">
            <text:p>$560,000</text:p>
          </table:table-cell>
          <table:table-cell table:style-name="ce921" office:value-type="string" calcext:value-type="string">
            <text:p>Note receiv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Deferred rent asset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Deferred rent asset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property, plant and equipment, net</text:p>
          </table:table-cell>
          <table:table-cell table:style-name="ce926" office:value-type="currency" office:currency="USD" office:value="17347756" calcext:value-type="currency">
            <text:p>$17,347,756</text:p>
          </table:table-cell>
          <table:table-cell table:style-name="ce926" office:value-type="currency" office:currency="USD" office:value="32470668" calcext:value-type="currency">
            <text:p>$32,470,668</text:p>
          </table:table-cell>
          <table:table-cell table:style-name="ce926" office:value-type="currency" office:currency="USD" office:value="42596821" calcext:value-type="currency">
            <text:p>$42,596,821</text:p>
          </table:table-cell>
          <table:table-cell table:style-name="ce926" office:value-type="currency" office:currency="USD" office:value="45821468" calcext:value-type="currency">
            <text:p>$45,821,468</text:p>
          </table:table-cell>
          <table:table-cell table:style-name="ce926" office:value-type="currency" office:currency="USD" office:value="58986771" calcext:value-type="currency">
            <text:p>$58,986,771</text:p>
          </table:table-cell>
          <table:table-cell table:style-name="ce926" office:value-type="currency" office:currency="USD" office:value="63644651" calcext:value-type="currency">
            <text:p>$63,644,651</text:p>
          </table:table-cell>
          <table:table-cell table:style-name="ce926" office:value-type="currency" office:currency="USD" office:value="89243223" calcext:value-type="currency">
            <text:p>$89,243,223</text:p>
          </table:table-cell>
          <table:table-cell table:style-name="ce921" office:value-type="string" calcext:value-type="string">
            <text:p>Total property, plant and equipment, net</text:p>
          </table:table-cell>
          <table:table-cell table:style-name="ce926" office:value-type="currency" office:currency="USD" office:value="99989879" calcext:value-type="currency">
            <text:p>$99,989,879</text:p>
          </table:table-cell>
          <table:table-cell table:style-name="ce930" office:value-type="currency" office:currency="USD" office:value="103593491" calcext:value-type="currency">
            <text:p>$103,593,491</text:p>
          </table:table-cell>
          <table:table-cell table:style-name="ce926" office:value-type="currency" office:currency="USD" office:value="140800699" calcext:value-type="currency">
            <text:p>$140,800,699</text:p>
          </table:table-cell>
          <table:table-cell table:style-name="ce926" office:value-type="currency" office:currency="USD" office:value="137529685" calcext:value-type="currency">
            <text:p>$137,529,685</text:p>
          </table:table-cell>
          <table:table-cell table:style-name="ce926" office:value-type="currency" office:currency="USD" office:value="161798585" calcext:value-type="currency">
            <text:p>$161,798,585</text:p>
          </table:table-cell>
          <table:table-cell table:style-name="ce926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long-term assets</text:p>
          </table:table-cell>
          <table:table-cell table:style-name="ce926" office:value-type="currency" office:currency="USD" office:value="17347756" calcext:value-type="currency">
            <text:p>$17,347,756</text:p>
          </table:table-cell>
          <table:table-cell table:style-name="ce926" office:value-type="currency" office:currency="USD" office:value="32470668" calcext:value-type="currency">
            <text:p>$32,470,668</text:p>
          </table:table-cell>
          <table:table-cell table:style-name="ce926" office:value-type="currency" office:currency="USD" office:value="43179188" calcext:value-type="currency">
            <text:p>$43,179,188</text:p>
          </table:table-cell>
          <table:table-cell table:style-name="ce930" office:value-type="currency" office:currency="USD" office:value="47148945" calcext:value-type="currency">
            <text:p>$47,148,945</text:p>
          </table:table-cell>
          <table:table-cell table:style-name="ce926" office:value-type="currency" office:currency="USD" office:value="59966793" calcext:value-type="currency">
            <text:p>$59,966,793</text:p>
          </table:table-cell>
          <table:table-cell table:style-name="ce926" office:value-type="currency" office:currency="USD" office:value="64368365" calcext:value-type="currency">
            <text:p>$64,368,365</text:p>
          </table:table-cell>
          <table:table-cell table:style-name="ce926" office:value-type="currency" office:currency="USD" office:value="90038697" calcext:value-type="currency">
            <text:p>$90,038,697</text:p>
          </table:table-cell>
          <table:table-cell table:style-name="ce921" office:value-type="string" calcext:value-type="string">
            <text:p>Total long-term assets</text:p>
          </table:table-cell>
          <table:table-cell table:style-name="ce926" office:value-type="currency" office:currency="USD" office:value="100086204" calcext:value-type="currency">
            <text:p>$100,086,204</text:p>
          </table:table-cell>
          <table:table-cell table:style-name="ce926" office:value-type="currency" office:currency="USD" office:value="103704286" calcext:value-type="currency">
            <text:p>$103,704,286</text:p>
          </table:table-cell>
          <table:table-cell table:style-name="ce926" office:value-type="currency" office:currency="USD" office:value="140827529" calcext:value-type="currency">
            <text:p>$140,827,529</text:p>
          </table:table-cell>
          <table:table-cell table:style-name="ce926" office:value-type="currency" office:currency="USD" office:value="137558015" calcext:value-type="currency">
            <text:p>$137,558,015</text:p>
          </table:table-cell>
          <table:table-cell table:style-name="ce926" office:value-type="currency" office:currency="USD" office:value="161868017" calcext:value-type="currency">
            <text:p>$161,868,017</text:p>
          </table:table-cell>
          <table:table-cell table:style-name="ce926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assets</text:p>
          </table:table-cell>
          <table:table-cell table:style-name="ce926" office:value-type="currency" office:currency="USD" office:value="26340596" calcext:value-type="currency">
            <text:p>$26,340,596</text:p>
          </table:table-cell>
          <table:table-cell table:style-name="ce926" office:value-type="currency" office:currency="USD" office:value="48132707" calcext:value-type="currency">
            <text:p>$48,132,707</text:p>
          </table:table-cell>
          <table:table-cell table:style-name="ce926" office:value-type="currency" office:currency="USD" office:value="62947743" calcext:value-type="currency">
            <text:p>$62,947,743</text:p>
          </table:table-cell>
          <table:table-cell table:style-name="ce930" office:value-type="currency" office:currency="USD" office:value="78539149" calcext:value-type="currency">
            <text:p>$78,539,149</text:p>
          </table:table-cell>
          <table:table-cell table:style-name="ce926" office:value-type="currency" office:currency="USD" office:value="110298604" calcext:value-type="currency">
            <text:p>$110,298,604</text:p>
          </table:table-cell>
          <table:table-cell table:style-name="ce926" office:value-type="currency" office:currency="USD" office:value="93519319" calcext:value-type="currency">
            <text:p>$93,519,319</text:p>
          </table:table-cell>
          <table:table-cell table:style-name="ce926" office:value-type="currency" office:currency="USD" office:value="133127448" calcext:value-type="currency">
            <text:p>$133,127,448</text:p>
          </table:table-cell>
          <table:table-cell table:style-name="ce921" office:value-type="string" calcext:value-type="string">
            <text:p>Total assets</text:p>
          </table:table-cell>
          <table:table-cell table:style-name="ce926" office:value-type="currency" office:currency="USD" office:value="164593281" calcext:value-type="currency">
            <text:p>$164,593,281</text:p>
          </table:table-cell>
          <table:table-cell table:style-name="ce926" office:value-type="currency" office:currency="USD" office:value="167987421" calcext:value-type="currency">
            <text:p>$167,987,421</text:p>
          </table:table-cell>
          <table:table-cell table:style-name="ce926" office:value-type="currency" office:currency="USD" office:value="204875537" calcext:value-type="currency">
            <text:p>$204,875,537</text:p>
          </table:table-cell>
          <table:table-cell table:style-name="ce926" office:value-type="currency" office:currency="USD" office:value="209801451" calcext:value-type="currency">
            <text:p>$209,801,451</text:p>
          </table:table-cell>
          <table:table-cell table:style-name="ce926" office:value-type="currency" office:currency="USD" office:value="256550891" calcext:value-type="currency">
            <text:p>$256,550,891</text:p>
          </table:table-cell>
          <table:table-cell table:style-name="ce92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948"/>
          <table:table-cell table:number-columns-repeated="16355"/>
        </table:table-row>
        <table:table-row table:style-name="ro26">
          <table:table-cell table:style-name="ce922"/>
          <table:table-cell table:style-name="ce928" table:number-columns-repeated="3"/>
          <table:table-cell table:style-name="ce935"/>
          <table:table-cell table:style-name="ce928" table:number-columns-repeated="3"/>
          <table:table-cell table:style-name="ce922"/>
          <table:table-cell table:style-name="ce928" table:number-columns-repeated="6"/>
          <table:table-cell table:number-columns-repeated="13"/>
          <table:table-cell table:style-name="ce948"/>
          <table:table-cell table:number-columns-repeated="16355"/>
        </table:table-row>
        <table:table-row table:style-name="ro25">
          <table:table-cell table:style-name="ce918" office:value-type="string" calcext:value-type="string">
            <text:p>Year ending, June 30</text:p>
          </table:table-cell>
          <table:table-cell table:style-name="ce929" office:value-type="float" office:value="2010" calcext:value-type="float">
            <text:p>2010</text:p>
          </table:table-cell>
          <table:table-cell table:style-name="ce929" office:value-type="float" office:value="2011" calcext:value-type="float">
            <text:p>2011</text:p>
          </table:table-cell>
          <table:table-cell table:style-name="ce934" office:value-type="float" office:value="2012" calcext:value-type="float">
            <text:p>2012</text:p>
          </table:table-cell>
          <table:table-cell table:style-name="ce936" office:value-type="float" office:value="2013" calcext:value-type="float">
            <text:p>2013</text:p>
          </table:table-cell>
          <table:table-cell table:style-name="ce936" office:value-type="float" office:value="2014" calcext:value-type="float">
            <text:p>2014</text:p>
          </table:table-cell>
          <table:table-cell table:style-name="ce934" office:value-type="float" office:value="2015" calcext:value-type="float">
            <text:p>2015</text:p>
          </table:table-cell>
          <table:table-cell table:style-name="ce934" office:value-type="float" office:value="2016" calcext:value-type="float">
            <text:p>2016</text:p>
          </table:table-cell>
          <table:table-cell table:style-name="ce918" office:value-type="string" calcext:value-type="string">
            <text:p>Year ending, June 30</text:p>
          </table:table-cell>
          <table:table-cell table:style-name="ce936" office:value-type="float" office:value="2017" calcext:value-type="float">
            <text:p>2017</text:p>
          </table:table-cell>
          <table:table-cell table:style-name="ce934" office:value-type="float" office:value="2018" calcext:value-type="float">
            <text:p>2018</text:p>
          </table:table-cell>
          <table:table-cell table:style-name="ce934" office:value-type="float" office:value="2019" calcext:value-type="float">
            <text:p>2019</text:p>
          </table:table-cell>
          <table:table-cell table:style-name="ce934" office:value-type="float" office:value="2020" calcext:value-type="float">
            <text:p>2020</text:p>
          </table:table-cell>
          <table:table-cell table:style-name="ce934" office:value-type="float" office:value="2021" calcext:value-type="float">
            <text:p>2021</text:p>
          </table:table-cell>
          <table:table-cell table:style-name="ce934" office:value-type="float" office:value="2022" calcext:value-type="float">
            <text:p>2022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19" office:value-type="string" calcext:value-type="string">
            <text:p>Liabilities and Net Assets</text:p>
          </table:table-cell>
          <table:table-cell table:style-name="ce924" table:number-columns-repeated="3"/>
          <table:table-cell table:style-name="ce937" table:number-columns-repeated="2"/>
          <table:table-cell table:style-name="ce919"/>
          <table:table-cell table:style-name="ce924"/>
          <table:table-cell table:style-name="ce919" office:value-type="string" calcext:value-type="string">
            <text:p>Liabilities and Net Assets</text:p>
          </table:table-cell>
          <table:table-cell table:style-name="ce924" table:number-columns-repeated="6"/>
          <table:table-cell table:number-columns-repeated="13"/>
          <table:table-cell table:style-name="ce949"/>
          <table:table-cell table:number-columns-repeated="16355"/>
        </table:table-row>
        <table:table-row table:style-name="ro25">
          <table:table-cell table:style-name="ce920" office:value-type="string" calcext:value-type="string">
            <text:p>Current Liabilities</text:p>
          </table:table-cell>
          <table:table-cell table:style-name="ce927" table:number-columns-repeated="3"/>
          <table:table-cell table:style-name="ce932" table:number-columns-repeated="2"/>
          <table:table-cell table:style-name="ce920"/>
          <table:table-cell table:style-name="ce927"/>
          <table:table-cell table:style-name="ce920" office:value-type="string" calcext:value-type="string">
            <text:p>Current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5">
          <table:table-cell table:style-name="ce921" office:value-type="string" calcext:value-type="string">
            <text:p>Accounts payable and accrued liabilities</text:p>
          </table:table-cell>
          <table:table-cell table:number-columns-repeated="3" table:style-name="ce926" office:value-type="currency" office:currency="USD" office:value="3149027" calcext:value-type="currency">
            <text:p>$3,149,027</text:p>
          </table:table-cell>
          <table:table-cell table:style-name="ce926" office:value-type="currency" office:currency="USD" office:value="3343879" calcext:value-type="currency">
            <text:p>$3,343,879</text:p>
          </table:table-cell>
          <table:table-cell table:style-name="ce926" office:value-type="currency" office:currency="USD" office:value="6778855" calcext:value-type="currency">
            <text:p>$6,778,855</text:p>
          </table:table-cell>
          <table:table-cell table:style-name="ce926" office:value-type="currency" office:currency="USD" office:value="4971627" calcext:value-type="currency">
            <text:p>$4,971,627</text:p>
          </table:table-cell>
          <table:table-cell table:style-name="ce926" office:value-type="currency" office:currency="USD" office:value="7979337" calcext:value-type="currency">
            <text:p>$7,979,337</text:p>
          </table:table-cell>
          <table:table-cell table:style-name="ce921" office:value-type="string" calcext:value-type="string">
            <text:p>Accounts payable and accrued liabilities</text:p>
          </table:table-cell>
          <table:table-cell table:style-name="ce926" office:value-type="currency" office:currency="USD" office:value="6783072" calcext:value-type="currency">
            <text:p>$6,783,072</text:p>
          </table:table-cell>
          <table:table-cell table:style-name="ce926" office:value-type="currency" office:currency="USD" office:value="9728362" calcext:value-type="currency">
            <text:p>$9,728,362</text:p>
          </table:table-cell>
          <table:table-cell table:style-name="ce926" office:value-type="currency" office:currency="USD" office:value="10652213" calcext:value-type="currency">
            <text:p>$10,652,213</text:p>
          </table:table-cell>
          <table:table-cell table:style-name="ce926" office:value-type="currency" office:currency="USD" office:value="8237562" calcext:value-type="currency">
            <text:p>$8,237,562</text:p>
          </table:table-cell>
          <table:table-cell table:style-name="ce926" office:value-type="currency" office:currency="USD" office:value="12379687" calcext:value-type="currency">
            <text:p>$12,379,687</text:p>
          </table:table-cell>
          <table:table-cell table:style-name="ce926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91909" calcext:value-type="currency">
            <text:p>$91,909</text:p>
          </table:table-cell>
          <table:table-cell table:style-name="ce926" office:value-type="currency" office:currency="USD" office:value="89014" calcext:value-type="currency">
            <text:p>$89,014</text:p>
          </table:table-cell>
          <table:table-cell table:style-name="ce926" office:value-type="currency" office:currency="USD" office:value="224902" calcext:value-type="currency">
            <text:p>$224,902</text:p>
          </table:table-cell>
          <table:table-cell table:style-name="ce926" office:value-type="currency" office:currency="USD" office:value="318293" calcext:value-type="currency">
            <text:p>$318,293</text:p>
          </table:table-cell>
          <table:table-cell table:style-name="ce926" office:value-type="currency" office:currency="USD" office:value="448391" calcext:value-type="currency">
            <text:p>$448,391</text:p>
          </table:table-cell>
          <table:table-cell table:style-name="ce926" office:value-type="currency" office:currency="USD" office:value="417127" calcext:value-type="currency">
            <text:p>$417,127</text:p>
          </table:table-cell>
          <table:table-cell table:style-name="ce926" office:value-type="currency" office:currency="USD" office:value="516835" calcext:value-type="currency">
            <text:p>$516,835</text:p>
          </table:table-cell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761817" calcext:value-type="currency">
            <text:p>$761,817</text:p>
          </table:table-cell>
          <table:table-cell table:style-name="ce926" office:value-type="currency" office:currency="USD" office:value="592457" calcext:value-type="currency">
            <text:p>$592,457</text:p>
          </table:table-cell>
          <table:table-cell table:style-name="ce926" office:value-type="currency" office:currency="USD" office:value="745229" calcext:value-type="currency">
            <text:p>$745,229</text:p>
          </table:table-cell>
          <table:table-cell table:style-name="ce926" office:value-type="currency" office:currency="USD" office:value="730670" calcext:value-type="currency">
            <text:p>$730,670</text:p>
          </table:table-cell>
          <table:table-cell table:style-name="ce926" office:value-type="currency" office:currency="USD" office:value="807476" calcext:value-type="currency">
            <text:p>$807,476</text:p>
          </table:table-cell>
          <table:table-cell table:style-name="ce926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Lines of credit</text:p>
          </table:table-cell>
          <table:table-cell table:style-name="ce930"/>
          <table:table-cell table:style-name="ce926"/>
          <table:table-cell table:style-name="ce926" office:value-type="currency" office:currency="USD" office:value="1000000" calcext:value-type="currency">
            <text:p>$1,000,000</text:p>
          </table:table-cell>
          <table:table-cell table:style-name="ce930"/>
          <table:table-cell table:style-name="ce926" table:number-columns-repeated="3"/>
          <table:table-cell table:style-name="ce921" office:value-type="string" calcext:value-type="string">
            <text:p>Lines of credit</text:p>
          </table:table-cell>
          <table:table-cell table:style-name="ce926" table:number-columns-repeated="3"/>
          <table:table-cell table:style-name="ce930"/>
          <table:table-cell table:style-name="ce926" table:number-columns-repeated="2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Deferred rent liability</text:p>
          </table:table-cell>
          <table:table-cell table:style-name="ce930"/>
          <table:table-cell table:style-name="ce926" table:number-columns-repeated="2"/>
          <table:table-cell table:style-name="ce930"/>
          <table:table-cell table:style-name="ce926" table:number-columns-repeated="3"/>
          <table:table-cell table:style-name="ce921" office:value-type="string" calcext:value-type="string">
            <text:p>Deferred rent liability</text:p>
          </table:table-cell>
          <table:table-cell table:style-name="ce926" table:number-columns-repeated="2"/>
          <table:table-cell table:style-name="ce930"/>
          <table:table-cell table:style-name="ce926" office:value-type="currency" office:currency="USD" office:value="35276" calcext:value-type="currency">
            <text:p>$35,276</text:p>
          </table:table-cell>
          <table:table-cell table:style-name="ce926" table:number-columns-repeated="2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Deferred revenues</text:p>
          </table:table-cell>
          <table:table-cell table:style-name="ce926"/>
          <table:table-cell table:style-name="ce926" office:value-type="currency" office:currency="USD" office:value="62500" calcext:value-type="currency">
            <text:p>$62,500</text:p>
          </table:table-cell>
          <table:table-cell table:style-name="ce926"/>
          <table:table-cell table:style-name="ce926" office:value-type="currency" office:currency="USD" office:value="1635767" calcext:value-type="currency">
            <text:p>$1,635,767</text:p>
          </table:table-cell>
          <table:table-cell table:style-name="ce926" office:value-type="currency" office:currency="USD" office:value="622884" calcext:value-type="currency">
            <text:p>$622,884</text:p>
          </table:table-cell>
          <table:table-cell table:style-name="ce926" office:value-type="currency" office:currency="USD" office:value="370372" calcext:value-type="currency">
            <text:p>$370,372</text:p>
          </table:table-cell>
          <table:table-cell table:style-name="ce926" office:value-type="currency" office:currency="USD" office:value="1341972" calcext:value-type="currency">
            <text:p>$1,341,972</text:p>
          </table:table-cell>
          <table:table-cell table:style-name="ce921" office:value-type="string" calcext:value-type="string">
            <text:p>Deferred revenues</text:p>
          </table:table-cell>
          <table:table-cell table:style-name="ce926" office:value-type="currency" office:currency="USD" office:value="823348" calcext:value-type="currency">
            <text:p>$823,348</text:p>
          </table:table-cell>
          <table:table-cell table:style-name="ce926" office:value-type="currency" office:currency="USD" office:value="1324670" calcext:value-type="currency">
            <text:p>$1,324,670</text:p>
          </table:table-cell>
          <table:table-cell table:style-name="ce926" office:value-type="currency" office:currency="USD" office:value="921751" calcext:value-type="currency">
            <text:p>$921,751</text:p>
          </table:table-cell>
          <table:table-cell table:style-name="ce926" office:value-type="currency" office:currency="USD" office:value="1593373" calcext:value-type="currency">
            <text:p>$1,593,373</text:p>
          </table:table-cell>
          <table:table-cell table:style-name="ce926" office:value-type="currency" office:currency="USD" office:value="2942053" calcext:value-type="currency">
            <text:p>$2,942,053</text:p>
          </table:table-cell>
          <table:table-cell table:style-name="ce926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Current portion of loans payable</text:p>
          </table:table-cell>
          <table:table-cell table:style-name="ce926" office:value-type="currency" office:currency="USD" office:value="262124" calcext:value-type="currency">
            <text:p>$262,124</text:p>
          </table:table-cell>
          <table:table-cell table:style-name="ce926" office:value-type="currency" office:currency="USD" office:value="256660" calcext:value-type="currency">
            <text:p>$256,660</text:p>
          </table:table-cell>
          <table:table-cell table:style-name="ce926" office:value-type="currency" office:currency="USD" office:value="2075432" calcext:value-type="currency">
            <text:p>$2,075,432</text:p>
          </table:table-cell>
          <table:table-cell table:style-name="ce930" office:value-type="currency" office:currency="USD" office:value="7453675" calcext:value-type="currency">
            <text:p>$7,453,675</text:p>
          </table:table-cell>
          <table:table-cell table:style-name="ce926" office:value-type="currency" office:currency="USD" office:value="17996666" calcext:value-type="currency">
            <text:p>$17,996,666</text:p>
          </table:table-cell>
          <table:table-cell table:style-name="ce926" office:value-type="currency" office:currency="USD" office:value="6842252" calcext:value-type="currency">
            <text:p>$6,842,252</text:p>
          </table:table-cell>
          <table:table-cell table:style-name="ce926" office:value-type="currency" office:currency="USD" office:value="7617636" calcext:value-type="currency">
            <text:p>$7,617,636</text:p>
          </table:table-cell>
          <table:table-cell table:style-name="ce921" office:value-type="string" calcext:value-type="string">
            <text:p>Current portion of loans payable</text:p>
          </table:table-cell>
          <table:table-cell table:style-name="ce926" office:value-type="currency" office:currency="USD" office:value="9722526" calcext:value-type="currency">
            <text:p>$9,722,526</text:p>
          </table:table-cell>
          <table:table-cell table:style-name="ce926"/>
          <table:table-cell table:style-name="ce926" office:value-type="currency" office:currency="USD" office:value="3690122" calcext:value-type="currency">
            <text:p>$3,690,122</text:p>
          </table:table-cell>
          <table:table-cell table:style-name="ce926" office:value-type="currency" office:currency="USD" office:value="4006297" calcext:value-type="currency">
            <text:p>$4,006,297</text:p>
          </table:table-cell>
          <table:table-cell table:style-name="ce926" office:value-type="currency" office:currency="USD" office:value="8298873" calcext:value-type="currency">
            <text:p>$8,298,873</text:p>
          </table:table-cell>
          <table:table-cell table:style-name="ce926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current liabilities</text:p>
          </table:table-cell>
          <table:table-cell table:style-name="ce926" office:value-type="currency" office:currency="USD" office:value="2191294" calcext:value-type="currency">
            <text:p>$2,191,294</text:p>
          </table:table-cell>
          <table:table-cell table:style-name="ce926" office:value-type="currency" office:currency="USD" office:value="4246221" calcext:value-type="currency">
            <text:p>$4,246,221</text:p>
          </table:table-cell>
          <table:table-cell table:style-name="ce926" office:value-type="currency" office:currency="USD" office:value="7811754" calcext:value-type="currency">
            <text:p>$7,811,754</text:p>
          </table:table-cell>
          <table:table-cell table:style-name="ce930" office:value-type="currency" office:currency="USD" office:value="12751614" calcext:value-type="currency">
            <text:p>$12,751,614</text:p>
          </table:table-cell>
          <table:table-cell table:style-name="ce926" office:value-type="currency" office:currency="USD" office:value="25846796" calcext:value-type="currency">
            <text:p>$25,846,796</text:p>
          </table:table-cell>
          <table:table-cell table:style-name="ce926" office:value-type="currency" office:currency="USD" office:value="12601378" calcext:value-type="currency">
            <text:p>$12,601,378</text:p>
          </table:table-cell>
          <table:table-cell table:style-name="ce926" office:value-type="currency" office:currency="USD" office:value="17455779" calcext:value-type="currency">
            <text:p>$17,455,779</text:p>
          </table:table-cell>
          <table:table-cell table:style-name="ce921" office:value-type="string" calcext:value-type="string">
            <text:p>Total current liabilities</text:p>
          </table:table-cell>
          <table:table-cell table:style-name="ce926" office:value-type="currency" office:currency="USD" office:value="18090763" calcext:value-type="currency">
            <text:p>$18,090,763</text:p>
          </table:table-cell>
          <table:table-cell table:style-name="ce930" office:value-type="currency" office:currency="USD" office:value="14362157" calcext:value-type="currency">
            <text:p>$14,362,157</text:p>
          </table:table-cell>
          <table:table-cell table:style-name="ce926" office:value-type="currency" office:currency="USD" office:value="16009315" calcext:value-type="currency">
            <text:p>$16,009,315</text:p>
          </table:table-cell>
          <table:table-cell table:style-name="ce926" office:value-type="currency" office:currency="USD" office:value="14603178" calcext:value-type="currency">
            <text:p>$14,603,178</text:p>
          </table:table-cell>
          <table:table-cell table:style-name="ce926" office:value-type="currency" office:currency="USD" office:value="24428089" calcext:value-type="currency">
            <text:p>$24,428,089</text:p>
          </table:table-cell>
          <table:table-cell table:style-name="ce926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21"/>
          <table:table-cell table:style-name="ce926" table:number-columns-repeated="3"/>
          <table:table-cell table:style-name="ce930"/>
          <table:table-cell table:style-name="ce926" table:number-columns-repeated="10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0" office:value-type="string" calcext:value-type="string">
            <text:p>Long-Term Liabilities</text:p>
          </table:table-cell>
          <table:table-cell table:style-name="ce927" table:number-columns-repeated="3"/>
          <table:table-cell table:style-name="ce932"/>
          <table:table-cell table:style-name="ce927" table:number-columns-repeated="3"/>
          <table:table-cell table:style-name="ce920" office:value-type="string" calcext:value-type="string">
            <text:p>Long-Term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5">
          <table:table-cell table:style-name="ce921" office:value-type="string" calcext:value-type="string">
            <text:p>Security deposits</text:p>
          </table:table-cell>
          <table:table-cell table:style-name="ce926" table:number-columns-repeated="3"/>
          <table:table-cell table:style-name="ce930" table:number-columns-repeated="2"/>
          <table:table-cell table:style-name="ce926" table:number-columns-repeated="2"/>
          <table:table-cell table:style-name="ce921" office:value-type="string" calcext:value-type="string">
            <text:p>Security deposits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126494" calcext:value-type="currency">
            <text:p>$126,494</text:p>
          </table:table-cell>
          <table:table-cell table:style-name="ce926" office:value-type="currency" office:currency="USD" office:value="190407" calcext:value-type="currency">
            <text:p>$190,407</text:p>
          </table:table-cell>
          <table:table-cell table:style-name="ce926" office:value-type="currency" office:currency="USD" office:value="203554" calcext:value-type="currency">
            <text:p>$203,554</text:p>
          </table:table-cell>
          <table:table-cell table:style-name="ce930" office:value-type="currency" office:currency="USD" office:value="116862" calcext:value-type="currency">
            <text:p>$116,862</text:p>
          </table:table-cell>
          <table:table-cell table:style-name="ce926" office:value-type="currency" office:currency="USD" office:value="77459" calcext:value-type="currency">
            <text:p>$77,459</text:p>
          </table:table-cell>
          <table:table-cell table:style-name="ce926" office:value-type="currency" office:currency="USD" office:value="108256" calcext:value-type="currency">
            <text:p>$108,256</text:p>
          </table:table-cell>
          <table:table-cell table:style-name="ce926" office:value-type="currency" office:currency="USD" office:value="149196" calcext:value-type="currency">
            <text:p>$149,196</text:p>
          </table:table-cell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113478" calcext:value-type="currency">
            <text:p>$113,478</text:p>
          </table:table-cell>
          <table:table-cell table:style-name="ce926" office:value-type="currency" office:currency="USD" office:value="148825" calcext:value-type="currency">
            <text:p>$148,825</text:p>
          </table:table-cell>
          <table:table-cell table:style-name="ce926" office:value-type="currency" office:currency="USD" office:value="166076" calcext:value-type="currency">
            <text:p>$166,076</text:p>
          </table:table-cell>
          <table:table-cell table:style-name="ce926" office:value-type="currency" office:currency="USD" office:value="196643" calcext:value-type="currency">
            <text:p>$196,643</text:p>
          </table:table-cell>
          <table:table-cell table:style-name="ce926" office:value-type="currency" office:currency="USD" office:value="233082" calcext:value-type="currency">
            <text:p>$233,082</text:p>
          </table:table-cell>
          <table:table-cell table:style-name="ce926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Deferred rent liability</text:p>
          </table:table-cell>
          <table:table-cell table:style-name="ce930"/>
          <table:table-cell table:style-name="ce926" table:number-columns-repeated="2"/>
          <table:table-cell table:style-name="ce930" office:value-type="currency" office:currency="USD" office:value="164972" calcext:value-type="currency">
            <text:p>$164,972</text:p>
          </table:table-cell>
          <table:table-cell table:style-name="ce926" office:value-type="currency" office:currency="USD" office:value="631405" calcext:value-type="currency">
            <text:p>$631,405</text:p>
          </table:table-cell>
          <table:table-cell table:style-name="ce926" office:value-type="currency" office:currency="USD" office:value="1185092" calcext:value-type="currency">
            <text:p>$1,185,092</text:p>
          </table:table-cell>
          <table:table-cell table:style-name="ce926" office:value-type="currency" office:currency="USD" office:value="1350949" calcext:value-type="currency">
            <text:p>$1,350,949</text:p>
          </table:table-cell>
          <table:table-cell table:style-name="ce921" office:value-type="string" calcext:value-type="string">
            <text:p>Deferred rent liability</text:p>
          </table:table-cell>
          <table:table-cell table:style-name="ce926" office:value-type="currency" office:currency="USD" office:value="1922841" calcext:value-type="currency">
            <text:p>$1,922,841</text:p>
          </table:table-cell>
          <table:table-cell table:style-name="ce926" office:value-type="currency" office:currency="USD" office:value="5917604" calcext:value-type="currency">
            <text:p>$5,917,604</text:p>
          </table:table-cell>
          <table:table-cell table:style-name="ce926" office:value-type="currency" office:currency="USD" office:value="4706852" calcext:value-type="currency">
            <text:p>$4,706,852</text:p>
          </table:table-cell>
          <table:table-cell table:style-name="ce926" office:value-type="currency" office:currency="USD" office:value="5689509" calcext:value-type="currency">
            <text:p>$5,689,509</text:p>
          </table:table-cell>
          <table:table-cell table:style-name="ce926" office:value-type="currency" office:currency="USD" office:value="5541230" calcext:value-type="currency">
            <text:p>$5,541,230</text:p>
          </table:table-cell>
          <table:table-cell table:style-name="ce926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Intracompany payable</text:p>
          </table:table-cell>
          <table:table-cell table:style-name="ce930"/>
          <table:table-cell table:style-name="ce926" table:number-columns-repeated="2"/>
          <table:table-cell table:style-name="ce930"/>
          <table:table-cell table:style-name="ce926" table:number-columns-repeated="3"/>
          <table:table-cell table:style-name="ce921" office:value-type="string" calcext:value-type="string">
            <text:p>Intracompany pay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Convertible loans</text:p>
          </table:table-cell>
          <table:table-cell table:style-name="ce926" office:value-type="currency" office:currency="USD" office:value="2450000" calcext:value-type="currency">
            <text:p>$2,450,000</text:p>
          </table:table-cell>
          <table:table-cell table:number-columns-repeated="2" table:style-name="ce926" office:value-type="currency" office:currency="USD" office:value="1800000" calcext:value-type="currency">
            <text:p>$1,800,000</text:p>
          </table:table-cell>
          <table:table-cell table:style-name="ce930" office:value-type="currency" office:currency="USD" office:value="550000" calcext:value-type="currency">
            <text:p>$550,000</text:p>
          </table:table-cell>
          <table:table-cell table:style-name="ce926" office:value-type="currency" office:currency="USD" office:value="550000" calcext:value-type="currency">
            <text:p>$550,000</text:p>
          </table:table-cell>
          <table:table-cell table:style-name="ce926" table:number-columns-repeated="2"/>
          <table:table-cell table:style-name="ce921" office:value-type="string" calcext:value-type="string">
            <text:p>Convertible loans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Loans payable</text:p>
          </table:table-cell>
          <table:table-cell table:style-name="ce926" office:value-type="currency" office:currency="USD" office:value="19353844" calcext:value-type="currency">
            <text:p>$19,353,844</text:p>
          </table:table-cell>
          <table:table-cell table:style-name="ce926" office:value-type="currency" office:currency="USD" office:value="32683939" calcext:value-type="currency">
            <text:p>$32,683,939</text:p>
          </table:table-cell>
          <table:table-cell table:style-name="ce926" office:value-type="currency" office:currency="USD" office:value="41199336" calcext:value-type="currency">
            <text:p>$41,199,336</text:p>
          </table:table-cell>
          <table:table-cell table:style-name="ce930" office:value-type="currency" office:currency="USD" office:value="49074491" calcext:value-type="currency">
            <text:p>$49,074,491</text:p>
          </table:table-cell>
          <table:table-cell table:style-name="ce926" office:value-type="currency" office:currency="USD" office:value="69836416" calcext:value-type="currency">
            <text:p>$69,836,416</text:p>
          </table:table-cell>
          <table:table-cell table:style-name="ce926" office:value-type="currency" office:currency="USD" office:value="69061846" calcext:value-type="currency">
            <text:p>$69,061,846</text:p>
          </table:table-cell>
          <table:table-cell table:style-name="ce926" office:value-type="currency" office:currency="USD" office:value="97240060" calcext:value-type="currency">
            <text:p>$97,240,060</text:p>
          </table:table-cell>
          <table:table-cell table:style-name="ce921" office:value-type="string" calcext:value-type="string">
            <text:p>Loans payable</text:p>
          </table:table-cell>
          <table:table-cell table:style-name="ce926" office:value-type="currency" office:currency="USD" office:value="126930036" calcext:value-type="currency">
            <text:p>$126,930,036</text:p>
          </table:table-cell>
          <table:table-cell table:style-name="ce926"/>
          <table:table-cell table:style-name="ce926" office:value-type="currency" office:currency="USD" office:value="159908722" calcext:value-type="currency">
            <text:p>$159,908,722</text:p>
          </table:table-cell>
          <table:table-cell table:style-name="ce926" office:value-type="currency" office:currency="USD" office:value="164694827" calcext:value-type="currency">
            <text:p>$164,694,827</text:p>
          </table:table-cell>
          <table:table-cell table:style-name="ce926" office:value-type="currency" office:currency="USD" office:value="188117172" calcext:value-type="currency">
            <text:p>$188,117,172</text:p>
          </table:table-cell>
          <table:table-cell table:style-name="ce926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long-term liabilities</text:p>
          </table:table-cell>
          <table:table-cell table:style-name="ce926" office:value-type="currency" office:currency="USD" office:value="21930338" calcext:value-type="currency">
            <text:p>$21,930,338</text:p>
          </table:table-cell>
          <table:table-cell table:style-name="ce926" office:value-type="currency" office:currency="USD" office:value="34674346" calcext:value-type="currency">
            <text:p>$34,674,346</text:p>
          </table:table-cell>
          <table:table-cell table:style-name="ce926" office:value-type="currency" office:currency="USD" office:value="43202890" calcext:value-type="currency">
            <text:p>$43,202,890</text:p>
          </table:table-cell>
          <table:table-cell table:style-name="ce930" office:value-type="currency" office:currency="USD" office:value="49906325" calcext:value-type="currency">
            <text:p>$49,906,325</text:p>
          </table:table-cell>
          <table:table-cell table:style-name="ce926" office:value-type="currency" office:currency="USD" office:value="71095280" calcext:value-type="currency">
            <text:p>$71,095,280</text:p>
          </table:table-cell>
          <table:table-cell table:style-name="ce926" office:value-type="currency" office:currency="USD" office:value="70355194" calcext:value-type="currency">
            <text:p>$70,355,194</text:p>
          </table:table-cell>
          <table:table-cell table:style-name="ce926" office:value-type="currency" office:currency="USD" office:value="98740205" calcext:value-type="currency">
            <text:p>$98,740,205</text:p>
          </table:table-cell>
          <table:table-cell table:style-name="ce921" office:value-type="string" calcext:value-type="string">
            <text:p>Total long-term liabilities</text:p>
          </table:table-cell>
          <table:table-cell table:style-name="ce926" office:value-type="currency" office:currency="USD" office:value="128966355" calcext:value-type="currency">
            <text:p>$128,966,355</text:p>
          </table:table-cell>
          <table:table-cell table:style-name="ce930" office:value-type="currency" office:currency="USD" office:value="132741658" calcext:value-type="currency">
            <text:p>$132,741,658</text:p>
          </table:table-cell>
          <table:table-cell table:style-name="ce926" office:value-type="currency" office:currency="USD" office:value="164781650" calcext:value-type="currency">
            <text:p>$164,781,650</text:p>
          </table:table-cell>
          <table:table-cell table:style-name="ce926" office:value-type="currency" office:currency="USD" office:value="170580979" calcext:value-type="currency">
            <text:p>$170,580,979</text:p>
          </table:table-cell>
          <table:table-cell table:style-name="ce926" office:value-type="currency" office:currency="USD" office:value="193891484" calcext:value-type="currency">
            <text:p>$193,891,484</text:p>
          </table:table-cell>
          <table:table-cell table:style-name="ce926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liabilities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Total liabilities</text:p>
          </table:table-cell>
          <table:table-cell table:style-name="ce926"/>
          <table:table-cell table:style-name="ce930"/>
          <table:table-cell table:style-name="ce926" table:number-columns-repeated="2"/>
          <table:table-cell table:style-name="ce926" office:value-type="currency" office:currency="USD" office:value="218319573" calcext:value-type="currency">
            <text:p>$218,319,573</text:p>
          </table:table-cell>
          <table:table-cell table:style-name="ce926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5">
          <table:table-cell table:style-name="ce921"/>
          <table:table-cell table:style-name="ce926" table:number-columns-repeated="3"/>
          <table:table-cell table:style-name="ce930"/>
          <table:table-cell table:style-name="ce926" table:number-columns-repeated="10"/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0" office:value-type="string" calcext:value-type="string">
            <text:p>Net Assets</text:p>
          </table:table-cell>
          <table:table-cell table:style-name="ce927" table:number-columns-repeated="3"/>
          <table:table-cell table:style-name="ce932"/>
          <table:table-cell table:style-name="ce927" table:number-columns-repeated="3"/>
          <table:table-cell table:style-name="ce920" office:value-type="string" calcext:value-type="string">
            <text:p>Net Asset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5">
          <table:table-cell table:style-name="ce921" office:value-type="string" calcext:value-type="string">
            <text:p>Unrestricted</text:p>
          </table:table-cell>
          <table:table-cell table:style-name="ce926" office:value-type="currency" office:currency="USD" office:value="2218964" calcext:value-type="currency">
            <text:p>$2,218,964</text:p>
          </table:table-cell>
          <table:table-cell table:style-name="ce926" office:value-type="currency" office:currency="USD" office:value="7629140" calcext:value-type="currency">
            <text:p>$7,629,140</text:p>
          </table:table-cell>
          <table:table-cell table:style-name="ce926" office:value-type="currency" office:currency="USD" office:value="10363266" calcext:value-type="currency">
            <text:p>$10,363,266</text:p>
          </table:table-cell>
          <table:table-cell table:style-name="ce930" office:value-type="currency" office:currency="USD" office:value="13486489" calcext:value-type="currency">
            <text:p>$13,486,489</text:p>
          </table:table-cell>
          <table:table-cell table:style-name="ce926" office:value-type="currency" office:currency="USD" office:value="12089432" calcext:value-type="currency">
            <text:p>$12,089,432</text:p>
          </table:table-cell>
          <table:table-cell table:style-name="ce926" office:value-type="currency" office:currency="USD" office:value="10074280" calcext:value-type="currency">
            <text:p>$10,074,280</text:p>
          </table:table-cell>
          <table:table-cell table:style-name="ce926" office:value-type="currency" office:currency="USD" office:value="16442127" calcext:value-type="currency">
            <text:p>$16,442,127</text:p>
          </table:table-cell>
          <table:table-cell table:style-name="ce921" office:value-type="string" calcext:value-type="string">
            <text:p>Unrestricted</text:p>
          </table:table-cell>
          <table:table-cell table:style-name="ce926" office:value-type="currency" office:currency="USD" office:value="16490691" calcext:value-type="currency">
            <text:p>$16,490,691</text:p>
          </table:table-cell>
          <table:table-cell table:style-name="ce930" office:value-type="currency" office:currency="USD" office:value="20883606" calcext:value-type="currency">
            <text:p>$20,883,606</text:p>
          </table:table-cell>
          <table:table-cell table:style-name="ce926" office:value-type="currency" office:currency="USD" office:value="23897122" calcext:value-type="currency">
            <text:p>$23,897,122</text:p>
          </table:table-cell>
          <table:table-cell table:style-name="ce926" office:value-type="currency" office:currency="USD" office:value="23717294" calcext:value-type="currency">
            <text:p>$23,717,294</text:p>
          </table:table-cell>
          <table:table-cell table:style-name="ce926" office:value-type="currency" office:currency="USD" office:value="38214318" calcext:value-type="currency">
            <text:p>$38,214,318</text:p>
          </table:table-cell>
          <table:table-cell table:style-name="ce926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5">
          <table:table-cell table:style-name="ce921" office:value-type="string" calcext:value-type="string">
            <text:p>Temporarily restricted</text:p>
          </table:table-cell>
          <table:table-cell table:style-name="ce926"/>
          <table:table-cell table:style-name="ce926" office:value-type="currency" office:currency="USD" office:value="1583000" calcext:value-type="currency">
            <text:p>$1,583,000</text:p>
          </table:table-cell>
          <table:table-cell table:style-name="ce926" office:value-type="currency" office:currency="USD" office:value="1569833" calcext:value-type="currency">
            <text:p>$1,569,833</text:p>
          </table:table-cell>
          <table:table-cell table:style-name="ce930" office:value-type="currency" office:currency="USD" office:value="2394721" calcext:value-type="currency">
            <text:p>$2,394,721</text:p>
          </table:table-cell>
          <table:table-cell table:style-name="ce926" office:value-type="currency" office:currency="USD" office:value="1267096" calcext:value-type="currency">
            <text:p>$1,267,096</text:p>
          </table:table-cell>
          <table:table-cell table:style-name="ce926" office:value-type="currency" office:currency="USD" office:value="488467" calcext:value-type="currency">
            <text:p>$488,467</text:p>
          </table:table-cell>
          <table:table-cell table:style-name="ce926" office:value-type="currency" office:currency="USD" office:value="489337" calcext:value-type="currency">
            <text:p>$489,337</text:p>
          </table:table-cell>
          <table:table-cell table:style-name="ce921" office:value-type="string" calcext:value-type="string">
            <text:p>Temporarily restricted</text:p>
          </table:table-cell>
          <table:table-cell table:style-name="ce926" office:value-type="currency" office:currency="USD" office:value="1045472" calcext:value-type="currency">
            <text:p>$1,045,472</text:p>
          </table:table-cell>
          <table:table-cell table:style-name="ce926"/>
          <table:table-cell table:style-name="ce926" office:value-type="currency" office:currency="USD" office:value="187450" calcext:value-type="currency">
            <text:p>$187,450</text:p>
          </table:table-cell>
          <table:table-cell table:style-name="ce926" office:value-type="currency" office:currency="USD" office:value="900000" calcext:value-type="currency">
            <text:p>$900,000</text:p>
          </table:table-cell>
          <table:table-cell table:style-name="ce926" office:value-type="currency" office:currency="USD" office:value="17000" calcext:value-type="currency">
            <text:p>$17,000</text:p>
          </table:table-cell>
          <table:table-cell table:style-name="ce926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net assets</text:p>
          </table:table-cell>
          <table:table-cell table:style-name="ce926" office:value-type="currency" office:currency="USD" office:value="2218964" calcext:value-type="currency">
            <text:p>$2,218,964</text:p>
          </table:table-cell>
          <table:table-cell table:style-name="ce926" office:value-type="currency" office:currency="USD" office:value="9212140" calcext:value-type="currency">
            <text:p>$9,212,140</text:p>
          </table:table-cell>
          <table:table-cell table:style-name="ce926" office:value-type="currency" office:currency="USD" office:value="11933099" calcext:value-type="currency">
            <text:p>$11,933,099</text:p>
          </table:table-cell>
          <table:table-cell table:style-name="ce930" office:value-type="currency" office:currency="USD" office:value="15881210" calcext:value-type="currency">
            <text:p>$15,881,210</text:p>
          </table:table-cell>
          <table:table-cell table:style-name="ce926" office:value-type="currency" office:currency="USD" office:value="13356528" calcext:value-type="currency">
            <text:p>$13,356,528</text:p>
          </table:table-cell>
          <table:table-cell table:style-name="ce926" office:value-type="currency" office:currency="USD" office:value="10562747" calcext:value-type="currency">
            <text:p>$10,562,747</text:p>
          </table:table-cell>
          <table:table-cell table:style-name="ce926" office:value-type="currency" office:currency="USD" office:value="16931464" calcext:value-type="currency">
            <text:p>$16,931,464</text:p>
          </table:table-cell>
          <table:table-cell table:style-name="ce921" office:value-type="string" calcext:value-type="string">
            <text:p>Total net assets</text:p>
          </table:table-cell>
          <table:table-cell table:style-name="ce926" office:value-type="currency" office:currency="USD" office:value="17536163" calcext:value-type="currency">
            <text:p>$17,536,163</text:p>
          </table:table-cell>
          <table:table-cell table:style-name="ce926"/>
          <table:table-cell table:style-name="ce926" office:value-type="currency" office:currency="USD" office:value="187450" calcext:value-type="currency">
            <text:p>$187,450</text:p>
          </table:table-cell>
          <table:table-cell table:style-name="ce926" office:value-type="currency" office:currency="USD" office:value="24617294" calcext:value-type="currency">
            <text:p>$24,617,294</text:p>
          </table:table-cell>
          <table:table-cell table:style-name="ce926" office:value-type="currency" office:currency="USD" office:value="38231318" calcext:value-type="currency">
            <text:p>$38,231,318</text:p>
          </table:table-cell>
          <table:table-cell table:style-name="ce926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5">
          <table:table-cell table:style-name="ce921" office:value-type="string" calcext:value-type="string">
            <text:p>Total liabilities and net assets</text:p>
          </table:table-cell>
          <table:table-cell table:style-name="ce926" office:value-type="currency" office:currency="USD" office:value="26340596" calcext:value-type="currency">
            <text:p>$26,340,596</text:p>
          </table:table-cell>
          <table:table-cell table:style-name="ce926" office:value-type="currency" office:currency="USD" office:value="48132707" calcext:value-type="currency">
            <text:p>$48,132,707</text:p>
          </table:table-cell>
          <table:table-cell table:style-name="ce926" office:value-type="currency" office:currency="USD" office:value="62947743" calcext:value-type="currency">
            <text:p>$62,947,743</text:p>
          </table:table-cell>
          <table:table-cell table:style-name="ce930" office:value-type="currency" office:currency="USD" office:value="78539149" calcext:value-type="currency">
            <text:p>$78,539,149</text:p>
          </table:table-cell>
          <table:table-cell table:style-name="ce926" office:value-type="currency" office:currency="USD" office:value="110298604" calcext:value-type="currency">
            <text:p>$110,298,604</text:p>
          </table:table-cell>
          <table:table-cell table:style-name="ce926" office:value-type="currency" office:currency="USD" office:value="93519319" calcext:value-type="currency">
            <text:p>$93,519,319</text:p>
          </table:table-cell>
          <table:table-cell table:style-name="ce926" office:value-type="currency" office:currency="USD" office:value="133127448" calcext:value-type="currency">
            <text:p>$133,127,448</text:p>
          </table:table-cell>
          <table:table-cell table:style-name="ce921" office:value-type="string" calcext:value-type="string">
            <text:p>Total liabilities and net assets</text:p>
          </table:table-cell>
          <table:table-cell table:style-name="ce926" office:value-type="currency" office:currency="USD" office:value="164593281" calcext:value-type="currency">
            <text:p>$164,593,281</text:p>
          </table:table-cell>
          <table:table-cell table:style-name="ce926" office:value-type="currency" office:currency="USD" office:value="167987421" calcext:value-type="currency">
            <text:p>$167,987,421</text:p>
          </table:table-cell>
          <table:table-cell table:style-name="ce926" office:value-type="currency" office:currency="USD" office:value="204875537" calcext:value-type="currency">
            <text:p>$204,875,537</text:p>
          </table:table-cell>
          <table:table-cell table:style-name="ce926" office:value-type="currency" office:currency="USD" office:value="209801451" calcext:value-type="currency">
            <text:p>$209,801,451</text:p>
          </table:table-cell>
          <table:table-cell table:style-name="ce926" office:value-type="currency" office:currency="USD" office:value="256550891" calcext:value-type="currency">
            <text:p>$256,550,891</text:p>
          </table:table-cell>
          <table:table-cell table:style-name="ce92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7" table:number-rows-repeated="949">
          <table:table-cell table:style-name="ce797"/>
          <table:table-cell table:style-name="ce931" table:number-columns-repeated="7"/>
          <table:table-cell table:style-name="ce939"/>
          <table:table-cell table:style-name="ce931"/>
          <table:table-cell table:style-name="ce939" table:number-columns-repeated="4"/>
          <table:table-cell table:style-name="ce931"/>
          <table:table-cell table:number-columns-repeated="13"/>
          <table:table-cell table:style-name="ce931"/>
          <table:table-cell table:number-columns-repeated="16355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Activities" table:style-name="ta5">
        <table:table-column table:style-name="co25" table:default-cell-style-name="Default"/>
        <table:table-column table:style-name="co20" table:number-columns-repeated="6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number-columns-repeated="5" table:default-cell-style-name="Default"/>
        <table:table-column table:style-name="co22" table:default-cell-style-name="Default"/>
        <table:table-column table:style-name="co24" table:number-columns-repeated="1008" table:default-cell-style-name="Default"/>
        <table:table-column table:style-name="co28" table:default-cell-style-name="Default"/>
        <table:table-column table:style-name="co10" table:number-columns-repeated="15360" table:default-cell-style-name="Default"/>
        <table:table-row table:style-name="ro28">
          <table:table-cell table:style-name="ce950" office:value-type="string" calcext:value-type="string">
            <text:p>Year ending June 30</text:p>
          </table:table-cell>
          <table:table-cell table:style-name="ce961" office:value-type="string" calcext:value-type="string">
            <text:p>2010 Total</text:p>
          </table:table-cell>
          <table:table-cell table:style-name="ce975" office:value-type="string" calcext:value-type="string">
            <text:p>2011 Total</text:p>
          </table:table-cell>
          <table:table-cell table:style-name="ce978" office:value-type="string" calcext:value-type="string">
            <text:p>2012 Total</text:p>
          </table:table-cell>
          <table:table-cell table:style-name="ce978" office:value-type="string" calcext:value-type="string">
            <text:p>2013 Total</text:p>
          </table:table-cell>
          <table:table-cell table:style-name="ce978" office:value-type="string" calcext:value-type="string">
            <text:p>2014 Total</text:p>
          </table:table-cell>
          <table:table-cell table:style-name="ce978" office:value-type="string" calcext:value-type="string">
            <text:p>2015 Total</text:p>
          </table:table-cell>
          <table:table-cell table:style-name="ce950" office:value-type="string" calcext:value-type="string">
            <text:p>Year ending June 30</text:p>
          </table:table-cell>
          <table:table-cell table:style-name="ce978" office:value-type="string" calcext:value-type="string">
            <text:p>2016 Total</text:p>
          </table:table-cell>
          <table:table-cell table:style-name="ce978" office:value-type="string" calcext:value-type="string">
            <text:p>2017 Total</text:p>
          </table:table-cell>
          <table:table-cell table:style-name="ce978" office:value-type="string" calcext:value-type="string">
            <text:p>2018 Total</text:p>
          </table:table-cell>
          <table:table-cell table:style-name="ce978" office:value-type="string" calcext:value-type="string">
            <text:p>2019 Total</text:p>
          </table:table-cell>
          <table:table-cell table:style-name="ce978" office:value-type="string" calcext:value-type="string">
            <text:p>2020 Total</text:p>
          </table:table-cell>
          <table:table-cell table:style-name="ce978" office:value-type="string" calcext:value-type="string">
            <text:p>2021 Total</text:p>
          </table:table-cell>
          <table:table-cell table:style-name="ce978" office:value-type="string" calcext:value-type="string">
            <text:p>2022 Total</text:p>
          </table:table-cell>
          <table:table-cell table:style-name="ce991" table:number-columns-repeated="1009"/>
          <table:table-cell table:number-columns-repeated="15360"/>
        </table:table-row>
        <table:table-row table:style-name="ro28">
          <table:table-cell table:style-name="ce951" office:value-type="string" calcext:value-type="string">
            <text:p>UNRESTRICTED NET ASSETS</text:p>
          </table:table-cell>
          <table:table-cell table:style-name="ce962"/>
          <table:table-cell table:style-name="ce962" table:number-columns-spanned="2" table:number-rows-spanned="1"/>
          <table:covered-table-cell table:style-name="ce979"/>
          <table:table-cell table:style-name="ce962"/>
          <table:table-cell table:style-name="ce982" table:number-columns-repeated="2"/>
          <table:table-cell table:style-name="ce951" office:value-type="string" calcext:value-type="string">
            <text:p>UNRESTRICTED NET ASSETS</text:p>
          </table:table-cell>
          <table:table-cell table:style-name="ce982" table:number-columns-repeated="6"/>
          <table:table-cell table:style-name="ce988"/>
          <table:table-cell table:style-name="ce992" table:number-columns-repeated="1009"/>
          <table:table-cell table:number-columns-repeated="15360"/>
        </table:table-row>
        <table:table-row table:style-name="ro28">
          <table:table-cell table:style-name="ce952" office:value-type="string" calcext:value-type="string">
            <text:p>REVENUES</text:p>
          </table:table-cell>
          <table:table-cell table:style-name="ce963"/>
          <table:table-cell table:style-name="ce967" table:number-columns-repeated="3"/>
          <table:table-cell table:style-name="ce983" table:number-columns-repeated="2"/>
          <table:table-cell table:style-name="ce952" office:value-type="string" calcext:value-type="string">
            <text:p>REVENUES</text:p>
          </table:table-cell>
          <table:table-cell table:style-name="ce983" table:number-columns-repeated="6"/>
          <table:table-cell table:style-name="ce989"/>
          <table:table-cell table:style-name="ce993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LCFF State Aid &amp; Property Tax Revenue</text:p>
          </table:table-cell>
          <table:table-cell table:style-name="ce964"/>
          <table:table-cell table:style-name="ce964" office:value-type="float" office:value="23505887" calcext:value-type="float">
            <text:p>$ 23,505,887</text:p>
          </table:table-cell>
          <table:table-cell table:style-name="ce964" table:number-columns-repeated="2"/>
          <table:table-cell table:style-name="ce965" office:value-type="currency" office:currency="USD" office:value="23505887" calcext:value-type="currency">
            <text:p>$23,505,887</text:p>
          </table:table-cell>
          <table:table-cell table:style-name="ce965" office:value-type="currency" office:currency="USD" office:value="29395472" calcext:value-type="currency">
            <text:p>$29,395,472</text:p>
          </table:table-cell>
          <table:table-cell table:style-name="ce953" office:value-type="string" calcext:value-type="string">
            <text:p>LCFF State Aid &amp; Property Tax Revenue</text:p>
          </table:table-cell>
          <table:table-cell table:style-name="ce965" office:value-type="currency" office:currency="USD" office:value="36874280" calcext:value-type="currency">
            <text:p>$36,874,280</text:p>
          </table:table-cell>
          <table:table-cell table:style-name="ce965" office:value-type="currency" office:currency="USD" office:value="38756121" calcext:value-type="currency">
            <text:p>$38,756,121</text:p>
          </table:table-cell>
          <table:table-cell table:style-name="ce965" office:value-type="currency" office:currency="USD" office:value="54505286" calcext:value-type="currency">
            <text:p>$54,505,286</text:p>
          </table:table-cell>
          <table:table-cell table:style-name="ce965" office:value-type="currency" office:currency="USD" office:value="63871048" calcext:value-type="currency">
            <text:p>$63,871,048</text:p>
          </table:table-cell>
          <table:table-cell table:style-name="ce965" office:value-type="currency" office:currency="USD" office:value="66915020" calcext:value-type="currency">
            <text:p>$66,915,020</text:p>
          </table:table-cell>
          <table:table-cell table:style-name="ce965" office:value-type="currency" office:currency="USD" office:value="68946084" calcext:value-type="currency">
            <text:p>$68,946,084</text:p>
          </table:table-cell>
          <table:table-cell table:style-name="ce968" office:value-type="currency" office:currency="USD" office:value="68623477" calcext:value-type="currency">
            <text:p>$68,623,477</text:p>
          </table:table-cell>
          <table:table-cell table:style-name="ce994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Categorical grant revenue</text:p>
          </table:table-cell>
          <table:table-cell table:style-name="ce965" office:value-type="currency" office:currency="USD" office:value="802227" calcext:value-type="currency">
            <text:p>$802,227</text:p>
          </table:table-cell>
          <table:table-cell table:style-name="ce965" office:value-type="currency" office:currency="USD" office:value="1286595" calcext:value-type="currency">
            <text:p>$1,286,595</text:p>
          </table:table-cell>
          <table:table-cell table:style-name="ce965" office:value-type="currency" office:currency="USD" office:value="2234521" calcext:value-type="currency">
            <text:p>$2,234,521</text:p>
          </table:table-cell>
          <table:table-cell table:style-name="ce965" office:value-type="currency" office:currency="USD" office:value="3324789" calcext:value-type="currency">
            <text:p>$3,324,789</text:p>
          </table:table-cell>
          <table:table-cell table:style-name="ce968" table:number-columns-repeated="2"/>
          <table:table-cell table:style-name="ce953" office:value-type="string" calcext:value-type="string">
            <text:p>Categorical grant revenue</text:p>
          </table:table-cell>
          <table:table-cell table:style-name="ce968" table:number-columns-repeated="6"/>
          <table:table-cell table:style-name="ce965"/>
          <table:table-cell table:style-name="ce995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Property taxes</text:p>
          </table:table-cell>
          <table:table-cell table:style-name="ce965" office:value-type="currency" office:currency="USD" office:value="2905691" calcext:value-type="currency">
            <text:p>$2,905,691</text:p>
          </table:table-cell>
          <table:table-cell table:style-name="ce965" office:value-type="currency" office:currency="USD" office:value="2757142" calcext:value-type="currency">
            <text:p>$2,757,142</text:p>
          </table:table-cell>
          <table:table-cell table:style-name="ce965" office:value-type="currency" office:currency="USD" office:value="4178669" calcext:value-type="currency">
            <text:p>$4,178,669</text:p>
          </table:table-cell>
          <table:table-cell table:style-name="ce965" office:value-type="currency" office:currency="USD" office:value="5422165" calcext:value-type="currency">
            <text:p>$5,422,165</text:p>
          </table:table-cell>
          <table:table-cell table:style-name="ce965" office:value-type="currency" office:currency="USD" office:value="6328495" calcext:value-type="currency">
            <text:p>$6,328,495</text:p>
          </table:table-cell>
          <table:table-cell table:style-name="ce965" office:value-type="currency" office:currency="USD" office:value="7536074" calcext:value-type="currency">
            <text:p>$7,536,074</text:p>
          </table:table-cell>
          <table:table-cell table:style-name="ce953" office:value-type="string" calcext:value-type="string">
            <text:p>Property taxes</text:p>
          </table:table-cell>
          <table:table-cell table:style-name="ce965" office:value-type="currency" office:currency="USD" office:value="9388704" calcext:value-type="currency">
            <text:p>$9,388,704</text:p>
          </table:table-cell>
          <table:table-cell table:style-name="ce965" office:value-type="currency" office:currency="USD" office:value="13886120" calcext:value-type="currency">
            <text:p>$13,886,120</text:p>
          </table:table-cell>
          <table:table-cell table:style-name="ce984" table:number-columns-repeated="4"/>
          <table:table-cell table:style-name="ce965"/>
          <table:table-cell table:style-name="ce996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Apportionment revenue</text:p>
          </table:table-cell>
          <table:table-cell table:style-name="ce965" office:value-type="currency" office:currency="USD" office:value="1307654" calcext:value-type="currency">
            <text:p>$1,307,654</text:p>
          </table:table-cell>
          <table:table-cell table:style-name="ce965" office:value-type="currency" office:currency="USD" office:value="3808147" calcext:value-type="currency">
            <text:p>$3,808,147</text:p>
          </table:table-cell>
          <table:table-cell table:style-name="ce965" office:value-type="currency" office:currency="USD" office:value="7750396" calcext:value-type="currency">
            <text:p>$7,750,396</text:p>
          </table:table-cell>
          <table:table-cell table:style-name="ce965" office:value-type="currency" office:currency="USD" office:value="13345784" calcext:value-type="currency">
            <text:p>$13,345,784</text:p>
          </table:table-cell>
          <table:table-cell table:style-name="ce965" office:value-type="currency" office:currency="USD" office:value="2005025" calcext:value-type="currency">
            <text:p>$2,005,025</text:p>
          </table:table-cell>
          <table:table-cell table:style-name="ce965" office:value-type="currency" office:currency="USD" office:value="7039060" calcext:value-type="currency">
            <text:p>$7,039,060</text:p>
          </table:table-cell>
          <table:table-cell table:style-name="ce953" office:value-type="string" calcext:value-type="string">
            <text:p>Apportionment revenue</text:p>
          </table:table-cell>
          <table:table-cell table:style-name="ce965" office:value-type="currency" office:currency="USD" office:value="11304499" calcext:value-type="currency">
            <text:p>$11,304,499</text:p>
          </table:table-cell>
          <table:table-cell table:style-name="ce965" office:value-type="currency" office:currency="USD" office:value="20628908" calcext:value-type="currency">
            <text:p>$20,628,908</text:p>
          </table:table-cell>
          <table:table-cell table:style-name="ce965" office:value-type="currency" office:currency="USD" office:value="24205579" calcext:value-type="currency">
            <text:p>$24,205,579</text:p>
          </table:table-cell>
          <table:table-cell table:style-name="ce965" office:value-type="currency" office:currency="USD" office:value="29960397" calcext:value-type="currency">
            <text:p>$29,960,397</text:p>
          </table:table-cell>
          <table:table-cell table:style-name="ce965" office:value-type="currency" office:currency="USD" office:value="35399299" calcext:value-type="currency">
            <text:p>$35,399,299</text:p>
          </table:table-cell>
          <table:table-cell table:style-name="ce965" office:value-type="currency" office:currency="USD" office:value="41743700" calcext:value-type="currency">
            <text:p>$41,743,700</text:p>
          </table:table-cell>
          <table:table-cell table:style-name="ce965" office:value-type="currency" office:currency="USD" office:value="44700518" calcext:value-type="currency">
            <text:p>$44,700,518</text:p>
          </table:table-cell>
          <table:table-cell table:style-name="ce995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Other State revenue</text:p>
          </table:table-cell>
          <table:table-cell table:style-name="ce965" office:value-type="currency" office:currency="USD" office:value="1307189" calcext:value-type="currency">
            <text:p>$1,307,189</text:p>
          </table:table-cell>
          <table:table-cell table:style-name="ce965" office:value-type="currency" office:currency="USD" office:value="2158917" calcext:value-type="currency">
            <text:p>$2,158,917</text:p>
          </table:table-cell>
          <table:table-cell table:style-name="ce965" office:value-type="currency" office:currency="USD" office:value="3612096" calcext:value-type="currency">
            <text:p>$3,612,096</text:p>
          </table:table-cell>
          <table:table-cell table:style-name="ce965" office:value-type="currency" office:currency="USD" office:value="6279357" calcext:value-type="currency">
            <text:p>$6,279,357</text:p>
          </table:table-cell>
          <table:table-cell table:style-name="ce965" office:value-type="currency" office:currency="USD" office:value="8107055" calcext:value-type="currency">
            <text:p>$8,107,055</text:p>
          </table:table-cell>
          <table:table-cell table:style-name="ce965" office:value-type="currency" office:currency="USD" office:value="9200216" calcext:value-type="currency">
            <text:p>$9,200,216</text:p>
          </table:table-cell>
          <table:table-cell table:style-name="ce953" office:value-type="string" calcext:value-type="string">
            <text:p>Other State revenue</text:p>
          </table:table-cell>
          <table:table-cell table:style-name="ce965" office:value-type="currency" office:currency="USD" office:value="11818504" calcext:value-type="currency">
            <text:p>$11,818,504</text:p>
          </table:table-cell>
          <table:table-cell table:style-name="ce965" office:value-type="currency" office:currency="USD" office:value="12324370" calcext:value-type="currency">
            <text:p>$12,324,370</text:p>
          </table:table-cell>
          <table:table-cell table:style-name="ce965" office:value-type="currency" office:currency="USD" office:value="14517185" calcext:value-type="currency">
            <text:p>$14,517,185</text:p>
          </table:table-cell>
          <table:table-cell table:style-name="ce965" office:value-type="currency" office:currency="USD" office:value="21341595" calcext:value-type="currency">
            <text:p>$21,341,595</text:p>
          </table:table-cell>
          <table:table-cell table:style-name="ce965" office:value-type="currency" office:currency="USD" office:value="20884624" calcext:value-type="currency">
            <text:p>$20,884,624</text:p>
          </table:table-cell>
          <table:table-cell table:style-name="ce965" office:value-type="currency" office:currency="USD" office:value="23380609" calcext:value-type="currency">
            <text:p>$23,380,609</text:p>
          </table:table-cell>
          <table:table-cell table:style-name="ce965" office:value-type="currency" office:currency="USD" office:value="29777584" calcext:value-type="currency">
            <text:p>$29,777,584</text:p>
          </table:table-cell>
          <table:table-cell table:style-name="ce995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Federal revenue</text:p>
          </table:table-cell>
          <table:table-cell table:style-name="ce965" office:value-type="currency" office:currency="USD" office:value="1438772" calcext:value-type="currency">
            <text:p>$1,438,772</text:p>
          </table:table-cell>
          <table:table-cell table:style-name="ce965" office:value-type="currency" office:currency="USD" office:value="1846344" calcext:value-type="currency">
            <text:p>$1,846,344</text:p>
          </table:table-cell>
          <table:table-cell table:style-name="ce965" office:value-type="currency" office:currency="USD" office:value="2791168" calcext:value-type="currency">
            <text:p>$2,791,168</text:p>
          </table:table-cell>
          <table:table-cell table:style-name="ce965" office:value-type="currency" office:currency="USD" office:value="3794964" calcext:value-type="currency">
            <text:p>$3,794,964</text:p>
          </table:table-cell>
          <table:table-cell table:style-name="ce965" office:value-type="currency" office:currency="USD" office:value="6257194" calcext:value-type="currency">
            <text:p>$6,257,194</text:p>
          </table:table-cell>
          <table:table-cell table:style-name="ce965" office:value-type="currency" office:currency="USD" office:value="8136903" calcext:value-type="currency">
            <text:p>$8,136,903</text:p>
          </table:table-cell>
          <table:table-cell table:style-name="ce953" office:value-type="string" calcext:value-type="string">
            <text:p>Federal revenue</text:p>
          </table:table-cell>
          <table:table-cell table:style-name="ce965" office:value-type="currency" office:currency="USD" office:value="9850236" calcext:value-type="currency">
            <text:p>$9,850,236</text:p>
          </table:table-cell>
          <table:table-cell table:style-name="ce965" office:value-type="currency" office:currency="USD" office:value="11057467" calcext:value-type="currency">
            <text:p>$11,057,467</text:p>
          </table:table-cell>
          <table:table-cell table:style-name="ce965" office:value-type="currency" office:currency="USD" office:value="12951747" calcext:value-type="currency">
            <text:p>$12,951,747</text:p>
          </table:table-cell>
          <table:table-cell table:style-name="ce965" office:value-type="currency" office:currency="USD" office:value="12974150" calcext:value-type="currency">
            <text:p>$12,974,150</text:p>
          </table:table-cell>
          <table:table-cell table:style-name="ce965" office:value-type="currency" office:currency="USD" office:value="11965795" calcext:value-type="currency">
            <text:p>$11,965,795</text:p>
          </table:table-cell>
          <table:table-cell table:style-name="ce965" office:value-type="currency" office:currency="USD" office:value="19487194" calcext:value-type="currency">
            <text:p>$19,487,194</text:p>
          </table:table-cell>
          <table:table-cell table:style-name="ce965" office:value-type="currency" office:currency="USD" office:value="32507563" calcext:value-type="currency">
            <text:p>$32,507,563</text:p>
          </table:table-cell>
          <table:table-cell table:style-name="ce994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Other local revenue</text:p>
          </table:table-cell>
          <table:table-cell table:style-name="ce965" office:value-type="currency" office:currency="USD" office:value="123109" calcext:value-type="currency">
            <text:p>$123,109</text:p>
          </table:table-cell>
          <table:table-cell table:style-name="ce965" office:value-type="currency" office:currency="USD" office:value="1284251" calcext:value-type="currency">
            <text:p>$1,284,251</text:p>
          </table:table-cell>
          <table:table-cell table:style-name="ce965" office:value-type="currency" office:currency="USD" office:value="159258" calcext:value-type="currency">
            <text:p>$159,258</text:p>
          </table:table-cell>
          <table:table-cell table:style-name="ce965" office:value-type="currency" office:currency="USD" office:value="246867" calcext:value-type="currency">
            <text:p>$246,867</text:p>
          </table:table-cell>
          <table:table-cell table:style-name="ce965" office:value-type="currency" office:currency="USD" office:value="330206" calcext:value-type="currency">
            <text:p>$330,206</text:p>
          </table:table-cell>
          <table:table-cell table:style-name="ce965" office:value-type="currency" office:currency="USD" office:value="498053" calcext:value-type="currency">
            <text:p>$498,053</text:p>
          </table:table-cell>
          <table:table-cell table:style-name="ce953" office:value-type="string" calcext:value-type="string">
            <text:p>Other local revenue</text:p>
          </table:table-cell>
          <table:table-cell table:style-name="ce965" office:value-type="currency" office:currency="USD" office:value="385359" calcext:value-type="currency">
            <text:p>$385,359</text:p>
          </table:table-cell>
          <table:table-cell table:style-name="ce965" office:value-type="currency" office:currency="USD" office:value="2766145" calcext:value-type="currency">
            <text:p>$2,766,145</text:p>
          </table:table-cell>
          <table:table-cell table:style-name="ce965" office:value-type="currency" office:currency="USD" office:value="7440059" calcext:value-type="currency">
            <text:p>$7,440,059</text:p>
          </table:table-cell>
          <table:table-cell table:style-name="ce965" office:value-type="currency" office:currency="USD" office:value="3938359" calcext:value-type="currency">
            <text:p>$3,938,359</text:p>
          </table:table-cell>
          <table:table-cell table:style-name="ce965" office:value-type="currency" office:currency="USD" office:value="886809" calcext:value-type="currency">
            <text:p>$886,809</text:p>
          </table:table-cell>
          <table:table-cell table:style-name="ce965" office:value-type="currency" office:currency="USD" office:value="2640117" calcext:value-type="currency">
            <text:p>$2,640,117</text:p>
          </table:table-cell>
          <table:table-cell table:style-name="ce965" office:value-type="currency" office:currency="USD" office:value="1405104" calcext:value-type="currency">
            <text:p>$1,405,104</text:p>
          </table:table-cell>
          <table:table-cell table:style-name="ce997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Contributions</text:p>
          </table:table-cell>
          <table:table-cell table:style-name="ce965" office:value-type="currency" office:currency="USD" office:value="1047856" calcext:value-type="currency">
            <text:p>$1,047,856</text:p>
          </table:table-cell>
          <table:table-cell table:style-name="ce965" office:value-type="currency" office:currency="USD" office:value="5833925" calcext:value-type="currency">
            <text:p>$5,833,925</text:p>
          </table:table-cell>
          <table:table-cell table:style-name="ce965" office:value-type="currency" office:currency="USD" office:value="3848403" calcext:value-type="currency">
            <text:p>$3,848,403</text:p>
          </table:table-cell>
          <table:table-cell table:style-name="ce968" office:value-type="currency" office:currency="USD" office:value="6261881" calcext:value-type="currency">
            <text:p>$6,261,881</text:p>
          </table:table-cell>
          <table:table-cell table:style-name="ce965" office:value-type="currency" office:currency="USD" office:value="7140065" calcext:value-type="currency">
            <text:p>$7,140,065</text:p>
          </table:table-cell>
          <table:table-cell table:style-name="ce965" office:value-type="currency" office:currency="USD" office:value="5251662" calcext:value-type="currency">
            <text:p>$5,251,662</text:p>
          </table:table-cell>
          <table:table-cell table:style-name="ce953" office:value-type="string" calcext:value-type="string">
            <text:p>Contributions</text:p>
          </table:table-cell>
          <table:table-cell table:style-name="ce965" office:value-type="currency" office:currency="USD" office:value="8141627" calcext:value-type="currency">
            <text:p>$8,141,627</text:p>
          </table:table-cell>
          <table:table-cell table:style-name="ce965" office:value-type="currency" office:currency="USD" office:value="8197231" calcext:value-type="currency">
            <text:p>$8,197,231</text:p>
          </table:table-cell>
          <table:table-cell table:style-name="ce965" office:value-type="currency" office:currency="USD" office:value="8006858" calcext:value-type="currency">
            <text:p>$8,006,858</text:p>
          </table:table-cell>
          <table:table-cell table:style-name="ce965" office:value-type="currency" office:currency="USD" office:value="5461149" calcext:value-type="currency">
            <text:p>$5,461,149</text:p>
          </table:table-cell>
          <table:table-cell table:style-name="ce965" office:value-type="currency" office:currency="USD" office:value="6323553" calcext:value-type="currency">
            <text:p>$6,323,553</text:p>
          </table:table-cell>
          <table:table-cell table:style-name="ce965" office:value-type="currency" office:currency="USD" office:value="5798443" calcext:value-type="currency">
            <text:p>$5,798,443</text:p>
          </table:table-cell>
          <table:table-cell table:style-name="ce965" office:value-type="currency" office:currency="USD" office:value="7075182" calcext:value-type="currency">
            <text:p>$7,075,182</text:p>
          </table:table-cell>
          <table:table-cell table:style-name="ce994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Amounts released from restriction</text:p>
          </table:table-cell>
          <table:table-cell table:style-name="ce965" office:value-type="currency" office:currency="USD" office:value="1047856" calcext:value-type="currency">
            <text:p>$1,047,856</text:p>
          </table:table-cell>
          <table:table-cell table:style-name="ce965" office:value-type="currency" office:currency="USD" office:value="5833925" calcext:value-type="currency">
            <text:p>$5,833,925</text:p>
          </table:table-cell>
          <table:table-cell table:style-name="ce965" office:value-type="currency" office:currency="USD" office:value="1583000" calcext:value-type="currency">
            <text:p>$1,583,000</text:p>
          </table:table-cell>
          <table:table-cell table:style-name="ce968" office:value-type="currency" office:currency="USD" office:value="1422347" calcext:value-type="currency">
            <text:p>$1,422,347</text:p>
          </table:table-cell>
          <table:table-cell table:style-name="ce965" office:value-type="currency" office:currency="USD" office:value="2780203" calcext:value-type="currency">
            <text:p>$2,780,203</text:p>
          </table:table-cell>
          <table:table-cell table:style-name="ce965" office:value-type="currency" office:currency="USD" office:value="851995" calcext:value-type="currency">
            <text:p>$851,995</text:p>
          </table:table-cell>
          <table:table-cell table:style-name="ce953" office:value-type="string" calcext:value-type="string">
            <text:p>Amounts released from restriction</text:p>
          </table:table-cell>
          <table:table-cell table:style-name="ce965" office:value-type="currency" office:currency="USD" office:value="299290" calcext:value-type="currency">
            <text:p>$299,290</text:p>
          </table:table-cell>
          <table:table-cell table:style-name="ce965" office:value-type="currency" office:currency="USD" office:value="264170" calcext:value-type="currency">
            <text:p>$264,170</text:p>
          </table:table-cell>
          <table:table-cell table:style-name="ce965" office:value-type="currency" office:currency="USD" office:value="670638" calcext:value-type="currency">
            <text:p>$670,638</text:p>
          </table:table-cell>
          <table:table-cell table:style-name="ce965" office:value-type="currency" office:currency="USD" office:value="799680" calcext:value-type="currency">
            <text:p>$799,680</text:p>
          </table:table-cell>
          <table:table-cell table:style-name="ce965" office:value-type="currency" office:currency="USD" office:value="187450" calcext:value-type="currency">
            <text:p>$187,450</text:p>
          </table:table-cell>
          <table:table-cell table:style-name="ce965" office:value-type="currency" office:currency="USD" office:value="900000" calcext:value-type="currency">
            <text:p>$900,000</text:p>
          </table:table-cell>
          <table:table-cell table:style-name="ce965" office:value-type="currency" office:currency="USD" office:value="17000" calcext:value-type="currency">
            <text:p>$17,000</text:p>
          </table:table-cell>
          <table:table-cell table:style-name="ce994" table:number-columns-repeated="1009"/>
          <table:table-cell table:number-columns-repeated="15360"/>
        </table:table-row>
        <table:table-row table:style-name="ro28">
          <table:table-cell table:style-name="ce954" office:value-type="string" calcext:value-type="string">
            <text:p>Total unrestricted revenues</text:p>
          </table:table-cell>
          <table:table-cell table:style-name="ce966" table:formula="of:=SUM([.B4:.B12])" office:value-type="currency" office:currency="USD" office:value="9980354" calcext:value-type="currency">
            <text:p>$9,980,354</text:p>
          </table:table-cell>
          <table:table-cell table:style-name="ce966" table:formula="of:=SUM([.C4:.C12])" office:value-type="currency" office:currency="USD" office:value="48315133" calcext:value-type="currency">
            <text:p>$48,315,133</text:p>
          </table:table-cell>
          <table:table-cell table:style-name="ce965" table:formula="of:=SUM([.D4:.D12])" office:value-type="currency" office:currency="USD" office:value="26157511" calcext:value-type="currency">
            <text:p>$26,157,511</text:p>
          </table:table-cell>
          <table:table-cell table:style-name="ce965" table:formula="of:=SUM([.E4:.E12])" office:value-type="currency" office:currency="USD" office:value="40098154" calcext:value-type="currency">
            <text:p>$40,098,154</text:p>
          </table:table-cell>
          <table:table-cell table:style-name="ce965" table:formula="of:=SUM([.F4:.F12])" office:value-type="currency" office:currency="USD" office:value="56454130" calcext:value-type="currency">
            <text:p>$56,454,130</text:p>
          </table:table-cell>
          <table:table-cell table:style-name="ce965" table:formula="of:=SUM([.G4:.G12])" office:value-type="currency" office:currency="USD" office:value="67909435" calcext:value-type="currency">
            <text:p>$67,909,435</text:p>
          </table:table-cell>
          <table:table-cell table:style-name="ce954" office:value-type="string" calcext:value-type="string">
            <text:p>Total unrestricted revenues</text:p>
          </table:table-cell>
          <table:table-cell table:style-name="ce965" table:formula="of:=SUM([.I4:.I12])" office:value-type="currency" office:currency="USD" office:value="88062499" calcext:value-type="currency">
            <text:p>$88,062,499</text:p>
          </table:table-cell>
          <table:table-cell table:style-name="ce965" table:formula="of:=SUM([.J4:.J12])" office:value-type="currency" office:currency="USD" office:value="107880532" calcext:value-type="currency">
            <text:p>$107,880,532</text:p>
          </table:table-cell>
          <table:table-cell table:style-name="ce965" table:formula="of:=SUM([.K4:.K12])" office:value-type="currency" office:currency="USD" office:value="122297352" calcext:value-type="currency">
            <text:p>$122,297,352</text:p>
          </table:table-cell>
          <table:table-cell table:style-name="ce965" table:formula="of:=SUM([.L4:.L12])" office:value-type="currency" office:currency="USD" office:value="138346378" calcext:value-type="currency">
            <text:p>$138,346,378</text:p>
          </table:table-cell>
          <table:table-cell table:style-name="ce965" table:formula="of:=SUM([.M4:.M12])" office:value-type="currency" office:currency="USD" office:value="142562550" calcext:value-type="currency">
            <text:p>$142,562,550</text:p>
          </table:table-cell>
          <table:table-cell table:style-name="ce965" table:formula="of:=SUM([.N4:.N12])" office:value-type="currency" office:currency="USD" office:value="162896147" calcext:value-type="currency">
            <text:p>$162,896,147</text:p>
          </table:table-cell>
          <table:table-cell table:style-name="ce965" table:formula="of:=SUM([.O4:.O12])" office:value-type="currency" office:currency="USD" office:value="184106428" calcext:value-type="currency">
            <text:p>$184,106,428</text:p>
          </table:table-cell>
          <table:table-cell table:style-name="ce998" table:number-columns-repeated="1009"/>
          <table:table-cell table:number-columns-repeated="15360"/>
        </table:table-row>
        <table:table-row table:style-name="ro28">
          <table:table-cell table:style-name="ce953"/>
          <table:table-cell table:style-name="ce966" office:value-type="currency" office:currency="USD" office:value="8932498" calcext:value-type="currency">
            <text:p>$8,932,498</text:p>
          </table:table-cell>
          <table:table-cell table:style-name="ce966" office:value-type="currency" office:currency="USD" office:value="18975321" calcext:value-type="currency">
            <text:p>$18,975,321</text:p>
          </table:table-cell>
          <table:table-cell table:style-name="ce965" table:number-columns-repeated="4"/>
          <table:table-cell table:style-name="ce953"/>
          <table:table-cell table:style-name="ce965" table:number-columns-repeated="7"/>
          <table:table-cell table:style-name="ce997" table:number-columns-repeated="1009"/>
          <table:table-cell table:number-columns-repeated="15360"/>
        </table:table-row>
        <table:table-row table:style-name="ro28">
          <table:table-cell table:style-name="ce952" office:value-type="string" calcext:value-type="string">
            <text:p>EXPENSES</text:p>
          </table:table-cell>
          <table:table-cell table:style-name="ce967" table:number-columns-repeated="4"/>
          <table:table-cell table:style-name="ce983" table:number-columns-repeated="2"/>
          <table:table-cell table:style-name="ce952" office:value-type="string" calcext:value-type="string">
            <text:p>EXPENSES</text:p>
          </table:table-cell>
          <table:table-cell table:style-name="ce983" table:number-columns-repeated="7"/>
          <table:table-cell table:style-name="ce993" table:number-columns-repeated="1009"/>
          <table:table-cell table:number-columns-repeated="15360"/>
        </table:table-row>
        <table:table-row table:style-name="ro28">
          <table:table-cell table:style-name="ce954" office:value-type="string" calcext:value-type="string">
            <text:p>Program expenses</text:p>
          </table:table-cell>
          <table:table-cell table:style-name="ce968" table:number-columns-repeated="4"/>
          <table:table-cell table:style-name="ce965" table:number-columns-repeated="2"/>
          <table:table-cell table:style-name="ce954" office:value-type="string" calcext:value-type="string">
            <text:p>Program expenses</text:p>
          </table:table-cell>
          <table:table-cell table:style-name="ce968" table:number-columns-repeated="7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4" office:value-type="string" calcext:value-type="string">
            <text:p>Educational programs</text:p>
          </table:table-cell>
          <table:table-cell table:style-name="ce965" office:value-type="currency" office:currency="USD" office:value="4719700" calcext:value-type="currency">
            <text:p>$4,719,700</text:p>
          </table:table-cell>
          <table:table-cell table:style-name="ce965" office:value-type="currency" office:currency="USD" office:value="7620063" calcext:value-type="currency">
            <text:p>$7,620,063</text:p>
          </table:table-cell>
          <table:table-cell table:style-name="ce965" office:value-type="currency" office:currency="USD" office:value="13130262" calcext:value-type="currency">
            <text:p>$13,130,262</text:p>
          </table:table-cell>
          <table:table-cell table:style-name="ce965" office:value-type="currency" office:currency="USD" office:value="22280859" calcext:value-type="currency">
            <text:p>$22,280,859</text:p>
          </table:table-cell>
          <table:table-cell table:style-name="ce965" office:value-type="currency" office:currency="USD" office:value="36985459" calcext:value-type="currency">
            <text:p>$36,985,459</text:p>
          </table:table-cell>
          <table:table-cell table:style-name="ce965" office:value-type="currency" office:currency="USD" office:value="46219562" calcext:value-type="currency">
            <text:p>$46,219,562</text:p>
          </table:table-cell>
          <table:table-cell table:style-name="ce954" office:value-type="string" calcext:value-type="string">
            <text:p>Educational programs</text:p>
          </table:table-cell>
          <table:table-cell table:style-name="ce965" office:value-type="currency" office:currency="USD" office:value="55869661" calcext:value-type="currency">
            <text:p>$55,869,661</text:p>
          </table:table-cell>
          <table:table-cell table:style-name="ce965" office:value-type="currency" office:currency="USD" office:value="70573394" calcext:value-type="currency">
            <text:p>$70,573,394</text:p>
          </table:table-cell>
          <table:table-cell table:style-name="ce965" office:value-type="currency" office:currency="USD" office:value="77408214" calcext:value-type="currency">
            <text:p>$77,408,214</text:p>
          </table:table-cell>
          <table:table-cell table:style-name="ce965" office:value-type="currency" office:currency="USD" office:value="92810139" calcext:value-type="currency">
            <text:p>$92,810,139</text:p>
          </table:table-cell>
          <table:table-cell table:style-name="ce965" office:value-type="currency" office:currency="USD" office:value="98929764" calcext:value-type="currency">
            <text:p>$98,929,764</text:p>
          </table:table-cell>
          <table:table-cell table:style-name="ce965" office:value-type="currency" office:currency="USD" office:value="101402187" calcext:value-type="currency">
            <text:p>$101,402,187</text:p>
          </table:table-cell>
          <table:table-cell table:style-name="ce968" office:value-type="currency" office:currency="USD" office:value="132441662" calcext:value-type="currency">
            <text:p>$132,441,662</text:p>
          </table:table-cell>
          <table:table-cell table:style-name="ce999" table:number-columns-repeated="1009"/>
          <table:table-cell table:number-columns-repeated="15360"/>
        </table:table-row>
        <table:table-row table:style-name="ro28">
          <table:table-cell table:style-name="ce954" office:value-type="string" calcext:value-type="string">
            <text:p>Site supports and program development</text:p>
          </table:table-cell>
          <table:table-cell table:style-name="ce965" table:number-columns-repeated="2"/>
          <table:table-cell table:style-name="ce965" office:value-type="currency" office:currency="USD" office:value="6821115" calcext:value-type="currency">
            <text:p>$6,821,115</text:p>
          </table:table-cell>
          <table:table-cell table:style-name="ce965" office:value-type="currency" office:currency="USD" office:value="10775327" calcext:value-type="currency">
            <text:p>$10,775,327</text:p>
          </table:table-cell>
          <table:table-cell table:style-name="ce965" office:value-type="currency" office:currency="USD" office:value="16905996" calcext:value-type="currency">
            <text:p>$16,905,996</text:p>
          </table:table-cell>
          <table:table-cell table:style-name="ce965" office:value-type="currency" office:currency="USD" office:value="16955433" calcext:value-type="currency">
            <text:p>$16,955,433</text:p>
          </table:table-cell>
          <table:table-cell table:style-name="ce954" office:value-type="string" calcext:value-type="string">
            <text:p>Site supports and program development</text:p>
          </table:table-cell>
          <table:table-cell table:style-name="ce965" office:value-type="currency" office:currency="USD" office:value="20076599" calcext:value-type="currency">
            <text:p>$20,076,599</text:p>
          </table:table-cell>
          <table:table-cell table:style-name="ce965" office:value-type="currency" office:currency="USD" office:value="27977604" calcext:value-type="currency">
            <text:p>$27,977,604</text:p>
          </table:table-cell>
          <table:table-cell table:style-name="ce968" table:number-columns-repeated="2"/>
          <table:table-cell table:style-name="ce965" office:value-type="currency" office:currency="USD" office:value="26861068" calcext:value-type="currency">
            <text:p>$26,861,068</text:p>
          </table:table-cell>
          <table:table-cell table:style-name="ce965" office:value-type="currency" office:currency="USD" office:value="29008887" calcext:value-type="currency">
            <text:p>$29,008,887</text:p>
          </table:table-cell>
          <table:table-cell table:style-name="ce968" office:value-type="currency" office:currency="USD" office:value="33483700" calcext:value-type="currency">
            <text:p>$33,483,700</text:p>
          </table:table-cell>
          <table:table-cell table:style-name="ce999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Program development and expansion</text:p>
          </table:table-cell>
          <table:table-cell table:style-name="ce965" office:value-type="currency" office:currency="USD" office:value="655990" calcext:value-type="currency">
            <text:p>$655,990</text:p>
          </table:table-cell>
          <table:table-cell table:style-name="ce965" office:value-type="currency" office:currency="USD" office:value="735481" calcext:value-type="currency">
            <text:p>$735,481</text:p>
          </table:table-cell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Program development and expansion</text:p>
          </table:table-cell>
          <table:table-cell table:style-name="ce968" table:number-columns-repeated="6"/>
          <table:table-cell table:style-name="ce965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Site supports</text:p>
          </table:table-cell>
          <table:table-cell table:style-name="ce965" office:value-type="currency" office:currency="USD" office:value="1419008" calcext:value-type="currency">
            <text:p>$1,419,008</text:p>
          </table:table-cell>
          <table:table-cell table:style-name="ce965" office:value-type="currency" office:currency="USD" office:value="2719223" calcext:value-type="currency">
            <text:p>$2,719,223</text:p>
          </table:table-cell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Site supports</text:p>
          </table:table-cell>
          <table:table-cell table:style-name="ce968" table:number-columns-repeated="2"/>
          <table:table-cell table:style-name="ce965" office:value-type="currency" office:currency="USD" office:value="13798155" calcext:value-type="currency">
            <text:p>$13,798,155</text:p>
          </table:table-cell>
          <table:table-cell table:style-name="ce965" office:value-type="currency" office:currency="USD" office:value="19510598" calcext:value-type="currency">
            <text:p>$19,510,598</text:p>
          </table:table-cell>
          <table:table-cell table:style-name="ce968" table:number-columns-repeated="2"/>
          <table:table-cell table:style-name="ce965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Supporting services</text:p>
          </table:table-cell>
          <table:table-cell table:style-name="ce968" table:number-columns-repeated="4"/>
          <table:table-cell table:style-name="ce984" table:number-columns-repeated="2"/>
          <table:table-cell table:style-name="ce953" office:value-type="string" calcext:value-type="string">
            <text:p>Supporting services</text:p>
          </table:table-cell>
          <table:table-cell table:style-name="ce984" table:number-columns-repeated="4"/>
          <table:table-cell table:style-name="ce968" table:number-columns-repeated="2"/>
          <table:table-cell table:style-name="ce984"/>
          <table:table-cell table:style-name="ce995" table:number-columns-repeated="1009"/>
          <table:table-cell table:number-columns-repeated="15360"/>
        </table:table-row>
        <table:table-row table:style-name="ro28">
          <table:table-cell table:style-name="ce953" office:value-type="string" calcext:value-type="string">
            <text:p>Administration and general</text:p>
          </table:table-cell>
          <table:table-cell table:style-name="ce965" office:value-type="currency" office:currency="USD" office:value="932421" calcext:value-type="currency">
            <text:p>$932,421</text:p>
          </table:table-cell>
          <table:table-cell table:style-name="ce965" office:value-type="currency" office:currency="USD" office:value="2490378" calcext:value-type="currency">
            <text:p>$2,490,378</text:p>
          </table:table-cell>
          <table:table-cell table:style-name="ce965" office:value-type="currency" office:currency="USD" office:value="3472008" calcext:value-type="currency">
            <text:p>$3,472,008</text:p>
          </table:table-cell>
          <table:table-cell table:style-name="ce965" office:value-type="currency" office:currency="USD" office:value="3918745" calcext:value-type="currency">
            <text:p>$3,918,745</text:p>
          </table:table-cell>
          <table:table-cell table:style-name="ce965" office:value-type="currency" office:currency="USD" office:value="3959732" calcext:value-type="currency">
            <text:p>$3,959,732</text:p>
          </table:table-cell>
          <table:table-cell table:style-name="ce965" office:value-type="currency" office:currency="USD" office:value="4933874" calcext:value-type="currency">
            <text:p>$4,933,874</text:p>
          </table:table-cell>
          <table:table-cell table:style-name="ce953" office:value-type="string" calcext:value-type="string">
            <text:p>Administration and general</text:p>
          </table:table-cell>
          <table:table-cell table:style-name="ce965" office:value-type="currency" office:currency="USD" office:value="5748392" calcext:value-type="currency">
            <text:p>$5,748,392</text:p>
          </table:table-cell>
          <table:table-cell table:style-name="ce965" office:value-type="currency" office:currency="USD" office:value="9280970" calcext:value-type="currency">
            <text:p>$9,280,970</text:p>
          </table:table-cell>
          <table:table-cell table:style-name="ce965" office:value-type="currency" office:currency="USD" office:value="27685198" calcext:value-type="currency">
            <text:p>$27,685,198</text:p>
          </table:table-cell>
          <table:table-cell table:style-name="ce965" office:value-type="currency" office:currency="USD" office:value="21743194" calcext:value-type="currency">
            <text:p>$21,743,194</text:p>
          </table:table-cell>
          <table:table-cell table:style-name="ce965" office:value-type="currency" office:currency="USD" office:value="16606399" calcext:value-type="currency">
            <text:p>$16,606,399</text:p>
          </table:table-cell>
          <table:table-cell table:style-name="ce965" office:value-type="currency" office:currency="USD" office:value="17547189" calcext:value-type="currency">
            <text:p>$17,547,189</text:p>
          </table:table-cell>
          <table:table-cell table:style-name="ce965" office:value-type="currency" office:currency="USD" office:value="22879450" calcext:value-type="currency">
            <text:p>$22,879,450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Fundraising</text:p>
          </table:table-cell>
          <table:table-cell table:style-name="ce965" table:number-columns-repeated="2"/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Fundraising</text:p>
          </table:table-cell>
          <table:table-cell table:style-name="ce968" table:number-columns-repeated="2"/>
          <table:table-cell table:style-name="ce986"/>
          <table:table-cell table:style-name="ce965" office:value-type="currency" office:currency="USD" office:value="281801" calcext:value-type="currency">
            <text:p>$281,801</text:p>
          </table:table-cell>
          <table:table-cell table:style-name="ce965" office:value-type="currency" office:currency="USD" office:value="345147" calcext:value-type="currency">
            <text:p>$345,147</text:p>
          </table:table-cell>
          <table:table-cell table:style-name="ce965" office:value-type="currency" office:currency="USD" office:value="440860" calcext:value-type="currency">
            <text:p>$440,860</text:p>
          </table:table-cell>
          <table:table-cell table:style-name="ce965" office:value-type="currency" office:currency="USD" office:value="507147" calcext:value-type="currency">
            <text:p>$507,147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Total supporting services</text:p>
          </table:table-cell>
          <table:table-cell table:style-name="ce965" office:value-type="currency" office:currency="USD" office:value="3007419" calcext:value-type="currency">
            <text:p>$3,007,419</text:p>
          </table:table-cell>
          <table:table-cell table:style-name="ce965" office:value-type="currency" office:currency="USD" office:value="5945082" calcext:value-type="currency">
            <text:p>$5,945,082</text:p>
          </table:table-cell>
          <table:table-cell table:style-name="ce965" office:value-type="currency" office:currency="USD" office:value="10293123" calcext:value-type="currency">
            <text:p>$10,293,123</text:p>
          </table:table-cell>
          <table:table-cell table:style-name="ce965" office:value-type="currency" office:currency="USD" office:value="14694072" calcext:value-type="currency">
            <text:p>$14,694,072</text:p>
          </table:table-cell>
          <table:table-cell table:style-name="ce965" office:value-type="currency" office:currency="USD" office:value="20865728" calcext:value-type="currency">
            <text:p>$20,865,728</text:p>
          </table:table-cell>
          <table:table-cell table:style-name="ce965" office:value-type="currency" office:currency="USD" office:value="21889307" calcext:value-type="currency">
            <text:p>$21,889,307</text:p>
          </table:table-cell>
          <table:table-cell table:style-name="ce953" office:value-type="string" calcext:value-type="string">
            <text:p>Total supporting services</text:p>
          </table:table-cell>
          <table:table-cell table:style-name="ce965" office:value-type="currency" office:currency="USD" office:value="25824991" calcext:value-type="currency">
            <text:p>$25,824,991</text:p>
          </table:table-cell>
          <table:table-cell table:style-name="ce965" office:value-type="currency" office:currency="USD" office:value="37258574" calcext:value-type="currency">
            <text:p>$37,258,574</text:p>
          </table:table-cell>
          <table:table-cell table:style-name="ce965" office:value-type="currency" office:currency="USD" office:value="27685198" calcext:value-type="currency">
            <text:p>$27,685,198</text:p>
          </table:table-cell>
          <table:table-cell table:style-name="ce965" office:value-type="currency" office:currency="USD" office:value="22024995" calcext:value-type="currency">
            <text:p>$22,024,995</text:p>
          </table:table-cell>
          <table:table-cell table:style-name="ce965" office:value-type="currency" office:currency="USD" office:value="16951546" calcext:value-type="currency">
            <text:p>$16,951,546</text:p>
          </table:table-cell>
          <table:table-cell table:style-name="ce965" office:value-type="currency" office:currency="USD" office:value="17988049" calcext:value-type="currency">
            <text:p>$17,988,049</text:p>
          </table:table-cell>
          <table:table-cell table:style-name="ce965" office:value-type="currency" office:currency="USD" office:value="23386597" calcext:value-type="currency">
            <text:p>$23,386,597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Total expenses</text:p>
          </table:table-cell>
          <table:table-cell table:style-name="ce965" office:value-type="currency" office:currency="USD" office:value="7727119" calcext:value-type="currency">
            <text:p>$7,727,119</text:p>
          </table:table-cell>
          <table:table-cell table:style-name="ce965" office:value-type="currency" office:currency="USD" office:value="13565145" calcext:value-type="currency">
            <text:p>$13,565,145</text:p>
          </table:table-cell>
          <table:table-cell table:style-name="ce965" office:value-type="currency" office:currency="USD" office:value="23423385" calcext:value-type="currency">
            <text:p>$23,423,385</text:p>
          </table:table-cell>
          <table:table-cell table:style-name="ce965" office:value-type="currency" office:currency="USD" office:value="36974931" calcext:value-type="currency">
            <text:p>$36,974,931</text:p>
          </table:table-cell>
          <table:table-cell table:style-name="ce965" office:value-type="currency" office:currency="USD" office:value="57851187" calcext:value-type="currency">
            <text:p>$57,851,187</text:p>
          </table:table-cell>
          <table:table-cell table:style-name="ce965" office:value-type="currency" office:currency="USD" office:value="68108869" calcext:value-type="currency">
            <text:p>$68,108,869</text:p>
          </table:table-cell>
          <table:table-cell table:style-name="ce953" office:value-type="string" calcext:value-type="string">
            <text:p>Total expenses</text:p>
          </table:table-cell>
          <table:table-cell table:style-name="ce965" office:value-type="currency" office:currency="USD" office:value="81694652" calcext:value-type="currency">
            <text:p>$81,694,652</text:p>
          </table:table-cell>
          <table:table-cell table:style-name="ce965" office:value-type="currency" office:currency="USD" office:value="107831968" calcext:value-type="currency">
            <text:p>$107,831,968</text:p>
          </table:table-cell>
          <table:table-cell table:style-name="ce965" office:value-type="currency" office:currency="USD" office:value="118891567" calcext:value-type="currency">
            <text:p>$118,891,567</text:p>
          </table:table-cell>
          <table:table-cell table:style-name="ce965" office:value-type="currency" office:currency="USD" office:value="134345732" calcext:value-type="currency">
            <text:p>$134,345,732</text:p>
          </table:table-cell>
          <table:table-cell table:style-name="ce965" office:value-type="currency" office:currency="USD" office:value="142742378" calcext:value-type="currency">
            <text:p>$142,742,378</text:p>
          </table:table-cell>
          <table:table-cell table:style-name="ce965" office:value-type="currency" office:currency="USD" office:value="148399123" calcext:value-type="currency">
            <text:p>$148,399,123</text:p>
          </table:table-cell>
          <table:table-cell table:style-name="ce965" office:value-type="currency" office:currency="USD" office:value="189311959" calcext:value-type="currency">
            <text:p>$189,311,959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3" office:value-type="string" calcext:value-type="string">
            <text:p>Change in unrestricted net assets</text:p>
          </table:table-cell>
          <table:table-cell table:style-name="ce966" office:value-type="currency" office:currency="USD" office:value="1205379" calcext:value-type="currency">
            <text:p>$1,205,379</text:p>
          </table:table-cell>
          <table:table-cell table:style-name="ce966" office:value-type="currency" office:currency="USD" office:value="5410176" calcext:value-type="currency">
            <text:p>$5,410,176</text:p>
          </table:table-cell>
          <table:table-cell table:style-name="ce965" office:value-type="currency" office:currency="USD" office:value="2734126" calcext:value-type="currency">
            <text:p>$2,734,126</text:p>
          </table:table-cell>
          <table:table-cell table:style-name="ce965" office:value-type="currency" office:currency="USD" office:value="3123223" calcext:value-type="currency">
            <text:p>$3,123,223</text:p>
          </table:table-cell>
          <table:table-cell table:style-name="ce968" office:value-type="currency" office:currency="USD" office:value="-1397057" calcext:value-type="currency">
            <text:p>-$1,397,057</text:p>
          </table:table-cell>
          <table:table-cell table:style-name="ce968" office:value-type="currency" office:currency="USD" office:value="-199434" calcext:value-type="currency">
            <text:p>-$199,434</text:p>
          </table:table-cell>
          <table:table-cell table:style-name="ce953" office:value-type="string" calcext:value-type="string">
            <text:p>Change in unrestricted net assets</text:p>
          </table:table-cell>
          <table:table-cell table:style-name="ce965" office:value-type="currency" office:currency="USD" office:value="6367847" calcext:value-type="currency">
            <text:p>$6,367,847</text:p>
          </table:table-cell>
          <table:table-cell table:style-name="ce965" office:value-type="currency" office:currency="USD" office:value="48564" calcext:value-type="currency">
            <text:p>$48,564</text:p>
          </table:table-cell>
          <table:table-cell table:style-name="ce965" office:value-type="currency" office:currency="USD" office:value="3405785" calcext:value-type="currency">
            <text:p>$3,405,785</text:p>
          </table:table-cell>
          <table:table-cell table:style-name="ce965" office:value-type="currency" office:currency="USD" office:value="4000646" calcext:value-type="currency">
            <text:p>$4,000,646</text:p>
          </table:table-cell>
          <table:table-cell table:number-columns-repeated="2" table:style-name="ce965" office:value-type="currency" office:currency="USD" office:value="14497024" calcext:value-type="currency">
            <text:p>$14,497,024</text:p>
          </table:table-cell>
          <table:table-cell table:style-name="ce965" office:value-type="currency" office:currency="USD" office:value="-5205531" calcext:value-type="currency">
            <text:p>-$5,205,531</text:p>
          </table:table-cell>
          <table:table-cell table:style-name="ce1000" table:number-columns-repeated="1009"/>
          <table:table-cell table:number-columns-repeated="15360"/>
        </table:table-row>
        <table:table-row table:style-name="ro28">
          <table:table-cell table:style-name="ce953"/>
          <table:table-cell table:style-name="ce966" table:formula="of:=SUM([.B13]-[.B25])" office:value-type="currency" office:currency="USD" office:value="2253235" calcext:value-type="currency">
            <text:p>$2,253,235</text:p>
          </table:table-cell>
          <table:table-cell table:style-name="ce966" table:formula="of:=SUM([.C13]-[.C25])" office:value-type="currency" office:currency="USD" office:value="34749988" calcext:value-type="currency">
            <text:p>$34,749,988</text:p>
          </table:table-cell>
          <table:table-cell table:style-name="ce965" table:formula="of:=SUM([.D13]-[.D25])" office:value-type="currency" office:currency="USD" office:value="2734126" calcext:value-type="currency">
            <text:p>$2,734,126</text:p>
          </table:table-cell>
          <table:table-cell table:style-name="ce965" table:formula="of:=SUM([.E13]-[.E25])" office:value-type="currency" office:currency="USD" office:value="3123223" calcext:value-type="currency">
            <text:p>$3,123,223</text:p>
          </table:table-cell>
          <table:table-cell table:style-name="ce965" table:formula="of:=SUM([.F13]-[.F25])" office:value-type="currency" office:currency="USD" office:value="-1397057" calcext:value-type="currency">
            <text:p>-$1,397,057</text:p>
          </table:table-cell>
          <table:table-cell table:style-name="ce965" table:formula="of:=SUM([.G13]-[.G25])" office:value-type="currency" office:currency="USD" office:value="-199434" calcext:value-type="currency">
            <text:p>-$199,434</text:p>
          </table:table-cell>
          <table:table-cell table:style-name="ce953"/>
          <table:table-cell table:style-name="ce965" table:formula="of:=SUM([.I13]-[.I25])" office:value-type="currency" office:currency="USD" office:value="6367847" calcext:value-type="currency">
            <text:p>$6,367,847</text:p>
          </table:table-cell>
          <table:table-cell table:style-name="ce965" table:formula="of:=SUM([.J13]-[.J25])" office:value-type="currency" office:currency="USD" office:value="48564" calcext:value-type="currency">
            <text:p>$48,564</text:p>
          </table:table-cell>
          <table:table-cell table:style-name="ce965" table:formula="of:=SUM([.K13]-[.K25])" office:value-type="currency" office:currency="USD" office:value="3405785" calcext:value-type="currency">
            <text:p>$3,405,785</text:p>
          </table:table-cell>
          <table:table-cell table:style-name="ce965" table:formula="of:=SUM([.L13]-[.L25])" office:value-type="currency" office:currency="USD" office:value="4000646" calcext:value-type="currency">
            <text:p>$4,000,646</text:p>
          </table:table-cell>
          <table:table-cell table:style-name="ce966" table:formula="of:=SUM([.M13]-[.M25])" office:value-type="currency" office:currency="USD" office:value="-179828" calcext:value-type="currency">
            <text:p>-$179,828</text:p>
          </table:table-cell>
          <table:table-cell table:style-name="ce965" table:formula="of:=SUM([.N13]-[.N25])" office:value-type="currency" office:currency="USD" office:value="14497024" calcext:value-type="currency">
            <text:p>$14,497,024</text:p>
          </table:table-cell>
          <table:table-cell table:style-name="ce965" table:formula="of:=SUM([.O13]-[.O25])" office:value-type="currency" office:currency="USD" office:value="-5205531" calcext:value-type="currency">
            <text:p>-$5,205,531</text:p>
          </table:table-cell>
          <table:table-cell table:style-name="ce1000" table:number-columns-repeated="1009"/>
          <table:table-cell table:number-columns-repeated="15360"/>
        </table:table-row>
        <table:table-row table:style-name="ro29">
          <table:table-cell table:style-name="ce955"/>
          <table:table-cell table:style-name="ce969" table:number-columns-repeated="6"/>
          <table:table-cell table:style-name="ce955"/>
          <table:table-cell table:style-name="ce969" table:number-columns-repeated="4"/>
          <table:table-cell table:style-name="ce987" table:number-columns-repeated="2"/>
          <table:table-cell table:style-name="ce969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6" office:value-type="string" calcext:value-type="string">
            <text:p>Year ending June 30</text:p>
          </table:table-cell>
          <table:table-cell table:style-name="ce970" office:value-type="string" calcext:value-type="string">
            <text:p>2010 Total</text:p>
          </table:table-cell>
          <table:table-cell table:style-name="ce976" office:value-type="string" calcext:value-type="string">
            <text:p>2011 Total</text:p>
          </table:table-cell>
          <table:table-cell table:style-name="ce980" office:value-type="string" calcext:value-type="string">
            <text:p>2012 Total</text:p>
          </table:table-cell>
          <table:table-cell table:style-name="ce980" office:value-type="string" calcext:value-type="string">
            <text:p>2013 Total</text:p>
          </table:table-cell>
          <table:table-cell table:style-name="ce980" office:value-type="string" calcext:value-type="string">
            <text:p>2014 Total</text:p>
          </table:table-cell>
          <table:table-cell table:style-name="ce980" office:value-type="string" calcext:value-type="string">
            <text:p>2015 Total</text:p>
          </table:table-cell>
          <table:table-cell table:style-name="ce956" office:value-type="string" calcext:value-type="string">
            <text:p>Year ending June 30</text:p>
          </table:table-cell>
          <table:table-cell table:style-name="ce980" office:value-type="string" calcext:value-type="string">
            <text:p>2016 Total</text:p>
          </table:table-cell>
          <table:table-cell table:style-name="ce980" office:value-type="string" calcext:value-type="string">
            <text:p>2017 Total</text:p>
          </table:table-cell>
          <table:table-cell table:style-name="ce980" office:value-type="string" calcext:value-type="string">
            <text:p>2018 Total</text:p>
          </table:table-cell>
          <table:table-cell table:style-name="ce980" office:value-type="string" calcext:value-type="string">
            <text:p>2019 Total</text:p>
          </table:table-cell>
          <table:table-cell table:style-name="ce980" office:value-type="string" calcext:value-type="string">
            <text:p>2020 Total</text:p>
          </table:table-cell>
          <table:table-cell table:style-name="ce980" office:value-type="string" calcext:value-type="string">
            <text:p>2021 Total</text:p>
          </table:table-cell>
          <table:table-cell table:style-name="ce980" office:value-type="string" calcext:value-type="string">
            <text:p>2022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number-columns-repeated="15360"/>
        </table:table-row>
        <table:table-row table:style-name="ro28">
          <table:table-cell table:style-name="ce957" office:value-type="string" calcext:value-type="string">
            <text:p>TEMPORARILY RESTRICTED NET ASSETS</text:p>
          </table:table-cell>
          <table:table-cell table:style-name="ce971" table:number-columns-repeated="4"/>
          <table:table-cell table:style-name="ce985" table:number-columns-repeated="2"/>
          <table:table-cell table:style-name="ce957" office:value-type="string" calcext:value-type="string">
            <text:p>TEMPORARILY RESTRICTED NET ASSETS</text:p>
          </table:table-cell>
          <table:table-cell table:style-name="ce985" table:number-columns-repeated="6"/>
          <table:table-cell table:style-name="ce971"/>
          <table:table-cell table:style-name="ce1002" table:number-columns-repeated="1009"/>
          <table:table-cell table:number-columns-repeated="15360"/>
        </table:table-row>
        <table:table-row table:style-name="ro28">
          <table:table-cell table:style-name="ce958" office:value-type="string" calcext:value-type="string">
            <text:p>Amounts released from restriction</text:p>
          </table:table-cell>
          <table:table-cell table:style-name="ce972" table:number-columns-repeated="2"/>
          <table:table-cell table:style-name="ce973" office:value-type="currency" office:currency="USD" office:value="-1422347" calcext:value-type="currency">
            <text:p>-$1,422,347</text:p>
          </table:table-cell>
          <table:table-cell table:style-name="ce972"/>
          <table:table-cell table:style-name="ce973" office:value-type="currency" office:currency="USD" office:value="-2780203" calcext:value-type="currency">
            <text:p>-$2,780,203</text:p>
          </table:table-cell>
          <table:table-cell table:style-name="ce973" office:value-type="currency" office:currency="USD" office:value="-851995" calcext:value-type="currency">
            <text:p>-$851,995</text:p>
          </table:table-cell>
          <table:table-cell table:style-name="ce958" office:value-type="string" calcext:value-type="string">
            <text:p>Amounts released from restriction</text:p>
          </table:table-cell>
          <table:table-cell table:style-name="ce973" office:value-type="currency" office:currency="USD" office:value="-299290" calcext:value-type="currency">
            <text:p>-$299,290</text:p>
          </table:table-cell>
          <table:table-cell table:style-name="ce973" office:value-type="currency" office:currency="USD" office:value="-264170" calcext:value-type="currency">
            <text:p>-$264,170</text:p>
          </table:table-cell>
          <table:table-cell table:style-name="ce973" office:value-type="currency" office:currency="USD" office:value="-670638" calcext:value-type="currency">
            <text:p>-$670,638</text:p>
          </table:table-cell>
          <table:table-cell table:style-name="ce973" office:value-type="currency" office:currency="USD" office:value="-799680" calcext:value-type="currency">
            <text:p>-$799,680</text:p>
          </table:table-cell>
          <table:table-cell table:style-name="ce973" office:value-type="currency" office:currency="USD" office:value="-187450" calcext:value-type="currency">
            <text:p>-$187,450</text:p>
          </table:table-cell>
          <table:table-cell table:style-name="ce973" office:value-type="currency" office:currency="USD" office:value="-900000" calcext:value-type="currency">
            <text:p>-$900,000</text:p>
          </table:table-cell>
          <table:table-cell table:style-name="ce972" office:value-type="currency" office:currency="USD" office:value="-17000" calcext:value-type="currency">
            <text:p>-$17,000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9" office:value-type="string" calcext:value-type="string">
            <text:p>Contributions</text:p>
          </table:table-cell>
          <table:table-cell table:style-name="ce973"/>
          <table:table-cell table:style-name="ce973" office:value-type="currency" office:currency="USD" office:value="1583000" calcext:value-type="currency">
            <text:p>$1,583,000</text:p>
          </table:table-cell>
          <table:table-cell table:number-columns-repeated="2" table:style-name="ce973" office:value-type="currency" office:currency="USD" office:value="2247235" calcext:value-type="currency">
            <text:p>$2,247,235</text:p>
          </table:table-cell>
          <table:table-cell table:style-name="ce973" office:value-type="currency" office:currency="USD" office:value="1652578" calcext:value-type="currency">
            <text:p>$1,652,578</text:p>
          </table:table-cell>
          <table:table-cell table:style-name="ce973" office:value-type="currency" office:currency="USD" office:value="73366" calcext:value-type="currency">
            <text:p>$73,366</text:p>
          </table:table-cell>
          <table:table-cell table:style-name="ce959" office:value-type="string" calcext:value-type="string">
            <text:p>Contributions</text:p>
          </table:table-cell>
          <table:table-cell table:style-name="ce973" office:value-type="currency" office:currency="USD" office:value="300160" calcext:value-type="currency">
            <text:p>$300,160</text:p>
          </table:table-cell>
          <table:table-cell table:style-name="ce973" office:value-type="currency" office:currency="USD" office:value="820305" calcext:value-type="currency">
            <text:p>$820,305</text:p>
          </table:table-cell>
          <table:table-cell table:style-name="ce972" table:number-columns-repeated="2"/>
          <table:table-cell table:style-name="ce973" office:value-type="currency" office:currency="USD" office:value="900000" calcext:value-type="currency">
            <text:p>$900,000</text:p>
          </table:table-cell>
          <table:table-cell table:style-name="ce973" office:value-type="currency" office:currency="USD" office:value="17000" calcext:value-type="currency">
            <text:p>$17,000</text:p>
          </table:table-cell>
          <table:table-cell table:style-name="ce973" office:value-type="currency" office:currency="USD" office:value="433858" calcext:value-type="currency">
            <text:p>$433,858</text:p>
          </table:table-cell>
          <table:table-cell table:style-name="ce1000" table:number-columns-repeated="1009"/>
          <table:table-cell table:number-columns-repeated="15360"/>
        </table:table-row>
        <table:table-row table:style-name="ro28">
          <table:table-cell table:style-name="ce959" office:value-type="string" calcext:value-type="string">
            <text:p>Change in temporarily restricted net assets</text:p>
          </table:table-cell>
          <table:table-cell table:style-name="ce973"/>
          <table:table-cell table:style-name="ce973" office:value-type="currency" office:currency="USD" office:value="1583000" calcext:value-type="currency">
            <text:p>$1,583,000</text:p>
          </table:table-cell>
          <table:table-cell table:style-name="ce972" office:value-type="currency" office:currency="USD" office:value="-13167" calcext:value-type="currency">
            <text:p>-$13,167</text:p>
          </table:table-cell>
          <table:table-cell table:style-name="ce973" office:value-type="currency" office:currency="USD" office:value="824888" calcext:value-type="currency">
            <text:p>$824,888</text:p>
          </table:table-cell>
          <table:table-cell table:style-name="ce972" office:value-type="currency" office:currency="USD" office:value="-1127625" calcext:value-type="currency">
            <text:p>-$1,127,625</text:p>
          </table:table-cell>
          <table:table-cell table:style-name="ce972" office:value-type="currency" office:currency="USD" office:value="-778629" calcext:value-type="currency">
            <text:p>-$778,629</text:p>
          </table:table-cell>
          <table:table-cell table:style-name="ce959" office:value-type="string" calcext:value-type="string">
            <text:p>Change in temporarily restricted net assets</text:p>
          </table:table-cell>
          <table:table-cell table:style-name="ce973" office:value-type="currency" office:currency="USD" office:value="870" calcext:value-type="currency">
            <text:p>$870</text:p>
          </table:table-cell>
          <table:table-cell table:style-name="ce973" office:value-type="currency" office:currency="USD" office:value="556135" calcext:value-type="currency">
            <text:p>$556,135</text:p>
          </table:table-cell>
          <table:table-cell table:style-name="ce973" office:value-type="currency" office:currency="USD" office:value="-58342" calcext:value-type="currency">
            <text:p>-$58,342</text:p>
          </table:table-cell>
          <table:table-cell table:style-name="ce973" office:value-type="currency" office:currency="USD" office:value="-799680" calcext:value-type="currency">
            <text:p>-$799,680</text:p>
          </table:table-cell>
          <table:table-cell table:style-name="ce973" office:value-type="currency" office:currency="USD" office:value="712550" calcext:value-type="currency">
            <text:p>$712,550</text:p>
          </table:table-cell>
          <table:table-cell table:style-name="ce973" office:value-type="currency" office:currency="USD" office:value="-883000" calcext:value-type="currency">
            <text:p>-$883,000</text:p>
          </table:table-cell>
          <table:table-cell table:style-name="ce973" office:value-type="currency" office:currency="USD" office:value="416858" calcext:value-type="currency">
            <text:p>$416,858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9"/>
          <table:table-cell table:style-name="ce973" table:number-columns-repeated="2"/>
          <table:table-cell table:style-name="ce972"/>
          <table:table-cell table:style-name="ce973"/>
          <table:table-cell table:style-name="ce972" table:number-columns-repeated="2"/>
          <table:table-cell table:style-name="ce959"/>
          <table:table-cell table:style-name="ce973" table:number-columns-repeated="4"/>
          <table:table-cell table:style-name="ce972" table:number-columns-repeated="2"/>
          <table:table-cell table:style-name="ce973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9" office:value-type="string" calcext:value-type="string">
            <text:p>Change in net assets</text:p>
          </table:table-cell>
          <table:table-cell table:style-name="ce973" table:formula="of:=SUM([.B37];-[.B36])" office:value-type="currency" office:currency="USD" office:value="1205379" calcext:value-type="currency">
            <text:p>$1,205,379</text:p>
          </table:table-cell>
          <table:table-cell table:style-name="ce973" table:formula="of:=SUM([.C37];-[.C36])" office:value-type="currency" office:currency="USD" office:value="6993176" calcext:value-type="currency">
            <text:p>$6,993,176</text:p>
          </table:table-cell>
          <table:table-cell table:style-name="ce973" table:formula="of:=SUM([.D37];-[.D36])" office:value-type="currency" office:currency="USD" office:value="2720959" calcext:value-type="currency">
            <text:p>$2,720,959</text:p>
          </table:table-cell>
          <table:table-cell table:style-name="ce973" table:formula="of:=SUM([.E37];-[.E36])" office:value-type="currency" office:currency="USD" office:value="3948111" calcext:value-type="currency">
            <text:p>$3,948,111</text:p>
          </table:table-cell>
          <table:table-cell table:style-name="ce973" table:formula="of:=SUM([.F37];-[.F36])" office:value-type="currency" office:currency="USD" office:value="-2524682" calcext:value-type="currency">
            <text:p>-$2,524,682</text:p>
          </table:table-cell>
          <table:table-cell table:style-name="ce973" table:formula="of:=SUM([.G37];-[.G36])" office:value-type="currency" office:currency="USD" office:value="-978063" calcext:value-type="currency">
            <text:p>-$978,063</text:p>
          </table:table-cell>
          <table:table-cell table:style-name="ce959" office:value-type="string" calcext:value-type="string">
            <text:p>Change in net assets</text:p>
          </table:table-cell>
          <table:table-cell table:style-name="ce973" table:formula="of:=SUM([.I37];-[.I36])" office:value-type="currency" office:currency="USD" office:value="6368717" calcext:value-type="currency">
            <text:p>$6,368,717</text:p>
          </table:table-cell>
          <table:table-cell table:style-name="ce973" table:formula="of:=SUM([.J37];-[.J36])" office:value-type="currency" office:currency="USD" office:value="604699" calcext:value-type="currency">
            <text:p>$604,699</text:p>
          </table:table-cell>
          <table:table-cell table:style-name="ce973" office:value-type="currency" office:currency="USD" office:value="3347443" calcext:value-type="currency">
            <text:p>$3,347,443</text:p>
          </table:table-cell>
          <table:table-cell table:style-name="ce973" office:value-type="currency" office:currency="USD" office:value="3200966" calcext:value-type="currency">
            <text:p>$3,200,966</text:p>
          </table:table-cell>
          <table:table-cell table:style-name="ce973" office:value-type="currency" office:currency="USD" office:value="532722" calcext:value-type="currency">
            <text:p>$532,722</text:p>
          </table:table-cell>
          <table:table-cell table:style-name="ce973" office:value-type="currency" office:currency="USD" office:value="13614024" calcext:value-type="currency">
            <text:p>$13,614,024</text:p>
          </table:table-cell>
          <table:table-cell table:style-name="ce973" office:value-type="currency" office:currency="USD" office:value="-4788673" calcext:value-type="currency">
            <text:p>-$4,788,673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9" office:value-type="string" calcext:value-type="string">
            <text:p>Beginning net assets</text:p>
          </table:table-cell>
          <table:table-cell table:style-name="ce973" office:value-type="currency" office:currency="USD" office:value="1013585" calcext:value-type="currency">
            <text:p>$1,013,585</text:p>
          </table:table-cell>
          <table:table-cell table:style-name="ce973" office:value-type="currency" office:currency="USD" office:value="2218964" calcext:value-type="currency">
            <text:p>$2,218,964</text:p>
          </table:table-cell>
          <table:table-cell table:style-name="ce973" office:value-type="currency" office:currency="USD" office:value="9212140" calcext:value-type="currency">
            <text:p>$9,212,140</text:p>
          </table:table-cell>
          <table:table-cell table:style-name="ce973" office:value-type="currency" office:currency="USD" office:value="11933099" calcext:value-type="currency">
            <text:p>$11,933,099</text:p>
          </table:table-cell>
          <table:table-cell table:style-name="ce973" office:value-type="currency" office:currency="USD" office:value="15881210" calcext:value-type="currency">
            <text:p>$15,881,210</text:p>
          </table:table-cell>
          <table:table-cell table:style-name="ce973" office:value-type="currency" office:currency="USD" office:value="11540810" calcext:value-type="currency">
            <text:p>$11,540,810</text:p>
          </table:table-cell>
          <table:table-cell table:style-name="ce959" office:value-type="string" calcext:value-type="string">
            <text:p>Beginning net assets</text:p>
          </table:table-cell>
          <table:table-cell table:style-name="ce973" office:value-type="currency" office:currency="USD" office:value="10562747" calcext:value-type="currency">
            <text:p>$10,562,747</text:p>
          </table:table-cell>
          <table:table-cell table:style-name="ce973" office:value-type="currency" office:currency="USD" office:value="16931464" calcext:value-type="currency">
            <text:p>$16,931,464</text:p>
          </table:table-cell>
          <table:table-cell table:style-name="ce973" office:value-type="currency" office:currency="USD" office:value="17536163" calcext:value-type="currency">
            <text:p>$17,536,163</text:p>
          </table:table-cell>
          <table:table-cell table:style-name="ce973" office:value-type="currency" office:currency="USD" office:value="20883606" calcext:value-type="currency">
            <text:p>$20,883,606</text:p>
          </table:table-cell>
          <table:table-cell table:style-name="ce973" office:value-type="currency" office:currency="USD" office:value="24084572" calcext:value-type="currency">
            <text:p>$24,084,572</text:p>
          </table:table-cell>
          <table:table-cell table:style-name="ce973" office:value-type="currency" office:currency="USD" office:value="24617294" calcext:value-type="currency">
            <text:p>$24,617,294</text:p>
          </table:table-cell>
          <table:table-cell table:style-name="ce973" office:value-type="currency" office:currency="USD" office:value="38231318" calcext:value-type="currency">
            <text:p>$38,231,318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>
          <table:table-cell table:style-name="ce959" office:value-type="string" calcext:value-type="string">
            <text:p>Ending net assets</text:p>
          </table:table-cell>
          <table:table-cell table:style-name="ce973" office:value-type="currency" office:currency="USD" office:value="2218964" calcext:value-type="currency">
            <text:p>$2,218,964</text:p>
          </table:table-cell>
          <table:table-cell table:style-name="ce973" office:value-type="currency" office:currency="USD" office:value="9212140" calcext:value-type="currency">
            <text:p>$9,212,140</text:p>
          </table:table-cell>
          <table:table-cell table:style-name="ce973" office:value-type="currency" office:currency="USD" office:value="11933099" calcext:value-type="currency">
            <text:p>$11,933,099</text:p>
          </table:table-cell>
          <table:table-cell table:style-name="ce973" office:value-type="currency" office:currency="USD" office:value="15881210" calcext:value-type="currency">
            <text:p>$15,881,210</text:p>
          </table:table-cell>
          <table:table-cell table:style-name="ce973" office:value-type="currency" office:currency="USD" office:value="13356528" calcext:value-type="currency">
            <text:p>$13,356,528</text:p>
          </table:table-cell>
          <table:table-cell table:style-name="ce973" office:value-type="currency" office:currency="USD" office:value="10562747" calcext:value-type="currency">
            <text:p>$10,562,747</text:p>
          </table:table-cell>
          <table:table-cell table:style-name="ce959" office:value-type="string" calcext:value-type="string">
            <text:p>Ending net assets</text:p>
          </table:table-cell>
          <table:table-cell table:style-name="ce973" office:value-type="currency" office:currency="USD" office:value="16931464" calcext:value-type="currency">
            <text:p>$16,931,464</text:p>
          </table:table-cell>
          <table:table-cell table:style-name="ce973" office:value-type="currency" office:currency="USD" office:value="17536163" calcext:value-type="currency">
            <text:p>$17,536,163</text:p>
          </table:table-cell>
          <table:table-cell table:style-name="ce973" office:value-type="currency" office:currency="USD" office:value="20883606" calcext:value-type="currency">
            <text:p>$20,883,606</text:p>
          </table:table-cell>
          <table:table-cell table:style-name="ce973" office:value-type="currency" office:currency="USD" office:value="24084572" calcext:value-type="currency">
            <text:p>$24,084,572</text:p>
          </table:table-cell>
          <table:table-cell table:style-name="ce973" office:value-type="currency" office:currency="USD" office:value="24617294" calcext:value-type="currency">
            <text:p>$24,617,294</text:p>
          </table:table-cell>
          <table:table-cell table:style-name="ce973" office:value-type="currency" office:currency="USD" office:value="38231318" calcext:value-type="currency">
            <text:p>$38,231,318</text:p>
          </table:table-cell>
          <table:table-cell table:style-name="ce973" office:value-type="currency" office:currency="USD" office:value="33442645" calcext:value-type="currency">
            <text:p>$33,442,645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8" table:number-rows-repeated="3">
          <table:table-cell table:style-name="ce960"/>
          <table:table-cell table:style-name="ce974"/>
          <table:table-cell table:style-name="ce977"/>
          <table:table-cell table:style-name="ce981" table:number-columns-repeated="2"/>
          <table:table-cell table:style-name="ce974" table:number-columns-repeated="9"/>
          <table:table-cell table:style-name="ce990"/>
          <table:table-cell table:style-name="ce995" table:number-columns-repeated="1009"/>
          <table:table-cell table:number-columns-repeated="15360"/>
        </table:table-row>
        <table:table-row table:style-name="ro24" table:number-rows-repeated="104853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Cash Flows" table:style-name="ta6">
        <table:table-column table:style-name="co29" table:default-cell-style-name="Default"/>
        <table:table-column table:style-name="co30" table:number-columns-repeated="15" table:default-cell-style-name="Default"/>
        <table:table-column table:style-name="co31" table:number-columns-repeated="7" table:default-cell-style-name="Default"/>
        <table:table-column table:style-name="co10" table:number-columns-repeated="16361" table:default-cell-style-name="Default"/>
        <table:table-row table:style-name="ro25">
          <table:table-cell table:style-name="ce1005" office:value-type="string" calcext:value-type="string">
            <text:p>Year Ending June 30th, </text:p>
          </table:table-cell>
          <table:table-cell table:style-name="ce1019" office:value-type="string" calcext:value-type="string">
            <text:p>2006-2008</text:p>
          </table:table-cell>
          <table:table-cell table:style-name="ce1019" office:value-type="float" office:value="2009" calcext:value-type="float">
            <text:p>2009</text:p>
          </table:table-cell>
          <table:table-cell table:style-name="ce1019" office:value-type="float" office:value="2010" calcext:value-type="float">
            <text:p>2010</text:p>
          </table:table-cell>
          <table:table-cell table:style-name="ce1019" office:value-type="float" office:value="2011" calcext:value-type="float">
            <text:p>2011</text:p>
          </table:table-cell>
          <table:table-cell table:style-name="ce1005" office:value-type="float" office:value="2012" calcext:value-type="float">
            <text:p>2012</text:p>
          </table:table-cell>
          <table:table-cell table:style-name="ce1005" office:value-type="float" office:value="2013" calcext:value-type="float">
            <text:p>2013</text:p>
          </table:table-cell>
          <table:table-cell table:style-name="ce1005" office:value-type="float" office:value="2014" calcext:value-type="float">
            <text:p>2014</text:p>
          </table:table-cell>
          <table:table-cell table:style-name="ce1032" office:value-type="float" office:value="2015" calcext:value-type="float">
            <text:p>2015</text:p>
          </table:table-cell>
          <table:table-cell table:style-name="ce1032" office:value-type="float" office:value="2016" calcext:value-type="float">
            <text:p>2016</text:p>
          </table:table-cell>
          <table:table-cell table:style-name="ce1032" office:value-type="float" office:value="2017" calcext:value-type="float">
            <text:p>2017</text:p>
          </table:table-cell>
          <table:table-cell table:style-name="ce1032" office:value-type="float" office:value="2018" calcext:value-type="float">
            <text:p>2018</text:p>
          </table:table-cell>
          <table:table-cell table:style-name="ce1032" office:value-type="float" office:value="2019" calcext:value-type="float">
            <text:p>2019</text:p>
          </table:table-cell>
          <table:table-cell table:style-name="ce1032" office:value-type="float" office:value="2020" calcext:value-type="float">
            <text:p>2020</text:p>
          </table:table-cell>
          <table:table-cell table:style-name="ce1032" office:value-type="float" office:value="2021" calcext:value-type="float">
            <text:p>2021</text:p>
          </table:table-cell>
          <table:table-cell table:style-name="ce1032" office:value-type="float" office:value="2022" calcext:value-type="float">
            <text:p>2022</text:p>
          </table:table-cell>
          <table:table-cell table:number-columns-repeated="16368"/>
        </table:table-row>
        <table:table-row table:style-name="ro25">
          <table:table-cell table:style-name="ce1006" office:value-type="string" calcext:value-type="string">
            <text:p>Cash flows from operat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Change in net assets</text:p>
          </table:table-cell>
          <table:table-cell table:style-name="ce1020" office:value-type="currency" office:currency="USD" office:value="396350" calcext:value-type="currency">
            <text:p>$396,350</text:p>
          </table:table-cell>
          <table:table-cell table:style-name="ce1020" office:value-type="currency" office:currency="USD" office:value="617235" calcext:value-type="currency">
            <text:p>$617,235</text:p>
          </table:table-cell>
          <table:table-cell table:style-name="ce1020" office:value-type="currency" office:currency="USD" office:value="1205379" calcext:value-type="currency">
            <text:p>$1,205,379</text:p>
          </table:table-cell>
          <table:table-cell table:style-name="ce1020" office:value-type="currency" office:currency="USD" office:value="6993176" calcext:value-type="currency">
            <text:p>$6,993,176</text:p>
          </table:table-cell>
          <table:table-cell table:style-name="ce1020" office:value-type="currency" office:currency="USD" office:value="2720959" calcext:value-type="currency">
            <text:p>$2,720,959</text:p>
          </table:table-cell>
          <table:table-cell table:style-name="ce1020" office:value-type="currency" office:currency="USD" office:value="3948111" calcext:value-type="currency">
            <text:p>$3,948,111</text:p>
          </table:table-cell>
          <table:table-cell table:style-name="ce1020" office:value-type="currency" office:currency="USD" office:value="-2524682" calcext:value-type="currency">
            <text:p>-$2,524,682</text:p>
          </table:table-cell>
          <table:table-cell table:style-name="ce1020" office:value-type="currency" office:currency="USD" office:value="-978063" calcext:value-type="currency">
            <text:p>-$978,063</text:p>
          </table:table-cell>
          <table:table-cell table:style-name="ce1020" office:value-type="currency" office:currency="USD" office:value="6368717" calcext:value-type="currency">
            <text:p>$6,368,717</text:p>
          </table:table-cell>
          <table:table-cell table:style-name="ce1020" office:value-type="currency" office:currency="USD" office:value="604699" calcext:value-type="currency">
            <text:p>$604,699</text:p>
          </table:table-cell>
          <table:table-cell table:style-name="ce1020" office:value-type="currency" office:currency="USD" office:value="3347443" calcext:value-type="currency">
            <text:p>$3,347,443</text:p>
          </table:table-cell>
          <table:table-cell table:style-name="ce1020" office:value-type="currency" office:currency="USD" office:value="3200966" calcext:value-type="currency">
            <text:p>$3,200,966</text:p>
          </table:table-cell>
          <table:table-cell table:style-name="ce1020" office:value-type="currency" office:currency="USD" office:value="532722" calcext:value-type="currency">
            <text:p>$532,722</text:p>
          </table:table-cell>
          <table:table-cell table:style-name="ce1020" office:value-type="currency" office:currency="USD" office:value="13614024" calcext:value-type="currency">
            <text:p>$13,614,024</text:p>
          </table:table-cell>
          <table:table-cell table:style-name="ce1038" office:value-type="currency" office:currency="USD" office:value="-4788673" calcext:value-type="currency">
            <text:p>-$4,788,673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Adjustments to reconcile change in net assets to net cash provided (used) by <text:s/>operating activities</text:p>
          </table:table-cell>
          <table:table-cell table:style-name="ce1020" table:number-columns-repeated="14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Depreciation and amortization expense</text:p>
          </table:table-cell>
          <table:table-cell table:style-name="ce1020" office:value-type="currency" office:currency="USD" office:value="15898" calcext:value-type="currency">
            <text:p>$15,898</text:p>
          </table:table-cell>
          <table:table-cell table:style-name="ce1020" office:value-type="currency" office:currency="USD" office:value="285270" calcext:value-type="currency">
            <text:p>$285,270</text:p>
          </table:table-cell>
          <table:table-cell table:style-name="ce1020" office:value-type="currency" office:currency="USD" office:value="430901" calcext:value-type="currency">
            <text:p>$430,901</text:p>
          </table:table-cell>
          <table:table-cell table:style-name="ce1020" office:value-type="currency" office:currency="USD" office:value="607170" calcext:value-type="currency">
            <text:p>$607,170</text:p>
          </table:table-cell>
          <table:table-cell table:style-name="ce1020" office:value-type="currency" office:currency="USD" office:value="1065143" calcext:value-type="currency">
            <text:p>$1,065,143</text:p>
          </table:table-cell>
          <table:table-cell table:style-name="ce1020" office:value-type="currency" office:currency="USD" office:value="1473483" calcext:value-type="currency">
            <text:p>$1,473,483</text:p>
          </table:table-cell>
          <table:table-cell table:style-name="ce1020" office:value-type="currency" office:currency="USD" office:value="1453818" calcext:value-type="currency">
            <text:p>$1,453,818</text:p>
          </table:table-cell>
          <table:table-cell table:style-name="ce1020" office:value-type="currency" office:currency="USD" office:value="2080534" calcext:value-type="currency">
            <text:p>$2,080,534</text:p>
          </table:table-cell>
          <table:table-cell table:style-name="ce1020" office:value-type="currency" office:currency="USD" office:value="2265143" calcext:value-type="currency">
            <text:p>$2,265,143</text:p>
          </table:table-cell>
          <table:table-cell table:style-name="ce1020" office:value-type="currency" office:currency="USD" office:value="2957153" calcext:value-type="currency">
            <text:p>$2,957,153</text:p>
          </table:table-cell>
          <table:table-cell table:style-name="ce1020" table:formula="of:=3012873+290632" office:value-type="currency" office:currency="USD" office:value="3303505" calcext:value-type="currency">
            <text:p>$3,303,505</text:p>
          </table:table-cell>
          <table:table-cell table:style-name="ce1020" table:formula="of:=3411478+319291" office:value-type="currency" office:currency="USD" office:value="3730769" calcext:value-type="currency">
            <text:p>$3,730,769</text:p>
          </table:table-cell>
          <table:table-cell table:style-name="ce1020" table:formula="of:=4205615+363633" office:value-type="currency" office:currency="USD" office:value="4569248" calcext:value-type="currency">
            <text:p>$4,569,248</text:p>
          </table:table-cell>
          <table:table-cell table:style-name="ce1020" table:formula="of:=4560338+238597" office:value-type="currency" office:currency="USD" office:value="4798935" calcext:value-type="currency">
            <text:p>$4,798,935</text:p>
          </table:table-cell>
          <table:table-cell table:style-name="ce1039" table:formula="of:=4872222+2179712" office:value-type="currency" office:currency="USD" office:value="7051934" calcext:value-type="currency">
            <text:p>$7,051,934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Transfers and losses on disposal of assets</text:p>
          </table:table-cell>
          <table:table-cell table:style-name="ce1020" table:number-columns-repeated="12"/>
          <table:table-cell table:style-name="ce1020" office:value-type="currency" office:currency="USD" office:value="41744" calcext:value-type="currency">
            <text:p>$41,744</text:p>
          </table:table-cell>
          <table:table-cell table:style-name="ce1020" office:value-type="currency" office:currency="USD" office:value="62490" calcext:value-type="currency">
            <text:p>$62,490</text:p>
          </table:table-cell>
          <table:table-cell table:style-name="ce1038"/>
          <table:table-cell table:number-columns-repeated="16368"/>
        </table:table-row>
        <table:table-row table:style-name="ro25">
          <table:table-cell table:style-name="ce1008" office:value-type="string" calcext:value-type="string">
            <text:p>Allowance for non-recoverable project costs</text:p>
          </table:table-cell>
          <table:table-cell table:style-name="ce1020" table:number-columns-repeated="6"/>
          <table:table-cell table:style-name="ce1020" office:value-type="currency" office:currency="USD" office:value="670656" calcext:value-type="currency">
            <text:p>$670,656</text:p>
          </table:table-cell>
          <table:table-cell table:style-name="ce1020" office:value-type="currency" office:currency="USD" office:value="6365" calcext:value-type="currency">
            <text:p>$6,365</text:p>
          </table:table-cell>
          <table:table-cell table:style-name="ce1020" office:value-type="currency" office:currency="USD" office:value="-105540" calcext:value-type="currency">
            <text:p>-$105,540</text:p>
          </table:table-cell>
          <table:table-cell table:style-name="ce1020" office:value-type="currency" office:currency="USD" office:value="1721312" calcext:value-type="currency">
            <text:p>$1,721,312</text:p>
          </table:table-cell>
          <table:table-cell table:style-name="ce1020" table:number-columns-repeated="4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Loss/(gain) on disposal of assets</text:p>
          </table:table-cell>
          <table:table-cell table:style-name="ce1020"/>
          <table:table-cell table:style-name="ce1020" office:value-type="currency" office:currency="USD" office:value="-122" calcext:value-type="currency">
            <text:p>-$122</text:p>
          </table:table-cell>
          <table:table-cell table:style-name="ce1020" table:number-columns-repeated="3"/>
          <table:table-cell table:style-name="ce1020" office:value-type="currency" office:currency="USD" office:value="321492" calcext:value-type="currency">
            <text:p>$321,492</text:p>
          </table:table-cell>
          <table:table-cell table:style-name="ce1020" table:number-columns-repeated="8"/>
          <table:table-cell table:style-name="ce1039" office:value-type="currency" office:currency="USD" office:value="-77251" calcext:value-type="currency">
            <text:p>-$77,251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Forgiveness of debt</text:p>
          </table:table-cell>
          <table:table-cell table:style-name="ce1020"/>
          <table:table-cell table:style-name="ce1020" office:value-type="currency" office:currency="USD" office:value="-400000" calcext:value-type="currency">
            <text:p>-$400,000</text:p>
          </table:table-cell>
          <table:table-cell table:number-columns-repeated="2" table:style-name="ce1020" office:value-type="currency" office:currency="USD" office:value="-650000" calcext:value-type="currency">
            <text:p>-$650,000</text:p>
          </table:table-cell>
          <table:table-cell table:style-name="ce1020" office:value-type="currency" office:currency="USD" office:value="-539232" calcext:value-type="currency">
            <text:p>-$539,232</text:p>
          </table:table-cell>
          <table:table-cell table:style-name="ce1020" office:value-type="currency" office:currency="USD" office:value="-1376033" calcext:value-type="currency">
            <text:p>-$1,376,033</text:p>
          </table:table-cell>
          <table:table-cell table:style-name="ce1020" office:value-type="currency" office:currency="USD" office:value="-566782" calcext:value-type="currency">
            <text:p>-$566,782</text:p>
          </table:table-cell>
          <table:table-cell table:style-name="ce1020" office:value-type="currency" office:currency="USD" office:value="-550000" calcext:value-type="currency">
            <text:p>-$550,000</text:p>
          </table:table-cell>
          <table:table-cell table:style-name="ce1020" table:number-columns-repeated="5"/>
          <table:table-cell table:style-name="ce1020" office:value-type="currency" office:currency="USD" office:value="-1687635" calcext:value-type="currency">
            <text:p>-$1,687,635</text:p>
          </table:table-cell>
          <table:table-cell table:style-name="ce1040" office:value-type="string" calcext:value-type="string">
            <text:p>- <text:s text:c="30"/>-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Donated investments</text:p>
          </table:table-cell>
          <table:table-cell table:style-name="ce1020" table:number-columns-repeated="4"/>
          <table:table-cell table:style-name="ce1020" office:value-type="currency" office:currency="USD" office:value="-6687" calcext:value-type="currency">
            <text:p>-$6,687</text:p>
          </table:table-cell>
          <table:table-cell table:style-name="ce1020" table:number-columns-repeated="2"/>
          <table:table-cell table:style-name="ce1020" office:value-type="currency" office:currency="USD" office:value="-249350" calcext:value-type="currency">
            <text:p>-$249,350</text:p>
          </table:table-cell>
          <table:table-cell table:style-name="ce1020" table:number-columns-repeated="6"/>
          <table:table-cell table:style-name="ce1040"/>
          <table:table-cell table:number-columns-repeated="16368"/>
        </table:table-row>
        <table:table-row table:style-name="ro25">
          <table:table-cell table:style-name="ce1007" office:value-type="string" calcext:value-type="string">
            <text:p>(increase) decrease in operating assets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5">
          <table:table-cell table:style-name="ce1007" office:value-type="string" calcext:value-type="string">
            <text:p>Accounts receivable</text:p>
          </table:table-cell>
          <table:table-cell table:style-name="ce1020" office:value-type="currency" office:currency="USD" office:value="-132089" calcext:value-type="currency">
            <text:p>-$132,089</text:p>
          </table:table-cell>
          <table:table-cell table:style-name="ce1020" office:value-type="currency" office:currency="USD" office:value="-557343" calcext:value-type="currency">
            <text:p>-$557,343</text:p>
          </table:table-cell>
          <table:table-cell table:style-name="ce1020" office:value-type="currency" office:currency="USD" office:value="-1043434" calcext:value-type="currency">
            <text:p>-$1,043,434</text:p>
          </table:table-cell>
          <table:table-cell table:style-name="ce1020" office:value-type="currency" office:currency="USD" office:value="-3141035" calcext:value-type="currency">
            <text:p>-$3,141,035</text:p>
          </table:table-cell>
          <table:table-cell table:style-name="ce1020" office:value-type="currency" office:currency="USD" office:value="-4903258" calcext:value-type="currency">
            <text:p>-$4,903,258</text:p>
          </table:table-cell>
          <table:table-cell table:style-name="ce1020" office:value-type="currency" office:currency="USD" office:value="-2196302" calcext:value-type="currency">
            <text:p>-$2,196,302</text:p>
          </table:table-cell>
          <table:table-cell table:style-name="ce1020" office:value-type="currency" office:currency="USD" office:value="1467891" calcext:value-type="currency">
            <text:p>$1,467,891</text:p>
          </table:table-cell>
          <table:table-cell table:style-name="ce1020" office:value-type="currency" office:currency="USD" office:value="7077426" calcext:value-type="currency">
            <text:p>$7,077,426</text:p>
          </table:table-cell>
          <table:table-cell table:style-name="ce1020" office:value-type="currency" office:currency="USD" office:value="175572" calcext:value-type="currency">
            <text:p>$175,572</text:p>
          </table:table-cell>
          <table:table-cell table:style-name="ce1020" office:value-type="currency" office:currency="USD" office:value="-276902" calcext:value-type="currency">
            <text:p>-$276,902</text:p>
          </table:table-cell>
          <table:table-cell table:style-name="ce1020" office:value-type="currency" office:currency="USD" office:value="-1329935" calcext:value-type="currency">
            <text:p>-$1,329,935</text:p>
          </table:table-cell>
          <table:table-cell table:style-name="ce1020" office:value-type="currency" office:currency="USD" office:value="-3709467" calcext:value-type="currency">
            <text:p>-$3,709,467</text:p>
          </table:table-cell>
          <table:table-cell table:style-name="ce1020" office:value-type="currency" office:currency="USD" office:value="-5313437" calcext:value-type="currency">
            <text:p>-$5,313,437</text:p>
          </table:table-cell>
          <table:table-cell table:style-name="ce1020" office:value-type="currency" office:currency="USD" office:value="-8390399" calcext:value-type="currency">
            <text:p>-$8,390,399</text:p>
          </table:table-cell>
          <table:table-cell table:style-name="ce1039" office:value-type="currency" office:currency="USD" office:value="1020647" calcext:value-type="currency">
            <text:p>$1,020,647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Grants receivable</text:p>
          </table:table-cell>
          <table:table-cell table:style-name="ce1020" table:number-columns-repeated="3"/>
          <table:table-cell table:style-name="ce1020" office:value-type="currency" office:currency="USD" office:value="-1083000" calcext:value-type="currency">
            <text:p>-$1,083,000</text:p>
          </table:table-cell>
          <table:table-cell table:style-name="ce1020" office:value-type="currency" office:currency="USD" office:value="167035" calcext:value-type="currency">
            <text:p>$167,035</text:p>
          </table:table-cell>
          <table:table-cell table:style-name="ce1020" office:value-type="currency" office:currency="USD" office:value="-380486" calcext:value-type="currency">
            <text:p>-$380,486</text:p>
          </table:table-cell>
          <table:table-cell table:style-name="ce1020" office:value-type="currency" office:currency="USD" office:value="2735" calcext:value-type="currency">
            <text:p>$2,735</text:p>
          </table:table-cell>
          <table:table-cell table:style-name="ce1020" office:value-type="currency" office:currency="USD" office:value="541952" calcext:value-type="currency">
            <text:p>$541,952</text:p>
          </table:table-cell>
          <table:table-cell table:style-name="ce1020" office:value-type="currency" office:currency="USD" office:value="13130" calcext:value-type="currency">
            <text:p>$13,130</text:p>
          </table:table-cell>
          <table:table-cell table:style-name="ce1020" office:value-type="currency" office:currency="USD" office:value="166068" calcext:value-type="currency">
            <text:p>$166,068</text:p>
          </table:table-cell>
          <table:table-cell table:style-name="ce1020" office:value-type="currency" office:currency="USD" office:value="-906717" calcext:value-type="currency">
            <text:p>-$906,717</text:p>
          </table:table-cell>
          <table:table-cell table:style-name="ce1020" office:value-type="currency" office:currency="USD" office:value="1304283" calcext:value-type="currency">
            <text:p>$1,304,283</text:p>
          </table:table-cell>
          <table:table-cell table:style-name="ce1020" office:value-type="currency" office:currency="USD" office:value="-725000" calcext:value-type="currency">
            <text:p>-$725,000</text:p>
          </table:table-cell>
          <table:table-cell table:style-name="ce1020" office:value-type="currency" office:currency="USD" office:value="883000" calcext:value-type="currency">
            <text:p>$883,000</text:p>
          </table:table-cell>
          <table:table-cell table:style-name="ce1038" office:value-type="currency" office:currency="USD" office:value="2000" calcext:value-type="currency">
            <text:p>$2,000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Prepaid expenses and deposits</text:p>
          </table:table-cell>
          <table:table-cell table:style-name="ce1020" office:value-type="currency" office:currency="USD" office:value="-53930" calcext:value-type="currency">
            <text:p>-$53,930</text:p>
          </table:table-cell>
          <table:table-cell table:style-name="ce1020" office:value-type="currency" office:currency="USD" office:value="-74002" calcext:value-type="currency">
            <text:p>-$74,002</text:p>
          </table:table-cell>
          <table:table-cell table:style-name="ce1020" office:value-type="currency" office:currency="USD" office:value="-90926" calcext:value-type="currency">
            <text:p>-$90,926</text:p>
          </table:table-cell>
          <table:table-cell table:style-name="ce1020" office:value-type="currency" office:currency="USD" office:value="73200" calcext:value-type="currency">
            <text:p>$73,200</text:p>
          </table:table-cell>
          <table:table-cell table:style-name="ce1020" office:value-type="currency" office:currency="USD" office:value="-261387" calcext:value-type="currency">
            <text:p>-$261,387</text:p>
          </table:table-cell>
          <table:table-cell table:style-name="ce1020" office:value-type="currency" office:currency="USD" office:value="-1240883" calcext:value-type="currency">
            <text:p>-$1,240,883</text:p>
          </table:table-cell>
          <table:table-cell table:style-name="ce1020" office:value-type="currency" office:currency="USD" office:value="-88087" calcext:value-type="currency">
            <text:p>-$88,087</text:p>
          </table:table-cell>
          <table:table-cell table:style-name="ce1020" office:value-type="currency" office:currency="USD" office:value="470333" calcext:value-type="currency">
            <text:p>$470,333</text:p>
          </table:table-cell>
          <table:table-cell table:style-name="ce1020" office:value-type="currency" office:currency="USD" office:value="-1558793" calcext:value-type="currency">
            <text:p>-$1,558,793</text:p>
          </table:table-cell>
          <table:table-cell table:style-name="ce1020" office:value-type="currency" office:currency="USD" office:value="677420" calcext:value-type="currency">
            <text:p>$677,420</text:p>
          </table:table-cell>
          <table:table-cell table:style-name="ce1020" office:value-type="currency" office:currency="USD" office:value="-1236192" calcext:value-type="currency">
            <text:p>-$1,236,192</text:p>
          </table:table-cell>
          <table:table-cell table:style-name="ce1020" office:value-type="currency" office:currency="USD" office:value="-254876" calcext:value-type="currency">
            <text:p>-$254,876</text:p>
          </table:table-cell>
          <table:table-cell table:style-name="ce1020" office:value-type="currency" office:currency="USD" office:value="-413544" calcext:value-type="currency">
            <text:p>-$413,544</text:p>
          </table:table-cell>
          <table:table-cell table:style-name="ce1020" office:value-type="currency" office:currency="USD" office:value="-2017706" calcext:value-type="currency">
            <text:p>-$2,017,706</text:p>
          </table:table-cell>
          <table:table-cell table:style-name="ce1038" office:value-type="currency" office:currency="USD" office:value="-530043" calcext:value-type="currency">
            <text:p>-$530,043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Deferred rent asset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5">
          <table:table-cell table:style-name="ce1007" office:value-type="string" calcext:value-type="string">
            <text:p>Increase (decrease) in operating liabilities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5">
          <table:table-cell table:style-name="ce1007" office:value-type="string" calcext:value-type="string">
            <text:p>Accounts payable and accrued liabilities</text:p>
          </table:table-cell>
          <table:table-cell table:style-name="ce1020" table:formula="of:=SUM(131797;36771)" office:value-type="currency" office:currency="USD" office:value="168568" calcext:value-type="currency">
            <text:p>$168,568</text:p>
          </table:table-cell>
          <table:table-cell table:style-name="ce1020" table:formula="of:=SUM(24329;101636)" office:value-type="currency" office:currency="USD" office:value="125965" calcext:value-type="currency">
            <text:p>$125,965</text:p>
          </table:table-cell>
          <table:table-cell table:style-name="ce1020" office:value-type="currency" office:currency="USD" office:value="339095" calcext:value-type="currency">
            <text:p>$339,095</text:p>
          </table:table-cell>
          <table:table-cell table:style-name="ce1020" office:value-type="currency" office:currency="USD" office:value="1339028" calcext:value-type="currency">
            <text:p>$1,339,028</text:p>
          </table:table-cell>
          <table:table-cell table:style-name="ce1020" office:value-type="currency" office:currency="USD" office:value="1943090" calcext:value-type="currency">
            <text:p>$1,943,090</text:p>
          </table:table-cell>
          <table:table-cell table:style-name="ce1020" office:value-type="currency" office:currency="USD" office:value="1096710" calcext:value-type="currency">
            <text:p>$1,096,710</text:p>
          </table:table-cell>
          <table:table-cell table:style-name="ce1020" office:value-type="currency" office:currency="USD" office:value="-384880" calcext:value-type="currency">
            <text:p>-$384,880</text:p>
          </table:table-cell>
          <table:table-cell table:style-name="ce1020" office:value-type="currency" office:currency="USD" office:value="697873" calcext:value-type="currency">
            <text:p>$697,873</text:p>
          </table:table-cell>
          <table:table-cell table:style-name="ce1020" office:value-type="currency" office:currency="USD" office:value="1456653" calcext:value-type="currency">
            <text:p>$1,456,653</text:p>
          </table:table-cell>
          <table:table-cell table:style-name="ce1020" office:value-type="currency" office:currency="USD" office:value="1183357" calcext:value-type="currency">
            <text:p>$1,183,357</text:p>
          </table:table-cell>
          <table:table-cell table:style-name="ce1020" office:value-type="currency" office:currency="USD" office:value="3546032" calcext:value-type="currency">
            <text:p>$3,546,032</text:p>
          </table:table-cell>
          <table:table-cell table:style-name="ce1020" office:value-type="currency" office:currency="USD" office:value="1067570" calcext:value-type="currency">
            <text:p>$1,067,570</text:p>
          </table:table-cell>
          <table:table-cell table:style-name="ce1020" office:value-type="currency" office:currency="USD" office:value="-2395184" calcext:value-type="currency">
            <text:p>-$2,395,184</text:p>
          </table:table-cell>
          <table:table-cell table:style-name="ce1020" office:value-type="currency" office:currency="USD" office:value="4274373" calcext:value-type="currency">
            <text:p>$4,274,373</text:p>
          </table:table-cell>
          <table:table-cell table:style-name="ce1038" office:value-type="currency" office:currency="USD" office:value="1952538" calcext:value-type="currency">
            <text:p>$1,952,538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Deferred revenues</text:p>
          </table:table-cell>
          <table:table-cell table:style-name="ce1020" table:number-columns-repeated="3"/>
          <table:table-cell table:style-name="ce1020" office:value-type="currency" office:currency="USD" office:value="62500" calcext:value-type="currency">
            <text:p>$62,500</text:p>
          </table:table-cell>
          <table:table-cell table:style-name="ce1020" office:value-type="currency" office:currency="USD" office:value="-62500" calcext:value-type="currency">
            <text:p>-$62,500</text:p>
          </table:table-cell>
          <table:table-cell table:style-name="ce1020" office:value-type="currency" office:currency="USD" office:value="1635767" calcext:value-type="currency">
            <text:p>$1,635,767</text:p>
          </table:table-cell>
          <table:table-cell table:style-name="ce1020" office:value-type="currency" office:currency="USD" office:value="-1012883" calcext:value-type="currency">
            <text:p>-$1,012,883</text:p>
          </table:table-cell>
          <table:table-cell table:style-name="ce1020" office:value-type="currency" office:currency="USD" office:value="-252513" calcext:value-type="currency">
            <text:p>-$252,513</text:p>
          </table:table-cell>
          <table:table-cell table:style-name="ce1020" office:value-type="currency" office:currency="USD" office:value="1298564" calcext:value-type="currency">
            <text:p>$1,298,564</text:p>
          </table:table-cell>
          <table:table-cell table:style-name="ce1020" office:value-type="currency" office:currency="USD" office:value="-66629" calcext:value-type="currency">
            <text:p>-$66,629</text:p>
          </table:table-cell>
          <table:table-cell table:style-name="ce1020" office:value-type="currency" office:currency="USD" office:value="-268181" calcext:value-type="currency">
            <text:p>-$268,181</text:p>
          </table:table-cell>
          <table:table-cell table:style-name="ce1020" office:value-type="currency" office:currency="USD" office:value="-412375" calcext:value-type="currency">
            <text:p>-$412,375</text:p>
          </table:table-cell>
          <table:table-cell table:style-name="ce1020" office:value-type="currency" office:currency="USD" office:value="671623" calcext:value-type="currency">
            <text:p>$671,623</text:p>
          </table:table-cell>
          <table:table-cell table:style-name="ce1020" office:value-type="currency" office:currency="USD" office:value="1348680" calcext:value-type="currency">
            <text:p>$1,348,680</text:p>
          </table:table-cell>
          <table:table-cell table:style-name="ce1038" office:value-type="currency" office:currency="USD" office:value="2738652" calcext:value-type="currency">
            <text:p>$2,738,652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Deferred rent liability</text:p>
          </table:table-cell>
          <table:table-cell table:style-name="ce1020" table:number-columns-repeated="5"/>
          <table:table-cell table:style-name="ce1020" office:value-type="currency" office:currency="USD" office:value="164972" calcext:value-type="currency">
            <text:p>$164,972</text:p>
          </table:table-cell>
          <table:table-cell table:style-name="ce1020" office:value-type="currency" office:currency="USD" office:value="492459" calcext:value-type="currency">
            <text:p>$492,459</text:p>
          </table:table-cell>
          <table:table-cell table:style-name="ce1020" office:value-type="currency" office:currency="USD" office:value="515839" calcext:value-type="currency">
            <text:p>$515,839</text:p>
          </table:table-cell>
          <table:table-cell table:style-name="ce1020" office:value-type="currency" office:currency="USD" office:value="165857" calcext:value-type="currency">
            <text:p>$165,857</text:p>
          </table:table-cell>
          <table:table-cell table:style-name="ce1020" office:value-type="currency" office:currency="USD" office:value="608637" calcext:value-type="currency">
            <text:p>$608,637</text:p>
          </table:table-cell>
          <table:table-cell table:style-name="ce1020" office:value-type="currency" office:currency="USD" office:value="4144643" calcext:value-type="currency">
            <text:p>$4,144,643</text:p>
          </table:table-cell>
          <table:table-cell table:style-name="ce1020" office:value-type="currency" office:currency="USD" office:value="-1171631" calcext:value-type="currency">
            <text:p>-$1,171,631</text:p>
          </table:table-cell>
          <table:table-cell table:style-name="ce1020" office:value-type="currency" office:currency="USD" office:value="1017932" calcext:value-type="currency">
            <text:p>$1,017,932</text:p>
          </table:table-cell>
          <table:table-cell table:style-name="ce1020" office:value-type="currency" office:currency="USD" office:value="-183558" calcext:value-type="currency">
            <text:p>-$183,558</text:p>
          </table:table-cell>
          <table:table-cell table:style-name="ce1038" office:value-type="currency" office:currency="USD" office:value="1166080" calcext:value-type="currency">
            <text:p>$1,166,080</text:p>
          </table:table-cell>
          <table:table-cell table:number-columns-repeated="16368"/>
        </table:table-row>
        <table:table-row table:style-name="ro25">
          <table:table-cell table:style-name="ce1009" office:value-type="string" calcext:value-type="string">
            <text:p>Net cash provided (used) by operating activities</text:p>
          </table:table-cell>
          <table:table-cell table:style-name="ce1021" table:formula="of:=SUM([.B3:.B19])" office:value-type="currency" office:currency="USD" office:value="394797" calcext:value-type="currency">
            <text:p>$394,797</text:p>
          </table:table-cell>
          <table:table-cell table:style-name="ce1021" table:formula="of:=SUM([.C3:.C19])" office:value-type="currency" office:currency="USD" office:value="-2997" calcext:value-type="currency">
            <text:p>-$2,997</text:p>
          </table:table-cell>
          <table:table-cell table:style-name="ce1021" table:formula="of:=SUM([.D3:.D19])" office:value-type="currency" office:currency="USD" office:value="191015" calcext:value-type="currency">
            <text:p>$191,015</text:p>
          </table:table-cell>
          <table:table-cell table:style-name="ce1021" table:formula="of:=SUM([.E3:.E19])" office:value-type="currency" office:currency="USD" office:value="4201039" calcext:value-type="currency">
            <text:p>$4,201,039</text:p>
          </table:table-cell>
          <table:table-cell table:style-name="ce1021" table:formula="of:=SUM([.F3:.F19])" office:value-type="currency" office:currency="USD" office:value="123163" calcext:value-type="currency">
            <text:p>$123,163</text:p>
          </table:table-cell>
          <table:table-cell table:style-name="ce1021" table:formula="of:=SUM([.G3:.G19])" office:value-type="currency" office:currency="USD" office:value="3446831" calcext:value-type="currency">
            <text:p>$3,446,831</text:p>
          </table:table-cell>
          <table:table-cell table:style-name="ce1021" table:formula="of:=SUM([.H3:.H19])" office:value-type="currency" office:currency="USD" office:value="-489755" calcext:value-type="currency">
            <text:p>-$489,755</text:p>
          </table:table-cell>
          <table:table-cell table:style-name="ce1021" table:formula="of:=SUM([.I3:.I19])" office:value-type="currency" office:currency="USD" office:value="9360396" calcext:value-type="currency">
            <text:p>$9,360,396</text:p>
          </table:table-cell>
          <table:table-cell table:style-name="ce1021" table:formula="of:=SUM([.J3:.J19])" office:value-type="currency" office:currency="USD" office:value="10079303" calcext:value-type="currency">
            <text:p>$10,079,303</text:p>
          </table:table-cell>
          <table:table-cell table:style-name="ce1022" table:formula="of:=SUM([.K3:.K19])" office:value-type="currency" office:currency="USD" office:value="7575115" calcext:value-type="currency">
            <text:p>$7,575,115</text:p>
          </table:table-cell>
          <table:table-cell table:style-name="ce1022" table:formula="of:=SUM([.L3:.L19])" office:value-type="currency" office:currency="USD" office:value="10600598" calcext:value-type="currency">
            <text:p>$10,600,598</text:p>
          </table:table-cell>
          <table:table-cell table:style-name="ce1022" table:formula="of:=SUM([.M3:.M19])" office:value-type="currency" office:currency="USD" office:value="3755239" calcext:value-type="currency">
            <text:p>$3,755,239</text:p>
          </table:table-cell>
          <table:table-cell table:style-name="ce1022" table:formula="of:=SUM([.N3:.N19])" office:value-type="currency" office:currency="USD" office:value="-2013896" calcext:value-type="currency">
            <text:p>-$2,013,896</text:p>
          </table:table-cell>
          <table:table-cell table:style-name="ce1022" table:formula="of:=SUM([.O3:.O19])" office:value-type="currency" office:currency="USD" office:value="12702204" calcext:value-type="currency">
            <text:p>$12,702,204</text:p>
          </table:table-cell>
          <table:table-cell table:style-name="ce1041" table:formula="of:=SUM([.P3:.P19])" office:value-type="currency" office:currency="USD" office:value="8535884" calcext:value-type="currency">
            <text:p>$8,535,884</text:p>
          </table:table-cell>
          <table:table-cell table:number-columns-repeated="16368"/>
        </table:table-row>
        <table:table-row table:style-name="ro25">
          <table:table-cell table:style-name="ce1006" office:value-type="string" calcext:value-type="string">
            <text:p>Cash flows from invest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Proceeds from sale of property, plant, and equipment</text:p>
          </table:table-cell>
          <table:table-cell table:style-name="ce1020" table:number-columns-repeated="5"/>
          <table:table-cell table:style-name="ce1020" office:value-type="currency" office:currency="USD" office:value="1650071" calcext:value-type="currency">
            <text:p>$1,650,071</text:p>
          </table:table-cell>
          <table:table-cell table:style-name="ce1020" office:value-type="currency" office:currency="USD" office:value="770000" calcext:value-type="currency">
            <text:p>$770,000</text:p>
          </table:table-cell>
          <table:table-cell table:style-name="ce1020"/>
          <table:table-cell table:style-name="ce1020" office:value-type="currency" office:currency="USD" office:value="3611" calcext:value-type="currency">
            <text:p>$3,611</text:p>
          </table:table-cell>
          <table:table-cell table:style-name="ce1020" table:number-columns-repeated="5"/>
          <table:table-cell table:style-name="ce1038" office:value-type="currency" office:currency="USD" office:value="1079193" calcext:value-type="currency">
            <text:p>$1,079,193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Proceeds from sale of stock</text:p>
          </table:table-cell>
          <table:table-cell table:style-name="ce1020" table:number-columns-repeated="8"/>
          <table:table-cell table:style-name="ce1020" office:value-type="currency" office:currency="USD" office:value="249350" calcext:value-type="currency">
            <text:p>$249,350</text:p>
          </table:table-cell>
          <table:table-cell table:style-name="ce1020" table:number-columns-repeated="5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Proceeds from note receivable</text:p>
          </table:table-cell>
          <table:table-cell table:style-name="ce1020" table:number-columns-repeated="10"/>
          <table:table-cell table:style-name="ce1020" office:value-type="currency" office:currency="USD" office:value="560000" calcext:value-type="currency">
            <text:p>$560,000</text:p>
          </table:table-cell>
          <table:table-cell table:style-name="ce1020" table:number-columns-repeated="3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Purchases of property, plant, and equipment</text:p>
          </table:table-cell>
          <table:table-cell table:style-name="ce1020" office:value-type="currency" office:currency="USD" office:value="-4243089" calcext:value-type="currency">
            <text:p>-$4,243,089</text:p>
          </table:table-cell>
          <table:table-cell table:style-name="ce1020" office:value-type="currency" office:currency="USD" office:value="-5729479" calcext:value-type="currency">
            <text:p>-$5,729,479</text:p>
          </table:table-cell>
          <table:table-cell table:style-name="ce1020" office:value-type="currency" office:currency="USD" office:value="-6685221" calcext:value-type="currency">
            <text:p>-$6,685,221</text:p>
          </table:table-cell>
          <table:table-cell table:style-name="ce1020" office:value-type="currency" office:currency="USD" office:value="-14287712" calcext:value-type="currency">
            <text:p>-$14,287,712</text:p>
          </table:table-cell>
          <table:table-cell table:style-name="ce1020" office:value-type="currency" office:currency="USD" office:value="-11133681" calcext:value-type="currency">
            <text:p>-$11,133,681</text:p>
          </table:table-cell>
          <table:table-cell table:style-name="ce1020" office:value-type="currency" office:currency="USD" office:value="-9115145" calcext:value-type="currency">
            <text:p>-$9,115,145</text:p>
          </table:table-cell>
          <table:table-cell table:style-name="ce1020" office:value-type="currency" office:currency="USD" office:value="-13206306" calcext:value-type="currency">
            <text:p>-$13,206,306</text:p>
          </table:table-cell>
          <table:table-cell table:style-name="ce1020" office:value-type="currency" office:currency="USD" office:value="-11025976" calcext:value-type="currency">
            <text:p>-$11,025,976</text:p>
          </table:table-cell>
          <table:table-cell table:style-name="ce1020" office:value-type="currency" office:currency="USD" office:value="-26165647" calcext:value-type="currency">
            <text:p>-$26,165,647</text:p>
          </table:table-cell>
          <table:table-cell table:style-name="ce1020" office:value-type="currency" office:currency="USD" office:value="-18766316" calcext:value-type="currency">
            <text:p>-$18,766,316</text:p>
          </table:table-cell>
          <table:table-cell table:style-name="ce1020" office:value-type="currency" office:currency="USD" office:value="-6891872" calcext:value-type="currency">
            <text:p>-$6,891,872</text:p>
          </table:table-cell>
          <table:table-cell table:style-name="ce1020" office:value-type="currency" office:currency="USD" office:value="-39946341" calcext:value-type="currency">
            <text:p>-$39,946,341</text:p>
          </table:table-cell>
          <table:table-cell table:style-name="ce1020" office:value-type="currency" office:currency="USD" office:value="-980966" calcext:value-type="currency">
            <text:p>-$980,966</text:p>
          </table:table-cell>
          <table:table-cell table:style-name="ce1020" office:value-type="currency" office:currency="USD" office:value="-28891372" calcext:value-type="currency">
            <text:p>-$28,891,372</text:p>
          </table:table-cell>
          <table:table-cell table:style-name="ce1038" office:value-type="currency" office:currency="USD" office:value="-1036008" calcext:value-type="currency">
            <text:p>-$1,036,008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Purchases of investment</text:p>
          </table:table-cell>
          <table:table-cell table:style-name="ce1020"/>
          <table:table-cell table:style-name="ce1020" office:value-type="currency" office:currency="USD" office:value="-1000001" calcext:value-type="currency">
            <text:p>-$1,000,001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Net sales of investments</text:p>
          </table:table-cell>
          <table:table-cell table:style-name="ce1020" table:number-columns-repeated="2"/>
          <table:table-cell table:style-name="ce1020" office:value-type="currency" office:currency="USD" office:value="1000123" calcext:value-type="currency">
            <text:p>$1,000,123</text:p>
          </table:table-cell>
          <table:table-cell table:style-name="ce1020" table:number-columns-repeated="11"/>
          <table:table-cell table:style-name="ce1038"/>
          <table:table-cell table:number-columns-repeated="16368"/>
        </table:table-row>
        <table:table-row table:style-name="ro25">
          <table:table-cell table:style-name="ce1010" office:value-type="string" calcext:value-type="string">
            <text:p>Net cash used by investing activities</text:p>
          </table:table-cell>
          <table:table-cell table:style-name="ce1022" table:formula="of:=SUM([.B22:.B27])" office:value-type="currency" office:currency="USD" office:value="-4243089" calcext:value-type="currency">
            <text:p>-$4,243,089</text:p>
          </table:table-cell>
          <table:table-cell table:style-name="ce1022" table:formula="of:=SUM([.C22:.C27])" office:value-type="currency" office:currency="USD" office:value="-6729480" calcext:value-type="currency">
            <text:p>-$6,729,480</text:p>
          </table:table-cell>
          <table:table-cell table:style-name="ce1022" table:formula="of:=SUM([.D22:.D27])" office:value-type="currency" office:currency="USD" office:value="-5685098" calcext:value-type="currency">
            <text:p>-$5,685,098</text:p>
          </table:table-cell>
          <table:table-cell table:style-name="ce1022" table:formula="of:=SUM([.E22:.E27])" office:value-type="currency" office:currency="USD" office:value="-14287712" calcext:value-type="currency">
            <text:p>-$14,287,712</text:p>
          </table:table-cell>
          <table:table-cell table:style-name="ce1022" table:formula="of:=SUM([.F22:.F27])" office:value-type="currency" office:currency="USD" office:value="-11133681" calcext:value-type="currency">
            <text:p>-$11,133,681</text:p>
          </table:table-cell>
          <table:table-cell table:style-name="ce1022" table:formula="of:=SUM([.G22:.G27])" office:value-type="currency" office:currency="USD" office:value="-7465074" calcext:value-type="currency">
            <text:p>-$7,465,074</text:p>
          </table:table-cell>
          <table:table-cell table:style-name="ce1022" table:formula="of:=SUM([.H22:.H27])" office:value-type="currency" office:currency="USD" office:value="-12436306" calcext:value-type="currency">
            <text:p>-$12,436,306</text:p>
          </table:table-cell>
          <table:table-cell table:style-name="ce1022" table:formula="of:=SUM([.I22:.I27])" office:value-type="currency" office:currency="USD" office:value="-11025976" calcext:value-type="currency">
            <text:p>-$11,025,976</text:p>
          </table:table-cell>
          <table:table-cell table:style-name="ce1022" table:formula="of:=SUM([.J22:.J27])" office:value-type="currency" office:currency="USD" office:value="-25912686" calcext:value-type="currency">
            <text:p>-$25,912,686</text:p>
          </table:table-cell>
          <table:table-cell table:style-name="ce1022" table:formula="of:=SUM([.K22:.K27])" office:value-type="currency" office:currency="USD" office:value="-18766316" calcext:value-type="currency">
            <text:p>-$18,766,316</text:p>
          </table:table-cell>
          <table:table-cell table:style-name="ce1022" table:formula="of:=SUM([.L22:.L27])" office:value-type="currency" office:currency="USD" office:value="-6331872" calcext:value-type="currency">
            <text:p>-$6,331,872</text:p>
          </table:table-cell>
          <table:table-cell table:style-name="ce1022" table:formula="of:=SUM([.M22:.M27])" office:value-type="currency" office:currency="USD" office:value="-39946341" calcext:value-type="currency">
            <text:p>-$39,946,341</text:p>
          </table:table-cell>
          <table:table-cell table:style-name="ce1022" table:formula="of:=SUM([.N22:.N27])" office:value-type="currency" office:currency="USD" office:value="-980966" calcext:value-type="currency">
            <text:p>-$980,966</text:p>
          </table:table-cell>
          <table:table-cell table:style-name="ce1022" table:formula="of:=SUM([.O22:.O27])" office:value-type="currency" office:currency="USD" office:value="-28891372" calcext:value-type="currency">
            <text:p>-$28,891,372</text:p>
          </table:table-cell>
          <table:table-cell table:style-name="ce1041" table:formula="of:=SUM([.P22:.P27])" office:value-type="currency" office:currency="USD" office:value="43185" calcext:value-type="currency">
            <text:p>$43,185</text:p>
          </table:table-cell>
          <table:table-cell table:number-columns-repeated="16368"/>
        </table:table-row>
        <table:table-row table:style-name="ro25">
          <table:table-cell table:style-name="ce1006" office:value-type="string" calcext:value-type="string">
            <text:p>Cash flows from financ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Intracompany loans</text:p>
          </table:table-cell>
          <table:table-cell table:style-name="ce1020" table:number-columns-repeated="8"/>
          <table:table-cell table:number-columns-repeated="2" table:style-name="ce1020" office:value-type="currency" office:currency="USD" office:value="-2244791" calcext:value-type="currency">
            <text:p>-$2,244,791</text:p>
          </table:table-cell>
          <table:table-cell table:style-name="ce1020" office:value-type="currency" office:currency="USD" office:value="-750000" calcext:value-type="currency">
            <text:p>-$750,000</text:p>
          </table:table-cell>
          <table:table-cell table:style-name="ce1020" table:number-columns-repeated="2"/>
          <table:table-cell table:style-name="ce1020" office:value-type="currency" office:currency="USD" office:value="-19355" calcext:value-type="currency">
            <text:p>-$19,355</text:p>
          </table:table-cell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Change in restricted cash</text:p>
          </table:table-cell>
          <table:table-cell table:style-name="ce1020" table:number-columns-repeated="2"/>
          <table:table-cell table:style-name="ce1020" office:value-type="currency" office:currency="USD" office:value="-40019" calcext:value-type="currency">
            <text:p>-$40,019</text:p>
          </table:table-cell>
          <table:table-cell table:style-name="ce1020" office:value-type="currency" office:currency="USD" office:value="-869940" calcext:value-type="currency">
            <text:p>-$869,940</text:p>
          </table:table-cell>
          <table:table-cell table:style-name="ce1020" office:value-type="currency" office:currency="USD" office:value="-1017690" calcext:value-type="currency">
            <text:p>-$1,017,690</text:p>
          </table:table-cell>
          <table:table-cell table:style-name="ce1020" office:value-type="currency" office:currency="USD" office:value="-3087080" calcext:value-type="currency">
            <text:p>-$3,087,080</text:p>
          </table:table-cell>
          <table:table-cell table:style-name="ce1020" office:value-type="currency" office:currency="USD" office:value="-135150" calcext:value-type="currency">
            <text:p>-$135,150</text:p>
          </table:table-cell>
          <table:table-cell table:style-name="ce1020" office:value-type="currency" office:currency="USD" office:value="13522" calcext:value-type="currency">
            <text:p>$13,522</text:p>
          </table:table-cell>
          <table:table-cell table:style-name="ce1020" office:value-type="currency" office:currency="USD" office:value="-2488573" calcext:value-type="currency">
            <text:p>-$2,488,573</text:p>
          </table:table-cell>
          <table:table-cell table:style-name="ce1020" office:value-type="currency" office:currency="USD" office:value="-3009144" calcext:value-type="currency">
            <text:p>-$3,009,144</text:p>
          </table:table-cell>
          <table:table-cell table:style-name="ce1020" office:value-type="currency" office:currency="USD" office:value="-699262" calcext:value-type="currency">
            <text:p>-$699,262</text:p>
          </table:table-cell>
          <table:table-cell table:style-name="ce1020" table:number-columns-repeated="3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Borrowings on notes payable</text:p>
          </table:table-cell>
          <table:table-cell table:style-name="ce1020" office:value-type="currency" office:currency="USD" office:value="3849612" calcext:value-type="currency">
            <text:p>$3,849,612</text:p>
          </table:table-cell>
          <table:table-cell table:style-name="ce1020" office:value-type="currency" office:currency="USD" office:value="14254483" calcext:value-type="currency">
            <text:p>$14,254,483</text:p>
          </table:table-cell>
          <table:table-cell table:style-name="ce1020" office:value-type="currency" office:currency="USD" office:value="8286077" calcext:value-type="currency">
            <text:p>$8,286,077</text:p>
          </table:table-cell>
          <table:table-cell table:style-name="ce1020" office:value-type="currency" office:currency="USD" office:value="13561059" calcext:value-type="currency">
            <text:p>$13,561,059</text:p>
          </table:table-cell>
          <table:table-cell table:style-name="ce1020" office:value-type="currency" office:currency="USD" office:value="16326366" calcext:value-type="currency">
            <text:p>$16,326,366</text:p>
          </table:table-cell>
          <table:table-cell table:style-name="ce1020" office:value-type="currency" office:currency="USD" office:value="19025730" calcext:value-type="currency">
            <text:p>$19,025,730</text:p>
          </table:table-cell>
          <table:table-cell table:style-name="ce1020" office:value-type="currency" office:currency="USD" office:value="47916624" calcext:value-type="currency">
            <text:p>$47,916,624</text:p>
          </table:table-cell>
          <table:table-cell table:style-name="ce1020" office:value-type="currency" office:currency="USD" office:value="400000" calcext:value-type="currency">
            <text:p>$400,000</text:p>
          </table:table-cell>
          <table:table-cell table:style-name="ce1020" office:value-type="currency" office:currency="USD" office:value="41539443" calcext:value-type="currency">
            <text:p>$41,539,443</text:p>
          </table:table-cell>
          <table:table-cell table:style-name="ce1020" office:value-type="currency" office:currency="USD" office:value="44837264" calcext:value-type="currency">
            <text:p>$44,837,264</text:p>
          </table:table-cell>
          <table:table-cell table:style-name="ce1020" office:value-type="currency" office:currency="USD" office:value="17060412" calcext:value-type="currency">
            <text:p>$17,060,412</text:p>
          </table:table-cell>
          <table:table-cell table:style-name="ce1020" office:value-type="currency" office:currency="USD" office:value="36081955" calcext:value-type="currency">
            <text:p>$36,081,955</text:p>
          </table:table-cell>
          <table:table-cell table:style-name="ce1020" office:value-type="currency" office:currency="USD" office:value="8387635" calcext:value-type="currency">
            <text:p>$8,387,635</text:p>
          </table:table-cell>
          <table:table-cell table:style-name="ce1020" office:value-type="currency" office:currency="USD" office:value="32711734" calcext:value-type="currency">
            <text:p>$32,711,734</text:p>
          </table:table-cell>
          <table:table-cell table:style-name="ce1038" office:value-type="currency" office:currency="USD" office:value="43704197" calcext:value-type="currency">
            <text:p>$43,704,197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Borrowings on line of credit</text:p>
          </table:table-cell>
          <table:table-cell table:style-name="ce1020" office:value-type="currency" office:currency="USD" office:value="752042" calcext:value-type="currency">
            <text:p>$752,042</text:p>
          </table:table-cell>
          <table:table-cell table:style-name="ce1020" office:value-type="currency" office:currency="USD" office:value="435000" calcext:value-type="currency">
            <text:p>$435,000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Change in line of credit</text:p>
          </table:table-cell>
          <table:table-cell table:style-name="ce1020" table:number-columns-repeated="4"/>
          <table:table-cell table:style-name="ce1020" office:value-type="currency" office:currency="USD" office:value="1000000" calcext:value-type="currency">
            <text:p>$1,000,000</text:p>
          </table:table-cell>
          <table:table-cell table:style-name="ce1020" office:value-type="currency" office:currency="USD" office:value="-1000000" calcext:value-type="currency">
            <text:p>-$1,000,000</text:p>
          </table:table-cell>
          <table:table-cell table:style-name="ce1020" table:number-columns-repeated="8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Payments on lines of credit</text:p>
          </table:table-cell>
          <table:table-cell table:style-name="ce1020" office:value-type="currency" office:currency="USD" office:value="-752042" calcext:value-type="currency">
            <text:p>-$752,042</text:p>
          </table:table-cell>
          <table:table-cell table:style-name="ce1020" office:value-type="currency" office:currency="USD" office:value="-435000" calcext:value-type="currency">
            <text:p>-$435,000</text:p>
          </table:table-cell>
          <table:table-cell table:style-name="ce1020" table:number-columns-repeated="7"/>
          <table:table-cell table:style-name="ce1020" office:value-type="currency" office:currency="USD" office:value="-9700583" calcext:value-type="currency">
            <text:p>-$9,700,583</text:p>
          </table:table-cell>
          <table:table-cell table:style-name="ce1020" table:number-columns-repeated="4"/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Principal payments on notes payable</text:p>
          </table:table-cell>
          <table:table-cell table:style-name="ce1020"/>
          <table:table-cell table:style-name="ce1020" office:value-type="currency" office:currency="USD" office:value="-2907537" calcext:value-type="currency">
            <text:p>-$2,907,537</text:p>
          </table:table-cell>
          <table:table-cell table:style-name="ce1020" office:value-type="currency" office:currency="USD" office:value="-366667" calcext:value-type="currency">
            <text:p>-$366,667</text:p>
          </table:table-cell>
          <table:table-cell table:style-name="ce1020" office:value-type="currency" office:currency="USD" office:value="-236428" calcext:value-type="currency">
            <text:p>-$236,428</text:p>
          </table:table-cell>
          <table:table-cell table:style-name="ce1020" office:value-type="currency" office:currency="USD" office:value="-5494391" calcext:value-type="currency">
            <text:p>-$5,494,391</text:p>
          </table:table-cell>
          <table:table-cell table:style-name="ce1020" office:value-type="currency" office:currency="USD" office:value="-5775334" calcext:value-type="currency">
            <text:p>-$5,775,334</text:p>
          </table:table-cell>
          <table:table-cell table:style-name="ce1020" office:value-type="currency" office:currency="USD" office:value="-16114463" calcext:value-type="currency">
            <text:p>-$16,114,463</text:p>
          </table:table-cell>
          <table:table-cell table:style-name="ce1020" office:value-type="currency" office:currency="USD" office:value="-15734216" calcext:value-type="currency">
            <text:p>-$15,734,216</text:p>
          </table:table-cell>
          <table:table-cell table:style-name="ce1020" office:value-type="currency" office:currency="USD" office:value="-12471695" calcext:value-type="currency">
            <text:p>-$12,471,695</text:p>
          </table:table-cell>
          <table:table-cell table:style-name="ce1020"/>
          <table:table-cell table:style-name="ce1020" office:value-type="currency" office:currency="USD" office:value="-24321077" calcext:value-type="currency">
            <text:p>-$24,321,077</text:p>
          </table:table-cell>
          <table:table-cell table:style-name="ce1020" office:value-type="currency" office:currency="USD" office:value="-2841680" calcext:value-type="currency">
            <text:p>-$2,841,680</text:p>
          </table:table-cell>
          <table:table-cell table:style-name="ce1020" office:value-type="currency" office:currency="USD" office:value="-3646908" calcext:value-type="currency">
            <text:p>-$3,646,908</text:p>
          </table:table-cell>
          <table:table-cell table:style-name="ce1020" office:value-type="currency" office:currency="USD" office:value="-3547774" calcext:value-type="currency">
            <text:p>-$3,547,774</text:p>
          </table:table-cell>
          <table:table-cell table:style-name="ce1038" office:value-type="currency" office:currency="USD" office:value="-55749388" calcext:value-type="currency">
            <text:p>-$55,749,388</text:p>
          </table:table-cell>
          <table:table-cell table:number-columns-repeated="16368"/>
        </table:table-row>
        <table:table-row table:style-name="ro25">
          <table:table-cell table:style-name="ce1010" office:value-type="string" calcext:value-type="string">
            <text:p>Net cash provided (used) by financing activities</text:p>
          </table:table-cell>
          <table:table-cell table:style-name="ce1022" table:formula="of:=SUM([.B30:.B36])" office:value-type="currency" office:currency="USD" office:value="3849612" calcext:value-type="currency">
            <text:p>$3,849,612</text:p>
          </table:table-cell>
          <table:table-cell table:style-name="ce1022" table:formula="of:=SUM([.C30:.C36])" office:value-type="currency" office:currency="USD" office:value="11346946" calcext:value-type="currency">
            <text:p>$11,346,946</text:p>
          </table:table-cell>
          <table:table-cell table:style-name="ce1022" table:formula="of:=SUM([.D30:.D36])" office:value-type="currency" office:currency="USD" office:value="7879391" calcext:value-type="currency">
            <text:p>$7,879,391</text:p>
          </table:table-cell>
          <table:table-cell table:style-name="ce1022" table:formula="of:=SUM([.E30:.E36])" office:value-type="currency" office:currency="USD" office:value="12454691" calcext:value-type="currency">
            <text:p>$12,454,691</text:p>
          </table:table-cell>
          <table:table-cell table:style-name="ce1022" table:formula="of:=SUM([.F30:.F36])" office:value-type="currency" office:currency="USD" office:value="10814285" calcext:value-type="currency">
            <text:p>$10,814,285</text:p>
          </table:table-cell>
          <table:table-cell table:style-name="ce1022" table:formula="of:=SUM([.G30:.G36])" office:value-type="currency" office:currency="USD" office:value="9163316" calcext:value-type="currency">
            <text:p>$9,163,316</text:p>
          </table:table-cell>
          <table:table-cell table:style-name="ce1022" table:formula="of:=SUM([.H30:.H36])" office:value-type="currency" office:currency="USD" office:value="31667011" calcext:value-type="currency">
            <text:p>$31,667,011</text:p>
          </table:table-cell>
          <table:table-cell table:style-name="ce1022" table:formula="of:=SUM([.I30:.I36])" office:value-type="currency" office:currency="USD" office:value="-15320694" calcext:value-type="currency">
            <text:p>-$15,320,694</text:p>
          </table:table-cell>
          <table:table-cell table:style-name="ce1022" table:formula="of:=SUM([.J30:.J36])" office:value-type="currency" office:currency="USD" office:value="24334384" calcext:value-type="currency">
            <text:p>$24,334,384</text:p>
          </table:table-cell>
          <table:table-cell table:style-name="ce1022" table:formula="of:=SUM([.K30:.K36])" office:value-type="currency" office:currency="USD" office:value="29882746" calcext:value-type="currency">
            <text:p>$29,882,746</text:p>
          </table:table-cell>
          <table:table-cell table:style-name="ce1022" table:formula="of:=SUM([.L30:.L36])" office:value-type="currency" office:currency="USD" office:value="-8709927" calcext:value-type="currency">
            <text:p>-$8,709,927</text:p>
          </table:table-cell>
          <table:table-cell table:style-name="ce1022" table:formula="of:=SUM([.M30:.M36])" office:value-type="currency" office:currency="USD" office:value="33240275" calcext:value-type="currency">
            <text:p>$33,240,275</text:p>
          </table:table-cell>
          <table:table-cell table:style-name="ce1022" table:formula="of:=SUM([.N30:.N36])" office:value-type="currency" office:currency="USD" office:value="4740727" calcext:value-type="currency">
            <text:p>$4,740,727</text:p>
          </table:table-cell>
          <table:table-cell table:style-name="ce1022" table:formula="of:=SUM([.O30:.O36])" office:value-type="currency" office:currency="USD" office:value="29144605" calcext:value-type="currency">
            <text:p>$29,144,605</text:p>
          </table:table-cell>
          <table:table-cell table:style-name="ce1041" table:formula="of:=SUM([.P30:.P36])" office:value-type="currency" office:currency="USD" office:value="-12045191" calcext:value-type="currency">
            <text:p>-$12,045,191</text:p>
          </table:table-cell>
          <table:table-cell table:number-columns-repeated="16368"/>
        </table:table-row>
        <table:table-row table:style-name="ro25">
          <table:table-cell table:style-name="ce1011"/>
          <table:table-cell table:style-name="ce1023" table:number-columns-repeated="14"/>
          <table:table-cell table:style-name="ce1042"/>
          <table:table-cell table:style-name="ce994" table:number-columns-repeated="7"/>
          <table:table-cell table:number-columns-repeated="16361"/>
        </table:table-row>
        <table:table-row table:style-name="ro30">
          <table:table-cell table:style-name="ce1012" office:value-type="string" calcext:value-type="string">
            <text:p>Net increase in cash, cash equivalents and restricted cash</text:p>
          </table:table-cell>
          <table:table-cell table:style-name="ce1024" table:formula="of:=SUM([.B20];[.B28];[.B37];)" office:value-type="currency" office:currency="USD" office:value="1320" calcext:value-type="currency">
            <text:p>$1,320</text:p>
          </table:table-cell>
          <table:table-cell table:style-name="ce1024" table:formula="of:=SUM([.C20];[.C28];[.C37];)" office:value-type="currency" office:currency="USD" office:value="4614469" calcext:value-type="currency">
            <text:p>$4,614,469</text:p>
          </table:table-cell>
          <table:table-cell table:style-name="ce1024" office:value-type="currency" office:currency="USD" office:value="2385308" calcext:value-type="currency">
            <text:p>$2,385,308</text:p>
          </table:table-cell>
          <table:table-cell table:style-name="ce1024" table:formula="of:=SUM([.E20];[.E28];[.E37];)" office:value-type="currency" office:currency="USD" office:value="2368018" calcext:value-type="currency">
            <text:p>$2,368,018</text:p>
          </table:table-cell>
          <table:table-cell table:style-name="ce1024" table:formula="of:=SUM([.F20];[.F28];[.F37];)" office:value-type="currency" office:currency="USD" office:value="-196233" calcext:value-type="currency">
            <text:p>-$196,233</text:p>
          </table:table-cell>
          <table:table-cell table:style-name="ce1024" table:formula="of:=SUM([.G20];[.G28];[.G37];)" office:value-type="currency" office:currency="USD" office:value="5145073" calcext:value-type="currency">
            <text:p>$5,145,073</text:p>
          </table:table-cell>
          <table:table-cell table:style-name="ce1024" table:formula="of:=SUM([.H20];[.H28];[.H37];)" office:value-type="currency" office:currency="USD" office:value="18740950" calcext:value-type="currency">
            <text:p>$18,740,950</text:p>
          </table:table-cell>
          <table:table-cell table:style-name="ce1024" table:formula="of:=SUM([.I20];[.I28];[.I37];)" office:value-type="currency" office:currency="USD" office:value="-16986274" calcext:value-type="currency">
            <text:p>-$16,986,274</text:p>
          </table:table-cell>
          <table:table-cell table:style-name="ce1024" table:formula="of:=SUM([.J20];[.J28];[.J37];)" office:value-type="currency" office:currency="USD" office:value="8501001" calcext:value-type="currency">
            <text:p>$8,501,001</text:p>
          </table:table-cell>
          <table:table-cell table:style-name="ce1024" table:formula="of:=SUM([.K20];[.K28];[.K37];)" office:value-type="currency" office:currency="USD" office:value="18691545" calcext:value-type="currency">
            <text:p>$18,691,545</text:p>
          </table:table-cell>
          <table:table-cell table:style-name="ce1024" table:formula="of:=SUM([.L20];[.L28];[.L37];)" office:value-type="currency" office:currency="USD" office:value="-4441201" calcext:value-type="currency">
            <text:p>-$4,441,201</text:p>
          </table:table-cell>
          <table:table-cell table:style-name="ce1024" table:formula="of:=SUM([.M20];[.M28];[.M37];)" office:value-type="currency" office:currency="USD" office:value="-2950827" calcext:value-type="currency">
            <text:p>-$2,950,827</text:p>
          </table:table-cell>
          <table:table-cell table:style-name="ce1024" table:formula="of:=SUM([.N20];[.N28];[.N37];)" office:value-type="currency" office:currency="USD" office:value="1745865" calcext:value-type="currency">
            <text:p>$1,745,865</text:p>
          </table:table-cell>
          <table:table-cell table:style-name="ce1024" table:formula="of:=SUM([.O20];[.O28];[.O37];)" office:value-type="currency" office:currency="USD" office:value="12955437" calcext:value-type="currency">
            <text:p>$12,955,437</text:p>
          </table:table-cell>
          <table:table-cell table:style-name="ce1024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6368"/>
        </table:table-row>
        <table:table-row table:style-name="ro25">
          <table:table-cell table:style-name="ce1006" office:value-type="string" calcext:value-type="string">
            <text:p>Cash and cash equivalents , beginning of year</text:p>
          </table:table-cell>
          <table:table-cell table:style-name="ce1025" office:value-type="currency" office:currency="USD" office:value="0" calcext:value-type="currency">
            <text:p>$0</text:p>
          </table:table-cell>
          <table:table-cell table:style-name="ce1025" office:value-type="currency" office:currency="USD" office:value="1320" calcext:value-type="currency">
            <text:p>$1,320</text:p>
          </table:table-cell>
          <table:table-cell table:style-name="ce1025" table:formula="of:=[.C43]" office:value-type="currency" office:currency="USD" office:value="4615789" calcext:value-type="currency">
            <text:p>$4,615,789</text:p>
          </table:table-cell>
          <table:table-cell table:style-name="ce1025" table:formula="of:=[.D43]" office:value-type="currency" office:currency="USD" office:value="7001097" calcext:value-type="currency">
            <text:p>$7,001,097</text:p>
          </table:table-cell>
          <table:table-cell table:style-name="ce1025" table:formula="of:=[.E43]" office:value-type="currency" office:currency="USD" office:value="9369115" calcext:value-type="currency">
            <text:p>$9,369,115</text:p>
          </table:table-cell>
          <table:table-cell table:style-name="ce1025" table:formula="of:=[.F43]" office:value-type="currency" office:currency="USD" office:value="9172882" calcext:value-type="currency">
            <text:p>$9,172,882</text:p>
          </table:table-cell>
          <table:table-cell table:style-name="ce1025" table:formula="of:=[.G43]" office:value-type="currency" office:currency="USD" office:value="14317955" calcext:value-type="currency">
            <text:p>$14,317,955</text:p>
          </table:table-cell>
          <table:table-cell table:style-name="ce1025" table:formula="of:=[.H43]" office:value-type="currency" office:currency="USD" office:value="33058905" calcext:value-type="currency">
            <text:p>$33,058,905</text:p>
          </table:table-cell>
          <table:table-cell table:style-name="ce1025" table:formula="of:=[.I43]" office:value-type="currency" office:currency="USD" office:value="16072631" calcext:value-type="currency">
            <text:p>$16,072,631</text:p>
          </table:table-cell>
          <table:table-cell table:style-name="ce1025" table:formula="of:=[.J43]" office:value-type="currency" office:currency="USD" office:value="24573632" calcext:value-type="currency">
            <text:p>$24,573,632</text:p>
          </table:table-cell>
          <table:table-cell table:style-name="ce1025" table:formula="of:=[.K43]" office:value-type="currency" office:currency="USD" office:value="43265177" calcext:value-type="currency">
            <text:p>$43,265,177</text:p>
          </table:table-cell>
          <table:table-cell table:style-name="ce1025" table:formula="of:=[.L43]" office:value-type="currency" office:currency="USD" office:value="38823976" calcext:value-type="currency">
            <text:p>$38,823,976</text:p>
          </table:table-cell>
          <table:table-cell table:style-name="ce1025" table:formula="of:=[.M43]" office:value-type="currency" office:currency="USD" office:value="47017484" calcext:value-type="currency">
            <text:p>$47,017,484</text:p>
          </table:table-cell>
          <table:table-cell table:style-name="ce1025" table:formula="of:=[.N43]" office:value-type="currency" office:currency="USD" office:value="48763349" calcext:value-type="currency">
            <text:p>$48,763,349</text:p>
          </table:table-cell>
          <table:table-cell table:style-name="ce1025" table:formula="of:=[.O43]" office:value-type="currency" office:currency="USD" office:value="61718786" calcext:value-type="currency">
            <text:p>$61,718,786</text:p>
          </table:table-cell>
          <table:table-cell table:style-name="ce1029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Cash, and cash equivalents</text:p>
          </table:table-cell>
          <table:table-cell table:style-name="ce1020" table:number-columns-repeated="11"/>
          <table:table-cell table:style-name="ce1033" office:value-type="currency" office:currency="USD" office:value="34519662" calcext:value-type="currency">
            <text:p>$34,519,662</text:p>
          </table:table-cell>
          <table:table-cell table:style-name="ce1020" office:value-type="currency" office:currency="USD" office:value="36215753" calcext:value-type="currency">
            <text:p>$36,215,753</text:p>
          </table:table-cell>
          <table:table-cell table:style-name="ce1020" office:value-type="currency" office:currency="USD" office:value="47620276" calcext:value-type="currency">
            <text:p>$47,620,276</text:p>
          </table:table-cell>
          <table:table-cell table:style-name="ce1038" office:value-type="currency" office:currency="USD" office:value="48532010" calcext:value-type="currency">
            <text:p>$48,532,010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Restricted cash</text:p>
          </table:table-cell>
          <table:table-cell table:style-name="ce1020" table:number-columns-repeated="11"/>
          <table:table-cell table:style-name="ce1033" office:value-type="currency" office:currency="USD" office:value="12497822" calcext:value-type="currency">
            <text:p>$12,497,822</text:p>
          </table:table-cell>
          <table:table-cell table:style-name="ce1020" office:value-type="currency" office:currency="USD" office:value="12547596" calcext:value-type="currency">
            <text:p>$12,547,596</text:p>
          </table:table-cell>
          <table:table-cell table:style-name="ce1020" office:value-type="currency" office:currency="USD" office:value="14098510" calcext:value-type="currency">
            <text:p>$14,098,510</text:p>
          </table:table-cell>
          <table:table-cell table:style-name="ce1038" office:value-type="currency" office:currency="USD" office:value="9720654" calcext:value-type="currency">
            <text:p>$9,720,654</text:p>
          </table:table-cell>
          <table:table-cell table:number-columns-repeated="16368"/>
        </table:table-row>
        <table:table-row table:style-name="ro25">
          <table:table-cell table:style-name="ce1013" office:value-type="string" calcext:value-type="string">
            <text:p>Cash and cash equivalents, end of year</text:p>
          </table:table-cell>
          <table:table-cell table:style-name="ce1026" table:formula="of:=SUM([.B39];[.B40])" office:value-type="currency" office:currency="USD" office:value="1320" calcext:value-type="currency">
            <text:p>$1,320</text:p>
          </table:table-cell>
          <table:table-cell table:style-name="ce1026" table:formula="of:=SUM([.C39];[.C40])" office:value-type="currency" office:currency="USD" office:value="4615789" calcext:value-type="currency">
            <text:p>$4,615,789</text:p>
          </table:table-cell>
          <table:table-cell table:style-name="ce1026" table:formula="of:=SUM([.D39];[.D40])" office:value-type="currency" office:currency="USD" office:value="7001097" calcext:value-type="currency">
            <text:p>$7,001,097</text:p>
          </table:table-cell>
          <table:table-cell table:style-name="ce1026" table:formula="of:=SUM([.E39];[.E40])" office:value-type="currency" office:currency="USD" office:value="9369115" calcext:value-type="currency">
            <text:p>$9,369,115</text:p>
          </table:table-cell>
          <table:table-cell table:style-name="ce1026" table:formula="of:=SUM([.F39];[.F40])" office:value-type="currency" office:currency="USD" office:value="9172882" calcext:value-type="currency">
            <text:p>$9,172,882</text:p>
          </table:table-cell>
          <table:table-cell table:style-name="ce1026" table:formula="of:=SUM([.G39];[.G40])" office:value-type="currency" office:currency="USD" office:value="14317955" calcext:value-type="currency">
            <text:p>$14,317,955</text:p>
          </table:table-cell>
          <table:table-cell table:style-name="ce1026" table:formula="of:=SUM([.H39];[.H40])" office:value-type="currency" office:currency="USD" office:value="33058905" calcext:value-type="currency">
            <text:p>$33,058,905</text:p>
          </table:table-cell>
          <table:table-cell table:style-name="ce1026" table:formula="of:=SUM([.I39];[.I40])" office:value-type="currency" office:currency="USD" office:value="16072631" calcext:value-type="currency">
            <text:p>$16,072,631</text:p>
          </table:table-cell>
          <table:table-cell table:style-name="ce1026" table:formula="of:=SUM([.J39];[.J40])" office:value-type="currency" office:currency="USD" office:value="24573632" calcext:value-type="currency">
            <text:p>$24,573,632</text:p>
          </table:table-cell>
          <table:table-cell table:style-name="ce1026" table:formula="of:=SUM([.K39];[.K40])" office:value-type="currency" office:currency="USD" office:value="43265177" calcext:value-type="currency">
            <text:p>$43,265,177</text:p>
          </table:table-cell>
          <table:table-cell table:style-name="ce1026" table:formula="of:=SUM([.L39];[.L40])" office:value-type="currency" office:currency="USD" office:value="38823976" calcext:value-type="currency">
            <text:p>$38,823,976</text:p>
          </table:table-cell>
          <table:table-cell table:style-name="ce1026" table:formula="of:=SUM([.M41:.M42])" office:value-type="currency" office:currency="USD" office:value="47017484" calcext:value-type="currency">
            <text:p>$47,017,484</text:p>
          </table:table-cell>
          <table:table-cell table:style-name="ce1026" table:formula="of:=SUM([.N41:.N42])" office:value-type="currency" office:currency="USD" office:value="48763349" calcext:value-type="currency">
            <text:p>$48,763,349</text:p>
          </table:table-cell>
          <table:table-cell table:style-name="ce1026" table:formula="of:=SUM([.O39:.O40])" office:value-type="currency" office:currency="USD" office:value="61718786" calcext:value-type="currency">
            <text:p>$61,718,786</text:p>
          </table:table-cell>
          <table:table-cell table:style-name="ce1043" table:formula="of:=SUM([.P39:.P40])" office:value-type="currency" office:currency="USD" office:value="58252664" calcext:value-type="currency">
            <text:p>$58,252,664</text:p>
          </table:table-cell>
          <table:table-cell table:style-name="ce1029" table:number-columns-repeated="7"/>
          <table:table-cell table:number-columns-repeated="16361"/>
        </table:table-row>
        <table:table-row table:style-name="ro25">
          <table:table-cell table:style-name="ce1013"/>
          <table:table-cell table:style-name="ce1023" table:number-columns-repeated="14"/>
          <table:table-cell table:style-name="ce1042"/>
          <table:table-cell table:number-columns-repeated="16368"/>
        </table:table-row>
        <table:table-row table:style-name="ro25">
          <table:table-cell table:style-name="ce1006" office:value-type="string" calcext:value-type="string">
            <text:p>Non-cash investing activities</text:p>
          </table:table-cell>
          <table:table-cell table:style-name="ce1025" table:number-columns-repeated="14"/>
          <table:table-cell table:style-name="ce1044"/>
          <table:table-cell table:style-name="ce1029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Property and equipment financed through accounts payable</text:p>
          </table:table-cell>
          <table:table-cell table:style-name="ce1020"/>
          <table:table-cell table:style-name="ce1020" office:value-type="currency" office:currency="USD" office:value="1422036" calcext:value-type="currency">
            <text:p>$1,422,036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5">
          <table:table-cell table:style-name="ce1007"/>
          <table:table-cell table:style-name="ce1020" table:number-columns-repeated="14"/>
          <table:table-cell table:style-name="ce1038"/>
          <table:table-cell table:number-columns-repeated="16368"/>
        </table:table-row>
        <table:table-row table:style-name="ro25">
          <table:table-cell table:style-name="ce1014" office:value-type="string" calcext:value-type="string">
            <text:p>Supplemental Disclosures of Cash Flow Information</text:p>
          </table:table-cell>
          <table:table-cell table:style-name="ce1027" table:number-columns-repeated="14"/>
          <table:table-cell table:style-name="ce1045"/>
          <table:table-cell table:style-name="ce1029" table:number-columns-repeated="7"/>
          <table:table-cell table:number-columns-repeated="16361"/>
        </table:table-row>
        <table:table-row table:style-name="ro25">
          <table:table-cell table:style-name="ce1007" office:value-type="string" calcext:value-type="string">
            <text:p>Forgiveness of debt</text:p>
          </table:table-cell>
          <table:table-cell table:style-name="ce1020" table:number-columns-repeated="13"/>
          <table:table-cell table:style-name="ce1020" office:value-type="currency" office:currency="USD" office:value="1687635" calcext:value-type="currency">
            <text:p>$1,687,635</text:p>
          </table:table-cell>
          <table:table-cell table:style-name="ce1038"/>
          <table:table-cell table:number-columns-repeated="16368"/>
        </table:table-row>
        <table:table-row table:style-name="ro25">
          <table:table-cell table:style-name="ce1007" office:value-type="string" calcext:value-type="string">
            <text:p>Cash paid for interest (net of capitalized amount)</text:p>
          </table:table-cell>
          <table:table-cell table:style-name="ce1020" office:value-type="currency" office:currency="USD" office:value="21384" calcext:value-type="currency">
            <text:p>$21,384</text:p>
          </table:table-cell>
          <table:table-cell table:style-name="ce1020" office:value-type="currency" office:currency="USD" office:value="290260" calcext:value-type="currency">
            <text:p>$290,260</text:p>
          </table:table-cell>
          <table:table-cell table:style-name="ce1020" office:value-type="currency" office:currency="USD" office:value="595603" calcext:value-type="currency">
            <text:p>$595,603</text:p>
          </table:table-cell>
          <table:table-cell table:style-name="ce1020" office:value-type="currency" office:currency="USD" office:value="1145472" calcext:value-type="currency">
            <text:p>$1,145,472</text:p>
          </table:table-cell>
          <table:table-cell table:style-name="ce1020" office:value-type="currency" office:currency="USD" office:value="2300580" calcext:value-type="currency">
            <text:p>$2,300,580</text:p>
          </table:table-cell>
          <table:table-cell table:style-name="ce1020" office:value-type="currency" office:currency="USD" office:value="3066545" calcext:value-type="currency">
            <text:p>$3,066,545</text:p>
          </table:table-cell>
          <table:table-cell table:style-name="ce1020" office:value-type="currency" office:currency="USD" office:value="3715640" calcext:value-type="currency">
            <text:p>$3,715,640</text:p>
          </table:table-cell>
          <table:table-cell table:style-name="ce1020" office:value-type="currency" office:currency="USD" office:value="4975669" calcext:value-type="currency">
            <text:p>$4,975,669</text:p>
          </table:table-cell>
          <table:table-cell table:style-name="ce1020" office:value-type="currency" office:currency="USD" office:value="5376401" calcext:value-type="currency">
            <text:p>$5,376,401</text:p>
          </table:table-cell>
          <table:table-cell table:style-name="ce1020" office:value-type="currency" office:currency="USD" office:value="6734613" calcext:value-type="currency">
            <text:p>$6,734,613</text:p>
          </table:table-cell>
          <table:table-cell table:number-columns-repeated="2" table:style-name="ce1020" office:value-type="currency" office:currency="USD" office:value="7761957" calcext:value-type="currency">
            <text:p>$7,761,957</text:p>
          </table:table-cell>
          <table:table-cell table:style-name="ce1020" office:value-type="currency" office:currency="USD" office:value="9501979" calcext:value-type="currency">
            <text:p>$9,501,979</text:p>
          </table:table-cell>
          <table:table-cell table:style-name="ce1020" office:value-type="currency" office:currency="USD" office:value="9636799" calcext:value-type="currency">
            <text:p>$9,636,799</text:p>
          </table:table-cell>
          <table:table-cell table:style-name="ce1038" office:value-type="currency" office:currency="USD" office:value="11041165" calcext:value-type="currency">
            <text:p>$11,041,165</text:p>
          </table:table-cell>
          <table:table-cell table:number-columns-repeated="16368"/>
        </table:table-row>
        <table:table-row table:style-name="ro25">
          <table:table-cell table:style-name="ce1007" office:value-type="string" calcext:value-type="string">
            <text:p>Capitalized Interest</text:p>
          </table:table-cell>
          <table:table-cell table:style-name="ce1020" table:number-columns-repeated="2"/>
          <table:table-cell table:style-name="ce1020" office:value-type="currency" office:currency="USD" office:value="24426" calcext:value-type="currency">
            <text:p>$24,426</text:p>
          </table:table-cell>
          <table:table-cell table:style-name="ce1020" office:value-type="currency" office:currency="USD" office:value="152186" calcext:value-type="currency">
            <text:p>$152,186</text:p>
          </table:table-cell>
          <table:table-cell table:style-name="ce1020" office:value-type="currency" office:currency="USD" office:value="120316" calcext:value-type="currency">
            <text:p>$120,316</text:p>
          </table:table-cell>
          <table:table-cell table:style-name="ce1020" office:value-type="currency" office:currency="USD" office:value="18764" calcext:value-type="currency">
            <text:p>$18,764</text:p>
          </table:table-cell>
          <table:table-cell table:style-name="ce1020" office:value-type="currency" office:currency="USD" office:value="162839" calcext:value-type="currency">
            <text:p>$162,839</text:p>
          </table:table-cell>
          <table:table-cell table:style-name="ce1020" office:value-type="currency" office:currency="USD" office:value="130319" calcext:value-type="currency">
            <text:p>$130,319</text:p>
          </table:table-cell>
          <table:table-cell table:style-name="ce1020" office:value-type="currency" office:currency="USD" office:value="130858" calcext:value-type="currency">
            <text:p>$130,858</text:p>
          </table:table-cell>
          <table:table-cell table:style-name="ce1020" office:value-type="currency" office:currency="USD" office:value="111379" calcext:value-type="currency">
            <text:p>$111,379</text:p>
          </table:table-cell>
          <table:table-cell table:style-name="ce1033" office:value-type="currency" office:currency="USD" office:value="28050" calcext:value-type="currency">
            <text:p>$28,050</text:p>
          </table:table-cell>
          <table:table-cell table:style-name="ce1020" office:value-type="currency" office:currency="USD" office:value="28050" calcext:value-type="currency">
            <text:p>$28,050</text:p>
          </table:table-cell>
          <table:table-cell table:style-name="ce1020" table:number-columns-repeated="2"/>
          <table:table-cell table:style-name="ce1038"/>
          <table:table-cell table:number-columns-repeated="16368"/>
        </table:table-row>
        <table:table-row table:style-name="ro25">
          <table:table-cell table:style-name="ce1015"/>
          <table:table-cell table:style-name="ce1028" table:number-columns-repeated="13"/>
          <table:table-cell table:style-name="ce1034"/>
          <table:table-cell table:style-name="ce1046"/>
          <table:table-cell table:number-columns-repeated="16368"/>
        </table:table-row>
        <table:table-row table:style-name="ro25">
          <table:table-cell table:style-name="ce1016" office:value-type="string" calcext:value-type="string">
            <text:p>Notes</text:p>
          </table:table-cell>
          <table:table-cell table:style-name="ce1029" table:number-columns-repeated="13"/>
          <table:table-cell table:style-name="ce1035"/>
          <table:table-cell table:style-name="ce1047"/>
          <table:table-cell table:style-name="ce1029" table:number-columns-repeated="7"/>
          <table:table-cell table:number-columns-repeated="16361"/>
        </table:table-row>
        <table:table-row table:style-name="ro31">
          <table:table-cell table:style-name="ce1007" office:value-type="string" calcext:value-type="string">
            <text:p>Totals may not add <text:s/>up exactly because small entries may have been omitted.</text:p>
          </table:table-cell>
          <table:table-cell table:style-name="ce1030" table:number-columns-repeated="13"/>
          <table:table-cell table:style-name="ce1034"/>
          <table:table-cell table:style-name="ce1046"/>
          <table:table-cell table:style-name="ce1050" table:number-columns-repeated="7"/>
          <table:table-cell table:number-columns-repeated="16361"/>
        </table:table-row>
        <table:table-row table:style-name="ro25">
          <table:table-cell table:style-name="ce1017" office:value-type="string" calcext:value-type="string">
            <text:p>Some related entries have been combined.</text:p>
          </table:table-cell>
          <table:table-cell table:style-name="ce1031" table:number-columns-repeated="13"/>
          <table:table-cell table:style-name="ce1036"/>
          <table:table-cell table:style-name="ce1048"/>
          <table:table-cell table:style-name="ce1050" table:number-columns-repeated="7"/>
          <table:table-cell table:number-columns-repeated="16361"/>
        </table:table-row>
        <table:table-row table:style-name="ro25">
          <table:table-cell table:style-name="ce1018"/>
          <table:table-cell table:number-columns-repeated="13"/>
          <table:table-cell table:style-name="ce1034"/>
          <table:table-cell table:style-name="ce1049"/>
          <table:table-cell table:number-columns-repeated="16368"/>
        </table:table-row>
        <table:table-row table:style-name="ro30" table:number-rows-repeated="940">
          <table:table-cell table:style-name="ce1018"/>
          <table:table-cell table:number-columns-repeated="13"/>
          <table:table-cell table:style-name="ce1034"/>
          <table:table-cell table:style-name="ce1049"/>
          <table:table-cell table:number-columns-repeated="16368"/>
        </table:table-row>
        <table:table-row table:style-name="ro24" table:number-rows-repeated="104757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unctional Ex" table:style-name="ta7">
        <table:table-column table:style-name="co32" table:default-cell-style-name="Default"/>
        <table:table-column table:style-name="co33" table:number-columns-repeated="4" table:default-cell-style-name="Default"/>
        <table:table-column table:style-name="co28" table:default-cell-style-name="Default"/>
        <table:table-column table:style-name="co31" table:number-columns-repeated="20" table:default-cell-style-name="Default"/>
        <table:table-column table:style-name="co10" table:number-columns-repeated="16358" table:default-cell-style-name="Default"/>
        <table:table-row table:style-name="ro32">
          <table:table-cell table:style-name="ce1051" office:value-type="string" calcext:value-type="string">
            <text:p>Year Ending, 30 June</text:p>
          </table:table-cell>
          <table:table-cell table:style-name="ce1055" office:value-type="float" office:value="2019" calcext:value-type="float">
            <text:p>2019</text:p>
          </table:table-cell>
          <table:table-cell table:style-name="ce1055" office:value-type="float" office:value="2020" calcext:value-type="float">
            <text:p>2020</text:p>
          </table:table-cell>
          <table:table-cell table:style-name="ce1055" office:value-type="float" office:value="2021" calcext:value-type="float">
            <text:p>2021</text:p>
          </table:table-cell>
          <table:table-cell table:style-name="ce1055" office:value-type="float" office:value="2022" calcext:value-type="float">
            <text:p>2022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Salaries</text:p>
          </table:table-cell>
          <table:table-cell table:style-name="ce1033" office:value-type="currency" office:currency="USD" office:value="54294263" calcext:value-type="currency">
            <text:p>$54,294,263</text:p>
          </table:table-cell>
          <table:table-cell table:style-name="ce1033" office:value-type="currency" office:currency="USD" office:value="62373909" calcext:value-type="currency">
            <text:p>$62,373,909</text:p>
          </table:table-cell>
          <table:table-cell table:style-name="ce1033" office:value-type="currency" office:currency="USD" office:value="66828182" calcext:value-type="currency">
            <text:p>$66,828,182</text:p>
          </table:table-cell>
          <table:table-cell table:style-name="ce1033" office:value-type="currency" office:currency="USD" office:value="81042560" calcext:value-type="currency">
            <text:p>$81,042,560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Employee Benefits</text:p>
          </table:table-cell>
          <table:table-cell table:style-name="ce1033" office:value-type="currency" office:currency="USD" office:value="6428104" calcext:value-type="currency">
            <text:p>$6,428,104</text:p>
          </table:table-cell>
          <table:table-cell table:style-name="ce1033" office:value-type="currency" office:currency="USD" office:value="7562911" calcext:value-type="currency">
            <text:p>$7,562,911</text:p>
          </table:table-cell>
          <table:table-cell table:style-name="ce1033" office:value-type="currency" office:currency="USD" office:value="9730733" calcext:value-type="currency">
            <text:p>$9,730,733</text:p>
          </table:table-cell>
          <table:table-cell table:style-name="ce1033" office:value-type="currency" office:currency="USD" office:value="9464728" calcext:value-type="currency">
            <text:p>$9,464,728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Pension</text:p>
          </table:table-cell>
          <table:table-cell table:style-name="ce1033" office:value-type="currency" office:currency="USD" office:value="3879706" calcext:value-type="currency">
            <text:p>$3,879,706</text:p>
          </table:table-cell>
          <table:table-cell table:style-name="ce1033" office:value-type="currency" office:currency="USD" office:value="4545283" calcext:value-type="currency">
            <text:p>$4,545,283</text:p>
          </table:table-cell>
          <table:table-cell table:style-name="ce1033" office:value-type="currency" office:currency="USD" office:value="5511783" calcext:value-type="currency">
            <text:p>$5,511,783</text:p>
          </table:table-cell>
          <table:table-cell table:style-name="ce1033" office:value-type="currency" office:currency="USD" office:value="6416455" calcext:value-type="currency">
            <text:p>$6,416,455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Payroll Taxes</text:p>
          </table:table-cell>
          <table:table-cell table:style-name="ce1033" office:value-type="currency" office:currency="USD" office:value="3030272" calcext:value-type="currency">
            <text:p>$3,030,272</text:p>
          </table:table-cell>
          <table:table-cell table:style-name="ce1033" office:value-type="currency" office:currency="USD" office:value="3488943" calcext:value-type="currency">
            <text:p>$3,488,943</text:p>
          </table:table-cell>
          <table:table-cell table:style-name="ce1033" office:value-type="currency" office:currency="USD" office:value="3521365" calcext:value-type="currency">
            <text:p>$3,521,365</text:p>
          </table:table-cell>
          <table:table-cell table:style-name="ce1033" office:value-type="currency" office:currency="USD" office:value="4223462" calcext:value-type="currency">
            <text:p>$4,223,462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Management Fees</text:p>
          </table:table-cell>
          <table:table-cell table:number-columns-repeated="2" table:style-name="ce1033" office:value-type="string" calcext:value-type="string">
            <text:p>-</text:p>
          </table:table-cell>
          <table:table-cell table:style-name="ce1033" table:number-columns-repeated="2"/>
          <table:table-cell table:number-columns-repeated="16379"/>
        </table:table-row>
        <table:table-row table:style-name="ro32">
          <table:table-cell table:style-name="ce1052" office:value-type="string" calcext:value-type="string">
            <text:p>District Fee</text:p>
          </table:table-cell>
          <table:table-cell table:style-name="ce1033" office:value-type="currency" office:currency="USD" office:value="1275290" calcext:value-type="currency">
            <text:p>$1,275,290</text:p>
          </table:table-cell>
          <table:table-cell table:style-name="ce1033" office:value-type="currency" office:currency="USD" office:value="955533" calcext:value-type="currency">
            <text:p>$955,533</text:p>
          </table:table-cell>
          <table:table-cell table:style-name="ce1033" office:value-type="currency" office:currency="USD" office:value="1183610" calcext:value-type="currency">
            <text:p>$1,183,610</text:p>
          </table:table-cell>
          <table:table-cell table:style-name="ce1033" office:value-type="currency" office:currency="USD" office:value="1642503" calcext:value-type="currency">
            <text:p>$1,642,503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Accounting Expenses</text:p>
          </table:table-cell>
          <table:table-cell table:style-name="ce1033" office:value-type="currency" office:currency="USD" office:value="166059" calcext:value-type="currency">
            <text:p>$166,059</text:p>
          </table:table-cell>
          <table:table-cell table:style-name="ce1033" office:value-type="currency" office:currency="USD" office:value="423683" calcext:value-type="currency">
            <text:p>$423,683</text:p>
          </table:table-cell>
          <table:table-cell table:style-name="ce1033" office:value-type="currency" office:currency="USD" office:value="264784" calcext:value-type="currency">
            <text:p>$264,784</text:p>
          </table:table-cell>
          <table:table-cell table:style-name="ce1033" office:value-type="currency" office:currency="USD" office:value="848221" calcext:value-type="currency">
            <text:p>$848,221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Legal Expenses</text:p>
          </table:table-cell>
          <table:table-cell table:style-name="ce1033" office:value-type="currency" office:currency="USD" office:value="457817" calcext:value-type="currency">
            <text:p>$457,817</text:p>
          </table:table-cell>
          <table:table-cell table:style-name="ce1033" office:value-type="currency" office:currency="USD" office:value="637787" calcext:value-type="currency">
            <text:p>$637,787</text:p>
          </table:table-cell>
          <table:table-cell table:style-name="ce1033" office:value-type="currency" office:currency="USD" office:value="894912" calcext:value-type="currency">
            <text:p>$894,912</text:p>
          </table:table-cell>
          <table:table-cell table:style-name="ce1033" office:value-type="currency" office:currency="USD" office:value="809606" calcext:value-type="currency">
            <text:p>$809,606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Instructional Materials</text:p>
          </table:table-cell>
          <table:table-cell table:style-name="ce1033" office:value-type="currency" office:currency="USD" office:value="3593898" calcext:value-type="currency">
            <text:p>$3,593,898</text:p>
          </table:table-cell>
          <table:table-cell table:style-name="ce1033" office:value-type="currency" office:currency="USD" office:value="3316399" calcext:value-type="currency">
            <text:p>$3,316,399</text:p>
          </table:table-cell>
          <table:table-cell table:style-name="ce1033" office:value-type="currency" office:currency="USD" office:value="2948451" calcext:value-type="currency">
            <text:p>$2,948,451</text:p>
          </table:table-cell>
          <table:table-cell table:style-name="ce1033" office:value-type="currency" office:currency="USD" office:value="4795970" calcext:value-type="currency">
            <text:p>$4,795,970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Other Fees For Services</text:p>
          </table:table-cell>
          <table:table-cell table:style-name="ce1033" office:value-type="currency" office:currency="USD" office:value="14590025" calcext:value-type="currency">
            <text:p>$14,590,025</text:p>
          </table:table-cell>
          <table:table-cell table:style-name="ce1033" office:value-type="currency" office:currency="USD" office:value="17967479" calcext:value-type="currency">
            <text:p>$17,967,479</text:p>
          </table:table-cell>
          <table:table-cell table:style-name="ce1033" office:value-type="currency" office:currency="USD" office:value="17164978" calcext:value-type="currency">
            <text:p>$17,164,978</text:p>
          </table:table-cell>
          <table:table-cell table:style-name="ce1033" office:value-type="currency" office:currency="USD" office:value="24909490" calcext:value-type="currency">
            <text:p>$24,909,490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Advertising</text:p>
          </table:table-cell>
          <table:table-cell table:style-name="ce1033" office:value-type="currency" office:currency="USD" office:value="251310" calcext:value-type="currency">
            <text:p>$251,310</text:p>
          </table:table-cell>
          <table:table-cell table:style-name="ce1033" office:value-type="currency" office:currency="USD" office:value="118555" calcext:value-type="currency">
            <text:p>$118,555</text:p>
          </table:table-cell>
          <table:table-cell table:style-name="ce1033" office:value-type="currency" office:currency="USD" office:value="81334" calcext:value-type="currency">
            <text:p>$81,334</text:p>
          </table:table-cell>
          <table:table-cell table:style-name="ce1033" office:value-type="currency" office:currency="USD" office:value="210761" calcext:value-type="currency">
            <text:p>$210,761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Office Expenses</text:p>
          </table:table-cell>
          <table:table-cell table:style-name="ce1033" office:value-type="currency" office:currency="USD" office:value="2481166" calcext:value-type="currency">
            <text:p>$2,481,166</text:p>
          </table:table-cell>
          <table:table-cell table:style-name="ce1033" office:value-type="currency" office:currency="USD" office:value="2906902" calcext:value-type="currency">
            <text:p>$2,906,902</text:p>
          </table:table-cell>
          <table:table-cell table:style-name="ce1033" office:value-type="currency" office:currency="USD" office:value="2229970" calcext:value-type="currency">
            <text:p>$2,229,970</text:p>
          </table:table-cell>
          <table:table-cell table:style-name="ce1033" office:value-type="currency" office:currency="USD" office:value="3705681" calcext:value-type="currency">
            <text:p>$3,705,681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Information Technology</text:p>
          </table:table-cell>
          <table:table-cell table:style-name="ce1033" office:value-type="currency" office:currency="USD" office:value="3806135" calcext:value-type="currency">
            <text:p>$3,806,135</text:p>
          </table:table-cell>
          <table:table-cell table:style-name="ce1033" office:value-type="currency" office:currency="USD" office:value="3413075" calcext:value-type="currency">
            <text:p>$3,413,075</text:p>
          </table:table-cell>
          <table:table-cell table:style-name="ce1033" office:value-type="currency" office:currency="USD" office:value="7263178" calcext:value-type="currency">
            <text:p>$7,263,178</text:p>
          </table:table-cell>
          <table:table-cell table:style-name="ce1033" office:value-type="currency" office:currency="USD" office:value="5960090" calcext:value-type="currency">
            <text:p>$5,960,090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Printing and Postage</text:p>
          </table:table-cell>
          <table:table-cell table:style-name="ce1033" office:value-type="currency" office:currency="USD" office:value="328479" calcext:value-type="currency">
            <text:p>$328,479</text:p>
          </table:table-cell>
          <table:table-cell table:style-name="ce1033" office:value-type="currency" office:currency="USD" office:value="395094" calcext:value-type="currency">
            <text:p>$395,094</text:p>
          </table:table-cell>
          <table:table-cell table:style-name="ce1033" office:value-type="currency" office:currency="USD" office:value="250472" calcext:value-type="currency">
            <text:p>$250,472</text:p>
          </table:table-cell>
          <table:table-cell table:style-name="ce1033" office:value-type="currency" office:currency="USD" office:value="407136" calcext:value-type="currency">
            <text:p>$407,136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Occupancy</text:p>
          </table:table-cell>
          <table:table-cell table:style-name="ce1033" office:value-type="currency" office:currency="USD" office:value="10075489" calcext:value-type="currency">
            <text:p>$10,075,489</text:p>
          </table:table-cell>
          <table:table-cell table:style-name="ce1033" office:value-type="currency" office:currency="USD" office:value="7597805" calcext:value-type="currency">
            <text:p>$7,597,805</text:p>
          </table:table-cell>
          <table:table-cell table:style-name="ce1033" office:value-type="currency" office:currency="USD" office:value="8941605" calcext:value-type="currency">
            <text:p>$8,941,605</text:p>
          </table:table-cell>
          <table:table-cell table:style-name="ce1033" office:value-type="currency" office:currency="USD" office:value="11165624" calcext:value-type="currency">
            <text:p>$11,165,624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Travel</text:p>
          </table:table-cell>
          <table:table-cell table:style-name="ce1033" office:value-type="currency" office:currency="USD" office:value="2125714" calcext:value-type="currency">
            <text:p>$2,125,714</text:p>
          </table:table-cell>
          <table:table-cell table:style-name="ce1033" office:value-type="currency" office:currency="USD" office:value="1954354" calcext:value-type="currency">
            <text:p>$1,954,354</text:p>
          </table:table-cell>
          <table:table-cell table:style-name="ce1033" office:value-type="currency" office:currency="USD" office:value="785025" calcext:value-type="currency">
            <text:p>$785,025</text:p>
          </table:table-cell>
          <table:table-cell table:style-name="ce1033" office:value-type="currency" office:currency="USD" office:value="2635011" calcext:value-type="currency">
            <text:p>$2,635,011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Conferences and Meetings</text:p>
          </table:table-cell>
          <table:table-cell table:style-name="ce1033" office:value-type="currency" office:currency="USD" office:value="49276" calcext:value-type="currency">
            <text:p>$49,276</text:p>
          </table:table-cell>
          <table:table-cell table:style-name="ce1033" office:value-type="currency" office:currency="USD" office:value="16520" calcext:value-type="currency">
            <text:p>$16,520</text:p>
          </table:table-cell>
          <table:table-cell table:style-name="ce1033" office:value-type="currency" office:currency="USD" office:value="21273" calcext:value-type="currency">
            <text:p>$21,273</text:p>
          </table:table-cell>
          <table:table-cell table:style-name="ce1033" office:value-type="currency" office:currency="USD" office:value="25654" calcext:value-type="currency">
            <text:p>$25,654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Insurance</text:p>
          </table:table-cell>
          <table:table-cell table:style-name="ce1033" office:value-type="currency" office:currency="USD" office:value="410924" calcext:value-type="currency">
            <text:p>$410,924</text:p>
          </table:table-cell>
          <table:table-cell table:style-name="ce1033" office:value-type="currency" office:currency="USD" office:value="528233" calcext:value-type="currency">
            <text:p>$528,233</text:p>
          </table:table-cell>
          <table:table-cell table:style-name="ce1033" office:value-type="currency" office:currency="USD" office:value="614141" calcext:value-type="currency">
            <text:p>$614,141</text:p>
          </table:table-cell>
          <table:table-cell table:style-name="ce1033" office:value-type="currency" office:currency="USD" office:value="970539" calcext:value-type="currency">
            <text:p>$970,539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Bad Debt</text:p>
          </table:table-cell>
          <table:table-cell table:style-name="ce1033" office:value-type="currency" office:currency="USD" office:value="606798" calcext:value-type="currency">
            <text:p>$606,798</text:p>
          </table:table-cell>
          <table:table-cell table:style-name="ce1033" office:value-type="currency" office:currency="USD" office:value="47124" calcext:value-type="currency">
            <text:p>$47,124</text:p>
          </table:table-cell>
          <table:table-cell table:style-name="ce1033" table:number-columns-repeated="2"/>
          <table:table-cell table:number-columns-repeated="16379"/>
        </table:table-row>
        <table:table-row table:style-name="ro32">
          <table:table-cell table:style-name="ce1052" office:value-type="string" calcext:value-type="string">
            <text:p>Depreciation and Amortization</text:p>
          </table:table-cell>
          <table:table-cell table:style-name="ce1033" office:value-type="currency" office:currency="USD" office:value="3730769" calcext:value-type="currency">
            <text:p>$3,730,769</text:p>
          </table:table-cell>
          <table:table-cell table:style-name="ce1033" office:value-type="currency" office:currency="USD" office:value="4569248" calcext:value-type="currency">
            <text:p>$4,569,248</text:p>
          </table:table-cell>
          <table:table-cell table:style-name="ce1033" office:value-type="currency" office:currency="USD" office:value="4919017" calcext:value-type="currency">
            <text:p>$4,919,017</text:p>
          </table:table-cell>
          <table:table-cell table:style-name="ce1033" office:value-type="currency" office:currency="USD" office:value="6801509" calcext:value-type="currency">
            <text:p>$6,801,509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Interest Expense</text:p>
          </table:table-cell>
          <table:table-cell table:style-name="ce1033" office:value-type="currency" office:currency="USD" office:value="7957256" calcext:value-type="currency">
            <text:p>$7,957,256</text:p>
          </table:table-cell>
          <table:table-cell table:style-name="ce1033" office:value-type="currency" office:currency="USD" office:value="9568359" calcext:value-type="currency">
            <text:p>$9,568,359</text:p>
          </table:table-cell>
          <table:table-cell table:style-name="ce1033" office:value-type="currency" office:currency="USD" office:value="10161272" calcext:value-type="currency">
            <text:p>$10,161,272</text:p>
          </table:table-cell>
          <table:table-cell table:style-name="ce1033" office:value-type="currency" office:currency="USD" office:value="10943932" calcext:value-type="currency">
            <text:p>$10,943,932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Capital Expenses</text:p>
          </table:table-cell>
          <table:table-cell table:style-name="ce1033" office:value-type="currency" office:currency="USD" office:value="1598061" calcext:value-type="currency">
            <text:p>$1,598,061</text:p>
          </table:table-cell>
          <table:table-cell table:style-name="ce1033" office:value-type="currency" office:currency="USD" office:value="218054" calcext:value-type="currency">
            <text:p>$218,054</text:p>
          </table:table-cell>
          <table:table-cell table:style-name="ce1033" office:value-type="currency" office:currency="USD" office:value="38413" calcext:value-type="currency">
            <text:p>$38,413</text:p>
          </table:table-cell>
          <table:table-cell table:style-name="ce1033" office:value-type="currency" office:currency="USD" office:value="151922" calcext:value-type="currency">
            <text:p>$151,922</text:p>
          </table:table-cell>
          <table:table-cell table:number-columns-repeated="16379"/>
        </table:table-row>
        <table:table-row table:style-name="ro32">
          <table:table-cell table:style-name="ce1052" office:value-type="string" calcext:value-type="string">
            <text:p>Grants to School</text:p>
          </table:table-cell>
          <table:table-cell table:style-name="ce1033" table:number-columns-repeated="4"/>
          <table:table-cell table:number-columns-repeated="16379"/>
        </table:table-row>
        <table:table-row table:style-name="ro32">
          <table:table-cell table:style-name="ce1052" office:value-type="string" calcext:value-type="string">
            <text:p>Other Expenses</text:p>
          </table:table-cell>
          <table:table-cell table:style-name="ce1033" office:value-type="currency" office:currency="USD" office:value="13208921" calcext:value-type="currency">
            <text:p>$13,208,921</text:p>
          </table:table-cell>
          <table:table-cell table:style-name="ce1033" office:value-type="currency" office:currency="USD" office:value="10137128" calcext:value-type="currency">
            <text:p>$10,137,128</text:p>
          </table:table-cell>
          <table:table-cell table:style-name="ce1033" office:value-type="currency" office:currency="USD" office:value="5044625" calcext:value-type="currency">
            <text:p>$5,044,625</text:p>
          </table:table-cell>
          <table:table-cell table:style-name="ce1033" office:value-type="currency" office:currency="USD" office:value="12181105" calcext:value-type="currency">
            <text:p>$12,181,105</text:p>
          </table:table-cell>
          <table:table-cell table:number-columns-repeated="16379"/>
        </table:table-row>
        <table:table-row table:style-name="ro32">
          <table:table-cell table:style-name="ce1052"/>
          <table:table-cell table:style-name="ce1033" table:number-columns-repeated="4"/>
          <table:table-cell table:number-columns-repeated="16379"/>
        </table:table-row>
        <table:table-row table:style-name="ro32">
          <table:table-cell table:style-name="ce1053" office:value-type="string" calcext:value-type="string">
            <text:p>Total</text:p>
          </table:table-cell>
          <table:table-cell table:style-name="ce1056" table:formula="of:=SUM([.B2:.B25])" office:value-type="currency" office:currency="USD" office:value="134345732" calcext:value-type="currency">
            <text:p>$134,345,732</text:p>
          </table:table-cell>
          <table:table-cell table:style-name="ce1056" table:formula="of:=SUM([.C2:.C25])" office:value-type="currency" office:currency="USD" office:value="142742378" calcext:value-type="currency">
            <text:p>$142,742,378</text:p>
          </table:table-cell>
          <table:table-cell table:style-name="ce1056" table:formula="of:=SUM([.D2:.D25])" office:value-type="currency" office:currency="USD" office:value="148399123" calcext:value-type="currency">
            <text:p>$148,399,123</text:p>
          </table:table-cell>
          <table:table-cell table:style-name="ce1056" table:formula="of:=SUM([.E2:.E25])" office:value-type="currency" office:currency="USD" office:value="189311959" calcext:value-type="currency">
            <text:p>$189,311,959</text:p>
          </table:table-cell>
          <table:table-cell table:number-columns-repeated="16379"/>
        </table:table-row>
        <table:table-row table:style-name="ro32">
          <table:table-cell table:style-name="ce1054"/>
          <table:table-cell table:style-name="ce1033" table:number-columns-repeated="4"/>
          <table:table-cell table:number-columns-repeated="16379"/>
        </table:table-row>
        <table:table-row table:style-name="ro32">
          <table:table-cell table:style-name="ce1052" office:value-type="string" calcext:value-type="string">
            <text:p>Eliminations</text:p>
          </table:table-cell>
          <table:table-cell table:style-name="ce1033" office:value-type="currency" office:currency="USD" office:value="36290573" calcext:value-type="currency">
            <text:p>$36,290,573</text:p>
          </table:table-cell>
          <table:table-cell table:style-name="ce1033" office:value-type="currency" office:currency="USD" office:value="36976313" calcext:value-type="currency">
            <text:p>$36,976,313</text:p>
          </table:table-cell>
          <table:table-cell table:style-name="ce1033"/>
          <table:table-cell table:style-name="ce1033" office:value-type="currency" office:currency="USD" office:value="42697311" calcext:value-type="currency">
            <text:p>$42,697,311</text:p>
          </table:table-cell>
          <table:table-cell table:number-columns-repeated="16379"/>
        </table:table-row>
        <table:table-row table:style-name="ro32" table:number-rows-repeated="971">
          <table:table-cell table:number-columns-repeated="16384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>
        <table:named-range table:name="SB740_Leases" table:base-cell-address="$Dashboard.$A$1" table:cell-range-address="$Dashboard.$A$113:.$H$2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 </number:text>
      <number:month number:textual="true"/>
      <number:text> </number:text>
      <number:year number:style="long"/>
    </number:date-style>
    <number:date-style style:name="N169">
      <number:month number:style="long" number:textual="true"/>
      <number:text> </number:text>
      <number:year number:style="long"/>
    </number:date-style>
    <number:date-style style:name="N170">
      <number:month number:textual="true"/>
      <number:text> </number:text>
      <number:year number:style="long"/>
    </number:date-style>
    <number:number-style style:name="N171">
      <number:text>$</number:text>
      <number:number number:decimal-places="2" number:min-decimal-places="2" number:min-integer-digits="1" number:grouping="true"/>
    </number:number-style>
    <number:date-style style:name="N172">
      <number:year number:style="long"/>
      <number:text>-</number:text>
      <number:month/>
    </number:date-style>
    <number:currency-style style:name="N173">
      <number:currency-symbol>$</number:currency-symbol>
      <number:number number:decimal-places="0" number:min-decimal-places="0" number:min-integer-digits="1" number:grouping="true"/>
    </number:currency-style>
    <number:number-style style:name="N174">
      <number:text>$</number:text>
      <number:number number:decimal-places="0" number:min-decimal-places="0" number:min-integer-digits="1" number:grouping="true"/>
    </number:number-style>
    <number:date-style style:name="N175">
      <number:month number:style="long" number:textual="true"/>
      <number:text> </number:text>
      <number:day/>
    </number:dat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">
      <number:text>$ 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5:56:09.0060159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Debt" style:display-name="PageStyle_RSEA 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20T14:43:43.345911002</dc:date>
    <dc:creator>Vladimir Ivanović</dc:creator>
    <meta:editing-duration>PT3H9M31S</meta:editing-duration>
    <meta:editing-cycles>7</meta:editing-cycles>
    <meta:document-statistic meta:table-count="7" meta:cell-count="420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5cm" svg:height="11.245cm" xlink:href=".." xlink:type="simple" chart:class="chart:line" chart:style-name="ch1">
        <chart:title svg:x="2.721cm" svg:y="0.359cm" chart:style-name="ch2">
          <text:p>Rocketship Total Indebtedness, 2012-2022</text:p>
        </chart:title>
        <chart:subtitle svg:x="0cm" svg:y="0cm" chart:style-name="ch3">
          <text:p/>
        </chart:subtitle>
        <chart:legend chart:legend-position="end" svg:x="15.392cm" svg:y="5.334cm" style:legend-expansion="high" chart:style-name="ch4"/>
        <chart:plot-area chart:style-name="ch5" table:cell-range-address="'Debt Summaries'.H3:'Debt Summaries'.I14" chart:data-source-has-labels="column" svg:x="0.363cm" svg:y="1.806cm" svg:width="14.666cm" svg:height="9.215cm">
          <chart:coordinate-region svg:x="2.253cm" svg:y="1.995cm" svg:width="12.776cm" svg:height="8.462cm"/>
          <chart:axis chart:dimension="x" chart:name="primary-x" chart:style-name="ch6" chartooo:axis-type="text">
            <chart:categories table:cell-range-address="'Debt Summaries'.H3:'Debt Summaries'.H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bt Summaries'.I3:'Debt Summaries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3:'Debt Summaries'.H14</svg:desc>
                </draw:g>
              </table:table-cell>
              <table:table-cell office:value-type="float" office:value="47046048">
                <text:p>47046048</text:p>
                <draw:g>
                  <svg:desc>'Debt Summaries'.I3:'Debt Summaries'.I14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6416045">
                <text:p>19641604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5.029cm" svg:y="0.332cm" chart:style-name="ch2">
          <text:p>Annua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J1:'Debt Summaries'.J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Annual % increase</text:p>
            </chart:title>
            <chart:grid chart:style-name="ch10" chart:class="major"/>
          </chart:axis>
          <chart:series chart:style-name="ch11" chart:values-cell-range-address="'Debt Summaries'.J2:'Debt Summaries'.J13" chart:label-cell-address="'Debt Summaries'.J1:'Debt Summaries'.J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% increase</text:p>
                <draw:g>
                  <svg:desc>'Debt Summaries'.J1:'Debt Summarie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J2:'Debt Summaries'.J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4.996cm" svg:y="0.332cm" chart:style-name="ch2">
          <text:p>Overal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K1:'Debt Summaries'.K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Overall % increase</text:p>
            </chart:title>
            <chart:grid chart:style-name="ch10" chart:class="major"/>
          </chart:axis>
          <chart:series chart:style-name="ch11" chart:values-cell-range-address="'Debt Summaries'.K2:'Debt Summaries'.K13" chart:label-cell-address="'Debt Summaries'.K1:'Debt Summaries'.K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% increase</text:p>
                <draw:g>
                  <svg:desc>'Debt Summaries'.K1:'Debt Summari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K2:'Debt Summaries'.K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585872378">
                <text:p>2.585872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